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20pt" fo:font-weight="normal" officeooo:rsid="002dbd5e" officeooo:paragraph-rsid="0010ee2c" style:font-size-asian="20pt" style:font-weight-asian="normal" style:font-size-complex="20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size="20pt" fo:font-weight="normal" officeooo:rsid="0010ee2c" officeooo:paragraph-rsid="0010ee2c" style:font-size-asian="20pt" style:font-weight-asian="normal" style:font-size-complex="20pt" style:font-weight-complex="normal"/>
    </style:style>
    <style:style style:name="P3" style:family="paragraph" style:parent-style-name="Text_20_body">
      <style:text-properties fo:font-size="20pt" fo:font-weight="normal" officeooo:rsid="0029431e" officeooo:paragraph-rsid="0010ee2c" style:font-size-asian="20pt" style:font-weight-asian="normal" style:font-size-complex="20pt" style:font-weight-complex="normal"/>
    </style:style>
    <style:style style:name="P4" style:family="paragraph" style:parent-style-name="Text_20_body">
      <style:text-properties fo:font-weight="normal" officeooo:rsid="00083ee8" officeooo:paragraph-rsid="0010ee2c" style:font-weight-asian="normal" style:font-weight-complex="normal"/>
    </style:style>
    <style:style style:name="P5" style:family="paragraph" style:parent-style-name="Standard">
      <style:text-properties fo:font-weight="normal" officeooo:rsid="00072d64" officeooo:paragraph-rsid="0010ee2c" style:font-weight-asian="normal" style:font-weight-complex="normal"/>
    </style:style>
    <style:style style:name="P6" style:family="paragraph" style:parent-style-name="Standard">
      <style:text-properties fo:font-weight="normal" officeooo:paragraph-rsid="0010ee2c" style:font-weight-asian="normal" style:font-weight-complex="normal"/>
    </style:style>
    <style:style style:name="P7" style:family="paragraph" style:parent-style-name="Standard">
      <style:text-properties fo:font-size="20pt" style:text-underline-style="solid" style:text-underline-width="auto" style:text-underline-color="font-color" fo:font-weight="normal" officeooo:rsid="00083ee8" officeooo:paragraph-rsid="0010ee2c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officeooo:paragraph-rsid="0010ee2c" fo:background-color="#1f1f1f" style:font-weight-asian="normal" style:font-weight-complex="normal"/>
    </style:style>
    <style:style style:name="P9" style:family="paragraph" style:parent-style-name="Standard">
      <style:paragraph-properties style:line-height-at-least="0.198in"/>
      <style:text-properties fo:font-weight="normal" officeooo:paragraph-rsid="0010ee2c" style:font-weight-asian="normal" style:font-weight-complex="normal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10ee2c" fo:background-color="#1f1f1f" style:font-weight-asian="normal" style:font-weight-complex="normal"/>
    </style:style>
    <style:style style:name="P11" style:family="paragraph" style:parent-style-name="Standard">
      <style:text-properties fo:font-size="20pt" style:text-underline-style="solid" style:text-underline-width="auto" style:text-underline-color="font-color" fo:font-weight="normal" officeooo:rsid="0029431e" officeooo:paragraph-rsid="0010ee2c" style:font-size-asian="20pt" style:font-weight-asian="normal" style:font-size-complex="20pt" style:font-weight-complex="normal"/>
    </style:style>
    <style:style style:name="P12" style:family="paragraph" style:parent-style-name="Standard">
      <style:text-properties fo:color="#6a9955" loext:opacity="100%" style:font-name="Droid Sans Mono" fo:font-size="10.5pt" style:text-underline-style="solid" style:text-underline-width="auto" style:text-underline-color="font-color" fo:font-weight="normal" officeooo:rsid="00083ee8" officeooo:paragraph-rsid="0010ee2c" fo:background-color="#1f1f1f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normal" officeooo:paragraph-rsid="0010ee2c" fo:background-color="#1f1f1f" style:font-weight-asian="normal" style:font-weight-complex="normal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normal" officeooo:paragraph-rsid="0010ee2c" fo:background-color="#1f1f1f" style:font-weight-asian="normal" style:font-weight-complex="normal"/>
    </style:style>
    <style:style style:name="P15" style:family="paragraph" style:parent-style-name="Standard">
      <style:text-properties fo:font-size="20pt" officeooo:rsid="002dbd5e" officeooo:paragraph-rsid="0010ee2c" style:font-size-asian="20pt" style:font-size-complex="20pt"/>
    </style:style>
    <style:style style:name="P16" style:family="paragraph" style:parent-style-name="Standard">
      <style:text-properties fo:color="#6a9955" loext:opacity="100%" style:font-name="Droid Sans Mono" fo:font-size="10.5pt" fo:font-weight="normal" officeooo:rsid="002dbd5e" officeooo:paragraph-rsid="0010ee2c" fo:background-color="#1f1f1f" style:font-size-asian="20pt" style:font-weight-asian="normal" style:font-size-complex="20pt" style:font-weight-complex="normal"/>
    </style:style>
    <style:style style:name="P17" style:family="paragraph" style:parent-style-name="Standard">
      <style:text-properties fo:font-size="20pt" fo:font-weight="normal" officeooo:rsid="002dbd5e" officeooo:paragraph-rsid="0010ee2c" style:font-size-asian="20pt" style:font-weight-asian="normal" style:font-size-complex="20pt" style:font-weight-complex="normal"/>
    </style:style>
    <style:style style:name="P18" style:family="paragraph" style:parent-style-name="Standard">
      <style:text-properties fo:font-size="20pt" fo:font-weight="normal" officeooo:rsid="000a88f5" officeooo:paragraph-rsid="0010ee2c" style:font-size-asian="20pt" style:font-weight-asian="normal" style:font-size-complex="20pt" style:font-weight-complex="normal"/>
    </style:style>
    <style:style style:name="P19" style:family="paragraph" style:parent-style-name="Standard">
      <style:text-properties fo:font-weight="normal" officeooo:rsid="000a88f5" officeooo:paragraph-rsid="0010ee2c" style:font-weight-asian="normal" style:font-weight-complex="normal"/>
    </style:style>
    <style:style style:name="P20" style:family="paragraph" style:parent-style-name="Standard">
      <style:text-properties fo:color="#6a9955" loext:opacity="100%" style:font-name="Droid Sans Mono" fo:font-size="10.5pt" fo:font-weight="normal" officeooo:paragraph-rsid="0010ee2c" fo:background-color="#1f1f1f" style:font-weight-asian="normal" style:font-weight-complex="normal"/>
    </style:style>
    <style:style style:name="P21" style:family="paragraph" style:parent-style-name="Standard">
      <style:text-properties fo:color="#cccccc" loext:opacity="100%" style:font-name="Droid Sans Mono" fo:font-size="10.5pt" fo:font-weight="normal" officeooo:paragraph-rsid="0010ee2c" fo:background-color="#1f1f1f" style:font-weight-asian="normal" style:font-weight-complex="normal"/>
    </style:style>
    <style:style style:name="P22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officeooo:rsid="00083ee8" officeooo:paragraph-rsid="0010ee2c" fo:background-color="#1f1f1f" style:font-weight-asian="normal" style:font-weight-complex="normal"/>
    </style:style>
    <style:style style:name="P2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rsid="00083ee8" officeooo:paragraph-rsid="0010ee2c" fo:background-color="#1f1f1f" style:font-weight-asian="normal" style:font-weight-complex="normal"/>
    </style:style>
    <style:style style:name="P24" style:family="paragraph" style:parent-style-name="Standard">
      <style:paragraph-properties fo:margin-left="0in" fo:margin-right="0in" style:line-height-at-least="0.198in" fo:text-indent="0in" style:auto-text-indent="false"/>
      <style:text-properties fo:font-weight="normal" officeooo:paragraph-rsid="0010ee2c" style:font-weight-asian="normal" style:font-weight-complex="normal"/>
    </style:style>
    <style:style style:name="P25" style:family="paragraph" style:parent-style-name="Standard">
      <style:text-properties fo:color="#6a9955" loext:opacity="100%" style:font-name="Droid Sans Mono" fo:font-size="10.5pt" style:text-underline-style="solid" style:text-underline-width="auto" style:text-underline-color="font-color" fo:font-weight="normal" officeooo:rsid="000a88f5" officeooo:paragraph-rsid="0010ee2c" fo:background-color="#1f1f1f" style:font-weight-asian="normal" style:font-weight-complex="normal"/>
    </style:style>
    <style:style style:name="P26" style:family="paragraph" style:parent-style-name="Text_20_body">
      <style:text-properties fo:font-weight="normal" officeooo:paragraph-rsid="0010ee2c" style:font-weight-asian="normal" style:font-weight-complex="normal"/>
    </style:style>
    <style:style style:name="P27" style:family="paragraph" style:parent-style-name="Standard">
      <style:text-properties fo:color="#6a9955" loext:opacity="100%" style:font-name="Droid Sans Mono" fo:font-size="10.5pt" fo:font-weight="normal" officeooo:rsid="0009d9c8" officeooo:paragraph-rsid="0010ee2c" fo:background-color="#1f1f1f" style:font-weight-asian="normal" style:font-weight-complex="normal"/>
    </style:style>
    <style:style style:name="P28" style:family="paragraph" style:parent-style-name="Text_20_body">
      <style:text-properties fo:font-weight="normal" officeooo:rsid="0009d9c8" officeooo:paragraph-rsid="0010ee2c" style:font-weight-asian="normal" style:font-weight-complex="normal"/>
    </style:style>
    <style:style style:name="P29" style:family="paragraph" style:parent-style-name="Text_20_body">
      <style:text-properties fo:font-size="20pt" style:text-underline-style="solid" style:text-underline-width="auto" style:text-underline-color="font-color" fo:font-weight="normal" officeooo:rsid="002b210e" officeooo:paragraph-rsid="0010ee2c" style:font-size-asian="20pt" style:font-weight-asian="normal" style:font-size-complex="20pt" style:font-weight-complex="normal"/>
    </style:style>
    <style:style style:name="P30" style:family="paragraph" style:parent-style-name="Text_20_body">
      <style:text-properties fo:font-size="20pt" style:text-underline-style="solid" style:text-underline-width="auto" style:text-underline-color="font-color" fo:font-weight="normal" officeooo:rsid="0009d9c8" officeooo:paragraph-rsid="0010ee2c" style:font-size-asian="20pt" style:font-weight-asian="normal" style:font-size-complex="20pt" style:font-weight-complex="normal"/>
    </style:style>
    <style:style style:name="P31" style:family="paragraph" style:parent-style-name="Standard">
      <style:text-properties fo:font-weight="normal" officeooo:rsid="0009d9c8" officeooo:paragraph-rsid="0010ee2c" style:font-weight-asian="normal" style:font-weight-complex="normal"/>
    </style:style>
    <style:style style:name="P32" style:family="paragraph" style:parent-style-name="Text_20_body">
      <style:text-properties fo:font-weight="normal" officeooo:rsid="000a88f5" officeooo:paragraph-rsid="0010ee2c" style:font-weight-asian="normal" style:font-weight-complex="normal"/>
    </style:style>
    <style:style style:name="P33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officeooo:paragraph-rsid="0010ee2c" fo:background-color="#1f1f1f"/>
    </style:style>
    <style:style style:name="P34" style:family="paragraph" style:parent-style-name="Standard">
      <style:paragraph-properties fo:margin-left="0in" fo:margin-right="0in" style:line-height-at-least="0.198in" fo:text-indent="0in" style:auto-text-indent="false"/>
      <style:text-properties fo:color="#ffffff" loext:opacity="100%" style:font-name="Droid Sans Mono" fo:font-size="20pt" style:text-underline-style="solid" style:text-underline-width="auto" style:text-underline-color="font-color" fo:font-weight="normal" officeooo:paragraph-rsid="0010ee2c" fo:background-color="#1f1f1f" style:font-size-asian="20pt" style:font-weight-asian="normal" style:font-size-complex="20pt" style:font-weight-complex="normal"/>
    </style:style>
    <style:style style:name="P35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officeooo:paragraph-rsid="0010ee2c" fo:background-color="#1f1f1f"/>
    </style:style>
    <style:style style:name="P3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10ee2c" fo:background-color="#1f1f1f"/>
    </style:style>
    <style:style style:name="T1" style:family="text">
      <style:text-properties fo:font-size="20pt" officeooo:rsid="0029431e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officeooo:rsid="0029431e"/>
    </style:style>
    <style:style style:name="T4" style:family="text">
      <style:text-properties officeooo:rsid="002dbd5e"/>
    </style:style>
    <style:style style:name="T5" style:family="text">
      <style:text-properties fo:color="#c586c0" loext:opacity="100%"/>
    </style:style>
    <style:style style:name="T6" style:family="text">
      <style:text-properties fo:color="#4ec9b0" loext:opacity="100%"/>
    </style:style>
    <style:style style:name="T7" style:family="text">
      <style:text-properties fo:color="#4fc1ff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6a9955" loext:opacity="100%"/>
    </style:style>
    <style:style style:name="T11" style:family="text">
      <style:text-properties fo:color="#dcdcaa" loext:opacity="100%"/>
    </style:style>
    <style:style style:name="T12" style:family="text">
      <style:text-properties fo:color="#569cd6" loext:opacity="100%"/>
    </style:style>
    <style:style style:name="T13" style:family="text">
      <style:text-properties fo:color="#9cdcfe" loext:opacity="100%"/>
    </style:style>
    <style:style style:name="T14" style:family="text">
      <style:text-properties fo:color="#b5cea8" loext:opacity="100%"/>
    </style:style>
    <style:style style:name="T15" style:family="text">
      <style:text-properties fo:color="#d7ba7d" loext:opacity="100%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ed999" style:font-weight-asian="normal" style:font-weight-complex="normal"/>
    </style:style>
    <style:style style:name="T18" style:family="text">
      <style:text-properties fo:color="#111111" loext:opacity="100%" fo:font-size="20pt" officeooo:rsid="00287df1" fo:background-color="#ffffff" loext:char-shading-value="0"/>
    </style:style>
    <style:style style:name="T19" style:family="text">
      <style:text-properties fo:color="#111111" loext:opacity="100%" fo:font-size="20pt" fo:background-color="#ffffff" loext:char-shading-value="0"/>
    </style:style>
    <style:style style:name="T20" style:family="text">
      <style:text-properties fo:color="#111111" loext:opacity="100%" fo:font-size="20pt" officeooo:rsid="002b09b1" fo:background-color="#ffffff" loext:char-shading-value="0"/>
    </style:style>
    <style:style style:name="T21" style:family="text">
      <style:text-properties fo:font-size="20pt" style:text-underline-style="solid" style:text-underline-width="auto" style:text-underline-color="font-color" officeooo:rsid="0009d9c8" style:font-size-asian="20pt" style:font-size-complex="20pt"/>
    </style:style>
    <style:style style:name="T22" style:family="text">
      <style:text-properties fo:font-size="20pt" style:text-underline-style="solid" style:text-underline-width="auto" style:text-underline-color="font-color" officeooo:rsid="002b210e" style:font-size-asian="20pt" style:font-size-complex="20pt"/>
    </style:style>
    <style:style style:name="T23" style:family="text">
      <style:text-properties fo:font-size="20pt" style:text-underline-style="solid" style:text-underline-width="auto" style:text-underline-color="font-color" officeooo:rsid="002c59f9" style:font-size-asian="20pt" style:font-size-complex="20pt"/>
    </style:style>
    <style:style style:name="T24" style:family="text">
      <style:text-properties fo:font-size="20pt" style:text-underline-style="solid" style:text-underline-width="auto" style:text-underline-color="font-color" officeooo:rsid="00287df1" style:font-size-asian="20pt" style:font-size-complex="20pt"/>
    </style:style>
    <style:style style:name="T25" style:family="text">
      <style:text-properties officeooo:rsid="002b210e"/>
    </style:style>
    <style:style style:name="T26" style:family="text">
      <style:text-properties officeooo:rsid="00287df1"/>
    </style:style>
    <style:style style:name="T27" style:family="text">
      <style:text-properties fo:color="#cccccc" loext:opacity="100%" style:font-name="Droid Sans Mono" fo:font-size="10.5pt" fo:font-weight="normal" fo:background-color="#1f1f1f" loext:char-shading-value="0" style:font-size-asian="20pt" style:font-weight-asian="normal" style:font-size-complex="20pt" style:font-weight-complex="normal"/>
    </style:style>
    <style:style style:name="T28" style:family="text">
      <style:text-properties fo:color="#ffffff" loext:opacity="100%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29" style:family="text">
      <style:text-properties fo:color="#dcdcaa" loext:opacity="100%" fo:font-weight="normal" style:font-size-asian="20pt" style:font-weight-asian="normal" style:font-size-complex="20pt" style:font-weight-complex="normal"/>
    </style:style>
    <style:style style:name="T30" style:family="text">
      <style:text-properties fo:font-weight="normal" style:font-size-asian="20pt" style:font-weight-asian="normal" style:font-size-complex="20pt" style:font-weight-complex="normal"/>
    </style:style>
    <style:style style:name="T31" style:family="text">
      <style:text-properties fo:color="#ce9178" loext:opacity="100%" fo:font-weight="normal" style:font-size-asian="20pt" style:font-weight-asian="normal" style:font-size-complex="20pt" style:font-weight-complex="normal"/>
    </style:style>
    <style:style style:name="T32" style:family="text">
      <style:text-properties fo:color="#d4d4d4" loext:opacity="100%" fo:font-weight="normal" style:font-size-asian="20pt" style:font-weight-asian="normal" style:font-size-complex="20pt" style:font-weight-complex="normal"/>
    </style:style>
    <style:style style:name="T33" style:family="text">
      <style:text-properties fo:color="#b5cea8" loext:opacity="100%" fo:font-weight="normal" style:font-size-asian="20pt" style:font-weight-asian="normal" style:font-size-complex="20pt" style:font-weight-complex="normal"/>
    </style:style>
    <style:style style:name="T34" style:family="text">
      <style:text-properties fo:color="#d7ba7d" loext:opacity="100%" fo:font-weight="normal" style:font-size-asian="20pt" style:font-weight-asian="normal" style:font-size-complex="2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LL SCRIPTS FOR THE DISSERTATION PROJECT <text:s/></text:p>
      <text:p text:style-name="P1"/>
      <text:p text:style-name="P1">STEP 1 </text:p>
      <text:p text:style-name="P3"/>
      <text:p text:style-name="P4"><text:span text:style-name="T1">TEXTBOOK - </text:span><text:span text:style-name="T2">DATA PREPARATION </text:span></text:p>
      <text:p text:style-name="P5"/>
      <text:p text:style-name="P5">=====================================================================</text:p>
      <text:p text:style-name="P5"># Step 1 (Definitive Version): Create the Labeled Textbook</text:p>
      <text:p text:style-name="P5"># =====================================================================</text:p>
      <text:p text:style-name="P5"># This script loads the raw 85% data and calculates all features and la</text:p>
      <text:p text:style-name="P5"># saving the result to a new file for the next step.</text:p>
      <text:p text:style-name="P5"># =====================================================================</text:p>
      <text:p text:style-name="P5"/>
      <text:p text:style-name="P5">import pandas as pd</text:p>
      <text:p text:style-name="P5">import numpy as np</text:p>
      <text:p text:style-name="P5">import sys</text:p>
      <text:p text:style-name="P5"/>
      <text:p text:style-name="P5"># --- Configuration ---</text:p>
      <text:p text:style-name="P5">RAW_DATA_FILE = '/home/tripled/backtest_data/IBKR_QQQ_10Y_1H_TEST.csv'</text:p>
      <text:p text:style-name="P5">LABELED_OUTPUT_FILE = 'labeled_data_85_percent.csv'</text:p>
      <text:p text:style-name="P5"/>
      <text:p text:style-name="P5"># --- Load Raw Data ---</text:p>
      <text:p text:style-name="P5">print(f"--- Loading raw data from: {RAW_DATA_FILE} ---")</text:p>
      <text:p text:style-name="P5">try:</text:p>
      <text:p text:style-name="P5"><text:s text:c="4"/>df = pd.read_csv(RAW_DATA_FILE, index_col='Datetime', parse_dates=T</text:p>
      <text:p text:style-name="P5"><text:s text:c="4"/>df.dropna(inplace=True)</text:p>
      <text:p text:style-name="P5">except FileNotFoundError:</text:p>
      <text:p text:style-name="P5"><text:s text:c="4"/>print(f"FATAL ERROR: The file '{RAW_DATA_FILE}' was not found.")</text:p>
      <text:p text:style-name="P5"><text:s text:c="4"/>sys.exit(1)</text:p>
      <text:p text:style-name="P5">print("Raw data loaded successfully.")</text:p>
      <text:p text:style-name="P5"/>
      <text:p text:style-name="P5"># --- Calculate All Features and Labels ---</text:p>
      <text:p text:style-name="P5">print("--- Calculating all features and labels... ---")</text:p>
      <text:p text:style-name="P5"># ... (This is the full labeling logic from your original script)</text:p>
      <text:p text:style-name="P5">fast_ma_period, slow_ma_period = 20, 50</text:p>
      <text:p text:style-name="P5">df['fast_ma'] = df['Close'].rolling(window=fast_ma_period).mean()</text:p>
      <text:p text:style-name="P5">df['slow_ma'] = df['Close'].rolling(window=slow_ma_period).mean()</text:p>
      <text:p text:style-name="P5"><text:soft-page-break/>lookback_window = 60</text:p>
      <text:p text:style-name="P5">df['tr1'] = df['High'] - df['Low']</text:p>
      <text:p text:style-name="P5">df['tr2'] = np.abs(df['High'] - df['Close'].shift(1))</text:p>
      <text:p text:style-name="P5">df['tr3'] = np.abs(df['Low'] - df['Close'].shift(1))</text:p>
      <text:p text:style-name="P5">df['true_range'] = df[['tr1', 'tr2', 'tr3']].max(axis=1)</text:p>
      <text:p text:style-name="P5">df['atr'] = df['true_range'].rolling(window=14).mean()</text:p>
      <text:p text:style-name="P5">df['return_2H'] = df['Close'].pct_change(periods=2)</text:p>
      <text:p text:style-name="P5">df['return_5H'] = df['Close'].pct_change(periods=5)</text:p>
      <text:p text:style-name="P5">df['return_60H'] = df['Close'].pct_change(periods=lookback_window)</text:p>
      <text:p text:style-name="P5">df['volume_ratio'] = df['Volume'] / df['Volume'].rolling(window=lookbac</text:p>
      <text:p text:style-name="P5">df['atr_ratio'] = df['atr'] / df['atr'].rolling(window=lookback_window)</text:p>
      <text:p text:style-name="P5">df.dropna(inplace=True)</text:p>
      <text:p text:style-name="P5">fomo_return_threshold = df['return_5H'].quantile(0.99)</text:p>
      <text:p text:style-name="P5">correction_return_threshold = df['return_2H'].quantile(0.05)</text:p>
      <text:p text:style-name="P5">capitulation_return_threshold = df['return_5H'].quantile(0.01)</text:p>
      <text:p text:style-name="P5">df['psychological_label'] = 'Neutral'</text:p>
      <text:p text:style-name="P5">fomo_condition = ((df['return_5H'] &gt; fomo_return_threshold) &amp; (df['retu</text:p>
      <text:p text:style-name="P5">df.loc[fomo_condition, 'psychological_label'] = 'FOMO'</text:p>
      <text:p text:style-name="P5">capitulation_condition = ((df['return_5H'] &lt; capitulation_return_thresh</text:p>
      <text:p text:style-name="P5">downtrend_regime_condition = ((df['fast_ma'] &lt; df['slow_ma'] * 0.995) &amp;</text:p>
      <text:p text:style-name="P5">df.loc[capitulation_condition | downtrend_regime_condition, 'psychologi</text:p>
      <text:p text:style-name="P5">base_correction_condition = ((df['return_2H'] &lt; correction_return_thres</text:p>
      <text:p text:style-name="P5">is_new_event_condition = ((df['psychological_label'].shift(1) != 'Corre</text:p>
      <text:p text:style-name="P5">df.loc[base_correction_condition &amp; is_new_event_condition, 'psychologic</text:p>
      <text:p text:style-name="P5">herd_condition = ((df['Close'] &gt; df['slow_ma']) &amp; (df['atr_ratio'] &lt; 0.</text:p>
      <text:p text:style-name="P5">df.loc[herd_condition, 'psychological_label'] = 'Herd'</text:p>
      <text:p text:style-name="P5">print("Feature and label calculation complete.")</text:p>
      <text:p text:style-name="P5"/>
      <text:p text:style-name="P5"># --- Save the Labeled File ---</text:p>
      <text:p text:style-name="P5">df.to_csv(LABELED_OUTPUT_FILE)</text:p>
      <text:p text:style-name="P5">print(f"\n--- Step 1 Complete ---")</text:p>
      <text:p text:style-name="P5">print(f"The labeled textbook has been saved to: {LABELED_OUTPUT_FILE}")</text:p>
      <text:p text:style-name="P6"/>
      <text:p text:style-name="P6"/>
      <text:p text:style-name="P7"><text:span text:style-name="T3">STEP 2 :</text:span> <text:span text:style-name="T3">85% (8Y,6M) <text:s/>DATA FROM 100% </text:span><text:span text:style-name="T4">DATA </text:span><text:span text:style-name="T3">(10Y)</text:span> <text:span text:style-name="T3">WERE SEPARATED </text:span>80 % FOR TRAINING 20 % FOR VALIDATING </text:p>
      <text:p text:style-name="P6"/>
      <text:p text:style-name="P8"># ==============================================================================</text:p>
      <text:p text:style-name="P8"># Step 2 (Definitive 80/20 Version): Preparing the Data</text:p>
      <text:p text:style-name="P8"># ==============================================================================</text:p>
      <text:p text:style-name="P8"># This script loads the file created by Step 1 and performs the 80/20 split,</text:p>
      <text:p text:style-name="P8"># creating the final .npy files for model training.</text:p>
      <text:p text:style-name="P8"># ==============================================================================</text:p>
      <text:p text:style-name="P9"><text:soft-page-break/></text:p>
      <text:p text:style-name="P10"><text:span text:style-name="T5">import</text:span> <text:span text:style-name="T6">pandas</text:span> <text:span text:style-name="T5">as</text:span> <text:span text:style-name="T6">pd</text:span></text:p>
      <text:p text:style-name="P10"><text:span text:style-name="T5">import</text:span> <text:span text:style-name="T6">numpy</text:span> <text:span text:style-name="T5">as</text:span> <text:span text:style-name="T6">np</text:span></text:p>
      <text:p text:style-name="P10"><text:span text:style-name="T5">from</text:span> <text:span text:style-name="T6">sklearn</text:span>.<text:span text:style-name="T6">preprocessing</text:span> <text:span text:style-name="T5">import</text:span> <text:span text:style-name="T6">MinMaxScaler</text:span>, <text:span text:style-name="T6">LabelEncoder</text:span></text:p>
      <text:p text:style-name="P10"><text:span text:style-name="T5">import</text:span> <text:span text:style-name="T6">sys</text:span></text:p>
      <text:p text:style-name="P9"/>
      <text:p text:style-name="P8"># --- 1. Load the LABELED Data (The file created by Step 1) ---</text:p>
      <text:p text:style-name="P10"><text:span text:style-name="T7">LABELED_DATA_FILE</text:span> <text:span text:style-name="T8">=</text:span> <text:span text:style-name="T9">'labeled_data_85_percent.csv'</text:span> <text:span text:style-name="T10"># &lt;-- THIS IS THE CRITICAL CHANGE</text:span></text:p>
      <text:p text:style-name="P10"><text:span text:style-name="T11">print</text:span>(<text:span text:style-name="T12">f</text:span><text:span text:style-name="T9">"--- Loading LABELED data from '</text:span><text:span text:style-name="T12">{</text:span><text:span text:style-name="T7">LABELED_DATA_FILE</text:span><text:span text:style-name="T12">}</text:span><text:span text:style-name="T9">' ---"</text:span>)</text:p>
      <text:p text:style-name="P10"><text:span text:style-name="T5">try</text:span>:</text:p>
      <text:p text:style-name="P10"><text:span text:style-name="T13">df</text:span> <text:span text:style-name="T8">=</text:span> <text:span text:style-name="T6">pd</text:span>.<text:span text:style-name="T11">read_csv</text:span>(<text:span text:style-name="T7">LABELED_DATA_FILE</text:span>, <text:span text:style-name="T13">index_col</text:span><text:span text:style-name="T8">=</text:span><text:span text:style-name="T9">'Datetime'</text:span>, <text:span text:style-name="T13">parse_dates</text:span><text:span text:style-name="T8">=</text:span><text:span text:style-name="T12">True</text:span>)</text:p>
      <text:p text:style-name="P10"><text:span text:style-name="T5">except</text:span> <text:span text:style-name="T6">FileNotFoundError</text:span>:</text:p>
      <text:p text:style-name="P10"><text:span text:style-name="T11">print</text:span>(<text:span text:style-name="T12">f</text:span><text:span text:style-name="T9">"FATAL ERROR: The file '</text:span><text:span text:style-name="T12">{</text:span><text:span text:style-name="T7">LABELED_DATA_FILE</text:span><text:span text:style-name="T12">}</text:span><text:span text:style-name="T9">' was not found. Please run Step 1 first."</text:span>)</text:p>
      <text:p text:style-name="P10"><text:span text:style-name="T6">sys</text:span>.<text:span text:style-name="T11">exit</text:span>(<text:span text:style-name="T14">1</text:span>)</text:p>
      <text:p text:style-name="P10"><text:span text:style-name="T11">print</text:span>(<text:span text:style-name="T9">"Labeled data loaded successfully."</text:span>)</text:p>
      <text:p text:style-name="P9"/>
      <text:p text:style-name="P8"># --- 2. Define Features (X) and Target (y) ---</text:p>
      <text:p text:style-name="P10"><text:span text:style-name="T13">target_column</text:span> <text:span text:style-name="T8">=</text:span> <text:span text:style-name="T9">'psychological_label'</text:span></text:p>
      <text:p text:style-name="P10"><text:span text:style-name="T13">feature_columns</text:span> <text:span text:style-name="T8">=</text:span> [</text:p>
      <text:p text:style-name="P10"><text:span text:style-name="T9">'Close'</text:span>, <text:span text:style-name="T9">'Volume'</text:span>, <text:span text:style-name="T9">'atr'</text:span>, <text:span text:style-name="T9">'return_2H'</text:span>, <text:span text:style-name="T9">'return_5H'</text:span>,</text:p>
      <text:p text:style-name="P10"><text:span text:style-name="T9">'return_60H'</text:span>, <text:span text:style-name="T9">'volume_ratio'</text:span>, <text:span text:style-name="T9">'atr_ratio'</text:span></text:p>
      <text:p text:style-name="P10">]</text:p>
      <text:p text:style-name="P9"/>
      <text:p text:style-name="P8"># --- 3. THE DEFINITIVE 80/20 Chronological Split ---</text:p>
      <text:p text:style-name="P10"><text:span text:style-name="T13">split_ratio</text:span> <text:span text:style-name="T8">=</text:span> <text:span text:style-name="T14">0.80</text:span></text:p>
      <text:p text:style-name="P10"><text:span text:style-name="T13">split_index</text:span> <text:span text:style-name="T8">=</text:span> <text:span text:style-name="T6">int</text:span>(<text:span text:style-name="T11">len</text:span>(<text:span text:style-name="T13">df</text:span>) <text:span text:style-name="T8">*</text:span> <text:span text:style-name="T13">split_ratio</text:span>)</text:p>
      <text:p text:style-name="P10"><text:span text:style-name="T13">train_df</text:span> <text:span text:style-name="T8">=</text:span> <text:span text:style-name="T13">df</text:span>.<text:span text:style-name="T13">iloc</text:span>[:<text:span text:style-name="T13">split_index</text:span>]</text:p>
      <text:p text:style-name="P10"><text:span text:style-name="T13">test_df</text:span> <text:span text:style-name="T8">=</text:span> <text:span text:style-name="T13">df</text:span>.<text:span text:style-name="T13">iloc</text:span>[<text:span text:style-name="T13">split_index</text:span>:]</text:p>
      <text:p text:style-name="P10"><text:span text:style-name="T11">print</text:span>(<text:span text:style-name="T12">f</text:span><text:span text:style-name="T9">"</text:span><text:span text:style-name="T15">\n</text:span><text:span text:style-name="T9">--- 80/20 Chronological Split ---"</text:span>)</text:p>
      <text:p text:style-name="P10"><text:span text:style-name="T11">print</text:span>(<text:span text:style-name="T12">f</text:span><text:span text:style-name="T9">"Training data: </text:span><text:span text:style-name="T12">{</text:span><text:span text:style-name="T11">len</text:span>(<text:span text:style-name="T13">train_df</text:span>)<text:span text:style-name="T12">}</text:span><text:span text:style-name="T9"> rows"</text:span>)</text:p>
      <text:p text:style-name="P10"><text:span text:style-name="T11">print</text:span>(<text:span text:style-name="T12">f</text:span><text:span text:style-name="T9">"Testing data: </text:span><text:span text:style-name="T12">{</text:span><text:span text:style-name="T11">len</text:span>(<text:span text:style-name="T13">test_df</text:span>)<text:span text:style-name="T12">}</text:span><text:span text:style-name="T9"> rows"</text:span>)</text:p>
      <text:p text:style-name="P9"/>
      <text:p text:style-name="P8"># --- 4. Encode the Target Variable ---</text:p>
      <text:p text:style-name="P10"><text:span text:style-name="T13">label_encoder</text:span> <text:span text:style-name="T8">=</text:span> <text:span text:style-name="T6">LabelEncoder</text:span>()</text:p>
      <text:p text:style-name="P10"><text:span text:style-name="T13">label_encoder</text:span>.<text:span text:style-name="T11">fit</text:span>(<text:span text:style-name="T13">df</text:span>[<text:span text:style-name="T13">target_column</text:span>])</text:p>
      <text:p text:style-name="P10"><text:span text:style-name="T13">train_y_encoded</text:span> <text:span text:style-name="T8">=</text:span> <text:span text:style-name="T13">label_encoder</text:span>.<text:span text:style-name="T11">transform</text:span>(<text:span text:style-name="T13">train_df</text:span>[<text:span text:style-name="T13">target_column</text:span>])</text:p>
      <text:p text:style-name="P10"><text:span text:style-name="T13">test_y_encoded</text:span> <text:span text:style-name="T8">=</text:span> <text:span text:style-name="T13">label_encoder</text:span>.<text:span text:style-name="T11">transform</text:span>(<text:span text:style-name="T13">test_df</text:span>[<text:span text:style-name="T13">target_column</text:span>])</text:p>
      <text:p text:style-name="P10"><text:span text:style-name="T11">print</text:span>(<text:span text:style-name="T9">"</text:span><text:span text:style-name="T15">\n</text:span><text:span text:style-name="T9">Target labels encoded."</text:span>)</text:p>
      <text:p text:style-name="P9"/>
      <text:p text:style-name="P8"># --- 5. Scale the Feature Data ---</text:p>
      <text:p text:style-name="P10"><text:span text:style-name="T13">scaler</text:span> <text:span text:style-name="T8">=</text:span> <text:span text:style-name="T6">MinMaxScaler</text:span>(<text:span text:style-name="T13">feature_range</text:span><text:span text:style-name="T8">=</text:span>(<text:span text:style-name="T14">0</text:span>, <text:span text:style-name="T14">1</text:span>))</text:p>
      <text:p text:style-name="P10"><text:span text:style-name="T13">scaler</text:span>.<text:span text:style-name="T11">fit</text:span>(<text:span text:style-name="T13">train_df</text:span>[<text:span text:style-name="T13">feature_columns</text:span>])</text:p>
      <text:p text:style-name="P10"><text:span text:style-name="T13">train_X_scaled</text:span> <text:span text:style-name="T8">=</text:span> <text:span text:style-name="T13">scaler</text:span>.<text:span text:style-name="T11">transform</text:span>(<text:span text:style-name="T13">train_df</text:span>[<text:span text:style-name="T13">feature_columns</text:span>])</text:p>
      <text:p text:style-name="P10"><text:span text:style-name="T13">test_X_scaled</text:span> <text:span text:style-name="T8">=</text:span> <text:span text:style-name="T13">scaler</text:span>.<text:span text:style-name="T11">transform</text:span>(<text:span text:style-name="T13">test_df</text:span>[<text:span text:style-name="T13">feature_columns</text:span>])</text:p>
      <text:p text:style-name="P10"><text:span text:style-name="T11">print</text:span>(<text:span text:style-name="T9">"Numerical features scaled successfully."</text:span>)</text:p>
      <text:p text:style-name="P9"><text:soft-page-break/></text:p>
      <text:p text:style-name="P8"># --- 6. Create Time-Series Sequences ---</text:p>
      <text:p text:style-name="P10"><text:span text:style-name="T12">def</text:span> <text:span text:style-name="T11">create_sequences</text:span>(<text:span text:style-name="T13">features</text:span>, <text:span text:style-name="T13">target</text:span>, <text:span text:style-name="T13">lookback_window</text:span>):</text:p>
      <text:p text:style-name="P10"><text:span text:style-name="T7">X</text:span>, <text:span text:style-name="T13">y</text:span> <text:span text:style-name="T8">=</text:span> [], []</text:p>
      <text:p text:style-name="P10"><text:span text:style-name="T5">for</text:span> <text:span text:style-name="T13">i</text:span> <text:span text:style-name="T5">in</text:span> <text:span text:style-name="T6">range</text:span>(<text:span text:style-name="T13">lookback_window</text:span>, <text:span text:style-name="T11">len</text:span>(<text:span text:style-name="T13">features</text:span>)):</text:p>
      <text:p text:style-name="P10"><text:span text:style-name="T7">X</text:span>.<text:span text:style-name="T11">append</text:span>(<text:span text:style-name="T13">features</text:span>[<text:span text:style-name="T13">i</text:span><text:span text:style-name="T8">-</text:span><text:span text:style-name="T13">lookback_window</text:span>:<text:span text:style-name="T13">i</text:span>])</text:p>
      <text:p text:style-name="P10"><text:span text:style-name="T13">y</text:span>.<text:span text:style-name="T11">append</text:span>(<text:span text:style-name="T13">target</text:span>[<text:span text:style-name="T13">i</text:span>])</text:p>
      <text:p text:style-name="P10"><text:span text:style-name="T5">return</text:span> <text:span text:style-name="T6">np</text:span>.<text:span text:style-name="T11">array</text:span>(<text:span text:style-name="T7">X</text:span>), <text:span text:style-name="T6">np</text:span>.<text:span text:style-name="T11">array</text:span>(<text:span text:style-name="T13">y</text:span>)</text:p>
      <text:p text:style-name="P9"/>
      <text:p text:style-name="P10"><text:span text:style-name="T13">lookback_window</text:span> <text:span text:style-name="T8">=</text:span> <text:span text:style-name="T14">60</text:span></text:p>
      <text:p text:style-name="P10"><text:span text:style-name="T13">X_train</text:span>, <text:span text:style-name="T13">y_train</text:span> <text:span text:style-name="T8">=</text:span> <text:span text:style-name="T11">create_sequences</text:span>(<text:span text:style-name="T13">train_X_scaled</text:span>, <text:span text:style-name="T13">train_y_encoded</text:span>, <text:span text:style-name="T13">lookback_window</text:span>)</text:p>
      <text:p text:style-name="P10"><text:span text:style-name="T13">X_test</text:span>, <text:span text:style-name="T13">y_test</text:span> <text:span text:style-name="T8">=</text:span> <text:span text:style-name="T11">create_sequences</text:span>(<text:span text:style-name="T13">test_X_scaled</text:span>, <text:span text:style-name="T13">test_y_encoded</text:span>, <text:span text:style-name="T13">lookback_window</text:span>)</text:p>
      <text:p text:style-name="P10"><text:span text:style-name="T11">print</text:span>(<text:span text:style-name="T12">f</text:span><text:span text:style-name="T9">"</text:span><text:span text:style-name="T15">\n</text:span><text:span text:style-name="T9">Sequences created."</text:span>)</text:p>
      <text:p text:style-name="P9"/>
      <text:p text:style-name="P8"># --- 7. Save the Prepared Data ---</text:p>
      <text:p text:style-name="P10"><text:span text:style-name="T6">np</text:span>.<text:span text:style-name="T11">save</text:span>(<text:span text:style-name="T9">'X_train.npy'</text:span>, <text:span text:style-name="T13">X_train</text:span>)</text:p>
      <text:p text:style-name="P10"><text:span text:style-name="T6">np</text:span>.<text:span text:style-name="T11">save</text:span>(<text:span text:style-name="T9">'y_train.npy'</text:span>, <text:span text:style-name="T13">y_train</text:span>)</text:p>
      <text:p text:style-name="P10"><text:span text:style-name="T6">np</text:span>.<text:span text:style-name="T11">save</text:span>(<text:span text:style-name="T9">'X_test.npy'</text:span>, <text:span text:style-name="T13">X_test</text:span>)</text:p>
      <text:p text:style-name="P10"><text:span text:style-name="T6">np</text:span>.<text:span text:style-name="T11">save</text:span>(<text:span text:style-name="T9">'y_test.npy'</text:span>, <text:span text:style-name="T13">y_test</text:span>)</text:p>
      <text:p text:style-name="P10"><text:span text:style-name="T6">np</text:span>.<text:span text:style-name="T11">save</text:span>(<text:span text:style-name="T9">'label_encoder.npy'</text:span>, <text:span text:style-name="T13">label_encoder</text:span>.<text:span text:style-name="T13">classes_</text:span>)</text:p>
      <text:p text:style-name="P10"><text:span text:style-name="T6">np</text:span>.<text:span text:style-name="T11">save</text:span>(<text:span text:style-name="T9">'scaler_params.npy'</text:span>, <text:span text:style-name="T6">np</text:span>.<text:span text:style-name="T11">array</text:span>([<text:span text:style-name="T13">scaler</text:span>.<text:span text:style-name="T13">min_</text:span>, <text:span text:style-name="T13">scaler</text:span>.<text:span text:style-name="T13">scale_</text:span>]))</text:p>
      <text:p text:style-name="P9"/>
      <text:p text:style-name="P10"><text:span text:style-name="T11">print</text:span>(<text:span text:style-name="T9">"</text:span><text:span text:style-name="T15">\n</text:span><text:span text:style-name="T9">--- Step 2 Complete ---"</text:span>)</text:p>
      <text:p text:style-name="P10"><text:span text:style-name="T11">print</text:span>(<text:span text:style-name="T9">"All final data sets have been saved to .npy files with the correct names and formats."</text:span>)</text:p>
      <text:p text:style-name="P10"/>
      <text:p text:style-name="P10"/>
      <text:p text:style-name="P11"/>
      <text:p text:style-name="P11"/>
      <text:p text:style-name="P11"/>
      <text:p text:style-name="P11"><text:span text:style-name="T4">STEP 3 </text:span>FINAL BACK TEST AND COMPARISON ON 15% UNSEEN DATA -CHAMPION VS PURE MECHANICAL WITH ATR STOP LOSS</text:p>
      <text:p text:style-name="P11"/>
      <text:p text:style-name="P12"># ==============================================================================</text:p>
      <text:p text:style-name="P8"># Step 3 (Definitive Final Backtest): Full Frictions and Reporting</text:p>
      <text:p text:style-name="P8"># ==============================================================================</text:p>
      <text:p text:style-name="P8"># This is the definitive backtesting script. It runs the final, unbiased model</text:p>
      <text:p text:style-name="P8"># on the completely separate, untouched out-of-sample test data to generate</text:p>
      <text:p text:style-name="P8"># the final dissertation results.</text:p>
      <text:p text:style-name="P8"># ==============================================================================</text:p>
      <text:p text:style-name="P9"/>
      <text:p text:style-name="P10"><text:soft-page-break/><text:span text:style-name="T5">import</text:span> <text:span text:style-name="T6">pandas</text:span> <text:span text:style-name="T5">as</text:span> <text:span text:style-name="T6">pd</text:span></text:p>
      <text:p text:style-name="P10"><text:span text:style-name="T5">import</text:span> <text:span text:style-name="T6">numpy</text:span> <text:span text:style-name="T5">as</text:span> <text:span text:style-name="T6">np</text:span></text:p>
      <text:p text:style-name="P10"><text:span text:style-name="T5">import</text:span> <text:span text:style-name="T6">tensorflow</text:span> <text:span text:style-name="T5">as</text:span> <text:span text:style-name="T6">tf</text:span></text:p>
      <text:p text:style-name="P10"><text:span text:style-name="T5">from</text:span> <text:span text:style-name="T6">sklearn</text:span>.<text:span text:style-name="T6">preprocessing</text:span> <text:span text:style-name="T5">import</text:span> <text:span text:style-name="T6">MinMaxScaler</text:span></text:p>
      <text:p text:style-name="P10"><text:span text:style-name="T5">import</text:span> <text:span text:style-name="T6">quantstats</text:span> <text:span text:style-name="T5">as</text:span> <text:span text:style-name="T6">qs</text:span></text:p>
      <text:p text:style-name="P10"><text:span text:style-name="T5">import</text:span> <text:span text:style-name="T6">matplotlib</text:span>.<text:span text:style-name="T6">pyplot</text:span> <text:span text:style-name="T5">as</text:span> <text:span text:style-name="T6">plt</text:span></text:p>
      <text:p text:style-name="P10"><text:span text:style-name="T5">import</text:span> <text:span text:style-name="T6">sys</text:span></text:p>
      <text:p text:style-name="P9"/>
      <text:p text:style-name="P8"># --- 1. Configuration and Parameters ---</text:p>
      <text:p text:style-name="P10"><text:span text:style-name="T7">INITIAL_CAPITAL</text:span> <text:span text:style-name="T8">=</text:span> <text:span text:style-name="T14">100000</text:span></text:p>
      <text:p text:style-name="P10"><text:span text:style-name="T7">COMMISSION_RATE</text:span> <text:span text:style-name="T8">=</text:span> <text:span text:style-name="T14">0.0001</text:span> <text:span text:style-name="T10"># 0.01%</text:span></text:p>
      <text:p text:style-name="P10"><text:span text:style-name="T7">RISK_FREE_RATE</text:span> <text:span text:style-name="T8">=</text:span> <text:span text:style-name="T14">0.02</text:span> <text:span text:style-name="T10"># 2.0%</text:span></text:p>
      <text:p text:style-name="P9"/>
      <text:p text:style-name="P8"># --- File Paths ---</text:p>
      <text:p text:style-name="P10"><text:span text:style-name="T7">MODEL_FILE</text:span> <text:span text:style-name="T8">=</text:span> <text:span text:style-name="T9">'best_psychology_model.keras'</text:span></text:p>
      <text:p text:style-name="P10"><text:span text:style-name="T7">SCALER_FILE</text:span> <text:span text:style-name="T8">=</text:span> <text:span text:style-name="T9">'scaler_params.npy'</text:span></text:p>
      <text:p text:style-name="P10"><text:span text:style-name="T7">ENCODER_FILE</text:span> <text:span text:style-name="T8">=</text:span> <text:span text:style-name="T9">'label_encoder.npy'</text:span></text:p>
      <text:p text:style-name="P9"/>
      <text:p text:style-name="P8"># The ONLY data file to be used for this backtest.</text:p>
      <text:p text:style-name="P10"><text:span text:style-name="T7">TEST_DATA_FILE</text:span> <text:span text:style-name="T8">=</text:span> <text:span text:style-name="T9">'/home/tripled/backtest_data/OUT OF SAMPLE TEST 15 PERCENT.csv'</text:span></text:p>
      <text:p text:style-name="P9"/>
      <text:p text:style-name="P8"># --- 2. Load Core AI Assets and Test Data ---</text:p>
      <text:p text:style-name="P10"><text:span text:style-name="T11">print</text:span>(<text:span text:style-name="T9">"--- Loading all required assets for final backtesting ---"</text:span>)</text:p>
      <text:p text:style-name="P10"><text:span text:style-name="T5">try</text:span>:</text:p>
      <text:p text:style-name="P10"><text:span text:style-name="T13">model</text:span> <text:span text:style-name="T8">=</text:span> <text:span text:style-name="T6">tf</text:span>.keras.models.load_model(<text:span text:style-name="T7">MODEL_FILE</text:span>)</text:p>
      <text:p text:style-name="P10"><text:span text:style-name="T13">scaler_params</text:span> <text:span text:style-name="T8">=</text:span> <text:span text:style-name="T6">np</text:span>.<text:span text:style-name="T11">load</text:span>(<text:span text:style-name="T7">SCALER_FILE</text:span>, <text:span text:style-name="T13">allow_pickle</text:span><text:span text:style-name="T8">=</text:span><text:span text:style-name="T12">True</text:span>)</text:p>
      <text:p text:style-name="P10"><text:span text:style-name="T13">scaler</text:span> <text:span text:style-name="T8">=</text:span> <text:span text:style-name="T6">MinMaxScaler</text:span>()</text:p>
      <text:p text:style-name="P10"><text:span text:style-name="T13">scaler</text:span>.<text:span text:style-name="T13">min_</text:span>, <text:span text:style-name="T13">scaler</text:span>.<text:span text:style-name="T13">scale_</text:span> <text:span text:style-name="T8">=</text:span> <text:span text:style-name="T13">scaler_params</text:span>[<text:span text:style-name="T14">0</text:span>], <text:span text:style-name="T13">scaler_params</text:span>[<text:span text:style-name="T14">1</text:span>]</text:p>
      <text:p text:style-name="P10"><text:span text:style-name="T13">label_classes</text:span> <text:span text:style-name="T8">=</text:span> <text:span text:style-name="T6">np</text:span>.<text:span text:style-name="T11">load</text:span>(<text:span text:style-name="T7">ENCODER_FILE</text:span>, <text:span text:style-name="T13">allow_pickle</text:span><text:span text:style-name="T8">=</text:span><text:span text:style-name="T12">True</text:span>)</text:p>
      <text:p text:style-name="P8"># Load the single, self-contained test file</text:p>
      <text:p text:style-name="P10"><text:span text:style-name="T13">test_df</text:span> <text:span text:style-name="T8">=</text:span> <text:span text:style-name="T6">pd</text:span>.<text:span text:style-name="T11">read_csv</text:span>(<text:span text:style-name="T7">TEST_DATA_FILE</text:span>, <text:span text:style-name="T13">index_col</text:span><text:span text:style-name="T8">=</text:span><text:span text:style-name="T9">'Datetime'</text:span>, <text:span text:style-name="T13">parse_dates</text:span><text:span text:style-name="T8">=</text:span><text:span text:style-name="T12">True</text:span>)</text:p>
      <text:p text:style-name="P10"><text:span text:style-name="T5">except</text:span> (<text:span text:style-name="T6">FileNotFoundError</text:span>, <text:span text:style-name="T6">IOError</text:span>) <text:span text:style-name="T5">as</text:span> <text:span text:style-name="T13">e</text:span>:</text:p>
      <text:p text:style-name="P10"><text:span text:style-name="T11">print</text:span>(<text:span text:style-name="T12">f</text:span><text:span text:style-name="T9">"FATAL ERROR: Could not load necessary files. </text:span><text:span text:style-name="T12">{</text:span><text:span text:style-name="T13">e</text:span><text:span text:style-name="T12">}</text:span><text:span text:style-name="T9">"</text:span>)</text:p>
      <text:p text:style-name="P10"><text:span text:style-name="T6">sys</text:span>.<text:span text:style-name="T11">exit</text:span>(<text:span text:style-name="T14">1</text:span>)</text:p>
      <text:p text:style-name="P9"/>
      <text:p text:style-name="P8"># --- 3. "Translate" the Test Data: Calculate All Features from Scratch ---</text:p>
      <text:p text:style-name="P10"><text:span text:style-name="T11">print</text:span>(<text:span text:style-name="T9">"</text:span><text:span text:style-name="T15">\n</text:span><text:span text:style-name="T9">--- Calculating all indicators on the test set from scratch... ---"</text:span>)</text:p>
      <text:p text:style-name="P8"># A. Benchmark Indicators</text:p>
      <text:p text:style-name="P10"><text:span text:style-name="T13">fast_ma_period</text:span>, <text:span text:style-name="T13">slow_ma_period</text:span> <text:span text:style-name="T8">=</text:span> <text:span text:style-name="T14">20</text:span>, <text:span text:style-name="T14">50</text:span></text:p>
      <text:p text:style-name="P10"><text:span text:style-name="T13">test_df</text:span>[<text:span text:style-name="T9">'fast_ma'</text:span>] <text:span text:style-name="T8">=</text:span> <text:span text:style-name="T13">test_df</text:span>[<text:span text:style-name="T9">'Close'</text:span>].<text:span text:style-name="T11">rolling</text:span>(<text:span text:style-name="T13">window</text:span><text:span text:style-name="T8">=</text:span><text:span text:style-name="T13">fast_ma_period</text:span>).<text:span text:style-name="T11">mean</text:span>()</text:p>
      <text:p text:style-name="P10"><text:span text:style-name="T13">test_df</text:span>[<text:span text:style-name="T9">'slow_ma'</text:span>] <text:span text:style-name="T8">=</text:span> <text:span text:style-name="T13">test_df</text:span>[<text:span text:style-name="T9">'Close'</text:span>].<text:span text:style-name="T11">rolling</text:span>(<text:span text:style-name="T13">window</text:span><text:span text:style-name="T8">=</text:span><text:span text:style-name="T13">slow_ma_period</text:span>).<text:span text:style-name="T11">mean</text:span>()</text:p>
      <text:p text:style-name="P10"><text:span text:style-name="T13">test_df</text:span>[<text:span text:style-name="T9">'buy_signal'</text:span>] <text:span text:style-name="T8">=</text:span> (<text:span text:style-name="T13">test_df</text:span>[<text:span text:style-name="T9">'fast_ma'</text:span>] <text:span text:style-name="T11">&gt;</text:span> <text:span text:style-name="T13">test_df</text:span>[<text:span text:style-name="T9">'slow_ma'</text:span>]) <text:span text:style-name="T11">&amp;</text:span> (<text:span text:style-name="T13">test_df</text:span>[<text:span text:style-name="T9">'fast_ma'</text:span>].<text:span text:style-name="T11">shift</text:span>(<text:span text:style-name="T14">1</text:span>) <text:span text:style-name="T11">&lt;=</text:span> <text:span text:style-name="T13">test_df</text:span>[<text:span text:style-name="T9">'slow_ma'</text:span>].<text:span text:style-name="T11">shift</text:span>(<text:span text:style-name="T14">1</text:span>))</text:p>
      <text:p text:style-name="P10"><text:span text:style-name="T13">test_df</text:span>[<text:span text:style-name="T9">'sell_signal'</text:span>] <text:span text:style-name="T8">=</text:span> (<text:span text:style-name="T13">test_df</text:span>[<text:span text:style-name="T9">'fast_ma'</text:span>] <text:span text:style-name="T11">&lt;</text:span> <text:span text:style-name="T13">test_df</text:span>[<text:span text:style-name="T9">'slow_ma'</text:span>]) <text:span text:style-name="T11">&amp;</text:span> (<text:span text:style-name="T13">test_df</text:span>[<text:span text:style-name="T9">'fast_ma'</text:span>].<text:span text:style-name="T11">shift</text:span>(<text:span text:style-name="T14">1</text:span>) <text:span text:style-name="T11">&gt;=</text:span> <text:span text:style-name="T13">test_df</text:span>[<text:span text:style-name="T9">'slow_ma'</text:span>].<text:span text:style-name="T11">shift</text:span>(<text:span text:style-name="T14">1</text:span>))</text:p>
      <text:p text:style-name="P9"><text:soft-page-break/></text:p>
      <text:p text:style-name="P8"># B. AI Features</text:p>
      <text:p text:style-name="P10"><text:span text:style-name="T13">lookback_window</text:span> <text:span text:style-name="T8">=</text:span> <text:span text:style-name="T14">60</text:span></text:p>
      <text:p text:style-name="P10"><text:span text:style-name="T13">test_df</text:span>[<text:span text:style-name="T9">'tr1'</text:span>] <text:span text:style-name="T8">=</text:span> <text:span text:style-name="T13">test_df</text:span>[<text:span text:style-name="T9">'High'</text:span>] <text:span text:style-name="T11">-</text:span> <text:span text:style-name="T13">test_df</text:span>[<text:span text:style-name="T9">'Low'</text:span>]</text:p>
      <text:p text:style-name="P10"><text:span text:style-name="T13">test_df</text:span>[<text:span text:style-name="T9">'tr2'</text:span>] <text:span text:style-name="T8">=</text:span> <text:span text:style-name="T6">np</text:span>.<text:span text:style-name="T13">abs</text:span>(<text:span text:style-name="T13">test_df</text:span>[<text:span text:style-name="T9">'High'</text:span>] <text:span text:style-name="T11">-</text:span> <text:span text:style-name="T13">test_df</text:span>[<text:span text:style-name="T9">'Close'</text:span>].<text:span text:style-name="T11">shift</text:span>(<text:span text:style-name="T14">1</text:span>))</text:p>
      <text:p text:style-name="P10"><text:span text:style-name="T13">test_df</text:span>[<text:span text:style-name="T9">'tr3'</text:span>] <text:span text:style-name="T8">=</text:span> <text:span text:style-name="T6">np</text:span>.<text:span text:style-name="T13">abs</text:span>(<text:span text:style-name="T13">test_df</text:span>[<text:span text:style-name="T9">'Low'</text:span>] <text:span text:style-name="T11">-</text:span> <text:span text:style-name="T13">test_df</text:span>[<text:span text:style-name="T9">'Close'</text:span>].<text:span text:style-name="T11">shift</text:span>(<text:span text:style-name="T14">1</text:span>))</text:p>
      <text:p text:style-name="P10"><text:span text:style-name="T13">test_df</text:span>[<text:span text:style-name="T9">'true_range'</text:span>] <text:span text:style-name="T8">=</text:span> <text:span text:style-name="T13">test_df</text:span>[[<text:span text:style-name="T9">'tr1'</text:span>, <text:span text:style-name="T9">'tr2'</text:span>, <text:span text:style-name="T9">'tr3'</text:span>]].<text:span text:style-name="T11">max</text:span>(<text:span text:style-name="T13">axis</text:span><text:span text:style-name="T8">=</text:span><text:span text:style-name="T14">1</text:span>)</text:p>
      <text:p text:style-name="P10"><text:span text:style-name="T13">test_df</text:span>[<text:span text:style-name="T9">'atr'</text:span>] <text:span text:style-name="T8">=</text:span> <text:span text:style-name="T13">test_df</text:span>[<text:span text:style-name="T9">'true_range'</text:span>].<text:span text:style-name="T11">rolling</text:span>(<text:span text:style-name="T13">window</text:span><text:span text:style-name="T8">=</text:span><text:span text:style-name="T14">14</text:span>).<text:span text:style-name="T11">mean</text:span>()</text:p>
      <text:p text:style-name="P10"><text:span text:style-name="T13">test_df</text:span>[<text:span text:style-name="T9">'return_2H'</text:span>] <text:span text:style-name="T8">=</text:span> <text:span text:style-name="T13">test_df</text:span>[<text:span text:style-name="T9">'Close'</text:span>].<text:span text:style-name="T11">pct_change</text:span>(<text:span text:style-name="T13">periods</text:span><text:span text:style-name="T8">=</text:span><text:span text:style-name="T14">2</text:span>)</text:p>
      <text:p text:style-name="P10"><text:span text:style-name="T13">test_df</text:span>[<text:span text:style-name="T9">'return_5H'</text:span>] <text:span text:style-name="T8">=</text:span> <text:span text:style-name="T13">test_df</text:span>[<text:span text:style-name="T9">'Close'</text:span>].<text:span text:style-name="T11">pct_change</text:span>(<text:span text:style-name="T13">periods</text:span><text:span text:style-name="T8">=</text:span><text:span text:style-name="T14">5</text:span>)</text:p>
      <text:p text:style-name="P10"><text:span text:style-name="T13">test_df</text:span>[<text:span text:style-name="T9">'return_60H'</text:span>] <text:span text:style-name="T8">=</text:span> <text:span text:style-name="T13">test_df</text:span>[<text:span text:style-name="T9">'Close'</text:span>].<text:span text:style-name="T11">pct_change</text:span>(<text:span text:style-name="T13">periods</text:span><text:span text:style-name="T8">=</text:span><text:span text:style-name="T13">lookback_window</text:span>)</text:p>
      <text:p text:style-name="P10"><text:span text:style-name="T13">test_df</text:span>[<text:span text:style-name="T9">'volume_ratio'</text:span>] <text:span text:style-name="T8">=</text:span> <text:span text:style-name="T13">test_df</text:span>[<text:span text:style-name="T9">'Volume'</text:span>] <text:span text:style-name="T11">/</text:span> <text:span text:style-name="T13">test_df</text:span>[<text:span text:style-name="T9">'Volume'</text:span>].<text:span text:style-name="T11">rolling</text:span>(<text:span text:style-name="T13">window</text:span><text:span text:style-name="T8">=</text:span><text:span text:style-name="T13">lookback_window</text:span>).<text:span text:style-name="T11">mean</text:span>()</text:p>
      <text:p text:style-name="P10"><text:span text:style-name="T13">test_df</text:span>[<text:span text:style-name="T9">'atr_ratio'</text:span>] <text:span text:style-name="T8">=</text:span> <text:span text:style-name="T13">test_df</text:span>[<text:span text:style-name="T9">'atr'</text:span>] <text:span text:style-name="T11">/</text:span> <text:span text:style-name="T13">test_df</text:span>[<text:span text:style-name="T9">'atr'</text:span>].<text:span text:style-name="T11">rolling</text:span>(<text:span text:style-name="T13">window</text:span><text:span text:style-name="T8">=</text:span><text:span text:style-name="T13">lookback_window</text:span>).<text:span text:style-name="T11">mean</text:span>()</text:p>
      <text:p text:style-name="P9"/>
      <text:p text:style-name="P8"># C. Clean the final DataFrame</text:p>
      <text:p text:style-name="P10"><text:span text:style-name="T13">test_df</text:span>.<text:span text:style-name="T11">dropna</text:span>(<text:span text:style-name="T13">inplace</text:span><text:span text:style-name="T8">=</text:span><text:span text:style-name="T12">True</text:span>)</text:p>
      <text:p text:style-name="P10"><text:span text:style-name="T13">feature_columns</text:span> <text:span text:style-name="T8">=</text:span> [<text:span text:style-name="T9">'Close'</text:span>, <text:span text:style-name="T9">'Volume'</text:span>, <text:span text:style-name="T9">'atr'</text:span>, <text:span text:style-name="T9">'return_2H'</text:span>, <text:span text:style-name="T9">'return_5H'</text:span>, <text:span text:style-name="T9">'return_60H'</text:span>, <text:span text:style-name="T9">'volume_ratio'</text:span>, <text:span text:style-name="T9">'atr_ratio'</text:span>]</text:p>
      <text:p text:style-name="P10"><text:span text:style-name="T11">print</text:span>(<text:span text:style-name="T12">f</text:span><text:span text:style-name="T9">"Final, untouched test data prepared: </text:span><text:span text:style-name="T12">{</text:span><text:span text:style-name="T13">test_df</text:span>.<text:span text:style-name="T13">index</text:span>.<text:span text:style-name="T11">min</text:span>()<text:span text:style-name="T12">}</text:span><text:span text:style-name="T9"> to </text:span><text:span text:style-name="T12">{</text:span><text:span text:style-name="T13">test_df</text:span>.<text:span text:style-name="T13">index</text:span>.<text:span text:style-name="T11">max</text:span>()<text:span text:style-name="T12">}</text:span><text:span text:style-name="T9"> (</text:span><text:span text:style-name="T12">{</text:span><text:span text:style-name="T11">len</text:span>(<text:span text:style-name="T13">test_df</text:span>)<text:span text:style-name="T12">}</text:span><text:span text:style-name="T9"> rows)"</text:span>)</text:p>
      <text:p text:style-name="P9"/>
      <text:p text:style-name="P8"># --- 4. Helper Function for AI Prediction ---</text:p>
      <text:p text:style-name="P10"><text:span text:style-name="T12">def</text:span> <text:span text:style-name="T11">get_ai_prediction</text:span>(<text:span text:style-name="T13">data_window</text:span>, <text:span text:style-name="T13">model</text:span>, <text:span text:style-name="T13">scaler</text:span>, <text:span text:style-name="T13">label_classes</text:span>):</text:p>
      <text:p text:style-name="P13">"""Generates an AI state prediction for a given window of data."""</text:p>
      <text:p text:style-name="P10"><text:span text:style-name="T13">scaled_window</text:span> <text:span text:style-name="T8">=</text:span> <text:span text:style-name="T13">scaler</text:span>.transform(<text:span text:style-name="T13">data_window</text:span>.values)</text:p>
      <text:p text:style-name="P10"><text:span text:style-name="T13">reshaped_window</text:span> <text:span text:style-name="T8">=</text:span> <text:span text:style-name="T6">np</text:span>.<text:span text:style-name="T11">reshape</text:span>(<text:span text:style-name="T13">scaled_window</text:span>, (<text:span text:style-name="T14">1</text:span>, <text:span text:style-name="T13">scaled_window</text:span>.shape[<text:span text:style-name="T14">0</text:span>], <text:span text:style-name="T13">scaled_window</text:span>.shape[<text:span text:style-name="T14">1</text:span>]))</text:p>
      <text:p text:style-name="P10"><text:span text:style-name="T13">prediction_probs</text:span> <text:span text:style-name="T8">=</text:span> <text:span text:style-name="T13">model</text:span>.predict(<text:span text:style-name="T13">reshaped_window</text:span>, <text:span text:style-name="T13">verbose</text:span><text:span text:style-name="T8">=</text:span><text:span text:style-name="T14">0</text:span>)</text:p>
      <text:p text:style-name="P10"><text:span text:style-name="T13">predicted_class_index</text:span> <text:span text:style-name="T8">=</text:span> <text:span text:style-name="T6">np</text:span>.<text:span text:style-name="T11">argmax</text:span>(<text:span text:style-name="T13">prediction_probs</text:span>, <text:span text:style-name="T13">axis</text:span><text:span text:style-name="T8">=</text:span><text:span text:style-name="T14">1</text:span>)[<text:span text:style-name="T14">0</text:span>]</text:p>
      <text:p text:style-name="P10"><text:span text:style-name="T5">return</text:span> <text:span text:style-name="T13">label_classes</text:span>[<text:span text:style-name="T13">predicted_class_index</text:span>]</text:p>
      <text:p text:style-name="P9"/>
      <text:p text:style-name="P8"># ==============================================================================</text:p>
      <text:p text:style-name="P8"># --- 5. Backtest 1: Enhanced Benchmark Strategy ---</text:p>
      <text:p text:style-name="P8"># ==============================================================================</text:p>
      <text:p text:style-name="P10"><text:span text:style-name="T11">print</text:span>(<text:span text:style-name="T9">"</text:span><text:span text:style-name="T15">\n</text:span><text:span text:style-name="T9">--- Running Backtest 1: Enhanced Benchmark Strategy ---"</text:span>)</text:p>
      <text:p text:style-name="P10"><text:span text:style-name="T13">position</text:span> <text:span text:style-name="T8">=</text:span> <text:span text:style-name="T14">0</text:span></text:p>
      <text:p text:style-name="P10"><text:span text:style-name="T13">entry_price</text:span> <text:span text:style-name="T8">=</text:span> <text:span text:style-name="T14">0</text:span></text:p>
      <text:p text:style-name="P10"><text:span text:style-name="T13">stop_loss_price</text:span> <text:span text:style-name="T8">=</text:span> <text:span text:style-name="T14">0</text:span></text:p>
      <text:p text:style-name="P10"><text:span text:style-name="T13">benchmark_equity</text:span> <text:span text:style-name="T8">=</text:span> [<text:span text:style-name="T7">INITIAL_CAPITAL</text:span>]</text:p>
      <text:p text:style-name="P9"/>
      <text:p text:style-name="P10"><text:span text:style-name="T5">for</text:span> <text:span text:style-name="T13">i</text:span> <text:span text:style-name="T5">in</text:span> <text:span text:style-name="T6">range</text:span>(<text:span text:style-name="T14">1</text:span>, <text:span text:style-name="T11">len</text:span>(<text:span text:style-name="T13">test_df</text:span>)):</text:p>
      <text:p text:style-name="P10"><text:span text:style-name="T13">current_price</text:span> <text:span text:style-name="T8">=</text:span> <text:span text:style-name="T13">test_df</text:span>[<text:span text:style-name="T9">'Close'</text:span>].<text:span text:style-name="T13">iloc</text:span>[<text:span text:style-name="T13">i</text:span>]</text:p>
      <text:p text:style-name="P10"><text:span text:style-name="T13">previous_price</text:span> <text:span text:style-name="T8">=</text:span> <text:span text:style-name="T13">test_df</text:span>[<text:span text:style-name="T9">'Close'</text:span>].<text:span text:style-name="T13">iloc</text:span>[<text:span text:style-name="T13">i</text:span><text:span text:style-name="T8">-</text:span><text:span text:style-name="T14">1</text:span>]</text:p>
      <text:p text:style-name="P10"><text:span text:style-name="T13">current_capital</text:span> <text:span text:style-name="T8">=</text:span> <text:span text:style-name="T13">benchmark_equity</text:span>[<text:span text:style-name="T8">-</text:span><text:span text:style-name="T14">1</text:span>]</text:p>
      <text:p text:style-name="P9"><text:soft-page-break/></text:p>
      <text:p text:style-name="P8"># If in a position, update equity based on price change</text:p>
      <text:p text:style-name="P10"><text:span text:style-name="T5">if</text:span> <text:span text:style-name="T13">position</text:span> <text:span text:style-name="T8">==</text:span> <text:span text:style-name="T14">1</text:span>:</text:p>
      <text:p text:style-name="P10"><text:span text:style-name="T13">current_capital</text:span> <text:span text:style-name="T8">*=</text:span> (<text:span text:style-name="T13">current_price</text:span> <text:span text:style-name="T8">/</text:span> <text:span text:style-name="T13">previous_price</text:span>)</text:p>
      <text:p text:style-name="P9"/>
      <text:p text:style-name="P8"># Check for exit conditions</text:p>
      <text:p text:style-name="P10"><text:span text:style-name="T5">if</text:span> <text:span text:style-name="T13">position</text:span> <text:span text:style-name="T8">==</text:span> <text:span text:style-name="T14">1</text:span>:</text:p>
      <text:p text:style-name="P10"><text:span text:style-name="T5">if</text:span> <text:span text:style-name="T13">current_price</text:span> <text:span text:style-name="T8">&lt;=</text:span> <text:span text:style-name="T13">stop_loss_price</text:span> <text:span text:style-name="T12">or</text:span> <text:span text:style-name="T13">test_df</text:span>[<text:span text:style-name="T9">'sell_signal'</text:span>].<text:span text:style-name="T13">iloc</text:span>[<text:span text:style-name="T13">i</text:span>]:</text:p>
      <text:p text:style-name="P10"><text:span text:style-name="T13">exit_price</text:span> <text:span text:style-name="T8">=</text:span> <text:span text:style-name="T13">stop_loss_price</text:span> <text:span text:style-name="T5">if</text:span> <text:span text:style-name="T13">current_price</text:span> <text:span text:style-name="T8">&lt;=</text:span> <text:span text:style-name="T13">stop_loss_price</text:span> <text:span text:style-name="T5">else</text:span> <text:span text:style-name="T13">current_price</text:span></text:p>
      <text:p text:style-name="P10"><text:span text:style-name="T13">current_capital</text:span> <text:span text:style-name="T8">=</text:span> <text:span text:style-name="T13">benchmark_equity</text:span>[<text:span text:style-name="T8">-</text:span><text:span text:style-name="T14">1</text:span>] <text:span text:style-name="T8">*</text:span> (<text:span text:style-name="T13">exit_price</text:span> <text:span text:style-name="T8">/</text:span> <text:span text:style-name="T13">previous_price</text:span>) <text:span text:style-name="T10"># Recalculate from previous equity</text:span></text:p>
      <text:p text:style-name="P10"><text:span text:style-name="T13">current_capital</text:span> <text:span text:style-name="T8">*=</text:span> (<text:span text:style-name="T14">1</text:span> <text:span text:style-name="T8">-</text:span> <text:span text:style-name="T7">COMMISSION_RATE</text:span>)</text:p>
      <text:p text:style-name="P10"><text:span text:style-name="T13">position</text:span> <text:span text:style-name="T8">=</text:span> <text:span text:style-name="T14">0</text:span></text:p>
      <text:p text:style-name="P9"/>
      <text:p text:style-name="P8"># Check for entry conditions</text:p>
      <text:p text:style-name="P10"><text:span text:style-name="T5">if</text:span> <text:span text:style-name="T13">position</text:span> <text:span text:style-name="T8">==</text:span> <text:span text:style-name="T14">0</text:span> <text:span text:style-name="T12">and</text:span> <text:span text:style-name="T13">test_df</text:span>[<text:span text:style-name="T9">'buy_signal'</text:span>].<text:span text:style-name="T13">iloc</text:span>[<text:span text:style-name="T13">i</text:span>]:</text:p>
      <text:p text:style-name="P10"><text:span text:style-name="T13">position</text:span> <text:span text:style-name="T8">=</text:span> <text:span text:style-name="T14">1</text:span></text:p>
      <text:p text:style-name="P10"><text:span text:style-name="T13">entry_price</text:span> <text:span text:style-name="T8">=</text:span> <text:span text:style-name="T13">current_price</text:span></text:p>
      <text:p text:style-name="P10"><text:span text:style-name="T13">current_capital</text:span> <text:span text:style-name="T8">*=</text:span> (<text:span text:style-name="T14">1</text:span> <text:span text:style-name="T8">-</text:span> <text:span text:style-name="T7">COMMISSION_RATE</text:span>)</text:p>
      <text:p text:style-name="P10"><text:span text:style-name="T13">stop_loss_price</text:span> <text:span text:style-name="T8">=</text:span> <text:span text:style-name="T13">entry_price</text:span> <text:span text:style-name="T8">-</text:span> (<text:span text:style-name="T14">2</text:span> <text:span text:style-name="T8">*</text:span> <text:span text:style-name="T13">test_df</text:span>[<text:span text:style-name="T9">'atr'</text:span>].<text:span text:style-name="T13">iloc</text:span>[<text:span text:style-name="T13">i</text:span>])</text:p>
      <text:p text:style-name="P9"/>
      <text:p text:style-name="P10"><text:span text:style-name="T13">benchmark_equity</text:span>.<text:span text:style-name="T11">append</text:span>(<text:span text:style-name="T13">current_capital</text:span>)</text:p>
      <text:p text:style-name="P9"/>
      <text:p text:style-name="P10"><text:span text:style-name="T13">benchmark_returns</text:span> <text:span text:style-name="T8">=</text:span> <text:span text:style-name="T6">pd</text:span>.<text:span text:style-name="T6">Series</text:span>(<text:span text:style-name="T13">benchmark_equity</text:span>, <text:span text:style-name="T13">index</text:span><text:span text:style-name="T8">=</text:span><text:span text:style-name="T13">test_df</text:span>.<text:span text:style-name="T13">index</text:span>, <text:span text:style-name="T13">name</text:span><text:span text:style-name="T8">=</text:span><text:span text:style-name="T9">"Benchmark"</text:span>).<text:span text:style-name="T11">pct_change</text:span>().<text:span text:style-name="T11">fillna</text:span>(<text:span text:style-name="T14">0</text:span>)</text:p>
      <text:p text:style-name="P10"><text:span text:style-name="T11">print</text:span>(<text:span text:style-name="T9">"Benchmark backtest complete."</text:span>)</text:p>
      <text:p text:style-name="P9"/>
      <text:p text:style-name="P8"># ==============================================================================</text:p>
      <text:p text:style-name="P8"># --- 6. Backtest 2: The "True Champion" AI Strategy ---</text:p>
      <text:p text:style-name="P8"># ==============================================================================</text:p>
      <text:p text:style-name="P10"><text:span text:style-name="T11">print</text:span>(<text:span text:style-name="T9">"</text:span><text:span text:style-name="T15">\n</text:span><text:span text:style-name="T9">--- Running Backtest 2: The 'True Champion' Strategy ---"</text:span>)</text:p>
      <text:p text:style-name="P10"><text:span text:style-name="T13">position</text:span> <text:span text:style-name="T8">=</text:span> <text:span text:style-name="T14">0</text:span></text:p>
      <text:p text:style-name="P10"><text:span text:style-name="T13">entry_price</text:span> <text:span text:style-name="T8">=</text:span> <text:span text:style-name="T14">0</text:span></text:p>
      <text:p text:style-name="P10"><text:span text:style-name="T13">stop_loss_price</text:span> <text:span text:style-name="T8">=</text:span> <text:span text:style-name="T14">0</text:span></text:p>
      <text:p text:style-name="P10"><text:span text:style-name="T13">champion_equity</text:span> <text:span text:style-name="T8">=</text:span> []</text:p>
      <text:p text:style-name="P10"><text:span text:style-name="T13">ai_state_history</text:span> <text:span text:style-name="T8">=</text:span> []</text:p>
      <text:p text:style-name="P10"><text:span text:style-name="T13">persistence_filter</text:span> <text:span text:style-name="T8">=</text:span> <text:span text:style-name="T14">3</text:span></text:p>
      <text:p text:style-name="P9"/>
      <text:p text:style-name="P10"><text:span text:style-name="T5">for</text:span> <text:span text:style-name="T13">i</text:span> <text:span text:style-name="T5">in</text:span> <text:span text:style-name="T6">range</text:span>(<text:span text:style-name="T11">len</text:span>(<text:span text:style-name="T13">test_df</text:span>)):</text:p>
      <text:p text:style-name="P10"><text:span text:style-name="T13">current_price</text:span> <text:span text:style-name="T8">=</text:span> <text:span text:style-name="T13">test_df</text:span>[<text:span text:style-name="T9">'Close'</text:span>].<text:span text:style-name="T13">iloc</text:span>[<text:span text:style-name="T13">i</text:span>]</text:p>
      <text:p text:style-name="P10"><text:span text:style-name="T13">previous_price</text:span> <text:span text:style-name="T8">=</text:span> <text:span text:style-name="T13">test_df</text:span>[<text:span text:style-name="T9">'Close'</text:span>].<text:span text:style-name="T13">iloc</text:span>[<text:span text:style-name="T13">i</text:span><text:span text:style-name="T8">-</text:span><text:span text:style-name="T14">1</text:span>] <text:span text:style-name="T5">if</text:span> <text:span text:style-name="T13">i</text:span> <text:span text:style-name="T8">&gt;</text:span> <text:span text:style-name="T14">0</text:span> <text:span text:style-name="T5">else</text:span> <text:span text:style-name="T13">current_price</text:span></text:p>
      <text:p text:style-name="P10"><text:span text:style-name="T13">current_capital</text:span> <text:span text:style-name="T8">=</text:span> <text:span text:style-name="T13">champion_equity</text:span>[<text:span text:style-name="T8">-</text:span><text:span text:style-name="T14">1</text:span>] <text:span text:style-name="T5">if</text:span> <text:span text:style-name="T13">champion_equity</text:span> <text:span text:style-name="T5">else</text:span> <text:span text:style-name="T7">INITIAL_CAPITAL</text:span></text:p>
      <text:p text:style-name="P9"/>
      <text:p text:style-name="P8"># Wait for enough data to form a full lookback window</text:p>
      <text:p text:style-name="P10"><text:span text:style-name="T5">if</text:span> <text:span text:style-name="T13">i</text:span> <text:span text:style-name="T8">&lt;</text:span> <text:span text:style-name="T13">lookback_window</text:span>:</text:p>
      <text:p text:style-name="P10"><text:soft-page-break/><text:span text:style-name="T13">champion_equity</text:span>.<text:span text:style-name="T11">append</text:span>(<text:span text:style-name="T13">current_capital</text:span>)</text:p>
      <text:p text:style-name="P14">continue</text:p>
      <text:p text:style-name="P9"/>
      <text:p text:style-name="P8"># If in a position, update equity based on price change</text:p>
      <text:p text:style-name="P10"><text:span text:style-name="T5">if</text:span> <text:span text:style-name="T13">position</text:span> <text:span text:style-name="T8">==</text:span> <text:span text:style-name="T14">1</text:span>:</text:p>
      <text:p text:style-name="P10"><text:span text:style-name="T13">current_capital</text:span> <text:span text:style-name="T8">*=</text:span> (<text:span text:style-name="T13">current_price</text:span> <text:span text:style-name="T8">/</text:span> <text:span text:style-name="T13">previous_price</text:span>)</text:p>
      <text:p text:style-name="P9"/>
      <text:p text:style-name="P8"># Get AI prediction</text:p>
      <text:p text:style-name="P10"><text:span text:style-name="T13">data_window</text:span> <text:span text:style-name="T8">=</text:span> <text:span text:style-name="T13">test_df</text:span>[<text:span text:style-name="T13">feature_columns</text:span>].<text:span text:style-name="T13">iloc</text:span>[<text:span text:style-name="T13">i</text:span><text:span text:style-name="T8">-</text:span><text:span text:style-name="T13">lookback_window</text:span>:<text:span text:style-name="T13">i</text:span>]</text:p>
      <text:p text:style-name="P10"><text:span text:style-name="T13">ai_state</text:span> <text:span text:style-name="T8">=</text:span> <text:span text:style-name="T11">get_ai_prediction</text:span>(<text:span text:style-name="T13">data_window</text:span>, <text:span text:style-name="T13">model</text:span>, <text:span text:style-name="T13">scaler</text:span>, <text:span text:style-name="T13">label_classes</text:span>)</text:p>
      <text:p text:style-name="P9"/>
      <text:p text:style-name="P8"># Check for exit conditions</text:p>
      <text:p text:style-name="P10"><text:span text:style-name="T5">if</text:span> <text:span text:style-name="T13">position</text:span> <text:span text:style-name="T8">==</text:span> <text:span text:style-name="T14">1</text:span>:</text:p>
      <text:p text:style-name="P10"><text:span text:style-name="T5">if</text:span> <text:span text:style-name="T13">current_price</text:span> <text:span text:style-name="T8">&lt;=</text:span> <text:span text:style-name="T13">stop_loss_price</text:span> <text:span text:style-name="T12">or</text:span> <text:span text:style-name="T13">ai_state</text:span> <text:span text:style-name="T12">in</text:span> [<text:span text:style-name="T9">'Panic'</text:span>, <text:span text:style-name="T9">'Correction'</text:span>]:</text:p>
      <text:p text:style-name="P10"><text:span text:style-name="T13">exit_price</text:span> <text:span text:style-name="T8">=</text:span> <text:span text:style-name="T13">stop_loss_price</text:span> <text:span text:style-name="T5">if</text:span> <text:span text:style-name="T13">current_price</text:span> <text:span text:style-name="T8">&lt;=</text:span> <text:span text:style-name="T13">stop_loss_price</text:span> <text:span text:style-name="T5">else</text:span> <text:span text:style-name="T13">current_price</text:span></text:p>
      <text:p text:style-name="P10"><text:span text:style-name="T13">current_capital</text:span> <text:span text:style-name="T8">=</text:span> <text:span text:style-name="T13">champion_equity</text:span>[<text:span text:style-name="T8">-</text:span><text:span text:style-name="T14">1</text:span>] <text:span text:style-name="T8">*</text:span> (<text:span text:style-name="T13">exit_price</text:span> <text:span text:style-name="T8">/</text:span> <text:span text:style-name="T13">previous_price</text:span>) <text:span text:style-name="T10"># Recalculate from previous equity</text:span></text:p>
      <text:p text:style-name="P10"><text:span text:style-name="T13">current_capital</text:span> <text:span text:style-name="T8">*=</text:span> (<text:span text:style-name="T14">1</text:span> <text:span text:style-name="T8">-</text:span> <text:span text:style-name="T7">COMMISSION_RATE</text:span>)</text:p>
      <text:p text:style-name="P10"><text:span text:style-name="T13">position</text:span> <text:span text:style-name="T8">=</text:span> <text:span text:style-name="T14">0</text:span></text:p>
      <text:p text:style-name="P9"/>
      <text:p text:style-name="P8"># Check for entry conditions</text:p>
      <text:p text:style-name="P10"><text:span text:style-name="T5">if</text:span> <text:span text:style-name="T13">position</text:span> <text:span text:style-name="T8">==</text:span> <text:span text:style-name="T14">0</text:span>:</text:p>
      <text:p text:style-name="P10"><text:span text:style-name="T13">ai_state_history</text:span>.<text:span text:style-name="T11">append</text:span>(<text:span text:style-name="T13">ai_state</text:span>)</text:p>
      <text:p text:style-name="P10"><text:span text:style-name="T5">if</text:span> <text:span text:style-name="T11">len</text:span>(<text:span text:style-name="T13">ai_state_history</text:span>) <text:span text:style-name="T8">&gt;</text:span> <text:span text:style-name="T13">persistence_filter</text:span>:</text:p>
      <text:p text:style-name="P10"><text:span text:style-name="T13">ai_state_history</text:span>.<text:span text:style-name="T11">pop</text:span>(<text:span text:style-name="T14">0</text:span>)</text:p>
      <text:p text:style-name="P9"/>
      <text:p text:style-name="P10"><text:span text:style-name="T13">is_stable_herd</text:span> <text:span text:style-name="T8">=</text:span> (<text:span text:style-name="T11">len</text:span>(<text:span text:style-name="T13">ai_state_history</text:span>) <text:span text:style-name="T8">==</text:span> <text:span text:style-name="T13">persistence_filter</text:span> <text:span text:style-name="T12">and</text:span> <text:span text:style-name="T11">all</text:span>(<text:span text:style-name="T13">s</text:span> <text:span text:style-name="T8">==</text:span> <text:span text:style-name="T9">'Herd'</text:span> <text:span text:style-name="T5">for</text:span> <text:span text:style-name="T13">s</text:span> <text:span text:style-name="T5">in</text:span> <text:span text:style-name="T13">ai_state_history</text:span>))</text:p>
      <text:p text:style-name="P10"><text:span text:style-name="T5">if</text:span> <text:span text:style-name="T13">is_stable_herd</text:span>:</text:p>
      <text:p text:style-name="P10"><text:span text:style-name="T13">position</text:span> <text:span text:style-name="T8">=</text:span> <text:span text:style-name="T14">1</text:span></text:p>
      <text:p text:style-name="P10"><text:span text:style-name="T13">entry_price</text:span> <text:span text:style-name="T8">=</text:span> <text:span text:style-name="T13">current_price</text:span></text:p>
      <text:p text:style-name="P10"><text:span text:style-name="T13">current_capital</text:span> <text:span text:style-name="T8">*=</text:span> (<text:span text:style-name="T14">1</text:span> <text:span text:style-name="T8">-</text:span> <text:span text:style-name="T7">COMMISSION_RATE</text:span>)</text:p>
      <text:p text:style-name="P10"><text:span text:style-name="T13">stop_loss_price</text:span> <text:span text:style-name="T8">=</text:span> <text:span text:style-name="T13">entry_price</text:span> <text:span text:style-name="T8">-</text:span> (<text:span text:style-name="T14">2</text:span> <text:span text:style-name="T8">*</text:span> <text:span text:style-name="T13">test_df</text:span>[<text:span text:style-name="T9">'atr'</text:span>].<text:span text:style-name="T13">iloc</text:span>[<text:span text:style-name="T13">i</text:span>])</text:p>
      <text:p text:style-name="P9"/>
      <text:p text:style-name="P8"># Trailing Stop Loss Logic</text:p>
      <text:p text:style-name="P10"><text:span text:style-name="T5">if</text:span> <text:span text:style-name="T13">position</text:span> <text:span text:style-name="T8">==</text:span> <text:span text:style-name="T14">1</text:span>:</text:p>
      <text:p text:style-name="P10"><text:span text:style-name="T5">if</text:span> <text:span text:style-name="T13">ai_state</text:span> <text:span text:style-name="T12">in</text:span> [<text:span text:style-name="T9">'Herd'</text:span>, <text:span text:style-name="T9">'FOMO'</text:span>]:</text:p>
      <text:p text:style-name="P10"><text:span text:style-name="T13">new_trailing_stop</text:span> <text:span text:style-name="T8">=</text:span> <text:span text:style-name="T13">current_price</text:span> <text:span text:style-name="T8">-</text:span> (<text:span text:style-name="T14">1</text:span> <text:span text:style-name="T8">*</text:span> <text:span text:style-name="T13">test_df</text:span>[<text:span text:style-name="T9">'atr'</text:span>].<text:span text:style-name="T13">iloc</text:span>[<text:span text:style-name="T13">i</text:span>])</text:p>
      <text:p text:style-name="P10"><text:span text:style-name="T13">stop_loss_price</text:span> <text:span text:style-name="T8">=</text:span> <text:span text:style-name="T11">max</text:span>(<text:span text:style-name="T13">stop_loss_price</text:span>, <text:span text:style-name="T13">new_trailing_stop</text:span>)</text:p>
      <text:p text:style-name="P9"/>
      <text:p text:style-name="P10"><text:span text:style-name="T13">champion_equity</text:span>.<text:span text:style-name="T11">append</text:span>(<text:span text:style-name="T13">current_capital</text:span>)</text:p>
      <text:p text:style-name="P9"/>
      <text:p text:style-name="P10"><text:span text:style-name="T13">champion_returns</text:span> <text:span text:style-name="T8">=</text:span> <text:span text:style-name="T6">pd</text:span>.<text:span text:style-name="T6">Series</text:span>(<text:span text:style-name="T13">champion_equity</text:span>, <text:span text:style-name="T13">index</text:span><text:span text:style-name="T8">=</text:span><text:span text:style-name="T13">test_df</text:span>.<text:span text:style-name="T13">index</text:span>, <text:span text:style-name="T13">name</text:span><text:span text:style-name="T8">=</text:span><text:span text:style-name="T9">"Strategy"</text:span>).<text:span text:style-name="T11">pct_change</text:span>().<text:span text:style-name="T11">fillna</text:span>(<text:span text:style-name="T14">0</text:span>)</text:p>
      <text:p text:style-name="P10"><text:span text:style-name="T11">print</text:span>(<text:span text:style-name="T9">"True Champion Strategy backtest complete."</text:span>)</text:p>
      <text:p text:style-name="P9"/>
      <text:p text:style-name="P8"><text:soft-page-break/># ==============================================================================</text:p>
      <text:p text:style-name="P8"># --- 7. Performance Analysis and Visualization ---</text:p>
      <text:p text:style-name="P8"># ==============================================================================</text:p>
      <text:p text:style-name="P10"><text:span text:style-name="T11">print</text:span>(<text:span text:style-name="T9">"</text:span><text:span text:style-name="T15">\n</text:span><text:span text:style-name="T9">--- Performance Analysis ---"</text:span>)</text:p>
      <text:p text:style-name="P10"><text:span text:style-name="T13">benchmark_made_trades</text:span> <text:span text:style-name="T8">=</text:span> (<text:span text:style-name="T13">benchmark_returns</text:span> <text:span text:style-name="T11">!=</text:span> <text:span text:style-name="T14">0</text:span>).<text:span text:style-name="T11">any</text:span>()</text:p>
      <text:p text:style-name="P10"><text:span text:style-name="T13">champion_made_trades</text:span> <text:span text:style-name="T8">=</text:span> (<text:span text:style-name="T13">champion_returns</text:span> <text:span text:style-name="T11">!=</text:span> <text:span text:style-name="T14">0</text:span>).<text:span text:style-name="T11">any</text:span>()</text:p>
      <text:p text:style-name="P9"/>
      <text:p text:style-name="P10"><text:span text:style-name="T5">if</text:span> <text:span text:style-name="T13">benchmark_made_trades</text:span> <text:span text:style-name="T12">or</text:span> <text:span text:style-name="T13">champion_made_trades</text:span>:</text:p>
      <text:p text:style-name="P10"><text:span text:style-name="T11">print</text:span>(<text:span text:style-name="T9">"At least one strategy was active. Generating final comparative HTML report..."</text:span>)</text:p>
      <text:p text:style-name="P10"><text:span text:style-name="T6">qs</text:span>.<text:span text:style-name="T6">reports</text:span>.<text:span text:style-name="T11">html</text:span>(</text:p>
      <text:p text:style-name="P10"><text:span text:style-name="T13">champion_returns</text:span>,</text:p>
      <text:p text:style-name="P10"><text:span text:style-name="T13">benchmark</text:span><text:span text:style-name="T8">=</text:span><text:span text:style-name="T13">benchmark_returns</text:span>,</text:p>
      <text:p text:style-name="P10"><text:span text:style-name="T13">output</text:span><text:span text:style-name="T8">=</text:span><text:span text:style-name="T9">'final_comparison_report.html'</text:span>,</text:p>
      <text:p text:style-name="P10"><text:span text:style-name="T13">title</text:span><text:span text:style-name="T8">=</text:span><text:span text:style-name="T9">'The True Champion AI vs. Benchmark'</text:span>,</text:p>
      <text:p text:style-name="P10"><text:span text:style-name="T13">rf</text:span><text:span text:style-name="T8">=</text:span><text:span text:style-name="T7">RISK_FREE_RATE</text:span></text:p>
      <text:p text:style-name="P10">)</text:p>
      <text:p text:style-name="P10"><text:span text:style-name="T11">print</text:span>(<text:span text:style-name="T9">"</text:span><text:span text:style-name="T15">\n</text:span><text:span text:style-name="T9">Saved 'final_comparison_report.html'"</text:span>)</text:p>
      <text:p text:style-name="P9"/>
      <text:p text:style-name="P10"><text:span text:style-name="T6">plt</text:span>.<text:span text:style-name="T6">style</text:span>.<text:span text:style-name="T11">use</text:span>(<text:span text:style-name="T9">'dark_background'</text:span>)</text:p>
      <text:p text:style-name="P10"><text:span text:style-name="T13">fig</text:span>, <text:span text:style-name="T13">ax</text:span> <text:span text:style-name="T8">=</text:span> <text:span text:style-name="T6">plt</text:span>.<text:span text:style-name="T11">subplots</text:span>(<text:span text:style-name="T13">figsize</text:span><text:span text:style-name="T8">=</text:span>(<text:span text:style-name="T14">14</text:span>, <text:span text:style-name="T14">7</text:span>))</text:p>
      <text:p text:style-name="P9"/>
      <text:p text:style-name="P8"># Plot cumulative returns</text:p>
      <text:p text:style-name="P10">(<text:span text:style-name="T14">1</text:span> <text:span text:style-name="T8">+</text:span> <text:span text:style-name="T13">benchmark_returns</text:span>).<text:span text:style-name="T11">cumprod</text:span>().<text:span text:style-name="T13">plot</text:span>(<text:span text:style-name="T13">ax</text:span><text:span text:style-name="T8">=</text:span><text:span text:style-name="T13">ax</text:span>, <text:span text:style-name="T13">label</text:span><text:span text:style-name="T8">=</text:span><text:span text:style-name="T9">'Benchmark'</text:span>, <text:span text:style-name="T13">color</text:span><text:span text:style-name="T8">=</text:span><text:span text:style-name="T9">'cyan'</text:span>)</text:p>
      <text:p text:style-name="P10">(<text:span text:style-name="T14">1</text:span> <text:span text:style-name="T8">+</text:span> <text:span text:style-name="T13">champion_returns</text:span>).<text:span text:style-name="T11">cumprod</text:span>().<text:span text:style-name="T13">plot</text:span>(<text:span text:style-name="T13">ax</text:span><text:span text:style-name="T8">=</text:span><text:span text:style-name="T13">ax</text:span>, <text:span text:style-name="T13">label</text:span><text:span text:style-name="T8">=</text:span><text:span text:style-name="T9">'Strategy'</text:span>, <text:span text:style-name="T13">color</text:span><text:span text:style-name="T8">=</text:span><text:span text:style-name="T9">'lime'</text:span>, <text:span text:style-name="T13">linewidth</text:span><text:span text:style-name="T8">=</text:span><text:span text:style-name="T14">2</text:span>)</text:p>
      <text:p text:style-name="P9"/>
      <text:p text:style-name="P10"><text:span text:style-name="T13">ax</text:span>.<text:span text:style-name="T11">set_title</text:span>(<text:span text:style-name="T9">'Final Strategy Comparison: Equity Curves'</text:span>, <text:span text:style-name="T13">fontsize</text:span><text:span text:style-name="T8">=</text:span><text:span text:style-name="T14">16</text:span>)</text:p>
      <text:p text:style-name="P10"><text:span text:style-name="T13">ax</text:span>.<text:span text:style-name="T11">set_ylabel</text:span>(<text:span text:style-name="T9">'Cumulative Growth of $1'</text:span>)</text:p>
      <text:p text:style-name="P10"><text:span text:style-name="T13">ax</text:span>.<text:span text:style-name="T11">legend</text:span>()</text:p>
      <text:p text:style-name="P10"><text:span text:style-name="T13">ax</text:span>.<text:span text:style-name="T11">grid</text:span>(<text:span text:style-name="T12">True</text:span>, <text:span text:style-name="T13">alpha</text:span><text:span text:style-name="T8">=</text:span><text:span text:style-name="T14">0.3</text:span>)</text:p>
      <text:p text:style-name="P9"/>
      <text:p text:style-name="P10"><text:span text:style-name="T11">print</text:span>(<text:span text:style-name="T9">"</text:span><text:span text:style-name="T15">\n</text:span><text:span text:style-name="T9">Displaying final equity curve comparison plot..."</text:span>)</text:p>
      <text:p text:style-name="P10"><text:span text:style-name="T6">plt</text:span>.<text:span text:style-name="T11">show</text:span>()</text:p>
      <text:p text:style-name="P9"/>
      <text:p text:style-name="P10"><text:span text:style-name="T5">else</text:span>:</text:p>
      <text:p text:style-name="P10"><text:span text:style-name="T11">print</text:span>(<text:span text:style-name="T9">"</text:span><text:span text:style-name="T15">\n</text:span><text:span text:style-name="T9">"</text:span> <text:span text:style-name="T8">+</text:span> <text:span text:style-name="T9">"="</text:span><text:span text:style-name="T8">*</text:span><text:span text:style-name="T14">50</text:span>)</text:p>
      <text:p text:style-name="P10"><text:span text:style-name="T11">print</text:span>(<text:span text:style-name="T9">"CRITICAL FINDING: Neither strategy made any trades during the backtest period."</text:span>)</text:p>
      <text:p text:style-name="P10"><text:span text:style-name="T11">print</text:span>(<text:span text:style-name="T9">"This is a valid scientific result indicating the entry conditions were not met."</text:span>)</text:p>
      <text:p text:style-name="P10"><text:span text:style-name="T11">print</text:span>(<text:span text:style-name="T9">"="</text:span><text:span text:style-name="T8">*</text:span><text:span text:style-name="T14">50</text:span> <text:span text:style-name="T8">+</text:span> <text:span text:style-name="T9">"</text:span><text:span text:style-name="T15">\n</text:span><text:span text:style-name="T9">"</text:span>)</text:p>
      <text:p text:style-name="P7"/>
      <text:p text:style-name="P7"/>
      <text:p text:style-name="P15"><text:span text:style-name="T16">THE </text:span><text:span text:style-name="Strong_20_Emphasis"><text:span text:style-name="T16">CONFUSION MATRIX – VISUA</text:span></text:span><text:span text:style-name="Strong_20_Emphasis"><text:span text:style-name="T17">LIZATION FOR THE MISTAKES </text:span></text:span></text:p>
      <text:p text:style-name="P15"><text:soft-page-break/><text:span text:style-name="Strong_20_Emphasis"><text:span text:style-name="T16"/></text:span></text:p>
      <text:p text:style-name="P16"># ==============================================================================</text:p>
      <text:p text:style-name="P8"># Step 2.3: Evaluating Model Performance</text:p>
      <text:p text:style-name="P8"># ==============================================================================</text:p>
      <text:p text:style-name="P8"># This script performs the following actions:</text:p>
      <text:p text:style-name="P8"># 1. Loads the best saved model and the unseen test (validation) data.</text:p>
      <text:p text:style-name="P8"># 2. Makes predictions on the test data.</text:p>
      <text:p text:style-name="P8"># 3. Generates a detailed Classification Report (Precision, Recall, F1-Score).</text:p>
      <text:p text:style-name="P8"># 4. Creates and displays a visual Confusion Matrix to identify where the model</text:p>
      <text:p text:style-name="P8"># is making mistakes.</text:p>
      <text:p text:style-name="P8"># ==============================================================================</text:p>
      <text:p text:style-name="P9"/>
      <text:p text:style-name="P10"><text:span text:style-name="T5">import</text:span> <text:span text:style-name="T6">numpy</text:span> <text:span text:style-name="T5">as</text:span> <text:span text:style-name="T6">np</text:span></text:p>
      <text:p text:style-name="P10"><text:span text:style-name="T5">import</text:span> <text:span text:style-name="T6">tensorflow</text:span> <text:span text:style-name="T5">as</text:span> <text:span text:style-name="T6">tf</text:span></text:p>
      <text:p text:style-name="P10"><text:span text:style-name="T5">from</text:span> <text:span text:style-name="T6">sklearn</text:span>.<text:span text:style-name="T6">metrics</text:span> <text:span text:style-name="T5">import</text:span> <text:span text:style-name="T11">classification_report</text:span>, <text:span text:style-name="T11">confusion_matrix</text:span></text:p>
      <text:p text:style-name="P10"><text:span text:style-name="T5">import</text:span> <text:span text:style-name="T6">matplotlib</text:span>.<text:span text:style-name="T6">pyplot</text:span> <text:span text:style-name="T5">as</text:span> <text:span text:style-name="T6">plt</text:span></text:p>
      <text:p text:style-name="P10"><text:span text:style-name="T5">import</text:span> <text:span text:style-name="T6">seaborn</text:span> <text:span text:style-name="T5">as</text:span> <text:span text:style-name="T6">sns</text:span></text:p>
      <text:p text:style-name="P10"><text:span text:style-name="T5">import</text:span> <text:span text:style-name="T6">sys</text:span></text:p>
      <text:p text:style-name="P9"/>
      <text:p text:style-name="P8"># --- 1. Load the Model and Test Data ---</text:p>
      <text:p text:style-name="P9"/>
      <text:p text:style-name="P10"><text:span text:style-name="T11">print</text:span>(<text:span text:style-name="T9">"--- Loading the trained model and test data ---"</text:span>)</text:p>
      <text:p text:style-name="P9"/>
      <text:p text:style-name="P10"><text:span text:style-name="T5">try</text:span>:</text:p>
      <text:p text:style-name="P8"># Load the saved Keras model</text:p>
      <text:p text:style-name="P10"><text:span text:style-name="T13">model</text:span> <text:span text:style-name="T8">=</text:span> <text:span text:style-name="T6">tf</text:span>.keras.models.load_model(<text:span text:style-name="T9">'best_psychology_model.keras'</text:span>)</text:p>
      <text:p text:style-name="P8"># Load the test data arrays</text:p>
      <text:p text:style-name="P10"><text:span text:style-name="T13">X_test</text:span> <text:span text:style-name="T8">=</text:span> <text:span text:style-name="T6">np</text:span>.<text:span text:style-name="T11">load</text:span>(<text:span text:style-name="T9">'X_test.npy'</text:span>)</text:p>
      <text:p text:style-name="P10"><text:span text:style-name="T13">y_test</text:span> <text:span text:style-name="T8">=</text:span> <text:span text:style-name="T6">np</text:span>.<text:span text:style-name="T11">load</text:span>(<text:span text:style-name="T9">'y_test.npy'</text:span>)</text:p>
      <text:p text:style-name="P8"># Load the label names for our reports</text:p>
      <text:p text:style-name="P10"><text:span text:style-name="T13">label_classes</text:span> <text:span text:style-name="T8">=</text:span> <text:span text:style-name="T6">np</text:span>.<text:span text:style-name="T11">load</text:span>(<text:span text:style-name="T9">'label_encoder.npy'</text:span>, <text:span text:style-name="T13">allow_pickle</text:span><text:span text:style-name="T8">=</text:span><text:span text:style-name="T12">True</text:span>)</text:p>
      <text:p text:style-name="P10"><text:span text:style-name="T5">except</text:span> (<text:span text:style-name="T6">FileNotFoundError</text:span>, <text:span text:style-name="T6">IOError</text:span>) <text:span text:style-name="T5">as</text:span> <text:span text:style-name="T13">e</text:span>:</text:p>
      <text:p text:style-name="P10"><text:span text:style-name="T11">print</text:span>(<text:span text:style-name="T12">f</text:span><text:span text:style-name="T9">"FATAL ERROR: Could not load necessary files. </text:span><text:span text:style-name="T12">{</text:span><text:span text:style-name="T13">e</text:span><text:span text:style-name="T12">}</text:span><text:span text:style-name="T9">"</text:span>)</text:p>
      <text:p text:style-name="P10"><text:span text:style-name="T11">print</text:span>(<text:span text:style-name="T9">"Please ensure 'best_psychology_model.keras' and the .npy files are in the directory."</text:span>)</text:p>
      <text:p text:style-name="P10"><text:span text:style-name="T6">sys</text:span>.<text:span text:style-name="T11">exit</text:span>(<text:span text:style-name="T14">1</text:span>)</text:p>
      <text:p text:style-name="P9"/>
      <text:p text:style-name="P10"><text:span text:style-name="T11">print</text:span>(<text:span text:style-name="T9">"Model and data loaded successfully."</text:span>)</text:p>
      <text:p text:style-name="P10"><text:span text:style-name="T11">print</text:span>(<text:span text:style-name="T12">f</text:span><text:span text:style-name="T9">"Test data shape: </text:span><text:span text:style-name="T12">{</text:span><text:span text:style-name="T13">X_test</text:span>.shape<text:span text:style-name="T12">}</text:span><text:span text:style-name="T9">"</text:span>)</text:p>
      <text:p text:style-name="P9"/>
      <text:p text:style-name="P8"># --- 2. Make Predictions on the Test Data ---</text:p>
      <text:p text:style-name="P9"/>
      <text:p text:style-name="P10"><text:span text:style-name="T11">print</text:span>(<text:span text:style-name="T9">"</text:span><text:span text:style-name="T15">\n</text:span><text:span text:style-name="T9">--- Making predictions on the unseen test data ---"</text:span>)</text:p>
      <text:p text:style-name="P9"/>
      <text:p text:style-name="P8"># The model outputs probabilities for each class (e.g., [0.1, 0.05, 0.7, 0.1, 0.05])</text:p>
      <text:p text:style-name="P10"><text:soft-page-break/><text:span text:style-name="T13">y_pred_probs</text:span> <text:span text:style-name="T8">=</text:span> <text:span text:style-name="T13">model</text:span>.predict(<text:span text:style-name="T13">X_test</text:span>)</text:p>
      <text:p text:style-name="P9"/>
      <text:p text:style-name="P8"># We take the index of the highest probability as our final prediction</text:p>
      <text:p text:style-name="P8"># For [0.1, 0.05, 0.7, 0.1, 0.05], the index is 2, which corresponds to 'Herd'</text:p>
      <text:p text:style-name="P10"><text:span text:style-name="T13">y_pred_classes</text:span> <text:span text:style-name="T8">=</text:span> <text:span text:style-name="T6">np</text:span>.<text:span text:style-name="T11">argmax</text:span>(<text:span text:style-name="T13">y_pred_probs</text:span>, <text:span text:style-name="T13">axis</text:span><text:span text:style-name="T8">=</text:span><text:span text:style-name="T14">1</text:span>)</text:p>
      <text:p text:style-name="P9"/>
      <text:p text:style-name="P8"># --- 3. Generate the Classification Report ---</text:p>
      <text:p text:style-name="P9"/>
      <text:p text:style-name="P10"><text:span text:style-name="T11">print</text:span>(<text:span text:style-name="T9">"</text:span><text:span text:style-name="T15">\n</text:span><text:span text:style-name="T9">--- Classification Report ---"</text:span>)</text:p>
      <text:p text:style-name="P8"># This report provides a detailed breakdown of the model's performance for each class</text:p>
      <text:p text:style-name="P8"># - Precision: Of all the times the model predicted a class, how often was it correct?</text:p>
      <text:p text:style-name="P8"># - Recall: Of all the actual instances of a class, how many did the model correctly identify?</text:p>
      <text:p text:style-name="P8"># - F1-Score: A weighted average of Precision and Recall.</text:p>
      <text:p text:style-name="P10"><text:span text:style-name="T13">report</text:span> <text:span text:style-name="T8">=</text:span> <text:span text:style-name="T11">classification_report</text:span>(<text:span text:style-name="T13">y_test</text:span>, <text:span text:style-name="T13">y_pred_classes</text:span>, <text:span text:style-name="T13">target_names</text:span><text:span text:style-name="T8">=</text:span><text:span text:style-name="T13">label_classes</text:span>)</text:p>
      <text:p text:style-name="P10"><text:span text:style-name="T11">print</text:span>(<text:span text:style-name="T13">report</text:span>)</text:p>
      <text:p text:style-name="P9"/>
      <text:p text:style-name="P8"># --- 4. Generate and Visualize the Confusion Matrix ---</text:p>
      <text:p text:style-name="P9"/>
      <text:p text:style-name="P10"><text:span text:style-name="T11">print</text:span>(<text:span text:style-name="T9">"</text:span><text:span text:style-name="T15">\n</text:span><text:span text:style-name="T9">--- Generating Confusion Matrix ---"</text:span>)</text:p>
      <text:p text:style-name="P8"># The confusion matrix shows how many times the model confused one class for another.</text:p>
      <text:p text:style-name="P8"># The rows are the TRUE labels, and the columns are the PREDICTED labels.</text:p>
      <text:p text:style-name="P10"><text:span text:style-name="T13">cm</text:span> <text:span text:style-name="T8">=</text:span> <text:span text:style-name="T11">confusion_matrix</text:span>(<text:span text:style-name="T13">y_test</text:span>, <text:span text:style-name="T13">y_pred_classes</text:span>)</text:p>
      <text:p text:style-name="P9"/>
      <text:p text:style-name="P8"># Plotting the confusion matrix for better visual interpretation</text:p>
      <text:p text:style-name="P10"><text:span text:style-name="T6">plt</text:span>.<text:span text:style-name="T11">figure</text:span>(<text:span text:style-name="T13">figsize</text:span><text:span text:style-name="T8">=</text:span>(<text:span text:style-name="T14">10</text:span>, <text:span text:style-name="T14">8</text:span>))</text:p>
      <text:p text:style-name="P10"><text:span text:style-name="T6">sns</text:span>.<text:span text:style-name="T11">heatmap</text:span>(<text:span text:style-name="T13">cm</text:span>, <text:span text:style-name="T13">annot</text:span><text:span text:style-name="T8">=</text:span><text:span text:style-name="T12">True</text:span>, <text:span text:style-name="T13">fmt</text:span><text:span text:style-name="T8">=</text:span><text:span text:style-name="T9">'d'</text:span>, <text:span text:style-name="T13">cmap</text:span><text:span text:style-name="T8">=</text:span><text:span text:style-name="T9">'Blues'</text:span>,</text:p>
      <text:p text:style-name="P10"><text:span text:style-name="T13">xticklabels</text:span><text:span text:style-name="T8">=</text:span><text:span text:style-name="T13">label_classes</text:span>, <text:span text:style-name="T13">yticklabels</text:span><text:span text:style-name="T8">=</text:span><text:span text:style-name="T13">label_classes</text:span>)</text:p>
      <text:p text:style-name="P9"/>
      <text:p text:style-name="P10"><text:span text:style-name="T6">plt</text:span>.<text:span text:style-name="T11">title</text:span>(<text:span text:style-name="T9">'Confusion Matrix: Model Predictions vs. True Labels'</text:span>, <text:span text:style-name="T13">fontsize</text:span><text:span text:style-name="T8">=</text:span><text:span text:style-name="T14">16</text:span>)</text:p>
      <text:p text:style-name="P10"><text:span text:style-name="T6">plt</text:span>.<text:span text:style-name="T11">ylabel</text:span>(<text:span text:style-name="T9">'True Label'</text:span>, <text:span text:style-name="T13">fontsize</text:span><text:span text:style-name="T8">=</text:span><text:span text:style-name="T14">12</text:span>)</text:p>
      <text:p text:style-name="P10"><text:span text:style-name="T6">plt</text:span>.<text:span text:style-name="T11">xlabel</text:span>(<text:span text:style-name="T9">'Predicted Label'</text:span>, <text:span text:style-name="T13">fontsize</text:span><text:span text:style-name="T8">=</text:span><text:span text:style-name="T14">12</text:span>)</text:p>
      <text:p text:style-name="P10"><text:span text:style-name="T6">plt</text:span>.<text:span text:style-name="T11">show</text:span>()</text:p>
      <text:p text:style-name="P9"/>
      <text:p text:style-name="P10"><text:span text:style-name="T11">print</text:span>(<text:span text:style-name="T9">"</text:span><text:span text:style-name="T15">\n</text:span><text:span text:style-name="T9">--- Step 2.3 Complete ---"</text:span>)</text:p>
      <text:p text:style-name="P10"><text:span text:style-name="T11">print</text:span>(<text:span text:style-name="T9">"Review the Classification Report and the Confusion Matrix plot to assess the model's performance."</text:span>)</text:p>
      <text:p text:style-name="P17"/>
      <text:p text:style-name="P18"/>
      <text:p text:style-name="P18"/>
      <text:p text:style-name="P18">MONTE CARLO SCRIPT FOR THE CHAMPION -BEHAVIORAL STRATEGY </text:p>
      <text:p text:style-name="P19"/>
      <text:p text:style-name="P20"><text:soft-page-break/># ==============================================================================</text:p>
      <text:p text:style-name="P8"># COMPLETE BACKTESTING &amp; SIMULATION SCRIPT</text:p>
      <text:p text:style-name="P8"># ==============================================================================</text:p>
      <text:p text:style-name="P8"># This single file loads the AI model, runs a fast 10,000-trial Monte Carlo</text:p>
      <text:p text:style-name="P8"># simulation, and generates a comprehensive 4-panel analysis dashboard.</text:p>
      <text:p text:style-name="P8"># ==============================================================================</text:p>
      <text:p text:style-name="P9"/>
      <text:p text:style-name="P8"># --- REQUIRED IMPORTS ---</text:p>
      <text:p text:style-name="P10"><text:span text:style-name="T5">import</text:span> <text:span text:style-name="T6">pandas</text:span> <text:span text:style-name="T5">as</text:span> <text:span text:style-name="T6">pd</text:span></text:p>
      <text:p text:style-name="P10"><text:span text:style-name="T5">import</text:span> <text:span text:style-name="T6">numpy</text:span> <text:span text:style-name="T5">as</text:span> <text:span text:style-name="T6">np</text:span></text:p>
      <text:p text:style-name="P10"><text:span text:style-name="T5">import</text:span> <text:span text:style-name="T6">tensorflow</text:span> <text:span text:style-name="T5">as</text:span> <text:span text:style-name="T6">tf</text:span></text:p>
      <text:p text:style-name="P10"><text:span text:style-name="T5">from</text:span> <text:span text:style-name="T6">sklearn</text:span>.<text:span text:style-name="T6">preprocessing</text:span> <text:span text:style-name="T5">import</text:span> <text:span text:style-name="T6">MinMaxScaler</text:span></text:p>
      <text:p text:style-name="P10"><text:span text:style-name="T5">import</text:span> <text:span text:style-name="T6">matplotlib</text:span>.<text:span text:style-name="T6">pyplot</text:span> <text:span text:style-name="T5">as</text:span> <text:span text:style-name="T6">plt</text:span></text:p>
      <text:p text:style-name="P10"><text:span text:style-name="T5">import</text:span> <text:span text:style-name="T6">sys</text:span></text:p>
      <text:p text:style-name="P10"><text:span text:style-name="T5">from</text:span> <text:span text:style-name="T6">tqdm</text:span> <text:span text:style-name="T5">import</text:span> <text:span text:style-name="T6">tqdm</text:span></text:p>
      <text:p text:style-name="P9"/>
      <text:p text:style-name="P8"># --- 1. Configuration and Parameters ---</text:p>
      <text:p text:style-name="P10"><text:span text:style-name="T7">INITIAL_CAPITAL</text:span> <text:span text:style-name="T8">=</text:span> <text:span text:style-name="T14">100000</text:span></text:p>
      <text:p text:style-name="P10"><text:span text:style-name="T7">COMMISSION_RATE</text:span> <text:span text:style-name="T8">=</text:span> <text:span text:style-name="T14">0.0001</text:span></text:p>
      <text:p text:style-name="P10"><text:span text:style-name="T13">lookback_window</text:span> <text:span text:style-name="T8">=</text:span> <text:span text:style-name="T14">60</text:span></text:p>
      <text:p text:style-name="P9"/>
      <text:p text:style-name="P8"># --- File Paths ---</text:p>
      <text:p text:style-name="P10"><text:span text:style-name="T7">MODEL_FILE</text:span> <text:span text:style-name="T8">=</text:span> <text:span text:style-name="T9">'best_psychology_model.keras'</text:span></text:p>
      <text:p text:style-name="P10"><text:span text:style-name="T7">SCALER_FILE</text:span> <text:span text:style-name="T8">=</text:span> <text:span text:style-name="T9">'scaler_params.npy'</text:span></text:p>
      <text:p text:style-name="P10"><text:span text:style-name="T7">ENCODER_FILE</text:span> <text:span text:style-name="T8">=</text:span> <text:span text:style-name="T9">'label_encoder.npy'</text:span></text:p>
      <text:p text:style-name="P10"><text:span text:style-name="T7">TEST_DATA_FILE</text:span> <text:span text:style-name="T8">=</text:span> <text:span text:style-name="T9">'/home/tripled/backtest_data/OUT OF SAMPLE TEST 15 PERCENT.csv'</text:span></text:p>
      <text:p text:style-name="P9"/>
      <text:p text:style-name="P8"># --- 2. Load Core AI Assets and Test Data ---</text:p>
      <text:p text:style-name="P10"><text:span text:style-name="T11">print</text:span>(<text:span text:style-name="T9">"--- Loading all required assets for final backtesting ---"</text:span>)</text:p>
      <text:p text:style-name="P10"><text:span text:style-name="T5">try</text:span>:</text:p>
      <text:p text:style-name="P10"><text:span text:style-name="T13">model</text:span> <text:span text:style-name="T8">=</text:span> <text:span text:style-name="T6">tf</text:span>.keras.models.load_model(<text:span text:style-name="T7">MODEL_FILE</text:span>)</text:p>
      <text:p text:style-name="P10"><text:span text:style-name="T13">scaler_params</text:span> <text:span text:style-name="T8">=</text:span> <text:span text:style-name="T6">np</text:span>.<text:span text:style-name="T11">load</text:span>(<text:span text:style-name="T7">SCALER_FILE</text:span>, <text:span text:style-name="T13">allow_pickle</text:span><text:span text:style-name="T8">=</text:span><text:span text:style-name="T12">True</text:span>)</text:p>
      <text:p text:style-name="P10"><text:span text:style-name="T13">scaler</text:span> <text:span text:style-name="T8">=</text:span> <text:span text:style-name="T6">MinMaxScaler</text:span>()</text:p>
      <text:p text:style-name="P10"><text:span text:style-name="T13">scaler</text:span>.<text:span text:style-name="T13">min_</text:span>, <text:span text:style-name="T13">scaler</text:span>.<text:span text:style-name="T13">scale_</text:span> <text:span text:style-name="T8">=</text:span> <text:span text:style-name="T13">scaler_params</text:span>[<text:span text:style-name="T14">0</text:span>], <text:span text:style-name="T13">scaler_params</text:span>[<text:span text:style-name="T14">1</text:span>]</text:p>
      <text:p text:style-name="P10"><text:span text:style-name="T13">label_classes</text:span> <text:span text:style-name="T8">=</text:span> <text:span text:style-name="T6">np</text:span>.<text:span text:style-name="T11">load</text:span>(<text:span text:style-name="T7">ENCODER_FILE</text:span>, <text:span text:style-name="T13">allow_pickle</text:span><text:span text:style-name="T8">=</text:span><text:span text:style-name="T12">True</text:span>)</text:p>
      <text:p text:style-name="P10"><text:span text:style-name="T13">test_df</text:span> <text:span text:style-name="T8">=</text:span> <text:span text:style-name="T6">pd</text:span>.<text:span text:style-name="T11">read_csv</text:span>(<text:span text:style-name="T7">TEST_DATA_FILE</text:span>, <text:span text:style-name="T13">index_col</text:span><text:span text:style-name="T8">=</text:span><text:span text:style-name="T9">'Datetime'</text:span>, <text:span text:style-name="T13">parse_dates</text:span><text:span text:style-name="T8">=</text:span><text:span text:style-name="T12">True</text:span>)</text:p>
      <text:p text:style-name="P10"><text:span text:style-name="T5">except</text:span> (<text:span text:style-name="T6">FileNotFoundError</text:span>, <text:span text:style-name="T6">IOError</text:span>) <text:span text:style-name="T5">as</text:span> <text:span text:style-name="T13">e</text:span>:</text:p>
      <text:p text:style-name="P10"><text:span text:style-name="T11">print</text:span>(<text:span text:style-name="T12">f</text:span><text:span text:style-name="T9">"FATAL ERROR: Could not load necessary files. </text:span><text:span text:style-name="T12">{</text:span><text:span text:style-name="T13">e</text:span><text:span text:style-name="T12">}</text:span><text:span text:style-name="T9">"</text:span>)</text:p>
      <text:p text:style-name="P10"><text:span text:style-name="T6">sys</text:span>.<text:span text:style-name="T11">exit</text:span>(<text:span text:style-name="T14">1</text:span>)</text:p>
      <text:p text:style-name="P9"/>
      <text:p text:style-name="P8"># --- 3. Calculate All Features from Scratch ---</text:p>
      <text:p text:style-name="P10"><text:span text:style-name="T11">print</text:span>(<text:span text:style-name="T9">"</text:span><text:span text:style-name="T15">\n</text:span><text:span text:style-name="T9">--- Calculating all indicators on the test set from scratch... ---"</text:span>)</text:p>
      <text:p text:style-name="P10"><text:span text:style-name="T13">test_df</text:span>[<text:span text:style-name="T9">'tr1'</text:span>] <text:span text:style-name="T8">=</text:span> <text:span text:style-name="T13">test_df</text:span>[<text:span text:style-name="T9">'High'</text:span>] <text:span text:style-name="T11">-</text:span> <text:span text:style-name="T13">test_df</text:span>[<text:span text:style-name="T9">'Low'</text:span>]</text:p>
      <text:p text:style-name="P10"><text:span text:style-name="T13">test_df</text:span>[<text:span text:style-name="T9">'tr2'</text:span>] <text:span text:style-name="T8">=</text:span> <text:span text:style-name="T6">np</text:span>.<text:span text:style-name="T13">abs</text:span>(<text:span text:style-name="T13">test_df</text:span>[<text:span text:style-name="T9">'High'</text:span>] <text:span text:style-name="T11">-</text:span> <text:span text:style-name="T13">test_df</text:span>[<text:span text:style-name="T9">'Close'</text:span>].<text:span text:style-name="T11">shift</text:span>(<text:span text:style-name="T14">1</text:span>))</text:p>
      <text:p text:style-name="P10"><text:span text:style-name="T13">test_df</text:span>[<text:span text:style-name="T9">'tr3'</text:span>] <text:span text:style-name="T8">=</text:span> <text:span text:style-name="T6">np</text:span>.<text:span text:style-name="T13">abs</text:span>(<text:span text:style-name="T13">test_df</text:span>[<text:span text:style-name="T9">'Low'</text:span>] <text:span text:style-name="T11">-</text:span> <text:span text:style-name="T13">test_df</text:span>[<text:span text:style-name="T9">'Close'</text:span>].<text:span text:style-name="T11">shift</text:span>(<text:span text:style-name="T14">1</text:span>))</text:p>
      <text:p text:style-name="P10"><text:soft-page-break/><text:span text:style-name="T13">test_df</text:span>[<text:span text:style-name="T9">'true_range'</text:span>] <text:span text:style-name="T8">=</text:span> <text:span text:style-name="T13">test_df</text:span>[[<text:span text:style-name="T9">'tr1'</text:span>, <text:span text:style-name="T9">'tr2'</text:span>, <text:span text:style-name="T9">'tr3'</text:span>]].<text:span text:style-name="T11">max</text:span>(<text:span text:style-name="T13">axis</text:span><text:span text:style-name="T8">=</text:span><text:span text:style-name="T14">1</text:span>)</text:p>
      <text:p text:style-name="P10"><text:span text:style-name="T13">test_df</text:span>[<text:span text:style-name="T9">'atr'</text:span>] <text:span text:style-name="T8">=</text:span> <text:span text:style-name="T13">test_df</text:span>[<text:span text:style-name="T9">'true_range'</text:span>].<text:span text:style-name="T11">rolling</text:span>(<text:span text:style-name="T13">window</text:span><text:span text:style-name="T8">=</text:span><text:span text:style-name="T14">14</text:span>).<text:span text:style-name="T11">mean</text:span>()</text:p>
      <text:p text:style-name="P10"><text:span text:style-name="T13">test_df</text:span>[<text:span text:style-name="T9">'return_2H'</text:span>] <text:span text:style-name="T8">=</text:span> <text:span text:style-name="T13">test_df</text:span>[<text:span text:style-name="T9">'Close'</text:span>].<text:span text:style-name="T11">pct_change</text:span>(<text:span text:style-name="T13">periods</text:span><text:span text:style-name="T8">=</text:span><text:span text:style-name="T14">2</text:span>)</text:p>
      <text:p text:style-name="P10"><text:span text:style-name="T13">test_df</text:span>[<text:span text:style-name="T9">'return_5H'</text:span>] <text:span text:style-name="T8">=</text:span> <text:span text:style-name="T13">test_df</text:span>[<text:span text:style-name="T9">'Close'</text:span>].<text:span text:style-name="T11">pct_change</text:span>(<text:span text:style-name="T13">periods</text:span><text:span text:style-name="T8">=</text:span><text:span text:style-name="T14">5</text:span>)</text:p>
      <text:p text:style-name="P10"><text:span text:style-name="T13">test_df</text:span>[<text:span text:style-name="T9">'return_60H'</text:span>] <text:span text:style-name="T8">=</text:span> <text:span text:style-name="T13">test_df</text:span>[<text:span text:style-name="T9">'Close'</text:span>].<text:span text:style-name="T11">pct_change</text:span>(<text:span text:style-name="T13">periods</text:span><text:span text:style-name="T8">=</text:span><text:span text:style-name="T13">lookback_window</text:span>)</text:p>
      <text:p text:style-name="P10"><text:span text:style-name="T13">test_df</text:span>[<text:span text:style-name="T9">'volume_ratio'</text:span>] <text:span text:style-name="T8">=</text:span> <text:span text:style-name="T13">test_df</text:span>[<text:span text:style-name="T9">'Volume'</text:span>] <text:span text:style-name="T11">/</text:span> <text:span text:style-name="T13">test_df</text:span>[<text:span text:style-name="T9">'Volume'</text:span>].<text:span text:style-name="T11">rolling</text:span>(<text:span text:style-name="T13">window</text:span><text:span text:style-name="T8">=</text:span><text:span text:style-name="T13">lookback_window</text:span>).<text:span text:style-name="T11">mean</text:span>()</text:p>
      <text:p text:style-name="P10"><text:span text:style-name="T13">test_df</text:span>[<text:span text:style-name="T9">'atr_ratio'</text:span>] <text:span text:style-name="T8">=</text:span> <text:span text:style-name="T13">test_df</text:span>[<text:span text:style-name="T9">'atr'</text:span>] <text:span text:style-name="T11">/</text:span> <text:span text:style-name="T13">test_df</text:span>[<text:span text:style-name="T9">'atr'</text:span>].<text:span text:style-name="T11">rolling</text:span>(<text:span text:style-name="T13">window</text:span><text:span text:style-name="T8">=</text:span><text:span text:style-name="T13">lookback_window</text:span>).<text:span text:style-name="T11">mean</text:span>()</text:p>
      <text:p text:style-name="P10"><text:span text:style-name="T13">test_df</text:span>.<text:span text:style-name="T11">dropna</text:span>(<text:span text:style-name="T13">inplace</text:span><text:span text:style-name="T8">=</text:span><text:span text:style-name="T12">True</text:span>)</text:p>
      <text:p text:style-name="P10"><text:span text:style-name="T13">feature_columns</text:span> <text:span text:style-name="T8">=</text:span> [<text:span text:style-name="T9">'Close'</text:span>, <text:span text:style-name="T9">'Volume'</text:span>, <text:span text:style-name="T9">'atr'</text:span>, <text:span text:style-name="T9">'return_2H'</text:span>, <text:span text:style-name="T9">'return_5H'</text:span>, <text:span text:style-name="T9">'return_60H'</text:span>, <text:span text:style-name="T9">'volume_ratio'</text:span>, <text:span text:style-name="T9">'atr_ratio'</text:span>]</text:p>
      <text:p text:style-name="P10"><text:span text:style-name="T11">print</text:span>(<text:span text:style-name="T12">f</text:span><text:span text:style-name="T9">"Final, untouched test data prepared: </text:span><text:span text:style-name="T12">{</text:span><text:span text:style-name="T13">test_df</text:span>.<text:span text:style-name="T13">index</text:span>.<text:span text:style-name="T11">min</text:span>()<text:span text:style-name="T12">}</text:span><text:span text:style-name="T9"> to </text:span><text:span text:style-name="T12">{</text:span><text:span text:style-name="T13">test_df</text:span>.<text:span text:style-name="T13">index</text:span>.<text:span text:style-name="T11">max</text:span>()<text:span text:style-name="T12">}</text:span><text:span text:style-name="T9"> (</text:span><text:span text:style-name="T12">{</text:span><text:span text:style-name="T11">len</text:span>(<text:span text:style-name="T13">test_df</text:span>)<text:span text:style-name="T12">}</text:span><text:span text:style-name="T9"> rows)"</text:span>)</text:p>
      <text:p text:style-name="P9"/>
      <text:p text:style-name="P8"># ==============================================================================</text:p>
      <text:p text:style-name="P8"># --- 8. FASTER True Monte Carlo Simulation (Vectorized &amp; Batched) ---</text:p>
      <text:p text:style-name="P8"># ==============================================================================</text:p>
      <text:p text:style-name="P10"><text:span text:style-name="T11">print</text:span>(<text:span text:style-name="T9">"</text:span><text:span text:style-name="T15">\n</text:span><text:span text:style-name="T9">--- Running FASTER True (Path-Generating) Monte Carlo Simulation ---"</text:span>)</text:p>
      <text:p text:style-name="P9"/>
      <text:p text:style-name="P10"><text:span text:style-name="T12">def</text:span> <text:span text:style-name="T11">create_batched_windows</text:span>(<text:span text:style-name="T13">data</text:span>, <text:span text:style-name="T13">window_size</text:span>):</text:p>
      <text:p text:style-name="P10"><text:span text:style-name="T13">shape</text:span> <text:span text:style-name="T8">=</text:span> (<text:span text:style-name="T13">data</text:span>.shape[<text:span text:style-name="T14">0</text:span>] <text:span text:style-name="T8">-</text:span> <text:span text:style-name="T13">window_size</text:span> <text:span text:style-name="T8">+</text:span> <text:span text:style-name="T14">1</text:span>, <text:span text:style-name="T13">window_size</text:span>, <text:span text:style-name="T13">data</text:span>.shape[<text:span text:style-name="T14">1</text:span>])</text:p>
      <text:p text:style-name="P10"><text:span text:style-name="T13">strides</text:span> <text:span text:style-name="T8">=</text:span> (<text:span text:style-name="T13">data</text:span>.strides[<text:span text:style-name="T14">0</text:span>], <text:span text:style-name="T13">data</text:span>.strides[<text:span text:style-name="T14">0</text:span>], <text:span text:style-name="T13">data</text:span>.strides[<text:span text:style-name="T14">1</text:span>])</text:p>
      <text:p text:style-name="P10"><text:span text:style-name="T5">return</text:span> <text:span text:style-name="T6">np</text:span>.<text:span text:style-name="T6">lib</text:span>.<text:span text:style-name="T6">stride_tricks</text:span>.<text:span text:style-name="T11">as_strided</text:span>(<text:span text:style-name="T13">data</text:span>, <text:span text:style-name="T13">shape</text:span><text:span text:style-name="T8">=</text:span><text:span text:style-name="T13">shape</text:span>, <text:span text:style-name="T13">strides</text:span><text:span text:style-name="T8">=</text:span><text:span text:style-name="T13">strides</text:span>)</text:p>
      <text:p text:style-name="P9"/>
      <text:p text:style-name="P10"><text:span text:style-name="T13">log_returns</text:span> <text:span text:style-name="T8">=</text:span> <text:span text:style-name="T6">np</text:span>.<text:span text:style-name="T13">log</text:span>(<text:span text:style-name="T13">test_df</text:span>[<text:span text:style-name="T9">'Close'</text:span>] <text:span text:style-name="T11">/</text:span> <text:span text:style-name="T13">test_df</text:span>[<text:span text:style-name="T9">'Close'</text:span>].<text:span text:style-name="T11">shift</text:span>(<text:span text:style-name="T14">1</text:span>))</text:p>
      <text:p text:style-name="P10"><text:span text:style-name="T13">mu</text:span> <text:span text:style-name="T8">=</text:span> <text:span text:style-name="T13">log_returns</text:span>.<text:span text:style-name="T11">mean</text:span>()</text:p>
      <text:p text:style-name="P10"><text:span text:style-name="T13">sigma</text:span> <text:span text:style-name="T8">=</text:span> <text:span text:style-name="T13">log_returns</text:span>.<text:span text:style-name="T11">std</text:span>()</text:p>
      <text:p text:style-name="P10"><text:span text:style-name="T13">initial_price</text:span> <text:span text:style-name="T8">=</text:span> <text:span text:style-name="T13">test_df</text:span>[<text:span text:style-name="T9">'Close'</text:span>].<text:span text:style-name="T13">iloc</text:span>[<text:span text:style-name="T14">0</text:span>]</text:p>
      <text:p text:style-name="P10"><text:span text:style-name="T13">simulation_days</text:span> <text:span text:style-name="T8">=</text:span> <text:span text:style-name="T11">len</text:span>(<text:span text:style-name="T13">test_df</text:span>)</text:p>
      <text:p text:style-name="P8"># =================================================</text:p>
      <text:p text:style-name="P10"><text:span text:style-name="T13">n_simulations</text:span> <text:span text:style-name="T8">=</text:span> <text:span text:style-name="T14">10000</text:span> <text:span text:style-name="T10"># &lt;--- THE ONLY CHANGE</text:span></text:p>
      <text:p text:style-name="P8"># =================================================</text:p>
      <text:p text:style-name="P9"/>
      <text:p text:style-name="P10"><text:span text:style-name="T13">equity_curves</text:span> <text:span text:style-name="T8">=</text:span> []</text:p>
      <text:p text:style-name="P10"><text:span text:style-name="T13">final_equities_gbm</text:span> <text:span text:style-name="T8">=</text:span> []</text:p>
      <text:p text:style-name="P10"><text:span text:style-name="T11">print</text:span>(<text:span text:style-name="T12">f</text:span><text:span text:style-name="T9">"Running </text:span><text:span text:style-name="T12">{</text:span><text:span text:style-name="T13">n_simulations</text:span><text:span text:style-name="T12">}</text:span><text:span text:style-name="T9"> full backtest simulations (optimized)..."</text:span>)</text:p>
      <text:p text:style-name="P10"><text:span text:style-name="T11">print</text:span>(<text:span text:style-name="T9">"NOTE: This will take a significant amount of time. Please be patient."</text:span>)</text:p>
      <text:p text:style-name="P9"/>
      <text:p text:style-name="P10"><text:span text:style-name="T5">for</text:span> <text:span text:style-name="T13">i</text:span> <text:span text:style-name="T11">in</text:span> <text:span text:style-name="T6">tqdm</text:span>(<text:span text:style-name="T6">range</text:span>(<text:span text:style-name="T13">n_simulations</text:span>)):</text:p>
      <text:p text:style-name="P10"><text:span text:style-name="T13">synthetic_prices</text:span> <text:span text:style-name="T8">=</text:span> [<text:span text:style-name="T13">initial_price</text:span>]</text:p>
      <text:p text:style-name="P10"><text:span text:style-name="T5">for</text:span> <text:span text:style-name="T13">_</text:span> <text:span text:style-name="T5">in</text:span> <text:span text:style-name="T6">range</text:span>(<text:span text:style-name="T14">1</text:span>, <text:span text:style-name="T13">simulation_days</text:span>):</text:p>
      <text:p text:style-name="P10"><text:span text:style-name="T13">dt</text:span> <text:span text:style-name="T8">=</text:span> <text:span text:style-name="T14">1</text:span></text:p>
      <text:p text:style-name="P10"><text:span text:style-name="T13">random_shock</text:span> <text:span text:style-name="T8">=</text:span> <text:span text:style-name="T6">np</text:span>.<text:span text:style-name="T6">random</text:span>.<text:span text:style-name="T13">normal</text:span>(<text:span text:style-name="T14">0</text:span>, <text:span text:style-name="T14">1</text:span>)</text:p>
      <text:p text:style-name="P10"><text:span text:style-name="T13">price_t</text:span> <text:span text:style-name="T8">=</text:span> <text:span text:style-name="T13">synthetic_prices</text:span>[<text:span text:style-name="T8">-</text:span><text:span text:style-name="T14">1</text:span>] <text:span text:style-name="T8">*</text:span> <text:span text:style-name="T6">np</text:span>.<text:span text:style-name="T13">exp</text:span>((<text:span text:style-name="T13">mu</text:span> <text:span text:style-name="T8">-</text:span> <text:span text:style-name="T14">0.5</text:span> <text:span text:style-name="T8">*</text:span> <text:span text:style-name="T13">sigma</text:span><text:span text:style-name="T8">**</text:span><text:span text:style-name="T14">2</text:span>) <text:span text:style-name="T8">*</text:span> <text:span text:style-name="T13">dt</text:span> <text:span text:style-name="T8">+</text:span> <text:span text:style-name="T13">sigma</text:span> <text:span text:style-name="T8">*</text:span> <text:span text:style-name="T6">np</text:span>.<text:span text:style-name="T13">sqrt</text:span>(<text:span text:style-name="T13">dt</text:span>) <text:span text:style-name="T8">*</text:span> <text:span text:style-name="T13">random_shock</text:span>)</text:p>
      <text:p text:style-name="P10"><text:soft-page-break/><text:span text:style-name="T13">synthetic_prices</text:span>.<text:span text:style-name="T11">append</text:span>(<text:span text:style-name="T13">price_t</text:span>)</text:p>
      <text:p text:style-name="P10"><text:span text:style-name="T13">synthetic_df</text:span> <text:span text:style-name="T8">=</text:span> <text:span text:style-name="T6">pd</text:span>.<text:span text:style-name="T6">DataFrame</text:span>(<text:span text:style-name="T13">synthetic_prices</text:span>, <text:span text:style-name="T13">index</text:span><text:span text:style-name="T8">=</text:span><text:span text:style-name="T13">test_df</text:span>.<text:span text:style-name="T13">index</text:span>, <text:span text:style-name="T13">columns</text:span><text:span text:style-name="T8">=</text:span>[<text:span text:style-name="T9">'Close'</text:span>])</text:p>
      <text:p text:style-name="P10"><text:span text:style-name="T13">price_volatility</text:span> <text:span text:style-name="T8">=</text:span> <text:span text:style-name="T13">synthetic_df</text:span>[<text:span text:style-name="T9">'Close'</text:span>].<text:span text:style-name="T11">pct_change</text:span>().<text:span text:style-name="T11">std</text:span>() <text:span text:style-name="T8">*</text:span> <text:span text:style-name="T14">0.5</text:span></text:p>
      <text:p text:style-name="P10"><text:span text:style-name="T13">synthetic_df</text:span>[<text:span text:style-name="T9">'High'</text:span>] <text:span text:style-name="T8">=</text:span> <text:span text:style-name="T13">synthetic_df</text:span>[<text:span text:style-name="T9">'Close'</text:span>] <text:span text:style-name="T11">*</text:span> (<text:span text:style-name="T14">1</text:span> <text:span text:style-name="T8">+</text:span> <text:span text:style-name="T6">np</text:span>.<text:span text:style-name="T6">random</text:span>.<text:span text:style-name="T13">uniform</text:span>(<text:span text:style-name="T14">0</text:span>, <text:span text:style-name="T13">price_volatility</text:span>, <text:span text:style-name="T13">size</text:span><text:span text:style-name="T8">=</text:span><text:span text:style-name="T11">len</text:span>(<text:span text:style-name="T13">synthetic_df</text:span>)))</text:p>
      <text:p text:style-name="P10"><text:span text:style-name="T13">synthetic_df</text:span>[<text:span text:style-name="T9">'Low'</text:span>] <text:span text:style-name="T8">=</text:span> <text:span text:style-name="T13">synthetic_df</text:span>[<text:span text:style-name="T9">'Close'</text:span>] <text:span text:style-name="T11">*</text:span> (<text:span text:style-name="T14">1</text:span> <text:span text:style-name="T8">-</text:span> <text:span text:style-name="T6">np</text:span>.<text:span text:style-name="T6">random</text:span>.<text:span text:style-name="T13">uniform</text:span>(<text:span text:style-name="T14">0</text:span>, <text:span text:style-name="T13">price_volatility</text:span>, <text:span text:style-name="T13">size</text:span><text:span text:style-name="T8">=</text:span><text:span text:style-name="T11">len</text:span>(<text:span text:style-name="T13">synthetic_df</text:span>)))</text:p>
      <text:p text:style-name="P10"><text:span text:style-name="T13">synthetic_df</text:span>[<text:span text:style-name="T9">'Volume'</text:span>] <text:span text:style-name="T8">=</text:span> <text:span text:style-name="T6">np</text:span>.<text:span text:style-name="T6">random</text:span>.<text:span text:style-name="T13">choice</text:span>(<text:span text:style-name="T13">test_df</text:span>[<text:span text:style-name="T9">'Volume'</text:span>], <text:span text:style-name="T13">size</text:span><text:span text:style-name="T8">=</text:span><text:span text:style-name="T11">len</text:span>(<text:span text:style-name="T13">synthetic_df</text:span>), <text:span text:style-name="T13">replace</text:span><text:span text:style-name="T8">=</text:span><text:span text:style-name="T12">True</text:span>)</text:p>
      <text:p text:style-name="P10"><text:span text:style-name="T13">synthetic_df</text:span>[<text:span text:style-name="T9">'tr1'</text:span>] <text:span text:style-name="T8">=</text:span> <text:span text:style-name="T13">synthetic_df</text:span>[<text:span text:style-name="T9">'High'</text:span>] <text:span text:style-name="T11">-</text:span> <text:span text:style-name="T13">synthetic_df</text:span>[<text:span text:style-name="T9">'Low'</text:span>]</text:p>
      <text:p text:style-name="P10"><text:span text:style-name="T13">synthetic_df</text:span>[<text:span text:style-name="T9">'tr2'</text:span>] <text:span text:style-name="T8">=</text:span> <text:span text:style-name="T6">np</text:span>.<text:span text:style-name="T13">abs</text:span>(<text:span text:style-name="T13">synthetic_df</text:span>[<text:span text:style-name="T9">'High'</text:span>] <text:span text:style-name="T11">-</text:span> <text:span text:style-name="T13">synthetic_df</text:span>[<text:span text:style-name="T9">'Close'</text:span>].<text:span text:style-name="T11">shift</text:span>(<text:span text:style-name="T14">1</text:span>))</text:p>
      <text:p text:style-name="P10"><text:span text:style-name="T13">synthetic_df</text:span>[<text:span text:style-name="T9">'tr3'</text:span>] <text:span text:style-name="T8">=</text:span> <text:span text:style-name="T6">np</text:span>.<text:span text:style-name="T13">abs</text:span>(<text:span text:style-name="T13">synthetic_df</text:span>[<text:span text:style-name="T9">'Low'</text:span>] <text:span text:style-name="T11">-</text:span> <text:span text:style-name="T13">synthetic_df</text:span>[<text:span text:style-name="T9">'Close'</text:span>].<text:span text:style-name="T11">shift</text:span>(<text:span text:style-name="T14">1</text:span>))</text:p>
      <text:p text:style-name="P10"><text:span text:style-name="T13">synthetic_df</text:span>[<text:span text:style-name="T9">'true_range'</text:span>] <text:span text:style-name="T8">=</text:span> <text:span text:style-name="T13">synthetic_df</text:span>[[<text:span text:style-name="T9">'tr1'</text:span>, <text:span text:style-name="T9">'tr2'</text:span>, <text:span text:style-name="T9">'tr3'</text:span>]].<text:span text:style-name="T11">max</text:span>(<text:span text:style-name="T13">axis</text:span><text:span text:style-name="T8">=</text:span><text:span text:style-name="T14">1</text:span>)</text:p>
      <text:p text:style-name="P10"><text:span text:style-name="T13">synthetic_df</text:span>[<text:span text:style-name="T9">'atr'</text:span>] <text:span text:style-name="T8">=</text:span> <text:span text:style-name="T13">synthetic_df</text:span>[<text:span text:style-name="T9">'true_range'</text:span>].<text:span text:style-name="T11">rolling</text:span>(<text:span text:style-name="T13">window</text:span><text:span text:style-name="T8">=</text:span><text:span text:style-name="T14">14</text:span>).<text:span text:style-name="T11">mean</text:span>()</text:p>
      <text:p text:style-name="P10"><text:span text:style-name="T13">synthetic_df</text:span>[<text:span text:style-name="T9">'return_2H'</text:span>] <text:span text:style-name="T8">=</text:span> <text:span text:style-name="T13">synthetic_df</text:span>[<text:span text:style-name="T9">'Close'</text:span>].<text:span text:style-name="T11">pct_change</text:span>(<text:span text:style-name="T13">periods</text:span><text:span text:style-name="T8">=</text:span><text:span text:style-name="T14">2</text:span>)</text:p>
      <text:p text:style-name="P10"><text:span text:style-name="T13">synthetic_df</text:span>[<text:span text:style-name="T9">'return_5H'</text:span>] <text:span text:style-name="T8">=</text:span> <text:span text:style-name="T13">synthetic_df</text:span>[<text:span text:style-name="T9">'Close'</text:span>].<text:span text:style-name="T11">pct_change</text:span>(<text:span text:style-name="T13">periods</text:span><text:span text:style-name="T8">=</text:span><text:span text:style-name="T14">5</text:span>)</text:p>
      <text:p text:style-name="P10"><text:span text:style-name="T13">synthetic_df</text:span>[<text:span text:style-name="T9">'return_60H'</text:span>] <text:span text:style-name="T8">=</text:span> <text:span text:style-name="T13">synthetic_df</text:span>[<text:span text:style-name="T9">'Close'</text:span>].<text:span text:style-name="T11">pct_change</text:span>(<text:span text:style-name="T13">periods</text:span><text:span text:style-name="T8">=</text:span><text:span text:style-name="T13">lookback_window</text:span>)</text:p>
      <text:p text:style-name="P10"><text:span text:style-name="T13">synthetic_df</text:span>[<text:span text:style-name="T9">'volume_ratio'</text:span>] <text:span text:style-name="T8">=</text:span> <text:span text:style-name="T13">synthetic_df</text:span>[<text:span text:style-name="T9">'Volume'</text:span>] <text:span text:style-name="T11">/</text:span> <text:span text:style-name="T13">synthetic_df</text:span>[<text:span text:style-name="T9">'Volume'</text:span>].<text:span text:style-name="T11">rolling</text:span>(<text:span text:style-name="T13">window</text:span><text:span text:style-name="T8">=</text:span><text:span text:style-name="T13">lookback_window</text:span>).<text:span text:style-name="T11">mean</text:span>()</text:p>
      <text:p text:style-name="P10"><text:span text:style-name="T13">synthetic_df</text:span>[<text:span text:style-name="T9">'atr_ratio'</text:span>] <text:span text:style-name="T8">=</text:span> <text:span text:style-name="T13">synthetic_df</text:span>[<text:span text:style-name="T9">'atr'</text:span>] <text:span text:style-name="T11">/</text:span> <text:span text:style-name="T13">synthetic_df</text:span>[<text:span text:style-name="T9">'atr'</text:span>].<text:span text:style-name="T11">rolling</text:span>(<text:span text:style-name="T13">window</text:span><text:span text:style-name="T8">=</text:span><text:span text:style-name="T13">lookback_window</text:span>).<text:span text:style-name="T11">mean</text:span>()</text:p>
      <text:p text:style-name="P10"><text:span text:style-name="T13">synthetic_df</text:span>.<text:span text:style-name="T11">dropna</text:span>(<text:span text:style-name="T13">inplace</text:span><text:span text:style-name="T8">=</text:span><text:span text:style-name="T12">True</text:span>)</text:p>
      <text:p text:style-name="P10"><text:span text:style-name="T5">if</text:span> <text:span text:style-name="T11">len</text:span>(<text:span text:style-name="T13">synthetic_df</text:span>) <text:span text:style-name="T8">&lt;</text:span> <text:span text:style-name="T13">lookback_window</text:span>: <text:span text:style-name="T5">continue</text:span></text:p>
      <text:p text:style-name="P10"><text:span text:style-name="T13">feature_data</text:span> <text:span text:style-name="T8">=</text:span> <text:span text:style-name="T13">synthetic_df</text:span>[<text:span text:style-name="T13">feature_columns</text:span>].<text:span text:style-name="T13">values</text:span></text:p>
      <text:p text:style-name="P10"><text:span text:style-name="T13">batched_windows</text:span> <text:span text:style-name="T8">=</text:span> <text:span text:style-name="T11">create_batched_windows</text:span>(<text:span text:style-name="T13">feature_data</text:span>, <text:span text:style-name="T13">lookback_window</text:span>)</text:p>
      <text:p text:style-name="P10"><text:span text:style-name="T13">n_samples</text:span>, <text:span text:style-name="T13">window_len</text:span>, <text:span text:style-name="T13">n_features</text:span> <text:span text:style-name="T8">=</text:span> <text:span text:style-name="T13">batched_windows</text:span>.<text:span text:style-name="T13">shape</text:span></text:p>
      <text:p text:style-name="P10"><text:span text:style-name="T13">reshaped_for_scaling</text:span> <text:span text:style-name="T8">=</text:span> <text:span text:style-name="T13">batched_windows</text:span>.<text:span text:style-name="T11">reshape</text:span>(<text:span text:style-name="T13">n_samples</text:span> <text:span text:style-name="T8">*</text:span> <text:span text:style-name="T13">window_len</text:span>, <text:span text:style-name="T13">n_features</text:span>)</text:p>
      <text:p text:style-name="P10"><text:span text:style-name="T13">reshaped_for_scaling</text:span>[<text:span text:style-name="T11">~</text:span><text:span text:style-name="T6">np</text:span>.<text:span text:style-name="T13">isfinite</text:span>(<text:span text:style-name="T13">reshaped_for_scaling</text:span>)] <text:span text:style-name="T8">=</text:span> <text:span text:style-name="T14">0</text:span></text:p>
      <text:p text:style-name="P10"><text:span text:style-name="T13">scaled_features</text:span> <text:span text:style-name="T8">=</text:span> <text:span text:style-name="T13">scaler</text:span>.<text:span text:style-name="T11">transform</text:span>(<text:span text:style-name="T13">reshaped_for_scaling</text:span>)</text:p>
      <text:p text:style-name="P10"><text:span text:style-name="T13">scaled_windows</text:span> <text:span text:style-name="T8">=</text:span> <text:span text:style-name="T13">scaled_features</text:span>.<text:span text:style-name="T11">reshape</text:span>(<text:span text:style-name="T13">n_samples</text:span>, <text:span text:style-name="T13">window_len</text:span>, <text:span text:style-name="T13">n_features</text:span>)</text:p>
      <text:p text:style-name="P10"><text:span text:style-name="T13">prediction_probs</text:span> <text:span text:style-name="T8">=</text:span> <text:span text:style-name="T13">model</text:span>.predict(<text:span text:style-name="T13">scaled_windows</text:span>, <text:span text:style-name="T13">verbose</text:span><text:span text:style-name="T8">=</text:span><text:span text:style-name="T14">0</text:span>, <text:span text:style-name="T13">batch_size</text:span><text:span text:style-name="T8">=</text:span><text:span text:style-name="T14">2048</text:span>) <text:span text:style-name="T10"># Increased batch size for performance</text:span></text:p>
      <text:p text:style-name="P10"><text:span text:style-name="T13">predicted_indices</text:span> <text:span text:style-name="T8">=</text:span> <text:span text:style-name="T6">np</text:span>.<text:span text:style-name="T11">argmax</text:span>(<text:span text:style-name="T13">prediction_probs</text:span>, <text:span text:style-name="T13">axis</text:span><text:span text:style-name="T8">=</text:span><text:span text:style-name="T14">1</text:span>)</text:p>
      <text:p text:style-name="P10"><text:span text:style-name="T13">all_ai_states</text:span> <text:span text:style-name="T8">=</text:span> <text:span text:style-name="T13">label_classes</text:span>[<text:span text:style-name="T13">predicted_indices</text:span>]</text:p>
      <text:p text:style-name="P10"><text:span text:style-name="T13">position</text:span>, <text:span text:style-name="T13">entry_price</text:span>, <text:span text:style-name="T13">stop_loss_price</text:span> <text:span text:style-name="T8">=</text:span> <text:span text:style-name="T14">0</text:span>, <text:span text:style-name="T14">0</text:span>, <text:span text:style-name="T14">0</text:span></text:p>
      <text:p text:style-name="P10"><text:span text:style-name="T13">champion_equity_sim</text:span> <text:span text:style-name="T8">=</text:span> [<text:span text:style-name="T7">INITIAL_CAPITAL</text:span>] <text:span text:style-name="T8">*</text:span> <text:span text:style-name="T13">lookback_window</text:span></text:p>
      <text:p text:style-name="P10"><text:span text:style-name="T13">ai_state_history</text:span> <text:span text:style-name="T8">=</text:span> []</text:p>
      <text:p text:style-name="P10"><text:span text:style-name="T13">persistence_filter</text:span> <text:span text:style-name="T8">=</text:span> <text:span text:style-name="T14">3</text:span></text:p>
      <text:p text:style-name="P10"><text:span text:style-name="T5">for</text:span> <text:span text:style-name="T13">j</text:span> <text:span text:style-name="T5">in</text:span> <text:span text:style-name="T6">range</text:span>(<text:span text:style-name="T11">len</text:span>(<text:span text:style-name="T13">all_ai_states</text:span>)):</text:p>
      <text:p text:style-name="P10"><text:span text:style-name="T13">sim_idx</text:span> <text:span text:style-name="T8">=</text:span> <text:span text:style-name="T13">j</text:span> <text:span text:style-name="T8">+</text:span> <text:span text:style-name="T13">lookback_window</text:span> <text:span text:style-name="T8">-</text:span> <text:span text:style-name="T14">1</text:span></text:p>
      <text:p text:style-name="P10"><text:span text:style-name="T13">current_price</text:span> <text:span text:style-name="T8">=</text:span> <text:span text:style-name="T13">synthetic_df</text:span>[<text:span text:style-name="T9">'Close'</text:span>].<text:span text:style-name="T13">iloc</text:span>[<text:span text:style-name="T13">sim_idx</text:span>]</text:p>
      <text:p text:style-name="P10"><text:span text:style-name="T13">previous_price</text:span> <text:span text:style-name="T8">=</text:span> <text:span text:style-name="T13">synthetic_df</text:span>[<text:span text:style-name="T9">'Close'</text:span>].<text:span text:style-name="T13">iloc</text:span>[<text:span text:style-name="T13">sim_idx</text:span> <text:span text:style-name="T8">-</text:span> <text:span text:style-name="T14">1</text:span>]</text:p>
      <text:p text:style-name="P10"><text:span text:style-name="T13">current_capital</text:span> <text:span text:style-name="T8">=</text:span> <text:span text:style-name="T13">champion_equity_sim</text:span>[<text:span text:style-name="T8">-</text:span><text:span text:style-name="T14">1</text:span>]</text:p>
      <text:p text:style-name="P10"><text:span text:style-name="T5">if</text:span> <text:span text:style-name="T13">position</text:span> <text:span text:style-name="T8">==</text:span> <text:span text:style-name="T14">1</text:span>: <text:span text:style-name="T13">current_capital</text:span> <text:span text:style-name="T8">*=</text:span> (<text:span text:style-name="T13">current_price</text:span> <text:span text:style-name="T8">/</text:span> <text:span text:style-name="T13">previous_price</text:span>)</text:p>
      <text:p text:style-name="P10"><text:span text:style-name="T13">ai_state</text:span> <text:span text:style-name="T8">=</text:span> <text:span text:style-name="T13">all_ai_states</text:span>[<text:span text:style-name="T13">j</text:span>]</text:p>
      <text:p text:style-name="P10"><text:span text:style-name="T5">if</text:span> <text:span text:style-name="T13">position</text:span> <text:span text:style-name="T8">==</text:span> <text:span text:style-name="T14">1</text:span> <text:span text:style-name="T12">and</text:span> (<text:span text:style-name="T13">current_price</text:span> <text:span text:style-name="T8">&lt;=</text:span> <text:span text:style-name="T13">stop_loss_price</text:span> <text:span text:style-name="T12">or</text:span> <text:span text:style-name="T13">ai_state</text:span> <text:span text:style-name="T12">in</text:span> [<text:span text:style-name="T9">'Panic'</text:span>, <text:span text:style-name="T9">'Correction'</text:span>]):</text:p>
      <text:p text:style-name="P10"><text:soft-page-break/><text:span text:style-name="T13">exit_price</text:span> <text:span text:style-name="T8">=</text:span> <text:span text:style-name="T13">stop_loss_price</text:span> <text:span text:style-name="T5">if</text:span> <text:span text:style-name="T13">current_price</text:span> <text:span text:style-name="T8">&lt;=</text:span> <text:span text:style-name="T13">stop_loss_price</text:span> <text:span text:style-name="T5">else</text:span> <text:span text:style-name="T13">current_price</text:span></text:p>
      <text:p text:style-name="P10"><text:span text:style-name="T13">current_capital</text:span> <text:span text:style-name="T8">=</text:span> <text:span text:style-name="T13">champion_equity_sim</text:span>[<text:span text:style-name="T8">-</text:span><text:span text:style-name="T14">1</text:span>] <text:span text:style-name="T8">*</text:span> (<text:span text:style-name="T13">exit_price</text:span> <text:span text:style-name="T8">/</text:span> <text:span text:style-name="T13">previous_price</text:span>)</text:p>
      <text:p text:style-name="P10"><text:span text:style-name="T13">current_capital</text:span> <text:span text:style-name="T8">*=</text:span> (<text:span text:style-name="T14">1</text:span> <text:span text:style-name="T8">-</text:span> <text:span text:style-name="T7">COMMISSION_RATE</text:span>)</text:p>
      <text:p text:style-name="P10"><text:span text:style-name="T13">position</text:span> <text:span text:style-name="T8">=</text:span> <text:span text:style-name="T14">0</text:span></text:p>
      <text:p text:style-name="P10"><text:span text:style-name="T5">if</text:span> <text:span text:style-name="T13">position</text:span> <text:span text:style-name="T8">==</text:span> <text:span text:style-name="T14">0</text:span>:</text:p>
      <text:p text:style-name="P10"><text:span text:style-name="T13">ai_state_history</text:span>.<text:span text:style-name="T11">append</text:span>(<text:span text:style-name="T13">ai_state</text:span>)</text:p>
      <text:p text:style-name="P10"><text:span text:style-name="T5">if</text:span> <text:span text:style-name="T11">len</text:span>(<text:span text:style-name="T13">ai_state_history</text:span>) <text:span text:style-name="T8">&gt;</text:span> <text:span text:style-name="T13">persistence_filter</text:span>: <text:span text:style-name="T13">ai_state_history</text:span>.<text:span text:style-name="T11">pop</text:span>(<text:span text:style-name="T14">0</text:span>)</text:p>
      <text:p text:style-name="P10"><text:span text:style-name="T13">is_stable_herd</text:span> <text:span text:style-name="T8">=</text:span> (<text:span text:style-name="T11">len</text:span>(<text:span text:style-name="T13">ai_state_history</text:span>) <text:span text:style-name="T8">==</text:span> <text:span text:style-name="T13">persistence_filter</text:span> <text:span text:style-name="T12">and</text:span> <text:span text:style-name="T11">all</text:span>(<text:span text:style-name="T13">s</text:span> <text:span text:style-name="T8">==</text:span> <text:span text:style-name="T9">'Herd'</text:span> <text:span text:style-name="T5">for</text:span> <text:span text:style-name="T13">s</text:span> <text:span text:style-name="T5">in</text:span> <text:span text:style-name="T13">ai_state_history</text:span>))</text:p>
      <text:p text:style-name="P10"><text:span text:style-name="T5">if</text:span> <text:span text:style-name="T13">is_stable_herd</text:span>:</text:p>
      <text:p text:style-name="P10"><text:span text:style-name="T13">position</text:span> <text:span text:style-name="T8">=</text:span> <text:span text:style-name="T14">1</text:span></text:p>
      <text:p text:style-name="P10"><text:span text:style-name="T13">entry_price</text:span> <text:span text:style-name="T8">=</text:span> <text:span text:style-name="T13">current_price</text:span></text:p>
      <text:p text:style-name="P10"><text:span text:style-name="T13">current_capital</text:span> <text:span text:style-name="T8">*=</text:span> (<text:span text:style-name="T14">1</text:span> <text:span text:style-name="T8">-</text:span> <text:span text:style-name="T7">COMMISSION_RATE</text:span>)</text:p>
      <text:p text:style-name="P10"><text:span text:style-name="T13">stop_loss_price</text:span> <text:span text:style-name="T8">=</text:span> <text:span text:style-name="T13">entry_price</text:span> <text:span text:style-name="T8">-</text:span> (<text:span text:style-name="T14">2</text:span> <text:span text:style-name="T8">*</text:span> <text:span text:style-name="T13">synthetic_df</text:span>[<text:span text:style-name="T9">'atr'</text:span>].<text:span text:style-name="T13">iloc</text:span>[<text:span text:style-name="T13">sim_idx</text:span>])</text:p>
      <text:p text:style-name="P10"><text:span text:style-name="T5">if</text:span> <text:span text:style-name="T13">position</text:span> <text:span text:style-name="T8">==</text:span> <text:span text:style-name="T14">1</text:span> <text:span text:style-name="T12">and</text:span> <text:span text:style-name="T13">ai_state</text:span> <text:span text:style-name="T12">in</text:span> [<text:span text:style-name="T9">'Herd'</text:span>, <text:span text:style-name="T9">'FOMO'</text:span>]:</text:p>
      <text:p text:style-name="P10"><text:span text:style-name="T13">new_trailing_stop</text:span> <text:span text:style-name="T8">=</text:span> <text:span text:style-name="T13">current_price</text:span> <text:span text:style-name="T8">-</text:span> (<text:span text:style-name="T14">1</text:span> <text:span text:style-name="T8">*</text:span> <text:span text:style-name="T13">synthetic_df</text:span>[<text:span text:style-name="T9">'atr'</text:span>].<text:span text:style-name="T13">iloc</text:span>[<text:span text:style-name="T13">sim_idx</text:span>])</text:p>
      <text:p text:style-name="P10"><text:span text:style-name="T13">stop_loss_price</text:span> <text:span text:style-name="T8">=</text:span> <text:span text:style-name="T11">max</text:span>(<text:span text:style-name="T13">stop_loss_price</text:span>, <text:span text:style-name="T13">new_trailing_stop</text:span>)</text:p>
      <text:p text:style-name="P10"><text:span text:style-name="T13">champion_equity_sim</text:span>.<text:span text:style-name="T11">append</text:span>(<text:span text:style-name="T13">current_capital</text:span>)</text:p>
      <text:p text:style-name="P10"><text:span text:style-name="T13">final_equities_gbm</text:span>.<text:span text:style-name="T11">append</text:span>(<text:span text:style-name="T13">champion_equity_sim</text:span>[<text:span text:style-name="T8">-</text:span><text:span text:style-name="T14">1</text:span>])</text:p>
      <text:p text:style-name="P10"><text:span text:style-name="T13">equity_curves</text:span>.<text:span text:style-name="T11">append</text:span>(<text:span text:style-name="T13">champion_equity_sim</text:span>)</text:p>
      <text:p text:style-name="P9"/>
      <text:p text:style-name="P8"># ==============================================================================</text:p>
      <text:p text:style-name="P8"># --- 9. Comprehensive Analysis Suite with Risk-Reward Profiling ---</text:p>
      <text:p text:style-name="P8"># ==============================================================================</text:p>
      <text:p text:style-name="P10"><text:span text:style-name="T11">print</text:span>(<text:span text:style-name="T9">"</text:span><text:span text:style-name="T15">\n</text:span><text:span text:style-name="T9">Generating comprehensive analysis dashboard with Risk-Reward plot..."</text:span>)</text:p>
      <text:p text:style-name="P9"/>
      <text:p text:style-name="P10"><text:span text:style-name="T13">final_returns</text:span> <text:span text:style-name="T8">=</text:span> (<text:span text:style-name="T6">np</text:span>.<text:span text:style-name="T11">array</text:span>(<text:span text:style-name="T13">final_equities_gbm</text:span>) <text:span text:style-name="T11">/</text:span> <text:span text:style-name="T7">INITIAL_CAPITAL</text:span> <text:span text:style-name="T11">-</text:span> <text:span text:style-name="T14">1</text:span>) <text:span text:style-name="T11">*</text:span> <text:span text:style-name="T14">100</text:span></text:p>
      <text:p text:style-name="P10"><text:span text:style-name="T13">mean_final_equity</text:span> <text:span text:style-name="T8">=</text:span> <text:span text:style-name="T6">np</text:span>.<text:span text:style-name="T11">mean</text:span>(<text:span text:style-name="T13">final_equities_gbm</text:span>)</text:p>
      <text:p text:style-name="P10"><text:span text:style-name="T13">median_final_equity</text:span> <text:span text:style-name="T8">=</text:span> <text:span text:style-name="T6">np</text:span>.<text:span text:style-name="T11">median</text:span>(<text:span text:style-name="T13">final_equities_gbm</text:span>)</text:p>
      <text:p text:style-name="P10"><text:span text:style-name="T13">percentile_5</text:span> <text:span text:style-name="T8">=</text:span> <text:span text:style-name="T6">np</text:span>.<text:span text:style-name="T11">percentile</text:span>(<text:span text:style-name="T13">final_equities_gbm</text:span>, <text:span text:style-name="T14">5</text:span>)</text:p>
      <text:p text:style-name="P10"><text:span text:style-name="T13">percentile_95</text:span> <text:span text:style-name="T8">=</text:span> <text:span text:style-name="T6">np</text:span>.<text:span text:style-name="T11">percentile</text:span>(<text:span text:style-name="T13">final_equities_gbm</text:span>, <text:span text:style-name="T14">95</text:span>)</text:p>
      <text:p text:style-name="P10"><text:span text:style-name="T13">probability_of_profit</text:span> <text:span text:style-name="T8">=</text:span> (<text:span text:style-name="T6">np</text:span>.<text:span text:style-name="T11">array</text:span>(<text:span text:style-name="T13">final_equities_gbm</text:span>) <text:span text:style-name="T11">&gt;</text:span> <text:span text:style-name="T7">INITIAL_CAPITAL</text:span>).<text:span text:style-name="T11">mean</text:span>() <text:span text:style-name="T8">*</text:span> <text:span text:style-name="T14">100</text:span></text:p>
      <text:p text:style-name="P10"><text:span text:style-name="T13">max_drawdowns</text:span> <text:span text:style-name="T8">=</text:span> []</text:p>
      <text:p text:style-name="P10"><text:span text:style-name="T5">for</text:span> <text:span text:style-name="T13">curve</text:span> <text:span text:style-name="T5">in</text:span> <text:span text:style-name="T13">equity_curves</text:span>:</text:p>
      <text:p text:style-name="P10"><text:span text:style-name="T13">equity_series</text:span> <text:span text:style-name="T8">=</text:span> <text:span text:style-name="T6">pd</text:span>.<text:span text:style-name="T6">Series</text:span>(<text:span text:style-name="T13">curve</text:span>)</text:p>
      <text:p text:style-name="P10"><text:span text:style-name="T13">running_max</text:span> <text:span text:style-name="T8">=</text:span> <text:span text:style-name="T13">equity_series</text:span>.<text:span text:style-name="T11">cummax</text:span>()</text:p>
      <text:p text:style-name="P10"><text:span text:style-name="T13">drawdown</text:span> <text:span text:style-name="T8">=</text:span> (<text:span text:style-name="T13">equity_series</text:span> <text:span text:style-name="T11">-</text:span> <text:span text:style-name="T13">running_max</text:span>) <text:span text:style-name="T11">/</text:span> <text:span text:style-name="T13">running_max</text:span></text:p>
      <text:p text:style-name="P10"><text:span text:style-name="T13">max_drawdowns</text:span>.<text:span text:style-name="T11">append</text:span>(<text:span text:style-name="T13">drawdown</text:span>.<text:span text:style-name="T11">min</text:span>())</text:p>
      <text:p text:style-name="P10"><text:span text:style-name="T13">max_drawdowns_pct</text:span> <text:span text:style-name="T8">=</text:span> <text:span text:style-name="T6">np</text:span>.<text:span text:style-name="T11">array</text:span>(<text:span text:style-name="T13">max_drawdowns</text:span>) <text:span text:style-name="T11">*</text:span> <text:span text:style-name="T14">100</text:span></text:p>
      <text:p text:style-name="P9"/>
      <text:p text:style-name="P10"><text:span text:style-name="T6">plt</text:span>.<text:span text:style-name="T6">style</text:span>.<text:span text:style-name="T11">use</text:span>(<text:span text:style-name="T9">'dark_background'</text:span>)</text:p>
      <text:p text:style-name="P10"><text:span text:style-name="T13">fig</text:span>, <text:span text:style-name="T13">axes</text:span> <text:span text:style-name="T8">=</text:span> <text:span text:style-name="T6">plt</text:span>.<text:span text:style-name="T11">subplots</text:span>(<text:span text:style-name="T14">2</text:span>, <text:span text:style-name="T14">2</text:span>, <text:span text:style-name="T13">figsize</text:span><text:span text:style-name="T8">=</text:span>(<text:span text:style-name="T14">20</text:span>, <text:span text:style-name="T14">16</text:span>), <text:span text:style-name="T13">gridspec_kw</text:span><text:span text:style-name="T8">=</text:span>{<text:span text:style-name="T9">'height_ratios'</text:span>: [<text:span text:style-name="T14">2</text:span>, <text:span text:style-name="T14">2</text:span>]})</text:p>
      <text:p text:style-name="P10"><text:span text:style-name="T13">fig</text:span>.<text:span text:style-name="T11">suptitle</text:span>(<text:span text:style-name="T9">'Comprehensive Monte Carlo Analysis (10000 Simulations)'</text:span>, <text:span text:style-name="T13">fontsize</text:span><text:span text:style-name="T8">=</text:span><text:span text:style-name="T14">24</text:span>)</text:p>
      <text:p text:style-name="P9"/>
      <text:p text:style-name="P10"><text:span text:style-name="T13">ax1</text:span> <text:span text:style-name="T8">=</text:span> <text:span text:style-name="T13">axes</text:span>[<text:span text:style-name="T14">0</text:span>, <text:span text:style-name="T14">0</text:span>]</text:p>
      <text:p text:style-name="P10"><text:soft-page-break/><text:span text:style-name="T13">ax1</text:span>.hist(<text:span text:style-name="T13">final_equities_gbm</text:span>, <text:span text:style-name="T13">bins</text:span><text:span text:style-name="T8">=</text:span><text:span text:style-name="T14">100</text:span>, <text:span text:style-name="T13">color</text:span><text:span text:style-name="T8">=</text:span><text:span text:style-name="T9">'royalblue'</text:span>, <text:span text:style-name="T13">alpha</text:span><text:span text:style-name="T8">=</text:span><text:span text:style-name="T14">0.8</text:span>, <text:span text:style-name="T13">edgecolor</text:span><text:span text:style-name="T8">=</text:span><text:span text:style-name="T9">'white'</text:span>, <text:span text:style-name="T13">linewidth</text:span><text:span text:style-name="T8">=</text:span><text:span text:style-name="T14">0.5</text:span>) <text:span text:style-name="T10"># More bins for smoother plot</text:span></text:p>
      <text:p text:style-name="P10"><text:span text:style-name="T13">ax1</text:span>.axvline(<text:span text:style-name="T7">INITIAL_CAPITAL</text:span>, <text:span text:style-name="T13">color</text:span><text:span text:style-name="T8">=</text:span><text:span text:style-name="T9">'yellow'</text:span>, <text:span text:style-name="T13">linestyle</text:span><text:span text:style-name="T8">=</text:span><text:span text:style-name="T9">'-'</text:span>, <text:span text:style-name="T13">linewidth</text:span><text:span text:style-name="T8">=</text:span><text:span text:style-name="T14">2</text:span>, <text:span text:style-name="T13">label</text:span><text:span text:style-name="T8">=</text:span><text:span text:style-name="T12">f</text:span><text:span text:style-name="T9">'Initial Capital: $</text:span><text:span text:style-name="T12">{</text:span><text:span text:style-name="T7">INITIAL_CAPITAL</text:span><text:span text:style-name="T12">:,.2f}</text:span><text:span text:style-name="T9">'</text:span>)</text:p>
      <text:p text:style-name="P10"><text:span text:style-name="T13">ax1</text:span>.axvline(<text:span text:style-name="T13">mean_final_equity</text:span>, <text:span text:style-name="T13">color</text:span><text:span text:style-name="T8">=</text:span><text:span text:style-name="T9">'red'</text:span>, <text:span text:style-name="T13">linestyle</text:span><text:span text:style-name="T8">=</text:span><text:span text:style-name="T9">'--'</text:span>, <text:span text:style-name="T13">linewidth</text:span><text:span text:style-name="T8">=</text:span><text:span text:style-name="T14">2</text:span>, <text:span text:style-name="T13">label</text:span><text:span text:style-name="T8">=</text:span><text:span text:style-name="T12">f</text:span><text:span text:style-name="T9">'Mean: $</text:span><text:span text:style-name="T12">{</text:span><text:span text:style-name="T13">mean_final_equity</text:span><text:span text:style-name="T12">:,.2f}</text:span><text:span text:style-name="T9">'</text:span>)</text:p>
      <text:p text:style-name="P10"><text:span text:style-name="T13">ax1</text:span>.axvline(<text:span text:style-name="T13">median_final_equity</text:span>, <text:span text:style-name="T13">color</text:span><text:span text:style-name="T8">=</text:span><text:span text:style-name="T9">'lime'</text:span>, <text:span text:style-name="T13">linestyle</text:span><text:span text:style-name="T8">=</text:span><text:span text:style-name="T9">':'</text:span>, <text:span text:style-name="T13">linewidth</text:span><text:span text:style-name="T8">=</text:span><text:span text:style-name="T14">3</text:span>, <text:span text:style-name="T13">label</text:span><text:span text:style-name="T8">=</text:span><text:span text:style-name="T12">f</text:span><text:span text:style-name="T9">'Median: $</text:span><text:span text:style-name="T12">{</text:span><text:span text:style-name="T13">median_final_equity</text:span><text:span text:style-name="T12">:,.2f}</text:span><text:span text:style-name="T9">'</text:span>)</text:p>
      <text:p text:style-name="P10"><text:span text:style-name="T13">ax1</text:span>.axvline(<text:span text:style-name="T13">percentile_5</text:span>, <text:span text:style-name="T13">color</text:span><text:span text:style-name="T8">=</text:span><text:span text:style-name="T9">'orange'</text:span>, <text:span text:style-name="T13">linestyle</text:span><text:span text:style-name="T8">=</text:span><text:span text:style-name="T9">'--'</text:span>, <text:span text:style-name="T13">linewidth</text:span><text:span text:style-name="T8">=</text:span><text:span text:style-name="T14">2</text:span>, <text:span text:style-name="T13">label</text:span><text:span text:style-name="T8">=</text:span><text:span text:style-name="T12">f</text:span><text:span text:style-name="T9">'5th Percentile: $</text:span><text:span text:style-name="T12">{</text:span><text:span text:style-name="T13">percentile_5</text:span><text:span text:style-name="T12">:,.2f}</text:span><text:span text:style-name="T9">'</text:span>)</text:p>
      <text:p text:style-name="P10"><text:span text:style-name="T13">ax1</text:span>.axvline(<text:span text:style-name="T13">percentile_95</text:span>, <text:span text:style-name="T13">color</text:span><text:span text:style-name="T8">=</text:span><text:span text:style-name="T9">'cyan'</text:span>, <text:span text:style-name="T13">linestyle</text:span><text:span text:style-name="T8">=</text:span><text:span text:style-name="T9">'--'</text:span>, <text:span text:style-name="T13">linewidth</text:span><text:span text:style-name="T8">=</text:span><text:span text:style-name="T14">2</text:span>, <text:span text:style-name="T13">label</text:span><text:span text:style-name="T8">=</text:span><text:span text:style-name="T12">f</text:span><text:span text:style-name="T9">'95th Percentile: $</text:span><text:span text:style-name="T12">{</text:span><text:span text:style-name="T13">percentile_95</text:span><text:span text:style-name="T12">:,.2f}</text:span><text:span text:style-name="T9">'</text:span>)</text:p>
      <text:p text:style-name="P10"><text:span text:style-name="T13">ax1</text:span>.set_title(<text:span text:style-name="T9">'Distribution of Final Equity'</text:span>, <text:span text:style-name="T13">fontsize</text:span><text:span text:style-name="T8">=</text:span><text:span text:style-name="T14">16</text:span>)</text:p>
      <text:p text:style-name="P10"><text:span text:style-name="T13">ax1</text:span>.set_xlabel(<text:span text:style-name="T9">'Final Portfolio Value ($)'</text:span>, <text:span text:style-name="T13">fontsize</text:span><text:span text:style-name="T8">=</text:span><text:span text:style-name="T14">12</text:span>)</text:p>
      <text:p text:style-name="P10"><text:span text:style-name="T13">ax1</text:span>.set_ylabel(<text:span text:style-name="T9">'Frequency'</text:span>, <text:span text:style-name="T13">fontsize</text:span><text:span text:style-name="T8">=</text:span><text:span text:style-name="T14">12</text:span>)</text:p>
      <text:p text:style-name="P10"><text:span text:style-name="T13">ax1</text:span>.legend(<text:span text:style-name="T13">loc</text:span><text:span text:style-name="T8">=</text:span><text:span text:style-name="T9">'upper right'</text:span>)</text:p>
      <text:p text:style-name="P10"><text:span text:style-name="T13">ax1</text:span>.grid(<text:span text:style-name="T12">True</text:span>, <text:span text:style-name="T13">linestyle</text:span><text:span text:style-name="T8">=</text:span><text:span text:style-name="T9">'--'</text:span>, <text:span text:style-name="T13">alpha</text:span><text:span text:style-name="T8">=</text:span><text:span text:style-name="T14">0.2</text:span>)</text:p>
      <text:p text:style-name="P9"/>
      <text:p text:style-name="P10"><text:span text:style-name="T13">ax2</text:span> <text:span text:style-name="T8">=</text:span> <text:span text:style-name="T13">axes</text:span>[<text:span text:style-name="T14">0</text:span>, <text:span text:style-name="T14">1</text:span>]</text:p>
      <text:p text:style-name="P10"><text:span text:style-name="T5">for</text:span> <text:span text:style-name="T13">i</text:span>, <text:span text:style-name="T13">curve</text:span> <text:span text:style-name="T5">in</text:span> <text:span text:style-name="T6">enumerate</text:span>(<text:span text:style-name="T13">equity_curves</text:span>[:<text:span text:style-name="T14">200</text:span>]): <text:span text:style-name="T10"># Show more sample paths</text:span></text:p>
      <text:p text:style-name="P10"><text:span text:style-name="T13">ax2</text:span>.plot(<text:span text:style-name="T13">curve</text:span>, <text:span text:style-name="T13">color</text:span><text:span text:style-name="T8">=</text:span><text:span text:style-name="T9">'cyan'</text:span>, <text:span text:style-name="T13">alpha</text:span><text:span text:style-name="T8">=</text:span><text:span text:style-name="T14">0.1</text:span>)</text:p>
      <text:p text:style-name="P10"><text:span text:style-name="T13">ax2</text:span>.plot(<text:span text:style-name="T13">equity_curves</text:span>[<text:span text:style-name="T14">0</text:span>], <text:span text:style-name="T13">color</text:span><text:span text:style-name="T8">=</text:span><text:span text:style-name="T9">'cyan'</text:span>, <text:span text:style-name="T13">alpha</text:span><text:span text:style-name="T8">=</text:span><text:span text:style-name="T14">0.5</text:span>, <text:span text:style-name="T13">label</text:span><text:span text:style-name="T8">=</text:span><text:span text:style-name="T9">'Sample Paths'</text:span>)</text:p>
      <text:p text:style-name="P10"><text:span text:style-name="T13">ax2</text:span>.axhline(<text:span text:style-name="T7">INITIAL_CAPITAL</text:span>, <text:span text:style-name="T13">color</text:span><text:span text:style-name="T8">=</text:span><text:span text:style-name="T9">'yellow'</text:span>, <text:span text:style-name="T13">linestyle</text:span><text:span text:style-name="T8">=</text:span><text:span text:style-name="T9">'-'</text:span>, <text:span text:style-name="T13">linewidth</text:span><text:span text:style-name="T8">=</text:span><text:span text:style-name="T14">2</text:span>, <text:span text:style-name="T13">label</text:span><text:span text:style-name="T8">=</text:span><text:span text:style-name="T9">'Initial Capital'</text:span>)</text:p>
      <text:p text:style-name="P10"><text:span text:style-name="T13">ax2</text:span>.set_title(<text:span text:style-name="T9">'Sample of Simulated Equity Paths'</text:span>, <text:span text:style-name="T13">fontsize</text:span><text:span text:style-name="T8">=</text:span><text:span text:style-name="T14">16</text:span>)</text:p>
      <text:p text:style-name="P10"><text:span text:style-name="T13">ax2</text:span>.set_xlabel(<text:span text:style-name="T9">'Trading Periods'</text:span>, <text:span text:style-name="T13">fontsize</text:span><text:span text:style-name="T8">=</text:span><text:span text:style-name="T14">12</text:span>)</text:p>
      <text:p text:style-name="P10"><text:span text:style-name="T13">ax2</text:span>.set_ylabel(<text:span text:style-name="T9">'Portfolio Value ($)'</text:span>, <text:span text:style-name="T13">fontsize</text:span><text:span text:style-name="T8">=</text:span><text:span text:style-name="T14">12</text:span>)</text:p>
      <text:p text:style-name="P10"><text:span text:style-name="T13">ax2</text:span>.legend(<text:span text:style-name="T13">loc</text:span><text:span text:style-name="T8">=</text:span><text:span text:style-name="T9">'upper left'</text:span>)</text:p>
      <text:p text:style-name="P10"><text:span text:style-name="T13">ax2</text:span>.grid(<text:span text:style-name="T12">True</text:span>, <text:span text:style-name="T13">linestyle</text:span><text:span text:style-name="T8">=</text:span><text:span text:style-name="T9">'--'</text:span>, <text:span text:style-name="T13">alpha</text:span><text:span text:style-name="T8">=</text:span><text:span text:style-name="T14">0.2</text:span>)</text:p>
      <text:p text:style-name="P9"/>
      <text:p text:style-name="P10"><text:span text:style-name="T13">ax3</text:span> <text:span text:style-name="T8">=</text:span> <text:span text:style-name="T13">axes</text:span>[<text:span text:style-name="T14">1</text:span>, <text:span text:style-name="T14">0</text:span>]</text:p>
      <text:p text:style-name="P10"><text:span text:style-name="T13">colors</text:span> <text:span text:style-name="T8">=</text:span> <text:span text:style-name="T13">final_returns</text:span></text:p>
      <text:p text:style-name="P10"><text:span text:style-name="T13">scatter</text:span> <text:span text:style-name="T8">=</text:span> <text:span text:style-name="T13">ax3</text:span>.scatter(<text:span text:style-name="T13">max_drawdowns_pct</text:span>, <text:span text:style-name="T13">final_returns</text:span>, <text:span text:style-name="T13">c</text:span><text:span text:style-name="T8">=</text:span><text:span text:style-name="T13">colors</text:span>, <text:span text:style-name="T13">cmap</text:span><text:span text:style-name="T8">=</text:span><text:span text:style-name="T9">'viridis'</text:span>, <text:span text:style-name="T13">alpha</text:span><text:span text:style-name="T8">=</text:span><text:span text:style-name="T14">0.5</text:span>, <text:span text:style-name="T13">s</text:span><text:span text:style-name="T8">=</text:span><text:span text:style-name="T14">15</text:span>) <text:span text:style-name="T10"># smaller points</text:span></text:p>
      <text:p text:style-name="P10"><text:span text:style-name="T13">cbar</text:span> <text:span text:style-name="T8">=</text:span> <text:span text:style-name="T13">fig</text:span>.<text:span text:style-name="T11">colorbar</text:span>(<text:span text:style-name="T13">scatter</text:span>, <text:span text:style-name="T13">ax</text:span><text:span text:style-name="T8">=</text:span><text:span text:style-name="T13">ax3</text:span>)</text:p>
      <text:p text:style-name="P10"><text:span text:style-name="T13">cbar</text:span>.<text:span text:style-name="T11">set_label</text:span>(<text:span text:style-name="T9">'Final Return (%)'</text:span>, <text:span text:style-name="T13">fontsize</text:span><text:span text:style-name="T8">=</text:span><text:span text:style-name="T14">10</text:span>)</text:p>
      <text:p text:style-name="P10"><text:span text:style-name="T13">ax3</text:span>.axhline(<text:span text:style-name="T14">0</text:span>, <text:span text:style-name="T13">color</text:span><text:span text:style-name="T8">=</text:span><text:span text:style-name="T9">'white'</text:span>, <text:span text:style-name="T13">linestyle</text:span><text:span text:style-name="T8">=</text:span><text:span text:style-name="T9">'--'</text:span>, <text:span text:style-name="T13">linewidth</text:span><text:span text:style-name="T8">=</text:span><text:span text:style-name="T14">1</text:span>, <text:span text:style-name="T13">alpha</text:span><text:span text:style-name="T8">=</text:span><text:span text:style-name="T14">0.5</text:span>)</text:p>
      <text:p text:style-name="P10"><text:span text:style-name="T13">ax3</text:span>.axvline(<text:span text:style-name="T14">0</text:span>, <text:span text:style-name="T13">color</text:span><text:span text:style-name="T8">=</text:span><text:span text:style-name="T9">'white'</text:span>, <text:span text:style-name="T13">linestyle</text:span><text:span text:style-name="T8">=</text:span><text:span text:style-name="T9">'--'</text:span>, <text:span text:style-name="T13">linewidth</text:span><text:span text:style-name="T8">=</text:span><text:span text:style-name="T14">1</text:span>, <text:span text:style-name="T13">alpha</text:span><text:span text:style-name="T8">=</text:span><text:span text:style-name="T14">0.5</text:span>)</text:p>
      <text:p text:style-name="P10"><text:span text:style-name="T13">mean_dd</text:span> <text:span text:style-name="T8">=</text:span> <text:span text:style-name="T6">np</text:span>.<text:span text:style-name="T11">mean</text:span>(<text:span text:style-name="T13">max_drawdowns_pct</text:span>)</text:p>
      <text:p text:style-name="P10"><text:span text:style-name="T13">mean_ret</text:span> <text:span text:style-name="T8">=</text:span> <text:span text:style-name="T6">np</text:span>.<text:span text:style-name="T11">mean</text:span>(<text:span text:style-name="T13">final_returns</text:span>)</text:p>
      <text:p text:style-name="P10"><text:span text:style-name="T13">ax3</text:span>.scatter(<text:span text:style-name="T13">mean_dd</text:span>, <text:span text:style-name="T13">mean_ret</text:span>, <text:span text:style-name="T13">color</text:span><text:span text:style-name="T8">=</text:span><text:span text:style-name="T9">'red'</text:span>, <text:span text:style-name="T13">s</text:span><text:span text:style-name="T8">=</text:span><text:span text:style-name="T14">150</text:span>, <text:span text:style-name="T13">edgecolor</text:span><text:span text:style-name="T8">=</text:span><text:span text:style-name="T9">'white'</text:span>, <text:span text:style-name="T13">zorder</text:span><text:span text:style-name="T8">=</text:span><text:span text:style-name="T14">5</text:span>, <text:span text:style-name="T13">label</text:span><text:span text:style-name="T8">=</text:span><text:span text:style-name="T12">f</text:span><text:span text:style-name="T9">'Mean Outcome</text:span><text:span text:style-name="T15">\n</text:span><text:span text:style-name="T9">(DD: </text:span><text:span text:style-name="T12">{</text:span><text:span text:style-name="T13">mean_dd</text:span><text:span text:style-name="T12">:.2f}</text:span><text:span text:style-name="T9">%, Ret: </text:span><text:span text:style-name="T12">{</text:span><text:span text:style-name="T13">mean_ret</text:span><text:span text:style-name="T12">:.2f}</text:span><text:span text:style-name="T9">%)'</text:span>)</text:p>
      <text:p text:style-name="P10"><text:span text:style-name="T13">ax3</text:span>.set_title(<text:span text:style-name="T9">'Risk vs. Reward Profile'</text:span>, <text:span text:style-name="T13">fontsize</text:span><text:span text:style-name="T8">=</text:span><text:span text:style-name="T14">16</text:span>)</text:p>
      <text:p text:style-name="P10"><text:span text:style-name="T13">ax3</text:span>.set_xlabel(<text:span text:style-name="T9">'Maximum Drawdown During Simulation (%)'</text:span>, <text:span text:style-name="T13">fontsize</text:span><text:span text:style-name="T8">=</text:span><text:span text:style-name="T14">12</text:span>)</text:p>
      <text:p text:style-name="P10"><text:span text:style-name="T13">ax3</text:span>.set_ylabel(<text:span text:style-name="T9">'Final Return (%)'</text:span>, <text:span text:style-name="T13">fontsize</text:span><text:span text:style-name="T8">=</text:span><text:span text:style-name="T14">12</text:span>)</text:p>
      <text:p text:style-name="P10"><text:span text:style-name="T13">ax3</text:span>.legend(<text:span text:style-name="T13">loc</text:span><text:span text:style-name="T8">=</text:span><text:span text:style-name="T9">'lower left'</text:span>)</text:p>
      <text:p text:style-name="P10"><text:soft-page-break/><text:span text:style-name="T13">ax3</text:span>.grid(<text:span text:style-name="T12">True</text:span>, <text:span text:style-name="T13">linestyle</text:span><text:span text:style-name="T8">=</text:span><text:span text:style-name="T9">'--'</text:span>, <text:span text:style-name="T13">alpha</text:span><text:span text:style-name="T8">=</text:span><text:span text:style-name="T14">0.2</text:span>)</text:p>
      <text:p text:style-name="P9"/>
      <text:p text:style-name="P10"><text:span text:style-name="T13">ax4</text:span> <text:span text:style-name="T8">=</text:span> <text:span text:style-name="T13">axes</text:span>[<text:span text:style-name="T14">1</text:span>, <text:span text:style-name="T14">1</text:span>]</text:p>
      <text:p text:style-name="P10"><text:span text:style-name="T13">ax4</text:span>.axis(<text:span text:style-name="T9">'off'</text:span>)</text:p>
      <text:p text:style-name="P10"><text:span text:style-name="T13">stats_text</text:span> <text:span text:style-name="T8">=</text:span> (</text:p>
      <text:p text:style-name="P10"><text:span text:style-name="T12">f</text:span><text:span text:style-name="T9">"--- Key Performance Indicators ---</text:span><text:span text:style-name="T15">\n\n</text:span><text:span text:style-name="T9">"</text:span></text:p>
      <text:p text:style-name="P10"><text:span text:style-name="T12">f</text:span><text:span text:style-name="T9">"Probability of Profit: </text:span><text:span text:style-name="T12">{</text:span><text:span text:style-name="T13">probability_of_profit</text:span><text:span text:style-name="T12">:.2f}</text:span><text:span text:style-name="T9">%</text:span><text:span text:style-name="T15">\n\n</text:span><text:span text:style-name="T9">"</text:span></text:p>
      <text:p text:style-name="P10"><text:span text:style-name="T12">f</text:span><text:span text:style-name="T9">"Mean Final Equity: $</text:span><text:span text:style-name="T12">{</text:span><text:span text:style-name="T13">mean_final_equity</text:span><text:span text:style-name="T12">:,.2f}</text:span><text:span text:style-name="T15">\n</text:span><text:span text:style-name="T9">"</text:span></text:p>
      <text:p text:style-name="P10"><text:span text:style-name="T12">f</text:span><text:span text:style-name="T9">"Mean Return: </text:span><text:span text:style-name="T12">{</text:span><text:span text:style-name="T13">mean_ret</text:span><text:span text:style-name="T12">:.2f}</text:span><text:span text:style-name="T9">%</text:span><text:span text:style-name="T15">\n\n</text:span><text:span text:style-name="T9">"</text:span></text:p>
      <text:p text:style-name="P10"><text:span text:style-name="T12">f</text:span><text:span text:style-name="T9">"Median Final Equity: $</text:span><text:span text:style-name="T12">{</text:span><text:span text:style-name="T13">median_final_equity</text:span><text:span text:style-name="T12">:,.2f}</text:span><text:span text:style-name="T15">\n</text:span><text:span text:style-name="T9">"</text:span></text:p>
      <text:p text:style-name="P10"><text:span text:style-name="T12">f</text:span><text:span text:style-name="T9">"Median Return: </text:span><text:span text:style-name="T12">{</text:span>(<text:span text:style-name="T13">median_final_equity</text:span><text:span text:style-name="T11">/</text:span><text:span text:style-name="T7">INITIAL_CAPITAL</text:span> <text:span text:style-name="T11">-</text:span> <text:span text:style-name="T14">1</text:span>)<text:span text:style-name="T12">:.2%}</text:span><text:span text:style-name="T15">\n\n</text:span><text:span text:style-name="T9">"</text:span></text:p>
      <text:p text:style-name="P10"><text:span text:style-name="T12">f</text:span><text:span text:style-name="T9">"5th Percentile Equity: $</text:span><text:span text:style-name="T12">{</text:span><text:span text:style-name="T13">percentile_5</text:span><text:span text:style-name="T12">:,.2f}</text:span><text:span text:style-name="T15">\n</text:span><text:span text:style-name="T9">"</text:span></text:p>
      <text:p text:style-name="P10"><text:span text:style-name="T12">f</text:span><text:span text:style-name="T9">"95th Percentile Equity: $</text:span><text:span text:style-name="T12">{</text:span><text:span text:style-name="T13">percentile_95</text:span><text:span text:style-name="T12">:,.2f}</text:span><text:span text:style-name="T15">\n\n</text:span><text:span text:style-name="T9">"</text:span></text:p>
      <text:p text:style-name="P10"><text:span text:style-name="T12">f</text:span><text:span text:style-name="T9">"Mean Maximum Drawdown: </text:span><text:span text:style-name="T12">{</text:span><text:span text:style-name="T13">mean_dd</text:span><text:span text:style-name="T12">:.2f}</text:span><text:span text:style-name="T9">%</text:span><text:span text:style-name="T15">\n</text:span><text:span text:style-name="T9">"</text:span></text:p>
      <text:p text:style-name="P10"><text:span text:style-name="T12">f</text:span><text:span text:style-name="T9">"Median Maximum Drawdown: </text:span><text:span text:style-name="T12">{</text:span><text:span text:style-name="T6">np</text:span>.<text:span text:style-name="T11">median</text:span>(<text:span text:style-name="T13">max_drawdowns_pct</text:span>)<text:span text:style-name="T12">:.2f}</text:span><text:span text:style-name="T9">%"</text:span></text:p>
      <text:p text:style-name="P10">)</text:p>
      <text:p text:style-name="P10"><text:span text:style-name="T13">ax4</text:span>.text(<text:span text:style-name="T14">0.5</text:span>, <text:span text:style-name="T14">0.5</text:span>, <text:span text:style-name="T13">stats_text</text:span>, <text:span text:style-name="T13">fontsize</text:span><text:span text:style-name="T8">=</text:span><text:span text:style-name="T14">14</text:span>, <text:span text:style-name="T13">ha</text:span><text:span text:style-name="T8">=</text:span><text:span text:style-name="T9">'center'</text:span>, <text:span text:style-name="T13">va</text:span><text:span text:style-name="T8">=</text:span><text:span text:style-name="T9">'center'</text:span>, <text:span text:style-name="T13">bbox</text:span><text:span text:style-name="T8">=</text:span><text:span text:style-name="T6">dict</text:span>(<text:span text:style-name="T13">boxstyle</text:span><text:span text:style-name="T8">=</text:span><text:span text:style-name="T9">'round'</text:span>, <text:span text:style-name="T13">facecolor</text:span><text:span text:style-name="T8">=</text:span><text:span text:style-name="T9">'black'</text:span>, <text:span text:style-name="T13">alpha</text:span><text:span text:style-name="T8">=</text:span><text:span text:style-name="T14">0.5</text:span>))</text:p>
      <text:p text:style-name="P9"/>
      <text:p text:style-name="P10"><text:span text:style-name="T6">plt</text:span>.<text:span text:style-name="T11">tight_layout</text:span>(<text:span text:style-name="T13">rect</text:span><text:span text:style-name="T8">=</text:span>[<text:span text:style-name="T14">0</text:span>, <text:span text:style-name="T14">0.03</text:span>, <text:span text:style-name="T14">1</text:span>, <text:span text:style-name="T14">0.97</text:span>])</text:p>
      <text:p text:style-name="P10"><text:span text:style-name="T11">print</text:span>(<text:span text:style-name="T9">"Displaying comprehensive analysis dashboard..."</text:span>)</text:p>
      <text:p text:style-name="P10"><text:span text:style-name="T6">plt</text:span>.<text:span text:style-name="T11">show</text:span>()</text:p>
      <text:p text:style-name="P21"/>
      <text:p text:style-name="P7"/>
      <text:p text:style-name="P7">EVALUATE THE MODEL PERFORMANCE AND CREATE CONFUSION MATRIX PLOT TO MAKE A PREDICTION ON THE TEST DATA <text:s/>IN THE 80/20 OF THE 85% DATA USED FOR TRAINING AND VALIDATIND <text:s/></text:p>
      <text:p text:style-name="P7"/>
      <text:p text:style-name="P12"># ==============================================================================</text:p>
      <text:p text:style-name="P8"># Step 2.3: Evaluating Model Performance</text:p>
      <text:p text:style-name="P8"># ==============================================================================</text:p>
      <text:p text:style-name="P8"># This script performs the following actions:</text:p>
      <text:p text:style-name="P8"># 1. Loads the best saved model and the unseen test data.</text:p>
      <text:p text:style-name="P8"># 2. Makes predictions on the test data.</text:p>
      <text:p text:style-name="P8"># 3. Generates a detailed Classification Report (Precision, Recall, F1-Score).</text:p>
      <text:p text:style-name="P8"># 4. Creates and displays a visual Confusion Matrix to identify where the model</text:p>
      <text:p text:style-name="P8"># is making mistakes.</text:p>
      <text:p text:style-name="P8"># ==============================================================================</text:p>
      <text:p text:style-name="P9"/>
      <text:p text:style-name="P10"><text:soft-page-break/><text:span text:style-name="T5">import</text:span> <text:span text:style-name="T6">numpy</text:span> <text:span text:style-name="T5">as</text:span> <text:span text:style-name="T6">np</text:span></text:p>
      <text:p text:style-name="P10"><text:span text:style-name="T5">import</text:span> <text:span text:style-name="T6">tensorflow</text:span> <text:span text:style-name="T5">as</text:span> <text:span text:style-name="T6">tf</text:span></text:p>
      <text:p text:style-name="P10"><text:span text:style-name="T5">from</text:span> <text:span text:style-name="T6">sklearn</text:span>.<text:span text:style-name="T6">metrics</text:span> <text:span text:style-name="T5">import</text:span> <text:span text:style-name="T11">classification_report</text:span>, <text:span text:style-name="T11">confusion_matrix</text:span></text:p>
      <text:p text:style-name="P10"><text:span text:style-name="T5">import</text:span> <text:span text:style-name="T6">matplotlib</text:span>.<text:span text:style-name="T6">pyplot</text:span> <text:span text:style-name="T5">as</text:span> <text:span text:style-name="T6">plt</text:span></text:p>
      <text:p text:style-name="P10"><text:span text:style-name="T5">import</text:span> <text:span text:style-name="T6">seaborn</text:span> <text:span text:style-name="T5">as</text:span> <text:span text:style-name="T6">sns</text:span></text:p>
      <text:p text:style-name="P10"><text:span text:style-name="T5">import</text:span> <text:span text:style-name="T6">sys</text:span></text:p>
      <text:p text:style-name="P9"/>
      <text:p text:style-name="P8"># --- 1. Load the Model and Test Data ---</text:p>
      <text:p text:style-name="P9"/>
      <text:p text:style-name="P10"><text:span text:style-name="T11">print</text:span>(<text:span text:style-name="T9">"--- Loading the trained model and test data ---"</text:span>)</text:p>
      <text:p text:style-name="P9"/>
      <text:p text:style-name="P10"><text:span text:style-name="T5">try</text:span>:</text:p>
      <text:p text:style-name="P8"># Load the saved Keras model</text:p>
      <text:p text:style-name="P10"><text:span text:style-name="T13">model</text:span> <text:span text:style-name="T8">=</text:span> <text:span text:style-name="T6">tf</text:span>.keras.models.load_model(<text:span text:style-name="T9">'best_psychology_model.keras'</text:span>)</text:p>
      <text:p text:style-name="P8"># Load the test data arrays</text:p>
      <text:p text:style-name="P10"><text:span text:style-name="T13">X_test</text:span> <text:span text:style-name="T8">=</text:span> <text:span text:style-name="T6">np</text:span>.<text:span text:style-name="T11">load</text:span>(<text:span text:style-name="T9">'X_test.npy'</text:span>)</text:p>
      <text:p text:style-name="P10"><text:span text:style-name="T13">y_test</text:span> <text:span text:style-name="T8">=</text:span> <text:span text:style-name="T6">np</text:span>.<text:span text:style-name="T11">load</text:span>(<text:span text:style-name="T9">'y_test.npy'</text:span>)</text:p>
      <text:p text:style-name="P8"># Load the label names for our reports</text:p>
      <text:p text:style-name="P10"><text:span text:style-name="T13">label_classes</text:span> <text:span text:style-name="T8">=</text:span> <text:span text:style-name="T6">np</text:span>.<text:span text:style-name="T11">load</text:span>(<text:span text:style-name="T9">'label_encoder.npy'</text:span>, <text:span text:style-name="T13">allow_pickle</text:span><text:span text:style-name="T8">=</text:span><text:span text:style-name="T12">True</text:span>)</text:p>
      <text:p text:style-name="P10"><text:span text:style-name="T5">except</text:span> (<text:span text:style-name="T6">FileNotFoundError</text:span>, <text:span text:style-name="T6">IOError</text:span>) <text:span text:style-name="T5">as</text:span> <text:span text:style-name="T13">e</text:span>:</text:p>
      <text:p text:style-name="P10"><text:span text:style-name="T11">print</text:span>(<text:span text:style-name="T12">f</text:span><text:span text:style-name="T9">"FATAL ERROR: Could not load necessary files. </text:span><text:span text:style-name="T12">{</text:span><text:span text:style-name="T13">e</text:span><text:span text:style-name="T12">}</text:span><text:span text:style-name="T9">"</text:span>)</text:p>
      <text:p text:style-name="P10"><text:span text:style-name="T11">print</text:span>(<text:span text:style-name="T9">"Please ensure 'best_psychology_model.keras' and the .npy files are in the directory."</text:span>)</text:p>
      <text:p text:style-name="P10"><text:span text:style-name="T6">sys</text:span>.<text:span text:style-name="T11">exit</text:span>(<text:span text:style-name="T14">1</text:span>)</text:p>
      <text:p text:style-name="P9"/>
      <text:p text:style-name="P10"><text:span text:style-name="T11">print</text:span>(<text:span text:style-name="T9">"Model and data loaded successfully."</text:span>)</text:p>
      <text:p text:style-name="P10"><text:span text:style-name="T11">print</text:span>(<text:span text:style-name="T12">f</text:span><text:span text:style-name="T9">"Test data shape: </text:span><text:span text:style-name="T12">{</text:span><text:span text:style-name="T13">X_test</text:span>.shape<text:span text:style-name="T12">}</text:span><text:span text:style-name="T9">"</text:span>)</text:p>
      <text:p text:style-name="P9"/>
      <text:p text:style-name="P8"># --- 2. Make Predictions on the Test Data ---</text:p>
      <text:p text:style-name="P9"/>
      <text:p text:style-name="P10"><text:span text:style-name="T11">print</text:span>(<text:span text:style-name="T9">"</text:span><text:span text:style-name="T15">\n</text:span><text:span text:style-name="T9">--- Making predictions on the unseen test data ---"</text:span>)</text:p>
      <text:p text:style-name="P9"/>
      <text:p text:style-name="P8"># The model outputs probabilities for each class</text:p>
      <text:p text:style-name="P10"><text:span text:style-name="T13">y_pred_probs</text:span> <text:span text:style-name="T8">=</text:span> <text:span text:style-name="T13">model</text:span>.predict(<text:span text:style-name="T13">X_test</text:span>)</text:p>
      <text:p text:style-name="P9"/>
      <text:p text:style-name="P8"># We take the class with the highest probability as our final prediction</text:p>
      <text:p text:style-name="P10"><text:span text:style-name="T13">y_pred_classes</text:span> <text:span text:style-name="T8">=</text:span> <text:span text:style-name="T6">np</text:span>.<text:span text:style-name="T11">argmax</text:span>(<text:span text:style-name="T13">y_pred_probs</text:span>, <text:span text:style-name="T13">axis</text:span><text:span text:style-name="T8">=</text:span><text:span text:style-name="T14">1</text:span>)</text:p>
      <text:p text:style-name="P9"/>
      <text:p text:style-name="P8"># --- 3. Generate the Classification Report ---</text:p>
      <text:p text:style-name="P9"/>
      <text:p text:style-name="P10"><text:span text:style-name="T11">print</text:span>(<text:span text:style-name="T9">"</text:span><text:span text:style-name="T15">\n</text:span><text:span text:style-name="T9">--- Classification Report ---"</text:span>)</text:p>
      <text:p text:style-name="P8"># This report provides a detailed breakdown of the model's performance per class</text:p>
      <text:p text:style-name="P10"><text:span text:style-name="T13">report</text:span> <text:span text:style-name="T8">=</text:span> <text:span text:style-name="T11">classification_report</text:span>(<text:span text:style-name="T13">y_test</text:span>, <text:span text:style-name="T13">y_pred_classes</text:span>, <text:span text:style-name="T13">target_names</text:span><text:span text:style-name="T8">=</text:span><text:span text:style-name="T13">label_classes</text:span>)</text:p>
      <text:p text:style-name="P10"><text:span text:style-name="T11">print</text:span>(<text:span text:style-name="T13">report</text:span>)</text:p>
      <text:p text:style-name="P9"/>
      <text:p text:style-name="P8"># --- 4. Generate and Visualize the Confusion Matrix ---</text:p>
      <text:p text:style-name="P9"><text:soft-page-break/></text:p>
      <text:p text:style-name="P10"><text:span text:style-name="T11">print</text:span>(<text:span text:style-name="T9">"</text:span><text:span text:style-name="T15">\n</text:span><text:span text:style-name="T9">--- Generating Confusion Matrix ---"</text:span>)</text:p>
      <text:p text:style-name="P8"># The confusion matrix shows how many times the model confused one class for another</text:p>
      <text:p text:style-name="P10"><text:span text:style-name="T13">cm</text:span> <text:span text:style-name="T8">=</text:span> <text:span text:style-name="T11">confusion_matrix</text:span>(<text:span text:style-name="T13">y_test</text:span>, <text:span text:style-name="T13">y_pred_classes</text:span>)</text:p>
      <text:p text:style-name="P9"/>
      <text:p text:style-name="P8"># Plotting the confusion matrix for better interpretation</text:p>
      <text:p text:style-name="P10"><text:span text:style-name="T6">plt</text:span>.<text:span text:style-name="T11">figure</text:span>(<text:span text:style-name="T13">figsize</text:span><text:span text:style-name="T8">=</text:span>(<text:span text:style-name="T14">10</text:span>, <text:span text:style-name="T14">8</text:span>))</text:p>
      <text:p text:style-name="P10"><text:span text:style-name="T6">sns</text:span>.<text:span text:style-name="T11">heatmap</text:span>(<text:span text:style-name="T13">cm</text:span>, <text:span text:style-name="T13">annot</text:span><text:span text:style-name="T8">=</text:span><text:span text:style-name="T12">True</text:span>, <text:span text:style-name="T13">fmt</text:span><text:span text:style-name="T8">=</text:span><text:span text:style-name="T9">'d'</text:span>, <text:span text:style-name="T13">cmap</text:span><text:span text:style-name="T8">=</text:span><text:span text:style-name="T9">'Blues'</text:span>,</text:p>
      <text:p text:style-name="P10"><text:span text:style-name="T13">xticklabels</text:span><text:span text:style-name="T8">=</text:span><text:span text:style-name="T13">label_classes</text:span>, <text:span text:style-name="T13">yticklabels</text:span><text:span text:style-name="T8">=</text:span><text:span text:style-name="T13">label_classes</text:span>)</text:p>
      <text:p text:style-name="P9"/>
      <text:p text:style-name="P10"><text:span text:style-name="T6">plt</text:span>.<text:span text:style-name="T11">title</text:span>(<text:span text:style-name="T9">'Confusion Matrix: Model Predictions vs. True Labels'</text:span>)</text:p>
      <text:p text:style-name="P10"><text:span text:style-name="T6">plt</text:span>.<text:span text:style-name="T11">ylabel</text:span>(<text:span text:style-name="T9">'True Label'</text:span>)</text:p>
      <text:p text:style-name="P10"><text:span text:style-name="T6">plt</text:span>.<text:span text:style-name="T11">xlabel</text:span>(<text:span text:style-name="T9">'Predicted Label'</text:span>)</text:p>
      <text:p text:style-name="P10"><text:span text:style-name="T6">plt</text:span>.<text:span text:style-name="T11">show</text:span>()</text:p>
      <text:p text:style-name="P9"/>
      <text:p text:style-name="P10"><text:span text:style-name="T11">print</text:span>(<text:span text:style-name="T9">"</text:span><text:span text:style-name="T15">\n</text:span><text:span text:style-name="T9">--- Step 2.3 Complete ---"</text:span>)</text:p>
      <text:p text:style-name="P10"><text:span text:style-name="T11">print</text:span>(<text:span text:style-name="T9">"Review the Classification Report and the Confusion Matrix plot to assess the model's performance."</text:span>)</text:p>
      <text:p text:style-name="P7"/>
      <text:p text:style-name="P7"/>
      <text:p text:style-name="P7"/>
      <text:p text:style-name="P7">TUNING THE STRATEGY TO RECOGNIZE THE RARE EVENTS <text:s/>AND REDUCE FALSE ALARMS </text:p>
      <text:p text:style-name="P7"/>
      <text:p text:style-name="P7"/>
      <text:p text:style-name="P7"/>
      <text:p text:style-name="P22"># ==============================================================================</text:p>
      <text:p text:style-name="P8"># Step 2.2 (Final Version): Training with Tuned Class Weights</text:p>
      <text:p text:style-name="P8"># ==============================================================================</text:p>
      <text:p text:style-name="P8"># This final version uses manually tuned class weights to create a more balanced</text:p>
      <text:p text:style-name="P8"># model. The goal is to retain high sensitivity to rare events ('Correction', 'FOMO')</text:p>
      <text:p text:style-name="P8"># while reducing the number of false alarms on common states ('Neutral', 'Herd').</text:p>
      <text:p text:style-name="P8"># ==============================================================================</text:p>
      <text:p text:style-name="P9"/>
      <text:p text:style-name="P10"><text:span text:style-name="T5">import</text:span> <text:span text:style-name="T6">numpy</text:span> <text:span text:style-name="T5">as</text:span> <text:span text:style-name="T6">np</text:span></text:p>
      <text:p text:style-name="P10"><text:span text:style-name="T5">import</text:span> <text:span text:style-name="T6">tensorflow</text:span> <text:span text:style-name="T5">as</text:span> <text:span text:style-name="T6">tf</text:span></text:p>
      <text:p text:style-name="P10"><text:span text:style-name="T5">from</text:span> <text:span text:style-name="T6">tensorflow</text:span>.keras.models <text:span text:style-name="T5">import</text:span> Sequential</text:p>
      <text:p text:style-name="P10"><text:span text:style-name="T5">from</text:span> <text:span text:style-name="T6">tensorflow</text:span>.keras.layers <text:span text:style-name="T5">import</text:span> LSTM, Dense, Dropout</text:p>
      <text:p text:style-name="P10"><text:span text:style-name="T5">from</text:span> <text:span text:style-name="T6">tensorflow</text:span>.keras.callbacks <text:span text:style-name="T5">import</text:span> EarlyStopping, ModelCheckpoint</text:p>
      <text:p text:style-name="P10"><text:span text:style-name="T5">import</text:span> <text:span text:style-name="T6">sys</text:span></text:p>
      <text:p text:style-name="P9"><text:soft-page-break/></text:p>
      <text:p text:style-name="P8"># --- 1. Load the Prepared Data ---</text:p>
      <text:p text:style-name="P10"><text:span text:style-name="T11">print</text:span>(<text:span text:style-name="T9">"--- Loading pre-processed data from .npy files ---"</text:span>)</text:p>
      <text:p text:style-name="P10"><text:span text:style-name="T5">try</text:span>:</text:p>
      <text:p text:style-name="P10"><text:span text:style-name="T13">X_train</text:span> <text:span text:style-name="T8">=</text:span> <text:span text:style-name="T6">np</text:span>.<text:span text:style-name="T11">load</text:span>(<text:span text:style-name="T9">'X_train.npy'</text:span>)</text:p>
      <text:p text:style-name="P10"><text:span text:style-name="T13">y_train</text:span> <text:span text:style-name="T8">=</text:span> <text:span text:style-name="T6">np</text:span>.<text:span text:style-name="T11">load</text:span>(<text:span text:style-name="T9">'y_train.npy'</text:span>)</text:p>
      <text:p text:style-name="P10"><text:span text:style-name="T13">X_test</text:span> <text:span text:style-name="T8">=</text:span> <text:span text:style-name="T6">np</text:span>.<text:span text:style-name="T11">load</text:span>(<text:span text:style-name="T9">'X_test.npy'</text:span>)</text:p>
      <text:p text:style-name="P10"><text:span text:style-name="T13">y_test</text:span> <text:span text:style-name="T8">=</text:span> <text:span text:style-name="T6">np</text:span>.<text:span text:style-name="T11">load</text:span>(<text:span text:style-name="T9">'y_test.npy'</text:span>)</text:p>
      <text:p text:style-name="P10"><text:span text:style-name="T13">label_classes</text:span> <text:span text:style-name="T8">=</text:span> <text:span text:style-name="T6">np</text:span>.<text:span text:style-name="T11">load</text:span>(<text:span text:style-name="T9">'label_encoder.npy'</text:span>, <text:span text:style-name="T13">allow_pickle</text:span><text:span text:style-name="T8">=</text:span><text:span text:style-name="T12">True</text:span>)</text:p>
      <text:p text:style-name="P10"><text:span text:style-name="T5">except</text:span> <text:span text:style-name="T6">FileNotFoundError</text:span>:</text:p>
      <text:p text:style-name="P10"><text:span text:style-name="T11">print</text:span>(<text:span text:style-name="T9">"FATAL ERROR: .npy data files not found."</text:span>)</text:p>
      <text:p text:style-name="P10"><text:span text:style-name="T6">sys</text:span>.<text:span text:style-name="T11">exit</text:span>(<text:span text:style-name="T14">1</text:span>)</text:p>
      <text:p text:style-name="P10"><text:span text:style-name="T11">print</text:span>(<text:span text:style-name="T9">"Data loaded successfully."</text:span>)</text:p>
      <text:p text:style-name="P9"/>
      <text:p text:style-name="P8"># --- 2. Define Model Parameters ---</text:p>
      <text:p text:style-name="P10"><text:span text:style-name="T13">num_classes</text:span> <text:span text:style-name="T8">=</text:span> <text:span text:style-name="T11">len</text:span>(<text:span text:style-name="T13">label_classes</text:span>)</text:p>
      <text:p text:style-name="P10"><text:span text:style-name="T13">input_shape</text:span> <text:span text:style-name="T8">=</text:span> (<text:span text:style-name="T13">X_train</text:span>.shape[<text:span text:style-name="T14">1</text:span>], <text:span text:style-name="T13">X_train</text:span>.shape[<text:span text:style-name="T14">2</text:span>])</text:p>
      <text:p text:style-name="P10"><text:span text:style-name="T11">print</text:span>(<text:span text:style-name="T12">f</text:span><text:span text:style-name="T9">"</text:span><text:span text:style-name="T15">\n</text:span><text:span text:style-name="T9">Model will be trained with Input Shape: </text:span><text:span text:style-name="T12">{</text:span><text:span text:style-name="T13">input_shape</text:span><text:span text:style-name="T12">}</text:span><text:span text:style-name="T9">, Output Classes: </text:span><text:span text:style-name="T12">{</text:span><text:span text:style-name="T13">num_classes</text:span><text:span text:style-name="T12">}</text:span><text:span text:style-name="T9">"</text:span>)</text:p>
      <text:p text:style-name="P9"/>
      <text:p text:style-name="P8"># --- 3. Build the LSTM Model (No changes) ---</text:p>
      <text:p text:style-name="P10"><text:span text:style-name="T11">print</text:span>(<text:span text:style-name="T9">"</text:span><text:span text:style-name="T15">\n</text:span><text:span text:style-name="T9">--- Building the LSTM Model ---"</text:span>)</text:p>
      <text:p text:style-name="P10"><text:span text:style-name="T13">model</text:span> <text:span text:style-name="T8">=</text:span> Sequential([</text:p>
      <text:p text:style-name="P10">LSTM(<text:span text:style-name="T13">units</text:span><text:span text:style-name="T8">=</text:span><text:span text:style-name="T14">100</text:span>, <text:span text:style-name="T13">return_sequences</text:span><text:span text:style-name="T8">=</text:span><text:span text:style-name="T12">True</text:span>, <text:span text:style-name="T13">input_shape</text:span><text:span text:style-name="T8">=</text:span><text:span text:style-name="T13">input_shape</text:span>),</text:p>
      <text:p text:style-name="P10">Dropout(<text:span text:style-name="T14">0.2</text:span>),</text:p>
      <text:p text:style-name="P10">LSTM(<text:span text:style-name="T13">units</text:span><text:span text:style-name="T8">=</text:span><text:span text:style-name="T14">50</text:span>, <text:span text:style-name="T13">return_sequences</text:span><text:span text:style-name="T8">=</text:span><text:span text:style-name="T12">False</text:span>),</text:p>
      <text:p text:style-name="P10">Dropout(<text:span text:style-name="T14">0.2</text:span>),</text:p>
      <text:p text:style-name="P10">Dense(<text:span text:style-name="T13">units</text:span><text:span text:style-name="T8">=</text:span><text:span text:style-name="T14">25</text:span>, <text:span text:style-name="T13">activation</text:span><text:span text:style-name="T8">=</text:span><text:span text:style-name="T9">'relu'</text:span>),</text:p>
      <text:p text:style-name="P10">Dense(<text:span text:style-name="T13">units</text:span><text:span text:style-name="T8">=</text:span><text:span text:style-name="T13">num_classes</text:span>, <text:span text:style-name="T13">activation</text:span><text:span text:style-name="T8">=</text:span><text:span text:style-name="T9">'softmax'</text:span>)</text:p>
      <text:p text:style-name="P10">])</text:p>
      <text:p text:style-name="P10"><text:span text:style-name="T13">model</text:span>.<text:span text:style-name="T11">compile</text:span>(<text:span text:style-name="T13">optimizer</text:span><text:span text:style-name="T8">=</text:span><text:span text:style-name="T9">'adam'</text:span>,</text:p>
      <text:p text:style-name="P10"><text:span text:style-name="T13">loss</text:span><text:span text:style-name="T8">=</text:span><text:span text:style-name="T9">'sparse_categorical_crossentropy'</text:span>,</text:p>
      <text:p text:style-name="P10"><text:span text:style-name="T13">metrics</text:span><text:span text:style-name="T8">=</text:span>[<text:span text:style-name="T9">'accuracy'</text:span>])</text:p>
      <text:p text:style-name="P10"><text:span text:style-name="T13">model</text:span>.summary()</text:p>
      <text:p text:style-name="P9"/>
      <text:p text:style-name="P8"># --- 4. Manually Define Tuned Class Weights ---</text:p>
      <text:p text:style-name="P10"><text:span text:style-name="T11">print</text:span>(<text:span text:style-name="T9">"</text:span><text:span text:style-name="T15">\n</text:span><text:span text:style-name="T9">--- Using MANUALLY TUNED Class Weights ---"</text:span>)</text:p>
      <text:p text:style-name="P9"/>
      <text:p text:style-name="P8"># Original automatic weights were: C:55, F:309, H:1.15, N:0.28, P:2.08</text:p>
      <text:p text:style-name="P8"># We will keep C and F high, but boost the others to reduce paranoia.</text:p>
      <text:p text:style-name="P10"><text:span text:style-name="T13">class_weight_dict</text:span> <text:span text:style-name="T8">=</text:span> {</text:p>
      <text:p text:style-name="P10"><text:span text:style-name="T14">0</text:span>: <text:span text:style-name="T14">50.0</text:span>, <text:span text:style-name="T10"># Correction (Index 0) - Still very high</text:span></text:p>
      <text:p text:style-name="P10"><text:span text:style-name="T14">1</text:span>: <text:span text:style-name="T14">250.0</text:span>, <text:span text:style-name="T10"># FOMO (Index 1) - Still extremely high</text:span></text:p>
      <text:p text:style-name="P10"><text:span text:style-name="T14">2</text:span>: <text:span text:style-name="T14">5.0</text:span>, <text:span text:style-name="T10"># Herd (Index 2) - Significantly boosted</text:span></text:p>
      <text:p text:style-name="P10"><text:span text:style-name="T14">3</text:span>: <text:span text:style-name="T14">1.0</text:span>, <text:span text:style-name="T10"># Neutral (Index 3) - Boosted to give it more confidence</text:span></text:p>
      <text:p text:style-name="P10"><text:span text:style-name="T14">4</text:span>: <text:span text:style-name="T14">8.0</text:span> <text:span text:style-name="T10"># Panic (Index 4) - Boosted to ensure it's respected</text:span></text:p>
      <text:p text:style-name="P10"><text:soft-page-break/>}</text:p>
      <text:p text:style-name="P9"/>
      <text:p text:style-name="P10"><text:span text:style-name="T11">print</text:span>(<text:span text:style-name="T9">"Tuned weights:"</text:span>)</text:p>
      <text:p text:style-name="P10"><text:span text:style-name="T5">for</text:span> <text:span text:style-name="T13">i</text:span>, <text:span text:style-name="T13">w</text:span> <text:span text:style-name="T11">in</text:span> <text:span text:style-name="T13">class_weight_dict</text:span>.<text:span text:style-name="T11">items</text:span>():</text:p>
      <text:p text:style-name="P10"><text:span text:style-name="T11">print</text:span>(<text:span text:style-name="T12">f</text:span><text:span text:style-name="T9">" - Class '</text:span><text:span text:style-name="T12">{</text:span><text:span text:style-name="T13">label_classes</text:span>[<text:span text:style-name="T13">i</text:span>]<text:span text:style-name="T12">}</text:span><text:span text:style-name="T9">': Weight = </text:span><text:span text:style-name="T12">{</text:span><text:span text:style-name="T13">w</text:span><text:span text:style-name="T12">:.2f}</text:span><text:span text:style-name="T9">"</text:span>)</text:p>
      <text:p text:style-name="P9"/>
      <text:p text:style-name="P10"><text:span text:style-name="T11">print</text:span>(<text:span text:style-name="T9">"</text:span><text:span text:style-name="T15">\n</text:span><text:span text:style-name="T9">--- Starting Final Model Training ---"</text:span>)</text:p>
      <text:p text:style-name="P9"/>
      <text:p text:style-name="P8"># Define the final model filename</text:p>
      <text:p text:style-name="P10"><text:span text:style-name="T7">MODEL_FILENAME</text:span> <text:span text:style-name="T8">=</text:span> <text:span text:style-name="T9">'final_psychology_model.keras'</text:span></text:p>
      <text:p text:style-name="P9"/>
      <text:p text:style-name="P10"><text:span text:style-name="T13">early_stopping</text:span> <text:span text:style-name="T8">=</text:span> EarlyStopping(<text:span text:style-name="T13">monitor</text:span><text:span text:style-name="T8">=</text:span><text:span text:style-name="T9">'val_loss'</text:span>, <text:span text:style-name="T13">patience</text:span><text:span text:style-name="T8">=</text:span><text:span text:style-name="T14">10</text:span>, <text:span text:style-name="T13">restore_best_weights</text:span><text:span text:style-name="T8">=</text:span><text:span text:style-name="T12">True</text:span>)</text:p>
      <text:p text:style-name="P10"><text:span text:style-name="T13">model_checkpoint</text:span> <text:span text:style-name="T8">=</text:span> ModelCheckpoint(<text:span text:style-name="T7">MODEL_FILENAME</text:span>, <text:span text:style-name="T13">save_best_only</text:span><text:span text:style-name="T8">=</text:span><text:span text:style-name="T12">True</text:span>, <text:span text:style-name="T13">monitor</text:span><text:span text:style-name="T8">=</text:span><text:span text:style-name="T9">'val_loss'</text:span>)</text:p>
      <text:p text:style-name="P9"/>
      <text:p text:style-name="P10"><text:span text:style-name="T13">history</text:span> <text:span text:style-name="T8">=</text:span> <text:span text:style-name="T13">model</text:span>.fit(</text:p>
      <text:p text:style-name="P10"><text:span text:style-name="T13">X_train</text:span>, <text:span text:style-name="T13">y_train</text:span>,</text:p>
      <text:p text:style-name="P10"><text:span text:style-name="T13">epochs</text:span><text:span text:style-name="T8">=</text:span><text:span text:style-name="T14">100</text:span>,</text:p>
      <text:p text:style-name="P10"><text:span text:style-name="T13">batch_size</text:span><text:span text:style-name="T8">=</text:span><text:span text:style-name="T14">64</text:span>,</text:p>
      <text:p text:style-name="P10"><text:span text:style-name="T13">validation_data</text:span><text:span text:style-name="T8">=</text:span>(<text:span text:style-name="T13">X_test</text:span>, <text:span text:style-name="T13">y_test</text:span>),</text:p>
      <text:p text:style-name="P10"><text:span text:style-name="T13">callbacks</text:span><text:span text:style-name="T8">=</text:span>[<text:span text:style-name="T13">early_stopping</text:span>, <text:span text:style-name="T13">model_checkpoint</text:span>],</text:p>
      <text:p text:style-name="P10"><text:span text:style-name="T13">class_weight</text:span><text:span text:style-name="T8">=</text:span><text:span text:style-name="T13">class_weight_dict</text:span>, <text:span text:style-name="T10"># Using our new tuned weights</text:span></text:p>
      <text:p text:style-name="P10"><text:span text:style-name="T13">verbose</text:span><text:span text:style-name="T8">=</text:span><text:span text:style-name="T14">1</text:span></text:p>
      <text:p text:style-name="P10">)</text:p>
      <text:p text:style-name="P9"/>
      <text:p text:style-name="P10"><text:span text:style-name="T11">print</text:span>(<text:span text:style-name="T9">"</text:span><text:span text:style-name="T15">\n</text:span><text:span text:style-name="T9">--- Final Model Training Complete ---"</text:span>)</text:p>
      <text:p text:style-name="P10"><text:span text:style-name="T11">print</text:span>(<text:span text:style-name="T12">f</text:span><text:span text:style-name="T9">"The final, tuned model has been saved as '</text:span><text:span text:style-name="T12">{</text:span><text:span text:style-name="T7">MODEL_FILENAME</text:span><text:span text:style-name="T12">}</text:span><text:span text:style-name="T9">'"</text:span>)</text:p>
      <text:p text:style-name="P23"/>
      <text:p text:style-name="P23"/>
      <text:p text:style-name="P24"/>
      <text:p text:style-name="P25"><text:span text:style-name="T18">(</text:span><text:span text:style-name="T19">LSTM-</text:span><text:span text:style-name="T18">EMA-ATR) – </text:span><text:span text:style-name="T20">TRAINED ON 85% DATA</text:span></text:p>
      <text:p text:style-name="P26"/>
      <text:p text:style-name="P27"># ==============================================================================</text:p>
      <text:p text:style-name="P8"># Script to Train Dual AI Optimizers (Entry and Exit)</text:p>
      <text:p text:style-name="P8"># ==============================================================================</text:p>
      <text:p text:style-name="P8"># This script trains two separate AI models based on the 85% historical data:</text:p>
      <text:p text:style-name="P8"># 1. An Entry Optimizer: Learns to classify EMA buy signals as "Good" or "Bad".</text:p>
      <text:p text:style-name="P8"># 2. An Exit Optimizer: Learns to identify high-probability exit points within</text:p>
      <text:p text:style-name="P8"># a winning trade before the mechanical sell signal occurs.</text:p>
      <text:p text:style-name="P8"># ==============================================================================</text:p>
      <text:p text:style-name="P9"/>
      <text:p text:style-name="P10"><text:span text:style-name="T5">import</text:span> <text:span text:style-name="T6">pandas</text:span> <text:span text:style-name="T5">as</text:span> <text:span text:style-name="T6">pd</text:span></text:p>
      <text:p text:style-name="P10"><text:span text:style-name="T5">import</text:span> <text:span text:style-name="T6">numpy</text:span> <text:span text:style-name="T5">as</text:span> <text:span text:style-name="T6">np</text:span></text:p>
      <text:p text:style-name="P10"><text:span text:style-name="T5">import</text:span> <text:span text:style-name="T6">tensorflow</text:span> <text:span text:style-name="T5">as</text:span> <text:span text:style-name="T6">tf</text:span></text:p>
      <text:p text:style-name="P10"><text:span text:style-name="T5">from</text:span> <text:span text:style-name="T6">sklearn</text:span>.<text:span text:style-name="T6">preprocessing</text:span> <text:span text:style-name="T5">import</text:span> <text:span text:style-name="T6">MinMaxScaler</text:span></text:p>
      <text:p text:style-name="P10"><text:soft-page-break/><text:span text:style-name="T5">from</text:span> <text:span text:style-name="T6">sklearn</text:span>.<text:span text:style-name="T6">model_selection</text:span> <text:span text:style-name="T5">import</text:span> <text:span text:style-name="T11">train_test_split</text:span></text:p>
      <text:p text:style-name="P10"><text:span text:style-name="T5">from</text:span> <text:span text:style-name="T6">sklearn</text:span>.<text:span text:style-name="T6">utils</text:span>.<text:span text:style-name="T6">class_weight</text:span> <text:span text:style-name="T5">import</text:span> <text:span text:style-name="T11">compute_class_weight</text:span></text:p>
      <text:p text:style-name="P10"><text:span text:style-name="T5">from</text:span> <text:span text:style-name="T6">tensorflow</text:span>.keras.models <text:span text:style-name="T5">import</text:span> Sequential</text:p>
      <text:p text:style-name="P10"><text:span text:style-name="T5">from</text:span> <text:span text:style-name="T6">tensorflow</text:span>.keras.layers <text:span text:style-name="T5">import</text:span> LSTM, Dense, Dropout</text:p>
      <text:p text:style-name="P10"><text:span text:style-name="T5">from</text:span> <text:span text:style-name="T6">tensorflow</text:span>.keras.callbacks <text:span text:style-name="T5">import</text:span> EarlyStopping, ModelCheckpoint</text:p>
      <text:p text:style-name="P10"><text:span text:style-name="T5">import</text:span> <text:span text:style-name="T6">sys</text:span></text:p>
      <text:p text:style-name="P9"/>
      <text:p text:style-name="P8"># --- 1. Configuration ---</text:p>
      <text:p text:style-name="P10"><text:span text:style-name="T7">DATA_FILE</text:span> <text:span text:style-name="T8">=</text:span> <text:span text:style-name="T9">'/home/tripled/backtest_data/IBKR_QQQ_10Y_1H_TEST_85_FROM_100_PERCENT.csv'</text:span></text:p>
      <text:p text:style-name="P9"/>
      <text:p text:style-name="P8"># Model Save Paths</text:p>
      <text:p text:style-name="P10"><text:span text:style-name="T7">ENTRY_MODEL_PATH</text:span> <text:span text:style-name="T8">=</text:span> <text:span text:style-name="T9">'entry_optimizer_model.keras'</text:span></text:p>
      <text:p text:style-name="P10"><text:span text:style-name="T7">EXIT_MODEL_PATH</text:span> <text:span text:style-name="T8">=</text:span> <text:span text:style-name="T9">'exit_optimizer_model.keras'</text:span></text:p>
      <text:p text:style-name="P10"><text:span text:style-name="T7">ENTRY_SCALER_PATH</text:span> <text:span text:style-name="T8">=</text:span> <text:span text:style-name="T9">'entry_scaler_params.npy'</text:span></text:p>
      <text:p text:style-name="P10"><text:span text:style-name="T7">EXIT_SCALER_PATH</text:span> <text:span text:style-name="T8">=</text:span> <text:span text:style-name="T9">'exit_scaler_params.npy'</text:span></text:p>
      <text:p text:style-name="P9"/>
      <text:p text:style-name="P8"># Parameters</text:p>
      <text:p text:style-name="P10"><text:span text:style-name="T7">LOOKAHEAD_PERIOD</text:span> <text:span text:style-name="T8">=</text:span> <text:span text:style-name="T14">100</text:span> <text:span text:style-name="T10"># How far to look for a trade's outcome</text:span></text:p>
      <text:p text:style-name="P10"><text:span text:style-name="T7">STOP_LOSS_ATR_MULT</text:span> <text:span text:style-name="T8">=</text:span> <text:span text:style-name="T14">2.0</text:span></text:p>
      <text:p text:style-name="P10"><text:span text:style-name="T7">LOOKBACK_WINDOW</text:span> <text:span text:style-name="T8">=</text:span> <text:span text:style-name="T14">60</text:span> <text:span text:style-name="T10"># How many hours of indicator data the AI sees</text:span></text:p>
      <text:p text:style-name="P9"/>
      <text:p text:style-name="P8"># --- 2. Load Data and Calculate Base Indicators ---</text:p>
      <text:p text:style-name="P10"><text:span text:style-name="T11">print</text:span>(<text:span text:style-name="T12">f</text:span><text:span text:style-name="T9">"--- Loading data from: </text:span><text:span text:style-name="T12">{</text:span><text:span text:style-name="T7">DATA_FILE</text:span><text:span text:style-name="T12">}</text:span><text:span text:style-name="T9"> ---"</text:span>)</text:p>
      <text:p text:style-name="P10"><text:span text:style-name="T5">try</text:span>:</text:p>
      <text:p text:style-name="P10"><text:span text:style-name="T13">df</text:span> <text:span text:style-name="T8">=</text:span> <text:span text:style-name="T6">pd</text:span>.<text:span text:style-name="T11">read_csv</text:span>(<text:span text:style-name="T7">DATA_FILE</text:span>, <text:span text:style-name="T13">index_col</text:span><text:span text:style-name="T8">=</text:span><text:span text:style-name="T9">'Datetime'</text:span>, <text:span text:style-name="T13">parse_dates</text:span><text:span text:style-name="T8">=</text:span><text:span text:style-name="T12">True</text:span>)</text:p>
      <text:p text:style-name="P10"><text:span text:style-name="T13">df</text:span>.<text:span text:style-name="T11">dropna</text:span>(<text:span text:style-name="T13">inplace</text:span><text:span text:style-name="T8">=</text:span><text:span text:style-name="T12">True</text:span>)</text:p>
      <text:p text:style-name="P10"><text:span text:style-name="T5">except</text:span> <text:span text:style-name="T6">FileNotFoundError</text:span>:</text:p>
      <text:p text:style-name="P10"><text:span text:style-name="T11">print</text:span>(<text:span text:style-name="T12">f</text:span><text:span text:style-name="T9">"FATAL ERROR: The file '</text:span><text:span text:style-name="T12">{</text:span><text:span text:style-name="T7">DATA_FILE</text:span><text:span text:style-name="T12">}</text:span><text:span text:style-name="T9">' was not found."</text:span>)</text:p>
      <text:p text:style-name="P10"><text:span text:style-name="T6">sys</text:span>.<text:span text:style-name="T11">exit</text:span>(<text:span text:style-name="T14">1</text:span>)</text:p>
      <text:p text:style-name="P9"/>
      <text:p text:style-name="P10"><text:span text:style-name="T11">print</text:span>(<text:span text:style-name="T9">"--- Calculating base indicators (EMA, ATR, Signals)... ---"</text:span>)</text:p>
      <text:p text:style-name="P10"><text:span text:style-name="T13">fast_ma_period</text:span>, <text:span text:style-name="T13">slow_ma_period</text:span> <text:span text:style-name="T8">=</text:span> <text:span text:style-name="T14">20</text:span>, <text:span text:style-name="T14">50</text:span></text:p>
      <text:p text:style-name="P10"><text:span text:style-name="T13">df</text:span>[<text:span text:style-name="T9">'fast_ma'</text:span>] <text:span text:style-name="T8">=</text:span> <text:span text:style-name="T13">df</text:span>[<text:span text:style-name="T9">'Close'</text:span>].<text:span text:style-name="T11">rolling</text:span>(<text:span text:style-name="T13">window</text:span><text:span text:style-name="T8">=</text:span><text:span text:style-name="T13">fast_ma_period</text:span>).<text:span text:style-name="T11">mean</text:span>()</text:p>
      <text:p text:style-name="P10"><text:span text:style-name="T13">df</text:span>[<text:span text:style-name="T9">'slow_ma'</text:span>] <text:span text:style-name="T8">=</text:span> <text:span text:style-name="T13">df</text:span>[<text:span text:style-name="T9">'Close'</text:span>].<text:span text:style-name="T11">rolling</text:span>(<text:span text:style-name="T13">window</text:span><text:span text:style-name="T8">=</text:span><text:span text:style-name="T13">slow_ma_period</text:span>).<text:span text:style-name="T11">mean</text:span>()</text:p>
      <text:p text:style-name="P10"><text:span text:style-name="T13">df</text:span>[<text:span text:style-name="T9">'buy_signal'</text:span>] <text:span text:style-name="T8">=</text:span> (<text:span text:style-name="T13">df</text:span>[<text:span text:style-name="T9">'fast_ma'</text:span>] <text:span text:style-name="T11">&gt;</text:span> <text:span text:style-name="T13">df</text:span>[<text:span text:style-name="T9">'slow_ma'</text:span>]) <text:span text:style-name="T11">&amp;</text:span> (<text:span text:style-name="T13">df</text:span>[<text:span text:style-name="T9">'fast_ma'</text:span>].<text:span text:style-name="T11">shift</text:span>(<text:span text:style-name="T14">1</text:span>) <text:span text:style-name="T11">&lt;=</text:span> <text:span text:style-name="T13">df</text:span>[<text:span text:style-name="T9">'slow_ma'</text:span>].<text:span text:style-name="T11">shift</text:span>(<text:span text:style-name="T14">1</text:span>))</text:p>
      <text:p text:style-name="P10"><text:span text:style-name="T13">df</text:span>[<text:span text:style-name="T9">'sell_signal'</text:span>] <text:span text:style-name="T8">=</text:span> (<text:span text:style-name="T13">df</text:span>[<text:span text:style-name="T9">'fast_ma'</text:span>] <text:span text:style-name="T11">&lt;</text:span> <text:span text:style-name="T13">df</text:span>[<text:span text:style-name="T9">'slow_ma'</text:span>]) <text:span text:style-name="T11">&amp;</text:span> (<text:span text:style-name="T13">df</text:span>[<text:span text:style-name="T9">'fast_ma'</text:span>].<text:span text:style-name="T11">shift</text:span>(<text:span text:style-name="T14">1</text:span>) <text:span text:style-name="T11">&gt;=</text:span> <text:span text:style-name="T13">df</text:span>[<text:span text:style-name="T9">'slow_ma'</text:span>].<text:span text:style-name="T11">shift</text:span>(<text:span text:style-name="T14">1</text:span>))</text:p>
      <text:p text:style-name="P10"><text:span text:style-name="T13">df</text:span>[<text:span text:style-name="T9">'tr1'</text:span>] <text:span text:style-name="T8">=</text:span> <text:span text:style-name="T13">df</text:span>[<text:span text:style-name="T9">'High'</text:span>] <text:span text:style-name="T11">-</text:span> <text:span text:style-name="T13">df</text:span>[<text:span text:style-name="T9">'Low'</text:span>]</text:p>
      <text:p text:style-name="P10"><text:span text:style-name="T13">df</text:span>[<text:span text:style-name="T9">'tr2'</text:span>] <text:span text:style-name="T8">=</text:span> <text:span text:style-name="T6">np</text:span>.<text:span text:style-name="T13">abs</text:span>(<text:span text:style-name="T13">df</text:span>[<text:span text:style-name="T9">'High'</text:span>] <text:span text:style-name="T11">-</text:span> <text:span text:style-name="T13">df</text:span>[<text:span text:style-name="T9">'Close'</text:span>].<text:span text:style-name="T11">shift</text:span>(<text:span text:style-name="T14">1</text:span>))</text:p>
      <text:p text:style-name="P10"><text:span text:style-name="T13">df</text:span>[<text:span text:style-name="T9">'tr3'</text:span>] <text:span text:style-name="T8">=</text:span> <text:span text:style-name="T6">np</text:span>.<text:span text:style-name="T13">abs</text:span>(<text:span text:style-name="T13">df</text:span>[<text:span text:style-name="T9">'Low'</text:span>] <text:span text:style-name="T11">-</text:span> <text:span text:style-name="T13">df</text:span>[<text:span text:style-name="T9">'Close'</text:span>].<text:span text:style-name="T11">shift</text:span>(<text:span text:style-name="T14">1</text:span>))</text:p>
      <text:p text:style-name="P10"><text:span text:style-name="T13">df</text:span>[<text:span text:style-name="T9">'true_range'</text:span>] <text:span text:style-name="T8">=</text:span> <text:span text:style-name="T13">df</text:span>[[<text:span text:style-name="T9">'tr1'</text:span>, <text:span text:style-name="T9">'tr2'</text:span>, <text:span text:style-name="T9">'tr3'</text:span>]].<text:span text:style-name="T11">max</text:span>(<text:span text:style-name="T13">axis</text:span><text:span text:style-name="T8">=</text:span><text:span text:style-name="T14">1</text:span>)</text:p>
      <text:p text:style-name="P10"><text:span text:style-name="T13">df</text:span>[<text:span text:style-name="T9">'atr'</text:span>] <text:span text:style-name="T8">=</text:span> <text:span text:style-name="T13">df</text:span>[<text:span text:style-name="T9">'true_range'</text:span>].<text:span text:style-name="T11">rolling</text:span>(<text:span text:style-name="T13">window</text:span><text:span text:style-name="T8">=</text:span><text:span text:style-name="T14">14</text:span>).<text:span text:style-name="T11">mean</text:span>()</text:p>
      <text:p text:style-name="P10"><text:span text:style-name="T13">df</text:span>.<text:span text:style-name="T11">dropna</text:span>(<text:span text:style-name="T13">inplace</text:span><text:span text:style-name="T8">=</text:span><text:span text:style-name="T12">True</text:span>)</text:p>
      <text:p text:style-name="P9"/>
      <text:p text:style-name="P8"># ==============================================================================</text:p>
      <text:p text:style-name="P8"># --- PHASE 1: TRAIN THE ENTRY OPTIMIZER ---</text:p>
      <text:p text:style-name="P8"><text:soft-page-break/># ==============================================================================</text:p>
      <text:p text:style-name="P9"/>
      <text:p text:style-name="P10"><text:span text:style-name="T11">print</text:span>(<text:span text:style-name="T9">"</text:span><text:span text:style-name="T15">\n</text:span><text:span text:style-name="T9">"</text:span> <text:span text:style-name="T8">+</text:span> <text:span text:style-name="T9">"="</text:span><text:span text:style-name="T8">*</text:span><text:span text:style-name="T14">50</text:span>)</text:p>
      <text:p text:style-name="P10"><text:span text:style-name="T11">print</text:span>(<text:span text:style-name="T9">"--- PHASE 1: Training the Entry Optimizer AI ---"</text:span>)</text:p>
      <text:p text:style-name="P10"><text:span text:style-name="T11">print</text:span>(<text:span text:style-name="T9">"="</text:span><text:span text:style-name="T8">*</text:span><text:span text:style-name="T14">50</text:span>)</text:p>
      <text:p text:style-name="P9"/>
      <text:p text:style-name="P8"># --- 3. Label Historical Signals for Entry Model ---</text:p>
      <text:p text:style-name="P10"><text:span text:style-name="T11">print</text:span>(<text:span text:style-name="T9">"--- Labeling historical buy signals as 'Good' (1) or 'Bad' (0)... ---"</text:span>)</text:p>
      <text:p text:style-name="P10"><text:span text:style-name="T13">df</text:span>[<text:span text:style-name="T9">'good_entry'</text:span>] <text:span text:style-name="T8">=</text:span> <text:span text:style-name="T6">np</text:span>.<text:span text:style-name="T13">nan</text:span></text:p>
      <text:p text:style-name="P10"><text:span text:style-name="T13">buy_signal_indices</text:span> <text:span text:style-name="T8">=</text:span> <text:span text:style-name="T13">df</text:span>[<text:span text:style-name="T13">df</text:span>[<text:span text:style-name="T9">'buy_signal'</text:span>]].<text:span text:style-name="T13">index</text:span></text:p>
      <text:p text:style-name="P9"/>
      <text:p text:style-name="P10"><text:span text:style-name="T5">for</text:span> <text:span text:style-name="T13">entry_time</text:span> <text:span text:style-name="T11">in</text:span> <text:span text:style-name="T13">buy_signal_indices</text:span>:</text:p>
      <text:p text:style-name="P10"><text:span text:style-name="T13">entry_price</text:span> <text:span text:style-name="T8">=</text:span> <text:span text:style-name="T13">df</text:span>.<text:span text:style-name="T13">loc</text:span>[<text:span text:style-name="T13">entry_time</text:span>, <text:span text:style-name="T9">'Close'</text:span>]</text:p>
      <text:p text:style-name="P10"><text:span text:style-name="T13">entry_atr</text:span> <text:span text:style-name="T8">=</text:span> <text:span text:style-name="T13">df</text:span>.<text:span text:style-name="T13">loc</text:span>[<text:span text:style-name="T13">entry_time</text:span>, <text:span text:style-name="T9">'atr'</text:span>]</text:p>
      <text:p text:style-name="P10"><text:span text:style-name="T13">stop_loss_price</text:span> <text:span text:style-name="T8">=</text:span> <text:span text:style-name="T13">entry_price</text:span> <text:span text:style-name="T8">-</text:span> (<text:span text:style-name="T7">STOP_LOSS_ATR_MULT</text:span> <text:span text:style-name="T8">*</text:span> <text:span text:style-name="T13">entry_atr</text:span>)</text:p>
      <text:p text:style-name="P10"><text:span text:style-name="T13">outcome_window_df</text:span> <text:span text:style-name="T8">=</text:span> <text:span text:style-name="T13">df</text:span>.<text:span text:style-name="T13">loc</text:span>[<text:span text:style-name="T13">entry_time</text:span>:].<text:span text:style-name="T13">iloc</text:span>[<text:span text:style-name="T14">1</text:span>:<text:span text:style-name="T7">LOOKAHEAD_PERIOD</text:span><text:span text:style-name="T8">+</text:span><text:span text:style-name="T14">1</text:span>]</text:p>
      <text:p text:style-name="P10"><text:span text:style-name="T5">if</text:span> <text:span text:style-name="T13">outcome_window_df</text:span>.<text:span text:style-name="T13">empty</text:span>: <text:span text:style-name="T5">continue</text:span></text:p>
      <text:p text:style-name="P9"/>
      <text:p text:style-name="P10"><text:span text:style-name="T13">hit_stop_loss</text:span> <text:span text:style-name="T8">=</text:span> (<text:span text:style-name="T13">outcome_window_df</text:span>[<text:span text:style-name="T9">'Low'</text:span>] <text:span text:style-name="T11">&lt;=</text:span> <text:span text:style-name="T13">stop_loss_price</text:span>).<text:span text:style-name="T11">any</text:span>()</text:p>
      <text:p text:style-name="P10"><text:span text:style-name="T13">hit_sell_signal</text:span> <text:span text:style-name="T8">=</text:span> (<text:span text:style-name="T13">outcome_window_df</text:span>[<text:span text:style-name="T9">'sell_signal'</text:span>]).<text:span text:style-name="T11">any</text:span>()</text:p>
      <text:p text:style-name="P10"><text:span text:style-name="T5">if</text:span> <text:span text:style-name="T13">hit_stop_loss</text:span> <text:span text:style-name="T12">and</text:span> <text:span text:style-name="T13">hit_sell_signal</text:span>:</text:p>
      <text:p text:style-name="P10"><text:span text:style-name="T13">stop_time</text:span> <text:span text:style-name="T8">=</text:span> <text:span text:style-name="T13">outcome_window_df</text:span>[<text:span text:style-name="T13">outcome_window_df</text:span>[<text:span text:style-name="T9">'Low'</text:span>] <text:span text:style-name="T11">&lt;=</text:span> <text:span text:style-name="T13">stop_loss_price</text:span>].<text:span text:style-name="T13">index</text:span>[<text:span text:style-name="T14">0</text:span>]</text:p>
      <text:p text:style-name="P10"><text:span text:style-name="T13">sell_time</text:span> <text:span text:style-name="T8">=</text:span> <text:span text:style-name="T13">outcome_window_df</text:span>[<text:span text:style-name="T13">outcome_window_df</text:span>[<text:span text:style-name="T9">'sell_signal'</text:span>]].<text:span text:style-name="T13">index</text:span>[<text:span text:style-name="T14">0</text:span>]</text:p>
      <text:p text:style-name="P10"><text:span text:style-name="T5">if</text:span> <text:span text:style-name="T13">sell_time</text:span> <text:span text:style-name="T8">&lt;</text:span> <text:span text:style-name="T13">stop_time</text:span>:</text:p>
      <text:p text:style-name="P10"><text:span text:style-name="T13">df</text:span>.<text:span text:style-name="T13">loc</text:span>[<text:span text:style-name="T13">entry_time</text:span>, <text:span text:style-name="T9">'good_entry'</text:span>] <text:span text:style-name="T8">=</text:span> <text:span text:style-name="T14">1</text:span> <text:span text:style-name="T10"># Profit via sell signal</text:span></text:p>
      <text:p text:style-name="P10"><text:span text:style-name="T5">else</text:span>:</text:p>
      <text:p text:style-name="P10"><text:span text:style-name="T13">df</text:span>.<text:span text:style-name="T13">loc</text:span>[<text:span text:style-name="T13">entry_time</text:span>, <text:span text:style-name="T9">'good_entry'</text:span>] <text:span text:style-name="T8">=</text:span> <text:span text:style-name="T14">0</text:span> <text:span text:style-name="T10"># Loss via stop-loss</text:span></text:p>
      <text:p text:style-name="P10"><text:span text:style-name="T5">elif</text:span> <text:span text:style-name="T13">hit_sell_signal</text:span>:</text:p>
      <text:p text:style-name="P10"><text:span text:style-name="T13">df</text:span>.<text:span text:style-name="T13">loc</text:span>[<text:span text:style-name="T13">entry_time</text:span>, <text:span text:style-name="T9">'good_entry'</text:span>] <text:span text:style-name="T8">=</text:span> <text:span text:style-name="T14">1</text:span> <text:span text:style-name="T10"># Profit via sell signal</text:span></text:p>
      <text:p text:style-name="P10"><text:span text:style-name="T5">elif</text:span> <text:span text:style-name="T13">hit_stop_loss</text:span>:</text:p>
      <text:p text:style-name="P10"><text:span text:style-name="T13">df</text:span>.<text:span text:style-name="T13">loc</text:span>[<text:span text:style-name="T13">entry_time</text:span>, <text:span text:style-name="T9">'good_entry'</text:span>] <text:span text:style-name="T8">=</text:span> <text:span text:style-name="T14">0</text:span> <text:span text:style-name="T10"># Loss via stop-loss</text:span></text:p>
      <text:p text:style-name="P10"><text:span text:style-name="T5">else</text:span>:</text:p>
      <text:p text:style-name="P10"><text:span text:style-name="T13">df</text:span>.<text:span text:style-name="T13">loc</text:span>[<text:span text:style-name="T13">entry_time</text:span>, <text:span text:style-name="T9">'good_entry'</text:span>] <text:span text:style-name="T8">=</text:span> <text:span text:style-name="T14">0</text:span> <text:span text:style-name="T10"># Trade timed out, treat as bad</text:span></text:p>
      <text:p text:style-name="P9"/>
      <text:p text:style-name="P8"># --- 4. Prepare Data for Entry Model ---</text:p>
      <text:p text:style-name="P10"><text:span text:style-name="T11">print</text:span>(<text:span text:style-name="T9">"--- Preparing data for Entry AI training... ---"</text:span>)</text:p>
      <text:p text:style-name="P10"><text:span text:style-name="T13">entry_signal_df</text:span> <text:span text:style-name="T8">=</text:span> <text:span text:style-name="T13">df</text:span>[<text:span text:style-name="T13">df</text:span>[<text:span text:style-name="T9">'good_entry'</text:span>].<text:span text:style-name="T11">notna</text:span>()].<text:span text:style-name="T11">copy</text:span>()</text:p>
      <text:p text:style-name="P10"><text:span text:style-name="T11">print</text:span>(<text:span text:style-name="T12">f</text:span><text:span text:style-name="T9">"Found </text:span><text:span text:style-name="T12">{</text:span><text:span text:style-name="T11">len</text:span>(<text:span text:style-name="T13">entry_signal_df</text:span>)<text:span text:style-name="T12">}</text:span><text:span text:style-name="T9"> labeled entry signals."</text:span>)</text:p>
      <text:p text:style-name="P10"><text:span text:style-name="T11">print</text:span>(<text:span text:style-name="T13">entry_signal_df</text:span>[<text:span text:style-name="T9">'good_entry'</text:span>].<text:span text:style-name="T11">value_counts</text:span>())</text:p>
      <text:p text:style-name="P9"/>
      <text:p text:style-name="P10"><text:span text:style-name="T13">entry_feature_columns</text:span> <text:span text:style-name="T8">=</text:span> [<text:span text:style-name="T9">'fast_ma'</text:span>, <text:span text:style-name="T9">'slow_ma'</text:span>, <text:span text:style-name="T9">'atr'</text:span>]</text:p>
      <text:p text:style-name="P9"/>
      <text:p text:style-name="P10"><text:span text:style-name="T12">def</text:span> <text:span text:style-name="T11">create_sequences_for_signals</text:span>(<text:span text:style-name="T13">full_df</text:span>, <text:span text:style-name="T13">signal_indices</text:span>, <text:span text:style-name="T13">features</text:span>, <text:span text:style-name="T13">target_series</text:span>, <text:span text:style-name="T13">lookback</text:span>):</text:p>
      <text:p text:style-name="P10"><text:span text:style-name="T13">X_seq</text:span>, <text:span text:style-name="T13">y_seq</text:span> <text:span text:style-name="T8">=</text:span> [], []</text:p>
      <text:p text:style-name="P10"><text:span text:style-name="T5">for</text:span> <text:span text:style-name="T13">idx</text:span> <text:span text:style-name="T5">in</text:span> <text:span text:style-name="T13">signal_indices</text:span>:</text:p>
      <text:p text:style-name="P10"><text:soft-page-break/><text:span text:style-name="T13">loc</text:span> <text:span text:style-name="T8">=</text:span> <text:span text:style-name="T13">full_df</text:span>.index.get_loc(<text:span text:style-name="T13">idx</text:span>)</text:p>
      <text:p text:style-name="P10"><text:span text:style-name="T5">if</text:span> <text:span text:style-name="T13">loc</text:span> <text:span text:style-name="T8">&lt;</text:span> <text:span text:style-name="T13">lookback</text:span>: <text:span text:style-name="T5">continue</text:span></text:p>
      <text:p text:style-name="P10"><text:span text:style-name="T13">X_seq</text:span>.<text:span text:style-name="T11">append</text:span>(<text:span text:style-name="T13">full_df</text:span>.iloc[<text:span text:style-name="T13">loc</text:span><text:span text:style-name="T8">-</text:span><text:span text:style-name="T13">lookback</text:span>:<text:span text:style-name="T13">loc</text:span>][<text:span text:style-name="T13">features</text:span>].values)</text:p>
      <text:p text:style-name="P10"><text:span text:style-name="T13">y_seq</text:span>.<text:span text:style-name="T11">append</text:span>(<text:span text:style-name="T13">target_series</text:span>.loc[<text:span text:style-name="T13">idx</text:span>])</text:p>
      <text:p text:style-name="P10"><text:span text:style-name="T5">return</text:span> <text:span text:style-name="T6">np</text:span>.<text:span text:style-name="T11">array</text:span>(<text:span text:style-name="T13">X_seq</text:span>), <text:span text:style-name="T6">np</text:span>.<text:span text:style-name="T11">array</text:span>(<text:span text:style-name="T13">y_seq</text:span>)</text:p>
      <text:p text:style-name="P9"/>
      <text:p text:style-name="P10"><text:span text:style-name="T13">X_entry</text:span>, <text:span text:style-name="T13">y_entry</text:span> <text:span text:style-name="T8">=</text:span> <text:span text:style-name="T11">create_sequences_for_signals</text:span>(<text:span text:style-name="T13">df</text:span>, <text:span text:style-name="T13">entry_signal_df</text:span>.<text:span text:style-name="T13">index</text:span>, <text:span text:style-name="T13">entry_feature_columns</text:span>, <text:span text:style-name="T13">entry_signal_df</text:span>[<text:span text:style-name="T9">'good_entry'</text:span>], <text:span text:style-name="T7">LOOKBACK_WINDOW</text:span>)</text:p>
      <text:p text:style-name="P9"/>
      <text:p text:style-name="P10"><text:span text:style-name="T13">X_train_entry</text:span>, <text:span text:style-name="T13">X_val_entry</text:span>, <text:span text:style-name="T13">y_train_entry</text:span>, <text:span text:style-name="T13">y_val_entry</text:span> <text:span text:style-name="T8">=</text:span> <text:span text:style-name="T11">train_test_split</text:span>(<text:span text:style-name="T13">X_entry</text:span>, <text:span text:style-name="T13">y_entry</text:span>, <text:span text:style-name="T13">test_size</text:span><text:span text:style-name="T8">=</text:span><text:span text:style-name="T14">0.2</text:span>, <text:span text:style-name="T13">shuffle</text:span><text:span text:style-name="T8">=</text:span><text:span text:style-name="T12">False</text:span>)</text:p>
      <text:p text:style-name="P9"/>
      <text:p text:style-name="P10"><text:span text:style-name="T13">entry_scaler</text:span> <text:span text:style-name="T8">=</text:span> <text:span text:style-name="T6">MinMaxScaler</text:span>()</text:p>
      <text:p text:style-name="P10"><text:span text:style-name="T13">X_train_entry_flat</text:span> <text:span text:style-name="T8">=</text:span> <text:span text:style-name="T13">X_train_entry</text:span>.reshape(<text:span text:style-name="T8">-</text:span><text:span text:style-name="T14">1</text:span>, <text:span text:style-name="T13">X_train_entry</text:span>.shape[<text:span text:style-name="T8">-</text:span><text:span text:style-name="T14">1</text:span>])</text:p>
      <text:p text:style-name="P10"><text:span text:style-name="T13">entry_scaler</text:span>.<text:span text:style-name="T11">fit</text:span>(<text:span text:style-name="T13">X_train_entry_flat</text:span>)</text:p>
      <text:p text:style-name="P10"><text:span text:style-name="T13">X_train_entry</text:span> <text:span text:style-name="T8">=</text:span> <text:span text:style-name="T13">entry_scaler</text:span>.<text:span text:style-name="T11">transform</text:span>(<text:span text:style-name="T13">X_train_entry_flat</text:span>).<text:span text:style-name="T11">reshape</text:span>(<text:span text:style-name="T13">X_train_entry</text:span>.shape)</text:p>
      <text:p text:style-name="P10"><text:span text:style-name="T13">X_val_entry_flat</text:span> <text:span text:style-name="T8">=</text:span> <text:span text:style-name="T13">X_val_entry</text:span>.reshape(<text:span text:style-name="T8">-</text:span><text:span text:style-name="T14">1</text:span>, <text:span text:style-name="T13">X_val_entry</text:span>.shape[<text:span text:style-name="T8">-</text:span><text:span text:style-name="T14">1</text:span>])</text:p>
      <text:p text:style-name="P10"><text:span text:style-name="T13">X_val_entry</text:span> <text:span text:style-name="T8">=</text:span> <text:span text:style-name="T13">entry_scaler</text:span>.<text:span text:style-name="T11">transform</text:span>(<text:span text:style-name="T13">X_val_entry_flat</text:span>).<text:span text:style-name="T11">reshape</text:span>(<text:span text:style-name="T13">X_val_entry</text:span>.shape)</text:p>
      <text:p text:style-name="P9"/>
      <text:p text:style-name="P8"># --- 5. Build and Train Entry Model ---</text:p>
      <text:p text:style-name="P10"><text:span text:style-name="T11">print</text:span>(<text:span text:style-name="T9">"--- Building and training the Entry Optimizer LSTM... ---"</text:span>)</text:p>
      <text:p text:style-name="P10"><text:span text:style-name="T13">entry_model</text:span> <text:span text:style-name="T8">=</text:span> Sequential([</text:p>
      <text:p text:style-name="P10">LSTM(<text:span text:style-name="T14">50</text:span>, <text:span text:style-name="T13">return_sequences</text:span><text:span text:style-name="T8">=</text:span><text:span text:style-name="T12">True</text:span>, <text:span text:style-name="T13">input_shape</text:span><text:span text:style-name="T8">=</text:span>(<text:span text:style-name="T7">LOOKBACK_WINDOW</text:span>, <text:span text:style-name="T11">len</text:span>(<text:span text:style-name="T13">entry_feature_columns</text:span>))), Dropout(<text:span text:style-name="T14">0.2</text:span>),</text:p>
      <text:p text:style-name="P10">LSTM(<text:span text:style-name="T14">30</text:span>), Dropout(<text:span text:style-name="T14">0.2</text:span>),</text:p>
      <text:p text:style-name="P10">Dense(<text:span text:style-name="T14">15</text:span>, <text:span text:style-name="T13">activation</text:span><text:span text:style-name="T8">=</text:span><text:span text:style-name="T9">'relu'</text:span>),</text:p>
      <text:p text:style-name="P10">Dense(<text:span text:style-name="T14">1</text:span>, <text:span text:style-name="T13">activation</text:span><text:span text:style-name="T8">=</text:span><text:span text:style-name="T9">'sigmoid'</text:span>)</text:p>
      <text:p text:style-name="P10">])</text:p>
      <text:p text:style-name="P10"><text:span text:style-name="T13">entry_model</text:span>.<text:span text:style-name="T11">compile</text:span>(<text:span text:style-name="T13">optimizer</text:span><text:span text:style-name="T8">=</text:span><text:span text:style-name="T9">'adam'</text:span>, <text:span text:style-name="T13">loss</text:span><text:span text:style-name="T8">=</text:span><text:span text:style-name="T9">'binary_crossentropy'</text:span>, <text:span text:style-name="T13">metrics</text:span><text:span text:style-name="T8">=</text:span>[<text:span text:style-name="T9">'accuracy'</text:span>])</text:p>
      <text:p text:style-name="P10"><text:span text:style-name="T13">entry_model</text:span>.summary()</text:p>
      <text:p text:style-name="P9"/>
      <text:p text:style-name="P10"><text:span text:style-name="T13">class_weights_entry</text:span> <text:span text:style-name="T8">=</text:span> <text:span text:style-name="T11">compute_class_weight</text:span>(<text:span text:style-name="T9">'balanced'</text:span>, <text:span text:style-name="T13">classes</text:span><text:span text:style-name="T8">=</text:span><text:span text:style-name="T6">np</text:span>.<text:span text:style-name="T11">unique</text:span>(<text:span text:style-name="T13">y_train_entry</text:span>), <text:span text:style-name="T13">y</text:span><text:span text:style-name="T8">=</text:span><text:span text:style-name="T13">y_train_entry</text:span>)</text:p>
      <text:p text:style-name="P10"><text:span text:style-name="T13">class_weight_dict_entry</text:span> <text:span text:style-name="T8">=</text:span> <text:span text:style-name="T6">dict</text:span>(<text:span text:style-name="T6">enumerate</text:span>(<text:span text:style-name="T13">class_weights_entry</text:span>))</text:p>
      <text:p text:style-name="P9"/>
      <text:p text:style-name="P10"><text:span text:style-name="T13">entry_model</text:span>.fit(</text:p>
      <text:p text:style-name="P10"><text:span text:style-name="T13">X_train_entry</text:span>, <text:span text:style-name="T13">y_train_entry</text:span>,</text:p>
      <text:p text:style-name="P10"><text:span text:style-name="T13">epochs</text:span><text:span text:style-name="T8">=</text:span><text:span text:style-name="T14">50</text:span>, <text:span text:style-name="T13">batch_size</text:span><text:span text:style-name="T8">=</text:span><text:span text:style-name="T14">32</text:span>, <text:span text:style-name="T13">validation_data</text:span><text:span text:style-name="T8">=</text:span>(<text:span text:style-name="T13">X_val_entry</text:span>, <text:span text:style-name="T13">y_val_entry</text:span>),</text:p>
      <text:p text:style-name="P10"><text:span text:style-name="T13">callbacks</text:span><text:span text:style-name="T8">=</text:span>[EarlyStopping(<text:span text:style-name="T13">patience</text:span><text:span text:style-name="T8">=</text:span><text:span text:style-name="T14">10</text:span>), ModelCheckpoint(<text:span text:style-name="T7">ENTRY_MODEL_PATH</text:span>, <text:span text:style-name="T13">save_best_only</text:span><text:span text:style-name="T8">=</text:span><text:span text:style-name="T12">True</text:span>)],</text:p>
      <text:p text:style-name="P10"><text:span text:style-name="T13">class_weight</text:span><text:span text:style-name="T8">=</text:span><text:span text:style-name="T13">class_weight_dict_entry</text:span></text:p>
      <text:p text:style-name="P10">)</text:p>
      <text:p text:style-name="P10"><text:span text:style-name="T11">print</text:span>(<text:span text:style-name="T9">"--- Entry Optimizer training complete. ---"</text:span>)</text:p>
      <text:p text:style-name="P9"/>
      <text:p text:style-name="P8"># ==============================================================================</text:p>
      <text:p text:style-name="P8"><text:soft-page-break/># --- PHASE 2: TRAIN THE EXIT OPTIMIZER ---</text:p>
      <text:p text:style-name="P8"># ==============================================================================</text:p>
      <text:p text:style-name="P9"/>
      <text:p text:style-name="P10"><text:span text:style-name="T11">print</text:span>(<text:span text:style-name="T9">"</text:span><text:span text:style-name="T15">\n</text:span><text:span text:style-name="T9">"</text:span> <text:span text:style-name="T8">+</text:span> <text:span text:style-name="T9">"="</text:span><text:span text:style-name="T8">*</text:span><text:span text:style-name="T14">50</text:span>)</text:p>
      <text:p text:style-name="P10"><text:span text:style-name="T11">print</text:span>(<text:span text:style-name="T9">"--- PHASE 2: Training the Exit Optimizer AI ---"</text:span>)</text:p>
      <text:p text:style-name="P10"><text:span text:style-name="T11">print</text:span>(<text:span text:style-name="T9">"="</text:span><text:span text:style-name="T8">*</text:span><text:span text:style-name="T14">50</text:span>)</text:p>
      <text:p text:style-name="P9"/>
      <text:p text:style-name="P8"># --- 6. Label Historical Data for Exit Model ---</text:p>
      <text:p text:style-name="P10"><text:span text:style-name="T11">print</text:span>(<text:span text:style-name="T9">"--- Labeling in-trade data for Exit Model... ---"</text:span>)</text:p>
      <text:p text:style-name="P10"><text:span text:style-name="T13">df</text:span>[<text:span text:style-name="T9">'good_exit'</text:span>] <text:span text:style-name="T8">=</text:span> <text:span text:style-name="T14">0</text:span> <text:span text:style-name="T10"># Default to 'Hold'</text:span></text:p>
      <text:p text:style-name="P10"><text:span text:style-name="T13">winning_signals</text:span> <text:span text:style-name="T8">=</text:span> <text:span text:style-name="T13">entry_signal_df</text:span>[<text:span text:style-name="T13">entry_signal_df</text:span>[<text:span text:style-name="T9">'good_entry'</text:span>] <text:span text:style-name="T11">==</text:span> <text:span text:style-name="T14">1</text:span>].<text:span text:style-name="T13">index</text:span></text:p>
      <text:p text:style-name="P9"/>
      <text:p text:style-name="P10"><text:span text:style-name="T5">for</text:span> <text:span text:style-name="T13">entry_time</text:span> <text:span text:style-name="T11">in</text:span> <text:span text:style-name="T13">winning_signals</text:span>:</text:p>
      <text:p text:style-name="P10"><text:span text:style-name="T13">outcome_window_df</text:span> <text:span text:style-name="T8">=</text:span> <text:span text:style-name="T13">df</text:span>.<text:span text:style-name="T13">loc</text:span>[<text:span text:style-name="T13">entry_time</text:span>:].<text:span text:style-name="T13">iloc</text:span>[<text:span text:style-name="T14">1</text:span>:<text:span text:style-name="T7">LOOKAHEAD_PERIOD</text:span><text:span text:style-name="T8">+</text:span><text:span text:style-name="T14">1</text:span>]</text:p>
      <text:p text:style-name="P10"><text:span text:style-name="T5">if</text:span> <text:span text:style-name="T13">outcome_window_df</text:span>.<text:span text:style-name="T13">empty</text:span>: <text:span text:style-name="T5">continue</text:span></text:p>
      <text:p text:style-name="P10"><text:span text:style-name="T13">sell_signal_rows</text:span> <text:span text:style-name="T8">=</text:span> <text:span text:style-name="T13">outcome_window_df</text:span>[<text:span text:style-name="T13">outcome_window_df</text:span>[<text:span text:style-name="T9">'sell_signal'</text:span>]]</text:p>
      <text:p text:style-name="P10"><text:span text:style-name="T5">if</text:span> <text:span text:style-name="T12">not</text:span> <text:span text:style-name="T13">sell_signal_rows</text:span>.<text:span text:style-name="T13">empty</text:span>:</text:p>
      <text:p text:style-name="P10"><text:span text:style-name="T13">sell_time</text:span> <text:span text:style-name="T8">=</text:span> <text:span text:style-name="T13">sell_signal_rows</text:span>.<text:span text:style-name="T13">index</text:span>[<text:span text:style-name="T14">0</text:span>]</text:p>
      <text:p text:style-name="P10"><text:span text:style-name="T13">trade_df</text:span> <text:span text:style-name="T8">=</text:span> <text:span text:style-name="T13">df</text:span>.<text:span text:style-name="T13">loc</text:span>[<text:span text:style-name="T13">entry_time</text:span>:<text:span text:style-name="T13">sell_time</text:span>]</text:p>
      <text:p text:style-name="P10"><text:span text:style-name="T5">if</text:span> <text:span text:style-name="T12">not</text:span> <text:span text:style-name="T13">trade_df</text:span>.<text:span text:style-name="T13">empty</text:span>:</text:p>
      <text:p text:style-name="P10"><text:span text:style-name="T13">peak_price_time</text:span> <text:span text:style-name="T8">=</text:span> <text:span text:style-name="T13">trade_df</text:span>[<text:span text:style-name="T9">'High'</text:span>].<text:span text:style-name="T11">idxmax</text:span>()</text:p>
      <text:p text:style-name="P8"># Label the hour of the peak and 2 hours prior as "Good Exit"</text:p>
      <text:p text:style-name="P10"><text:span text:style-name="T13">peak_loc</text:span> <text:span text:style-name="T8">=</text:span> <text:span text:style-name="T13">df</text:span>.<text:span text:style-name="T13">index</text:span>.<text:span text:style-name="T11">get_loc</text:span>(<text:span text:style-name="T13">peak_price_time</text:span>)</text:p>
      <text:p text:style-name="P10"><text:span text:style-name="T5">for</text:span> <text:span text:style-name="T13">i</text:span> <text:span text:style-name="T5">in</text:span> <text:span text:style-name="T6">range</text:span>(<text:span text:style-name="T14">3</text:span>):</text:p>
      <text:p text:style-name="P10"><text:span text:style-name="T5">if</text:span> <text:span text:style-name="T13">peak_loc</text:span> <text:span text:style-name="T8">-</text:span> <text:span text:style-name="T13">i</text:span> <text:span text:style-name="T8">&gt;</text:span> <text:span text:style-name="T13">df</text:span>.<text:span text:style-name="T13">index</text:span>.<text:span text:style-name="T11">get_loc</text:span>(<text:span text:style-name="T13">entry_time</text:span>):</text:p>
      <text:p text:style-name="P10"><text:span text:style-name="T13">df</text:span>.<text:span text:style-name="T13">iloc</text:span>[<text:span text:style-name="T13">peak_loc</text:span> <text:span text:style-name="T8">-</text:span> <text:span text:style-name="T13">i</text:span>, <text:span text:style-name="T13">df</text:span>.<text:span text:style-name="T13">columns</text:span>.<text:span text:style-name="T11">get_loc</text:span>(<text:span text:style-name="T9">'good_exit'</text:span>)] <text:span text:style-name="T8">=</text:span> <text:span text:style-name="T14">1</text:span></text:p>
      <text:p text:style-name="P9"/>
      <text:p text:style-name="P8"># --- 7. Prepare Data for Exit Model ---</text:p>
      <text:p text:style-name="P10"><text:span text:style-name="T11">print</text:span>(<text:span text:style-name="T9">"--- Preparing data for Exit AI training... ---"</text:span>)</text:p>
      <text:p text:style-name="P8"># Add new features relevant for an exit decision</text:p>
      <text:p text:style-name="P10"><text:span text:style-name="T13">df</text:span>[<text:span text:style-name="T9">'time_in_trade'</text:span>] <text:span text:style-name="T8">=</text:span> <text:span text:style-name="T14">0</text:span></text:p>
      <text:p text:style-name="P10"><text:span text:style-name="T13">df</text:span>[<text:span text:style-name="T9">'unrealized_pnl'</text:span>] <text:span text:style-name="T8">=</text:span> <text:span text:style-name="T14">0.0</text:span></text:p>
      <text:p text:style-name="P9"/>
      <text:p text:style-name="P10"><text:span text:style-name="T13">position</text:span> <text:span text:style-name="T8">=</text:span> <text:span text:style-name="T14">0</text:span></text:p>
      <text:p text:style-name="P10"><text:span text:style-name="T13">entry_p</text:span> <text:span text:style-name="T8">=</text:span> <text:span text:style-name="T14">0</text:span></text:p>
      <text:p text:style-name="P10"><text:span text:style-name="T13">time_counter</text:span> <text:span text:style-name="T8">=</text:span> <text:span text:style-name="T14">0</text:span></text:p>
      <text:p text:style-name="P10"><text:span text:style-name="T5">for</text:span> <text:span text:style-name="T13">i</text:span> <text:span text:style-name="T5">in</text:span> <text:span text:style-name="T6">range</text:span>(<text:span text:style-name="T11">len</text:span>(<text:span text:style-name="T13">df</text:span>)):</text:p>
      <text:p text:style-name="P10"><text:span text:style-name="T5">if</text:span> <text:span text:style-name="T13">df</text:span>[<text:span text:style-name="T9">'buy_signal'</text:span>].<text:span text:style-name="T13">iloc</text:span>[<text:span text:style-name="T13">i</text:span>] <text:span text:style-name="T12">and</text:span> <text:span text:style-name="T13">position</text:span> <text:span text:style-name="T8">==</text:span> <text:span text:style-name="T14">0</text:span>:</text:p>
      <text:p text:style-name="P10"><text:span text:style-name="T13">position</text:span> <text:span text:style-name="T8">=</text:span> <text:span text:style-name="T14">1</text:span></text:p>
      <text:p text:style-name="P10"><text:span text:style-name="T13">entry_p</text:span> <text:span text:style-name="T8">=</text:span> <text:span text:style-name="T13">df</text:span>[<text:span text:style-name="T9">'Close'</text:span>].<text:span text:style-name="T13">iloc</text:span>[<text:span text:style-name="T13">i</text:span>]</text:p>
      <text:p text:style-name="P10"><text:span text:style-name="T13">time_counter</text:span> <text:span text:style-name="T8">=</text:span> <text:span text:style-name="T14">0</text:span></text:p>
      <text:p text:style-name="P10"><text:span text:style-name="T5">if</text:span> <text:span text:style-name="T13">position</text:span> <text:span text:style-name="T8">==</text:span> <text:span text:style-name="T14">1</text:span>:</text:p>
      <text:p text:style-name="P10"><text:span text:style-name="T13">time_counter</text:span> <text:span text:style-name="T8">+=</text:span> <text:span text:style-name="T14">1</text:span></text:p>
      <text:p text:style-name="P10"><text:span text:style-name="T13">df</text:span>.<text:span text:style-name="T13">iloc</text:span>[<text:span text:style-name="T13">i</text:span>, <text:span text:style-name="T13">df</text:span>.<text:span text:style-name="T13">columns</text:span>.<text:span text:style-name="T11">get_loc</text:span>(<text:span text:style-name="T9">'time_in_trade'</text:span>)] <text:span text:style-name="T8">=</text:span> <text:span text:style-name="T13">time_counter</text:span></text:p>
      <text:p text:style-name="P10"><text:span text:style-name="T13">df</text:span>.<text:span text:style-name="T13">iloc</text:span>[<text:span text:style-name="T13">i</text:span>, <text:span text:style-name="T13">df</text:span>.<text:span text:style-name="T13">columns</text:span>.<text:span text:style-name="T11">get_loc</text:span>(<text:span text:style-name="T9">'unrealized_pnl'</text:span>)] <text:span text:style-name="T8">=</text:span> (<text:span text:style-name="T13">df</text:span>[<text:span text:style-name="T9">'Close'</text:span>].<text:span text:style-name="T13">iloc</text:span>[<text:span text:style-name="T13">i</text:span>] <text:span text:style-name="T8">-</text:span> <text:span text:style-name="T13">entry_p</text:span>) <text:span text:style-name="T8">/</text:span> <text:span text:style-name="T13">entry_p</text:span></text:p>
      <text:p text:style-name="P10"><text:soft-page-break/><text:span text:style-name="T5">if</text:span> <text:span text:style-name="T13">df</text:span>[<text:span text:style-name="T9">'sell_signal'</text:span>].<text:span text:style-name="T13">iloc</text:span>[<text:span text:style-name="T13">i</text:span>] <text:span text:style-name="T12">and</text:span> <text:span text:style-name="T13">position</text:span> <text:span text:style-name="T8">==</text:span> <text:span text:style-name="T14">1</text:span>:</text:p>
      <text:p text:style-name="P10"><text:span text:style-name="T13">position</text:span> <text:span text:style-name="T8">=</text:span> <text:span text:style-name="T14">0</text:span></text:p>
      <text:p text:style-name="P9"/>
      <text:p text:style-name="P10"><text:span text:style-name="T13">exit_feature_columns</text:span> <text:span text:style-name="T8">=</text:span> [<text:span text:style-name="T9">'fast_ma'</text:span>, <text:span text:style-name="T9">'slow_ma'</text:span>, <text:span text:style-name="T9">'atr'</text:span>, <text:span text:style-name="T9">'time_in_trade'</text:span>, <text:span text:style-name="T9">'unrealized_pnl'</text:span>]</text:p>
      <text:p text:style-name="P10"><text:span text:style-name="T13">exit_model_data</text:span> <text:span text:style-name="T8">=</text:span> <text:span text:style-name="T13">df</text:span>[<text:span text:style-name="T13">df</text:span>[<text:span text:style-name="T9">'good_exit'</text:span>].<text:span text:style-name="T11">notna</text:span>() <text:span text:style-name="T11">&amp;</text:span> (<text:span text:style-name="T13">df</text:span>[<text:span text:style-name="T9">'time_in_trade'</text:span>] <text:span text:style-name="T11">&gt;</text:span> <text:span text:style-name="T14">0</text:span>)] <text:span text:style-name="T10"># Only in-trade data</text:span></text:p>
      <text:p text:style-name="P9"/>
      <text:p text:style-name="P10"><text:span text:style-name="T13">X_exit</text:span>, <text:span text:style-name="T13">y_exit</text:span> <text:span text:style-name="T8">=</text:span> <text:span text:style-name="T11">create_sequences_for_signals</text:span>(<text:span text:style-name="T13">df</text:span>, <text:span text:style-name="T13">exit_model_data</text:span>.<text:span text:style-name="T13">index</text:span>, <text:span text:style-name="T13">exit_feature_columns</text:span>, <text:span text:style-name="T13">exit_model_data</text:span>[<text:span text:style-name="T9">'good_exit'</text:span>], <text:span text:style-name="T7">LOOKBACK_WINDOW</text:span>)</text:p>
      <text:p text:style-name="P9"/>
      <text:p text:style-name="P10"><text:span text:style-name="T13">X_train_exit</text:span>, <text:span text:style-name="T13">X_val_exit</text:span>, <text:span text:style-name="T13">y_train_exit</text:span>, <text:span text:style-name="T13">y_val_exit</text:span> <text:span text:style-name="T8">=</text:span> <text:span text:style-name="T11">train_test_split</text:span>(<text:span text:style-name="T13">X_exit</text:span>, <text:span text:style-name="T13">y_exit</text:span>, <text:span text:style-name="T13">test_size</text:span><text:span text:style-name="T8">=</text:span><text:span text:style-name="T14">0.2</text:span>, <text:span text:style-name="T13">shuffle</text:span><text:span text:style-name="T8">=</text:span><text:span text:style-name="T12">False</text:span>)</text:p>
      <text:p text:style-name="P9"/>
      <text:p text:style-name="P10"><text:span text:style-name="T13">exit_scaler</text:span> <text:span text:style-name="T8">=</text:span> <text:span text:style-name="T6">MinMaxScaler</text:span>()</text:p>
      <text:p text:style-name="P10"><text:span text:style-name="T13">main_train_df_exit</text:span> <text:span text:style-name="T8">=</text:span> <text:span text:style-name="T13">df</text:span>.<text:span text:style-name="T13">loc</text:span>[:<text:span text:style-name="T13">exit_model_data</text:span>.<text:span text:style-name="T13">iloc</text:span>[<text:span text:style-name="T6">int</text:span>(<text:span text:style-name="T11">len</text:span>(<text:span text:style-name="T13">exit_model_data</text:span>)<text:span text:style-name="T8">*</text:span><text:span text:style-name="T14">0.8</text:span>)].<text:span text:style-name="T13">name</text:span>]</text:p>
      <text:p text:style-name="P10"><text:span text:style-name="T13">exit_scaler</text:span>.<text:span text:style-name="T11">fit</text:span>(<text:span text:style-name="T13">main_train_df_exit</text:span>[<text:span text:style-name="T13">exit_feature_columns</text:span>])</text:p>
      <text:p text:style-name="P9"/>
      <text:p text:style-name="P10"><text:span text:style-name="T13">X_train_exit</text:span> <text:span text:style-name="T8">=</text:span> <text:span text:style-name="T13">exit_scaler</text:span>.<text:span text:style-name="T11">transform</text:span>(<text:span text:style-name="T13">X_train_exit</text:span>.reshape(<text:span text:style-name="T8">-</text:span><text:span text:style-name="T14">1</text:span>, <text:span text:style-name="T13">X_train_exit</text:span>.shape[<text:span text:style-name="T8">-</text:span><text:span text:style-name="T14">1</text:span>])).<text:span text:style-name="T11">reshape</text:span>(<text:span text:style-name="T13">X_train_exit</text:span>.shape)</text:p>
      <text:p text:style-name="P10"><text:span text:style-name="T13">X_val_exit</text:span> <text:span text:style-name="T8">=</text:span> <text:span text:style-name="T13">exit_scaler</text:span>.<text:span text:style-name="T11">transform</text:span>(<text:span text:style-name="T13">X_val_exit</text:span>.reshape(<text:span text:style-name="T8">-</text:span><text:span text:style-name="T14">1</text:span>, <text:span text:style-name="T13">X_val_exit</text:span>.shape[<text:span text:style-name="T8">-</text:span><text:span text:style-name="T14">1</text:span>])).<text:span text:style-name="T11">reshape</text:span>(<text:span text:style-name="T13">X_val_exit</text:span>.shape)</text:p>
      <text:p text:style-name="P9"/>
      <text:p text:style-name="P8"># --- 8. Build and Train Exit Model ---</text:p>
      <text:p text:style-name="P10"><text:span text:style-name="T11">print</text:span>(<text:span text:style-name="T9">"--- Building and training the Exit Optimizer LSTM... ---"</text:span>)</text:p>
      <text:p text:style-name="P10"><text:span text:style-name="T13">exit_model</text:span> <text:span text:style-name="T8">=</text:span> Sequential([</text:p>
      <text:p text:style-name="P10">LSTM(<text:span text:style-name="T14">50</text:span>, <text:span text:style-name="T13">return_sequences</text:span><text:span text:style-name="T8">=</text:span><text:span text:style-name="T12">True</text:span>, <text:span text:style-name="T13">input_shape</text:span><text:span text:style-name="T8">=</text:span>(<text:span text:style-name="T7">LOOKBACK_WINDOW</text:span>, <text:span text:style-name="T11">len</text:span>(<text:span text:style-name="T13">exit_feature_columns</text:span>))), Dropout(<text:span text:style-name="T14">0.2</text:span>),</text:p>
      <text:p text:style-name="P10">LSTM(<text:span text:style-name="T14">30</text:span>), Dropout(<text:span text:style-name="T14">0.2</text:span>),</text:p>
      <text:p text:style-name="P10">Dense(<text:span text:style-name="T14">15</text:span>, <text:span text:style-name="T13">activation</text:span><text:span text:style-name="T8">=</text:span><text:span text:style-name="T9">'relu'</text:span>),</text:p>
      <text:p text:style-name="P10">Dense(<text:span text:style-name="T14">1</text:span>, <text:span text:style-name="T13">activation</text:span><text:span text:style-name="T8">=</text:span><text:span text:style-name="T9">'sigmoid'</text:span>)</text:p>
      <text:p text:style-name="P10">])</text:p>
      <text:p text:style-name="P10"><text:span text:style-name="T13">exit_model</text:span>.<text:span text:style-name="T11">compile</text:span>(<text:span text:style-name="T13">optimizer</text:span><text:span text:style-name="T8">=</text:span><text:span text:style-name="T9">'adam'</text:span>, <text:span text:style-name="T13">loss</text:span><text:span text:style-name="T8">=</text:span><text:span text:style-name="T9">'binary_crossentropy'</text:span>, <text:span text:style-name="T13">metrics</text:span><text:span text:style-name="T8">=</text:span>[<text:span text:style-name="T9">'accuracy'</text:span>])</text:p>
      <text:p text:style-name="P10"><text:span text:style-name="T13">exit_model</text:span>.summary()</text:p>
      <text:p text:style-name="P9"/>
      <text:p text:style-name="P10"><text:span text:style-name="T13">class_weights_exit</text:span> <text:span text:style-name="T8">=</text:span> <text:span text:style-name="T11">compute_class_weight</text:span>(<text:span text:style-name="T9">'balanced'</text:span>, <text:span text:style-name="T13">classes</text:span><text:span text:style-name="T8">=</text:span><text:span text:style-name="T6">np</text:span>.<text:span text:style-name="T11">unique</text:span>(<text:span text:style-name="T13">y_train_exit</text:span>), <text:span text:style-name="T13">y</text:span><text:span text:style-name="T8">=</text:span><text:span text:style-name="T13">y_train_exit</text:span>)</text:p>
      <text:p text:style-name="P10"><text:span text:style-name="T13">class_weight_dict_exit</text:span> <text:span text:style-name="T8">=</text:span> <text:span text:style-name="T6">dict</text:span>(<text:span text:style-name="T6">enumerate</text:span>(<text:span text:style-name="T13">class_weights_exit</text:span>))</text:p>
      <text:p text:style-name="P10"><text:span text:style-name="T11">print</text:span>(<text:span text:style-name="T12">f</text:span><text:span text:style-name="T9">"Calculated class weights for exit model: </text:span><text:span text:style-name="T12">{</text:span><text:span text:style-name="T13">class_weight_dict_exit</text:span><text:span text:style-name="T12">}</text:span><text:span text:style-name="T9">"</text:span>)</text:p>
      <text:p text:style-name="P9"/>
      <text:p text:style-name="P10"><text:span text:style-name="T13">exit_model</text:span>.fit(</text:p>
      <text:p text:style-name="P10"><text:span text:style-name="T13">X_train_exit</text:span>, <text:span text:style-name="T13">y_train_exit</text:span>,</text:p>
      <text:p text:style-name="P10"><text:span text:style-name="T13">epochs</text:span><text:span text:style-name="T8">=</text:span><text:span text:style-name="T14">50</text:span>, <text:span text:style-name="T13">batch_size</text:span><text:span text:style-name="T8">=</text:span><text:span text:style-name="T14">32</text:span>, <text:span text:style-name="T13">validation_data</text:span><text:span text:style-name="T8">=</text:span>(<text:span text:style-name="T13">X_val_exit</text:span>, <text:span text:style-name="T13">y_val_exit</text:span>),</text:p>
      <text:p text:style-name="P10"><text:span text:style-name="T13">callbacks</text:span><text:span text:style-name="T8">=</text:span>[EarlyStopping(<text:span text:style-name="T13">patience</text:span><text:span text:style-name="T8">=</text:span><text:span text:style-name="T14">10</text:span>), ModelCheckpoint(<text:span text:style-name="T7">EXIT_MODEL_PATH</text:span>, <text:span text:style-name="T13">save_best_only</text:span><text:span text:style-name="T8">=</text:span><text:span text:style-name="T12">True</text:span>)],</text:p>
      <text:p text:style-name="P10"><text:span text:style-name="T13">class_weight</text:span><text:span text:style-name="T8">=</text:span><text:span text:style-name="T13">class_weight_dict_exit</text:span></text:p>
      <text:p text:style-name="P10">)</text:p>
      <text:p text:style-name="P10"><text:span text:style-name="T11">print</text:span>(<text:span text:style-name="T9">"--- Exit Optimizer training complete. ---"</text:span>)</text:p>
      <text:p text:style-name="P9"/>
      <text:p text:style-name="P8"><text:soft-page-break/># --- 9. Save Final Assets ---</text:p>
      <text:p text:style-name="P10"><text:span text:style-name="T6">np</text:span>.<text:span text:style-name="T11">save</text:span>(<text:span text:style-name="T7">ENTRY_SCALER_PATH</text:span>, <text:span text:style-name="T6">np</text:span>.<text:span text:style-name="T11">array</text:span>([<text:span text:style-name="T13">entry_scaler</text:span>.<text:span text:style-name="T13">min_</text:span>, <text:span text:style-name="T13">entry_scaler</text:span>.<text:span text:style-name="T13">scale_</text:span>]))</text:p>
      <text:p text:style-name="P10"><text:span text:style-name="T6">np</text:span>.<text:span text:style-name="T11">save</text:span>(<text:span text:style-name="T7">EXIT_SCALER_PATH</text:span>, <text:span text:style-name="T6">np</text:span>.<text:span text:style-name="T11">array</text:span>([<text:span text:style-name="T13">exit_scaler</text:span>.<text:span text:style-name="T13">min_</text:span>, <text:span text:style-name="T13">exit_scaler</text:span>.<text:span text:style-name="T13">scale_</text:span>]))</text:p>
      <text:p text:style-name="P10"><text:span text:style-name="T11">print</text:span>(<text:span text:style-name="T12">f</text:span><text:span text:style-name="T9">"</text:span><text:span text:style-name="T15">\n</text:span><text:span text:style-name="T9">Entry Scaler saved to: </text:span><text:span text:style-name="T12">{</text:span><text:span text:style-name="T7">ENTRY_SCALER_PATH</text:span><text:span text:style-name="T12">}</text:span><text:span text:style-name="T9">"</text:span>)</text:p>
      <text:p text:style-name="P10"><text:span text:style-name="T11">print</text:span>(<text:span text:style-name="T12">f</text:span><text:span text:style-name="T9">"Exit Scaler saved to: </text:span><text:span text:style-name="T12">{</text:span><text:span text:style-name="T7">EXIT_SCALER_PATH</text:span><text:span text:style-name="T12">}</text:span><text:span text:style-name="T9">"</text:span>)</text:p>
      <text:p text:style-name="P10"><text:span text:style-name="T11">print</text:span>(<text:span text:style-name="T9">"</text:span><text:span text:style-name="T15">\n</text:span><text:span text:style-name="T9">--- All training processes are complete. ---"</text:span>)</text:p>
      <text:p text:style-name="P28"/>
      <text:p text:style-name="P29"/>
      <text:p text:style-name="P29">LSTM-EMA-ATR TRAINING WITH DISABLED AI EXIT </text:p>
      <text:p text:style-name="P28"># ==============================================================================</text:p>
      <text:p text:style-name="P28"># Script to Train a Single AI Entry Optimizer</text:p>
      <text:p text:style-name="P28"># ==============================================================================</text:p>
      <text:p text:style-name="P28"># This script trains a single AI model based on the 85% historical data to</text:p>
      <text:p text:style-name="P28"># act as an Entry Optimizer. It learns to classify EMA buy signals as "Good"</text:p>
      <text:p text:style-name="P28"># or "Bad" based on their historical outcomes.</text:p>
      <text:p text:style-name="P28"># ==============================================================================</text:p>
      <text:p text:style-name="P28"/>
      <text:p text:style-name="P28">import pandas as pd</text:p>
      <text:p text:style-name="P28">import numpy as np</text:p>
      <text:p text:style-name="P28">import tensorflow as tf</text:p>
      <text:p text:style-name="P28">from sklearn.preprocessing import MinMaxScaler</text:p>
      <text:p text:style-name="P28">from sklearn.model_selection import train_test_split</text:p>
      <text:p text:style-name="P28">from sklearn.utils.class_weight import compute_class_weight</text:p>
      <text:p text:style-name="P28">from tensorflow.keras.models import Sequential</text:p>
      <text:p text:style-name="P28">from tensorflow.keras.layers import LSTM, Dense, Dropout</text:p>
      <text:p text:style-name="P28">from tensorflow.keras.callbacks import EarlyStopping, ModelCheckpoint</text:p>
      <text:p text:style-name="P28"><text:soft-page-break/>import sys</text:p>
      <text:p text:style-name="P28"/>
      <text:p text:style-name="P28"># --- 1. Configuration ---</text:p>
      <text:p text:style-name="P28">DATA_FILE = '/home/tripled/backtest_data/IBKR_QQQ_10Y_1H_TEST_85_FROM_100_PERCENT.csv'</text:p>
      <text:p text:style-name="P28"/>
      <text:p text:style-name="P28"># Model Save Paths (Only for the Entry model)</text:p>
      <text:p text:style-name="P28">ENTRY_MODEL_PATH = 'entry_optimizer_model.keras'</text:p>
      <text:p text:style-name="P28">ENTRY_SCALER_PATH = 'entry_scaler_params.npy'</text:p>
      <text:p text:style-name="P28"/>
      <text:p text:style-name="P28"># Parameters</text:p>
      <text:p text:style-name="P28">LOOKAHEAD_PERIOD = 100 # How far to look for a trade's outcome</text:p>
      <text:p text:style-name="P28">STOP_LOSS_ATR_MULT = 2.0</text:p>
      <text:p text:style-name="P28">LOOKBACK_WINDOW = 60 # How many hours of indicator data the AI sees</text:p>
      <text:p text:style-name="P28"/>
      <text:p text:style-name="P28"># --- 2. Load Data and Calculate Base Indicators ---</text:p>
      <text:p text:style-name="P28">print(f"--- Loading data from: {DATA_FILE} ---")</text:p>
      <text:p text:style-name="P28">try:</text:p>
      <text:p text:style-name="P28"><text:s text:c="4"/>df = pd.read_csv(DATA_FILE, index_col='Datetime', parse_dates=True)</text:p>
      <text:p text:style-name="P28"><text:s text:c="4"/>df.dropna(inplace=True)</text:p>
      <text:p text:style-name="P28">except FileNotFoundError:</text:p>
      <text:p text:style-name="P28"><text:s text:c="4"/>print(f"FATAL ERROR: The file '{DATA_FILE}' was not found.")</text:p>
      <text:p text:style-name="P28"><text:s text:c="4"/>sys.exit(1)</text:p>
      <text:p text:style-name="P28"/>
      <text:p text:style-name="P28">print("--- Calculating base indicators (EMA, ATR, Signals)... ---")</text:p>
      <text:p text:style-name="P28">fast_ma_period, slow_ma_period = 20, 50</text:p>
      <text:p text:style-name="P28">df['fast_ma'] = df['Close'].rolling(window=fast_ma_period).mean()</text:p>
      <text:p text:style-name="P28">df['slow_ma'] = df['Close'].rolling(window=slow_ma_period).mean()</text:p>
      <text:p text:style-name="P28">df['buy_signal'] = (df['fast_ma'] &gt; df['slow_ma']) &amp; (df['fast_ma'].shift(1) &lt;= df['slow_ma'].shift(1))</text:p>
      <text:p text:style-name="P28"><text:soft-page-break/>df['sell_signal'] = (df['fast_ma'] &lt; df['slow_ma']) &amp; (df['fast_ma'].shift(1) &gt;= df['slow_ma'].shift(1))</text:p>
      <text:p text:style-name="P28">df['tr1'] = df['High'] - df['Low']</text:p>
      <text:p text:style-name="P28">df['tr2'] = np.abs(df['High'] - df['Close'].shift(1))</text:p>
      <text:p text:style-name="P28">df['tr3'] = np.abs(df['Low'] - df['Close'].shift(1))</text:p>
      <text:p text:style-name="P28">df['true_range'] = df[['tr1', 'tr2', 'tr3']].max(axis=1)</text:p>
      <text:p text:style-name="P28">df['atr'] = df['true_range'].rolling(window=14).mean()</text:p>
      <text:p text:style-name="P28">df.dropna(inplace=True)</text:p>
      <text:p text:style-name="P28"/>
      <text:p text:style-name="P28"># ==============================================================================</text:p>
      <text:p text:style-name="P28"># --- PHASE 1: TRAIN THE ENTRY OPTIMIZER ---</text:p>
      <text:p text:style-name="P28"># ==============================================================================</text:p>
      <text:p text:style-name="P28"/>
      <text:p text:style-name="P28">print("\n" + "="*50)</text:p>
      <text:p text:style-name="P28">print("--- PHASE 1: Training the Entry Optimizer AI ---")</text:p>
      <text:p text:style-name="P28">print("="*50)</text:p>
      <text:p text:style-name="P28"/>
      <text:p text:style-name="P28"># --- 3. Label Historical Signals for Entry Model ---</text:p>
      <text:p text:style-name="P28">print("--- Labeling historical buy signals as 'Good' (1) or 'Bad' (0)... ---")</text:p>
      <text:p text:style-name="P28">df['good_entry'] = np.nan</text:p>
      <text:p text:style-name="P28">buy_signal_indices = df[df['buy_signal']].index</text:p>
      <text:p text:style-name="P28"/>
      <text:p text:style-name="P28">for entry_time in buy_signal_indices:</text:p>
      <text:p text:style-name="P28"><text:s text:c="4"/>entry_price = df.loc[entry_time, 'Close']</text:p>
      <text:p text:style-name="P28"><text:s text:c="4"/>entry_atr = df.loc[entry_time, 'atr']</text:p>
      <text:p text:style-name="P28"><text:s text:c="4"/>stop_loss_price = entry_price - (STOP_LOSS_ATR_MULT * entry_atr)</text:p>
      <text:p text:style-name="P28"><text:s text:c="4"/></text:p>
      <text:p text:style-name="P28"><text:soft-page-break/><text:s text:c="4"/>outcome_window_df = df.loc[entry_time:].iloc[1:LOOKAHEAD_PERIOD+1]</text:p>
      <text:p text:style-name="P28"><text:s text:c="4"/>if outcome_window_df.empty: continue</text:p>
      <text:p text:style-name="P28"/>
      <text:p text:style-name="P28"><text:s text:c="4"/>hit_stop_loss = (outcome_window_df['Low'] &lt;= stop_loss_price).any()</text:p>
      <text:p text:style-name="P28"><text:s text:c="4"/>hit_sell_signal = (outcome_window_df['sell_signal']).any()</text:p>
      <text:p text:style-name="P28"><text:s text:c="4"/></text:p>
      <text:p text:style-name="P28"><text:s text:c="4"/>if hit_stop_loss and hit_sell_signal:</text:p>
      <text:p text:style-name="P28"><text:s text:c="8"/>stop_time = outcome_window_df[outcome_window_df['Low'] &lt;= stop_loss_price].index[0]</text:p>
      <text:p text:style-name="P28"><text:s text:c="8"/>sell_time = outcome_window_df[outcome_window_df['sell_signal']].index[0]</text:p>
      <text:p text:style-name="P28"><text:s text:c="8"/>if sell_time &lt; stop_time:</text:p>
      <text:p text:style-name="P28"><text:s text:c="12"/>df.loc[entry_time, 'good_entry'] = 1 # Profit via sell signal</text:p>
      <text:p text:style-name="P28"><text:s text:c="8"/>else:</text:p>
      <text:p text:style-name="P28"><text:s text:c="12"/>df.loc[entry_time, 'good_entry'] = 0 # Loss via stop-loss</text:p>
      <text:p text:style-name="P28"><text:s text:c="4"/>elif hit_sell_signal:</text:p>
      <text:p text:style-name="P28"><text:s text:c="8"/>df.loc[entry_time, 'good_entry'] = 1 # Profit via sell signal</text:p>
      <text:p text:style-name="P28"><text:s text:c="4"/>elif hit_stop_loss:</text:p>
      <text:p text:style-name="P28"><text:s text:c="8"/>df.loc[entry_time, 'good_entry'] = 0 # Loss via stop-loss</text:p>
      <text:p text:style-name="P28"><text:s text:c="4"/>else:</text:p>
      <text:p text:style-name="P28"><text:s text:c="8"/>df.loc[entry_time, 'good_entry'] = 0 # Trade timed out, treat as bad</text:p>
      <text:p text:style-name="P28"/>
      <text:p text:style-name="P28"># --- 4. Prepare Data for Entry Model ---</text:p>
      <text:p text:style-name="P28">print("--- Preparing data for Entry AI training... ---")</text:p>
      <text:p text:style-name="P28">entry_signal_df = df[df['good_entry'].notna()].copy()</text:p>
      <text:p text:style-name="P28">print(f"Found {len(entry_signal_df)} labeled entry signals.")</text:p>
      <text:p text:style-name="P28">print(entry_signal_df['good_entry'].value_counts())</text:p>
      <text:p text:style-name="P28"/>
      <text:p text:style-name="P28">entry_feature_columns = ['fast_ma', 'slow_ma', 'atr']</text:p>
      <text:p text:style-name="P28"/>
      <text:p text:style-name="P28"><text:soft-page-break/>def create_sequences_for_signals(full_df, signal_indices, features, target_series, lookback):</text:p>
      <text:p text:style-name="P28"><text:s text:c="4"/>X_seq, y_seq = [], []</text:p>
      <text:p text:style-name="P28"><text:s text:c="4"/>for idx in signal_indices:</text:p>
      <text:p text:style-name="P28"><text:s text:c="8"/>loc = full_df.index.get_loc(idx)</text:p>
      <text:p text:style-name="P28"><text:s text:c="8"/>if loc &lt; lookback: continue</text:p>
      <text:p text:style-name="P28"><text:s text:c="8"/>X_seq.append(full_df.iloc[loc-lookback:loc][features].values)</text:p>
      <text:p text:style-name="P28"><text:s text:c="8"/>y_seq.append(target_series.loc[idx])</text:p>
      <text:p text:style-name="P28"><text:s text:c="4"/>return np.array(X_seq), np.array(y_seq)</text:p>
      <text:p text:style-name="P28"/>
      <text:p text:style-name="P28">X_entry, y_entry = create_sequences_for_signals(df, entry_signal_df.index, entry_feature_columns, entry_signal_df['good_entry'], LOOKBACK_WINDOW)</text:p>
      <text:p text:style-name="P28"/>
      <text:p text:style-name="P28">X_train_entry, X_val_entry, y_train_entry, y_val_entry = train_test_split(X_entry, y_entry, test_size=0.2, shuffle=False)</text:p>
      <text:p text:style-name="P28"/>
      <text:p text:style-name="P28">entry_scaler = MinMaxScaler()</text:p>
      <text:p text:style-name="P28">X_train_entry_flat = X_train_entry.reshape(-1, X_train_entry.shape[-1])</text:p>
      <text:p text:style-name="P28">entry_scaler.fit(X_train_entry_flat)</text:p>
      <text:p text:style-name="P28">X_train_entry = entry_scaler.transform(X_train_entry_flat).reshape(X_train_entry.shape)</text:p>
      <text:p text:style-name="P28">X_val_entry_flat = X_val_entry.reshape(-1, X_val_entry.shape[-1])</text:p>
      <text:p text:style-name="P28">X_val_entry = entry_scaler.transform(X_val_entry_flat).reshape(X_val_entry.shape)</text:p>
      <text:p text:style-name="P28"/>
      <text:p text:style-name="P28"># --- 5. Build and Train Entry Model ---</text:p>
      <text:p text:style-name="P28">print("--- Building and training the Entry Optimizer LSTM... ---")</text:p>
      <text:p text:style-name="P28">entry_model = Sequential([</text:p>
      <text:p text:style-name="P28"><text:s text:c="4"/>LSTM(50, return_sequences=True, input_shape=(LOOKBACK_WINDOW, len(entry_feature_columns))), Dropout(0.2),</text:p>
      <text:p text:style-name="P28"><text:s text:c="4"/>LSTM(30), Dropout(0.2),</text:p>
      <text:p text:style-name="P28"><text:s text:c="4"/>Dense(15, activation='relu'),</text:p>
      <text:p text:style-name="P28"><text:soft-page-break/><text:s text:c="4"/>Dense(1, activation='sigmoid')</text:p>
      <text:p text:style-name="P28">])</text:p>
      <text:p text:style-name="P28">entry_model.compile(optimizer='adam', loss='binary_crossentropy', metrics=['accuracy'])</text:p>
      <text:p text:style-name="P28">entry_model.summary()</text:p>
      <text:p text:style-name="P28"/>
      <text:p text:style-name="P28">class_weights_entry = compute_class_weight('balanced', classes=np.unique(y_train_entry), y=y_train_entry)</text:p>
      <text:p text:style-name="P28">class_weight_dict_entry = dict(enumerate(class_weights_entry))</text:p>
      <text:p text:style-name="P28"/>
      <text:p text:style-name="P28">entry_model.fit(</text:p>
      <text:p text:style-name="P28"><text:s text:c="4"/>X_train_entry, y_train_entry,</text:p>
      <text:p text:style-name="P28"><text:s text:c="4"/>epochs=50, batch_size=32, validation_data=(X_val_entry, y_val_entry),</text:p>
      <text:p text:style-name="P28"><text:s text:c="4"/>callbacks=[EarlyStopping(patience=10), ModelCheckpoint(ENTRY_MODEL_PATH, save_best_only=True)],</text:p>
      <text:p text:style-name="P28"><text:s text:c="4"/>class_weight=class_weight_dict_entry</text:p>
      <text:p text:style-name="P28">)</text:p>
      <text:p text:style-name="P28">print("--- Entry Optimizer training complete. ---")</text:p>
      <text:p text:style-name="P28"/>
      <text:p text:style-name="P28"># ==============================================================================</text:p>
      <text:p text:style-name="P28"># --- PHASE 2: (REMOVED) ---</text:p>
      <text:p text:style-name="P28"># The section for training the Exit Optimizer has been removed as requested.</text:p>
      <text:p text:style-name="P28"># ==============================================================================</text:p>
      <text:p text:style-name="P28"/>
      <text:p text:style-name="P28"># --- 6. Save Final Assets ---</text:p>
      <text:p text:style-name="P28">print("\n--- Saving final assets for the Entry Optimizer ---")</text:p>
      <text:p text:style-name="P28">np.save(ENTRY_SCALER_PATH, np.array([entry_scaler.min_, entry_scaler.scale_]))</text:p>
      <text:p text:style-name="P28"><text:soft-page-break/>print(f"Entry Scaler saved to: {ENTRY_SCALER_PATH}")</text:p>
      <text:p text:style-name="P28">print(f"Entry Optimizer Model saved to: {ENTRY_MODEL_PATH}")</text:p>
      <text:p text:style-name="P28">print("\n--- All training processes are complete. ---")</text:p>
      <text:p text:style-name="P26"><text:span text:style-name="T21">LSTM-</text:span><text:span text:style-name="T22">EMA</text:span><text:span text:style-name="T21">-</text:span><text:span text:style-name="T22">ATR</text:span><text:span text:style-name="T21"> </text:span><text:span text:style-name="T22">BACKTECT </text:span><text:span text:style-name="T23">NO AI OPTIMIZED</text:span><text:span text:style-name="T24">(USED IN THE REPORT BECAUSE ITS BETTER RESULTS VS OPTIMIZED AI EXITS)</text:span></text:p>
      <text:p text:style-name="P30"/>
      <text:p text:style-name="P27"># ==============================================================================</text:p>
      <text:p text:style-name="P8"># Script to Train a Single AI Entry Optimizer</text:p>
      <text:p text:style-name="P8"># ==============================================================================</text:p>
      <text:p text:style-name="P8"># This script trains a single AI model based on the 85% historical data to</text:p>
      <text:p text:style-name="P8"># act as an Entry Optimizer. It learns to classify EMA buy signals as "Good"</text:p>
      <text:p text:style-name="P8"># or "Bad" based on their historical outcomes.</text:p>
      <text:p text:style-name="P8"># ==============================================================================</text:p>
      <text:p text:style-name="P9"/>
      <text:p text:style-name="P10"><text:span text:style-name="T5">import</text:span> <text:span text:style-name="T6">pandas</text:span> <text:span text:style-name="T5">as</text:span> <text:span text:style-name="T6">pd</text:span></text:p>
      <text:p text:style-name="P10"><text:span text:style-name="T5">import</text:span> <text:span text:style-name="T6">numpy</text:span> <text:span text:style-name="T5">as</text:span> <text:span text:style-name="T6">np</text:span></text:p>
      <text:p text:style-name="P10"><text:span text:style-name="T5">import</text:span> <text:span text:style-name="T6">tensorflow</text:span> <text:span text:style-name="T5">as</text:span> <text:span text:style-name="T6">tf</text:span></text:p>
      <text:p text:style-name="P10"><text:span text:style-name="T5">from</text:span> <text:span text:style-name="T6">sklearn</text:span>.<text:span text:style-name="T6">preprocessing</text:span> <text:span text:style-name="T5">import</text:span> <text:span text:style-name="T6">MinMaxScaler</text:span></text:p>
      <text:p text:style-name="P10"><text:span text:style-name="T5">from</text:span> <text:span text:style-name="T6">sklearn</text:span>.<text:span text:style-name="T6">model_selection</text:span> <text:span text:style-name="T5">import</text:span> <text:span text:style-name="T11">train_test_split</text:span></text:p>
      <text:p text:style-name="P10"><text:span text:style-name="T5">from</text:span> <text:span text:style-name="T6">sklearn</text:span>.<text:span text:style-name="T6">utils</text:span>.<text:span text:style-name="T6">class_weight</text:span> <text:span text:style-name="T5">import</text:span> <text:span text:style-name="T11">compute_class_weight</text:span></text:p>
      <text:p text:style-name="P10"><text:span text:style-name="T5">from</text:span> <text:span text:style-name="T6">tensorflow</text:span>.keras.models <text:span text:style-name="T5">import</text:span> Sequential</text:p>
      <text:p text:style-name="P10"><text:span text:style-name="T5">from</text:span> <text:span text:style-name="T6">tensorflow</text:span>.keras.layers <text:span text:style-name="T5">import</text:span> LSTM, Dense, Dropout</text:p>
      <text:p text:style-name="P10"><text:span text:style-name="T5">from</text:span> <text:span text:style-name="T6">tensorflow</text:span>.keras.callbacks <text:span text:style-name="T5">import</text:span> EarlyStopping, ModelCheckpoint</text:p>
      <text:p text:style-name="P10"><text:span text:style-name="T5">import</text:span> <text:span text:style-name="T6">sys</text:span></text:p>
      <text:p text:style-name="P9"/>
      <text:p text:style-name="P8"># --- 1. Configuration ---</text:p>
      <text:p text:style-name="P10"><text:span text:style-name="T7">DATA_FILE</text:span> <text:span text:style-name="T8">=</text:span> <text:span text:style-name="T9">'/home/tripled/backtest_data/IBKR_QQQ_10Y_1H_TEST_85_FROM_100_PERCENT.csv'</text:span></text:p>
      <text:p text:style-name="P9"/>
      <text:p text:style-name="P8"># Model Save Paths (Only for the Entry model)</text:p>
      <text:p text:style-name="P10"><text:span text:style-name="T7">ENTRY_MODEL_PATH</text:span> <text:span text:style-name="T8">=</text:span> <text:span text:style-name="T9">'entry_optimizer_model.keras'</text:span></text:p>
      <text:p text:style-name="P10"><text:span text:style-name="T7">ENTRY_SCALER_PATH</text:span> <text:span text:style-name="T8">=</text:span> <text:span text:style-name="T9">'entry_scaler_params.npy'</text:span></text:p>
      <text:p text:style-name="P9"/>
      <text:p text:style-name="P8"># Parameters</text:p>
      <text:p text:style-name="P10"><text:span text:style-name="T7">LOOKAHEAD_PERIOD</text:span> <text:span text:style-name="T8">=</text:span> <text:span text:style-name="T14">100</text:span> <text:span text:style-name="T10"># How far to look for a trade's outcome</text:span></text:p>
      <text:p text:style-name="P10"><text:span text:style-name="T7">STOP_LOSS_ATR_MULT</text:span> <text:span text:style-name="T8">=</text:span> <text:span text:style-name="T14">2.0</text:span></text:p>
      <text:p text:style-name="P10"><text:span text:style-name="T7">LOOKBACK_WINDOW</text:span> <text:span text:style-name="T8">=</text:span> <text:span text:style-name="T14">60</text:span> <text:span text:style-name="T10"># How many hours of indicator data the AI sees</text:span></text:p>
      <text:p text:style-name="P9"/>
      <text:p text:style-name="P8"># --- 2. Load Data and Calculate Base Indicators ---</text:p>
      <text:p text:style-name="P10"><text:soft-page-break/><text:span text:style-name="T11">print</text:span>(<text:span text:style-name="T12">f</text:span><text:span text:style-name="T9">"--- Loading data from: </text:span><text:span text:style-name="T12">{</text:span><text:span text:style-name="T7">DATA_FILE</text:span><text:span text:style-name="T12">}</text:span><text:span text:style-name="T9"> ---"</text:span>)</text:p>
      <text:p text:style-name="P10"><text:span text:style-name="T5">try</text:span>:</text:p>
      <text:p text:style-name="P10"><text:span text:style-name="T13">df</text:span> <text:span text:style-name="T8">=</text:span> <text:span text:style-name="T6">pd</text:span>.<text:span text:style-name="T11">read_csv</text:span>(<text:span text:style-name="T7">DATA_FILE</text:span>, <text:span text:style-name="T13">index_col</text:span><text:span text:style-name="T8">=</text:span><text:span text:style-name="T9">'Datetime'</text:span>, <text:span text:style-name="T13">parse_dates</text:span><text:span text:style-name="T8">=</text:span><text:span text:style-name="T12">True</text:span>)</text:p>
      <text:p text:style-name="P10"><text:span text:style-name="T13">df</text:span>.<text:span text:style-name="T11">dropna</text:span>(<text:span text:style-name="T13">inplace</text:span><text:span text:style-name="T8">=</text:span><text:span text:style-name="T12">True</text:span>)</text:p>
      <text:p text:style-name="P10"><text:span text:style-name="T5">except</text:span> <text:span text:style-name="T6">FileNotFoundError</text:span>:</text:p>
      <text:p text:style-name="P10"><text:span text:style-name="T11">print</text:span>(<text:span text:style-name="T12">f</text:span><text:span text:style-name="T9">"FATAL ERROR: The file '</text:span><text:span text:style-name="T12">{</text:span><text:span text:style-name="T7">DATA_FILE</text:span><text:span text:style-name="T12">}</text:span><text:span text:style-name="T9">' was not found."</text:span>)</text:p>
      <text:p text:style-name="P10"><text:span text:style-name="T6">sys</text:span>.<text:span text:style-name="T11">exit</text:span>(<text:span text:style-name="T14">1</text:span>)</text:p>
      <text:p text:style-name="P9"/>
      <text:p text:style-name="P10"><text:span text:style-name="T11">print</text:span>(<text:span text:style-name="T9">"--- Calculating base indicators (EMA, ATR, Signals)... ---"</text:span>)</text:p>
      <text:p text:style-name="P10"><text:span text:style-name="T13">fast_ma_period</text:span>, <text:span text:style-name="T13">slow_ma_period</text:span> <text:span text:style-name="T8">=</text:span> <text:span text:style-name="T14">20</text:span>, <text:span text:style-name="T14">50</text:span></text:p>
      <text:p text:style-name="P10"><text:span text:style-name="T13">df</text:span>[<text:span text:style-name="T9">'fast_ma'</text:span>] <text:span text:style-name="T8">=</text:span> <text:span text:style-name="T13">df</text:span>[<text:span text:style-name="T9">'Close'</text:span>].<text:span text:style-name="T11">rolling</text:span>(<text:span text:style-name="T13">window</text:span><text:span text:style-name="T8">=</text:span><text:span text:style-name="T13">fast_ma_period</text:span>).<text:span text:style-name="T11">mean</text:span>()</text:p>
      <text:p text:style-name="P10"><text:span text:style-name="T13">df</text:span>[<text:span text:style-name="T9">'slow_ma'</text:span>] <text:span text:style-name="T8">=</text:span> <text:span text:style-name="T13">df</text:span>[<text:span text:style-name="T9">'Close'</text:span>].<text:span text:style-name="T11">rolling</text:span>(<text:span text:style-name="T13">window</text:span><text:span text:style-name="T8">=</text:span><text:span text:style-name="T13">slow_ma_period</text:span>).<text:span text:style-name="T11">mean</text:span>()</text:p>
      <text:p text:style-name="P10"><text:span text:style-name="T13">df</text:span>[<text:span text:style-name="T9">'buy_signal'</text:span>] <text:span text:style-name="T8">=</text:span> (<text:span text:style-name="T13">df</text:span>[<text:span text:style-name="T9">'fast_ma'</text:span>] <text:span text:style-name="T11">&gt;</text:span> <text:span text:style-name="T13">df</text:span>[<text:span text:style-name="T9">'slow_ma'</text:span>]) <text:span text:style-name="T11">&amp;</text:span> (<text:span text:style-name="T13">df</text:span>[<text:span text:style-name="T9">'fast_ma'</text:span>].<text:span text:style-name="T11">shift</text:span>(<text:span text:style-name="T14">1</text:span>) <text:span text:style-name="T11">&lt;=</text:span> <text:span text:style-name="T13">df</text:span>[<text:span text:style-name="T9">'slow_ma'</text:span>].<text:span text:style-name="T11">shift</text:span>(<text:span text:style-name="T14">1</text:span>))</text:p>
      <text:p text:style-name="P10"><text:span text:style-name="T13">df</text:span>[<text:span text:style-name="T9">'sell_signal'</text:span>] <text:span text:style-name="T8">=</text:span> (<text:span text:style-name="T13">df</text:span>[<text:span text:style-name="T9">'fast_ma'</text:span>] <text:span text:style-name="T11">&lt;</text:span> <text:span text:style-name="T13">df</text:span>[<text:span text:style-name="T9">'slow_ma'</text:span>]) <text:span text:style-name="T11">&amp;</text:span> (<text:span text:style-name="T13">df</text:span>[<text:span text:style-name="T9">'fast_ma'</text:span>].<text:span text:style-name="T11">shift</text:span>(<text:span text:style-name="T14">1</text:span>) <text:span text:style-name="T11">&gt;=</text:span> <text:span text:style-name="T13">df</text:span>[<text:span text:style-name="T9">'slow_ma'</text:span>].<text:span text:style-name="T11">shift</text:span>(<text:span text:style-name="T14">1</text:span>))</text:p>
      <text:p text:style-name="P10"><text:span text:style-name="T13">df</text:span>[<text:span text:style-name="T9">'tr1'</text:span>] <text:span text:style-name="T8">=</text:span> <text:span text:style-name="T13">df</text:span>[<text:span text:style-name="T9">'High'</text:span>] <text:span text:style-name="T11">-</text:span> <text:span text:style-name="T13">df</text:span>[<text:span text:style-name="T9">'Low'</text:span>]</text:p>
      <text:p text:style-name="P10"><text:span text:style-name="T13">df</text:span>[<text:span text:style-name="T9">'tr2'</text:span>] <text:span text:style-name="T8">=</text:span> <text:span text:style-name="T6">np</text:span>.<text:span text:style-name="T13">abs</text:span>(<text:span text:style-name="T13">df</text:span>[<text:span text:style-name="T9">'High'</text:span>] <text:span text:style-name="T11">-</text:span> <text:span text:style-name="T13">df</text:span>[<text:span text:style-name="T9">'Close'</text:span>].<text:span text:style-name="T11">shift</text:span>(<text:span text:style-name="T14">1</text:span>))</text:p>
      <text:p text:style-name="P10"><text:span text:style-name="T13">df</text:span>[<text:span text:style-name="T9">'tr3'</text:span>] <text:span text:style-name="T8">=</text:span> <text:span text:style-name="T6">np</text:span>.<text:span text:style-name="T13">abs</text:span>(<text:span text:style-name="T13">df</text:span>[<text:span text:style-name="T9">'Low'</text:span>] <text:span text:style-name="T11">-</text:span> <text:span text:style-name="T13">df</text:span>[<text:span text:style-name="T9">'Close'</text:span>].<text:span text:style-name="T11">shift</text:span>(<text:span text:style-name="T14">1</text:span>))</text:p>
      <text:p text:style-name="P10"><text:span text:style-name="T13">df</text:span>[<text:span text:style-name="T9">'true_range'</text:span>] <text:span text:style-name="T8">=</text:span> <text:span text:style-name="T13">df</text:span>[[<text:span text:style-name="T9">'tr1'</text:span>, <text:span text:style-name="T9">'tr2'</text:span>, <text:span text:style-name="T9">'tr3'</text:span>]].<text:span text:style-name="T11">max</text:span>(<text:span text:style-name="T13">axis</text:span><text:span text:style-name="T8">=</text:span><text:span text:style-name="T14">1</text:span>)</text:p>
      <text:p text:style-name="P10"><text:span text:style-name="T13">df</text:span>[<text:span text:style-name="T9">'atr'</text:span>] <text:span text:style-name="T8">=</text:span> <text:span text:style-name="T13">df</text:span>[<text:span text:style-name="T9">'true_range'</text:span>].<text:span text:style-name="T11">rolling</text:span>(<text:span text:style-name="T13">window</text:span><text:span text:style-name="T8">=</text:span><text:span text:style-name="T14">14</text:span>).<text:span text:style-name="T11">mean</text:span>()</text:p>
      <text:p text:style-name="P10"><text:span text:style-name="T13">df</text:span>.<text:span text:style-name="T11">dropna</text:span>(<text:span text:style-name="T13">inplace</text:span><text:span text:style-name="T8">=</text:span><text:span text:style-name="T12">True</text:span>)</text:p>
      <text:p text:style-name="P9"/>
      <text:p text:style-name="P8"># ==============================================================================</text:p>
      <text:p text:style-name="P8"># --- PHASE 1: TRAIN THE ENTRY OPTIMIZER ---</text:p>
      <text:p text:style-name="P8"># ==============================================================================</text:p>
      <text:p text:style-name="P9"/>
      <text:p text:style-name="P10"><text:span text:style-name="T11">print</text:span>(<text:span text:style-name="T9">"</text:span><text:span text:style-name="T15">\n</text:span><text:span text:style-name="T9">"</text:span> <text:span text:style-name="T8">+</text:span> <text:span text:style-name="T9">"="</text:span><text:span text:style-name="T8">*</text:span><text:span text:style-name="T14">50</text:span>)</text:p>
      <text:p text:style-name="P10"><text:span text:style-name="T11">print</text:span>(<text:span text:style-name="T9">"--- PHASE 1: Training the Entry Optimizer AI ---"</text:span>)</text:p>
      <text:p text:style-name="P10"><text:span text:style-name="T11">print</text:span>(<text:span text:style-name="T9">"="</text:span><text:span text:style-name="T8">*</text:span><text:span text:style-name="T14">50</text:span>)</text:p>
      <text:p text:style-name="P9"/>
      <text:p text:style-name="P8"># --- 3. Label Historical Signals for Entry Model ---</text:p>
      <text:p text:style-name="P10"><text:span text:style-name="T11">print</text:span>(<text:span text:style-name="T9">"--- Labeling historical buy signals as 'Good' (1) or 'Bad' (0)... ---"</text:span>)</text:p>
      <text:p text:style-name="P10"><text:span text:style-name="T13">df</text:span>[<text:span text:style-name="T9">'good_entry'</text:span>] <text:span text:style-name="T8">=</text:span> <text:span text:style-name="T6">np</text:span>.<text:span text:style-name="T13">nan</text:span></text:p>
      <text:p text:style-name="P10"><text:span text:style-name="T13">buy_signal_indices</text:span> <text:span text:style-name="T8">=</text:span> <text:span text:style-name="T13">df</text:span>[<text:span text:style-name="T13">df</text:span>[<text:span text:style-name="T9">'buy_signal'</text:span>]].<text:span text:style-name="T13">index</text:span></text:p>
      <text:p text:style-name="P9"/>
      <text:p text:style-name="P10"><text:span text:style-name="T5">for</text:span> <text:span text:style-name="T13">entry_time</text:span> <text:span text:style-name="T11">in</text:span> <text:span text:style-name="T13">buy_signal_indices</text:span>:</text:p>
      <text:p text:style-name="P10"><text:span text:style-name="T13">entry_price</text:span> <text:span text:style-name="T8">=</text:span> <text:span text:style-name="T13">df</text:span>.<text:span text:style-name="T13">loc</text:span>[<text:span text:style-name="T13">entry_time</text:span>, <text:span text:style-name="T9">'Close'</text:span>]</text:p>
      <text:p text:style-name="P10"><text:span text:style-name="T13">entry_atr</text:span> <text:span text:style-name="T8">=</text:span> <text:span text:style-name="T13">df</text:span>.<text:span text:style-name="T13">loc</text:span>[<text:span text:style-name="T13">entry_time</text:span>, <text:span text:style-name="T9">'atr'</text:span>]</text:p>
      <text:p text:style-name="P10"><text:span text:style-name="T13">stop_loss_price</text:span> <text:span text:style-name="T8">=</text:span> <text:span text:style-name="T13">entry_price</text:span> <text:span text:style-name="T8">-</text:span> (<text:span text:style-name="T7">STOP_LOSS_ATR_MULT</text:span> <text:span text:style-name="T8">*</text:span> <text:span text:style-name="T13">entry_atr</text:span>)</text:p>
      <text:p text:style-name="P10"><text:span text:style-name="T13">outcome_window_df</text:span> <text:span text:style-name="T8">=</text:span> <text:span text:style-name="T13">df</text:span>.<text:span text:style-name="T13">loc</text:span>[<text:span text:style-name="T13">entry_time</text:span>:].<text:span text:style-name="T13">iloc</text:span>[<text:span text:style-name="T14">1</text:span>:<text:span text:style-name="T7">LOOKAHEAD_PERIOD</text:span><text:span text:style-name="T8">+</text:span><text:span text:style-name="T14">1</text:span>]</text:p>
      <text:p text:style-name="P10"><text:span text:style-name="T5">if</text:span> <text:span text:style-name="T13">outcome_window_df</text:span>.<text:span text:style-name="T13">empty</text:span>: <text:span text:style-name="T5">continue</text:span></text:p>
      <text:p text:style-name="P9"/>
      <text:p text:style-name="P10"><text:span text:style-name="T13">hit_stop_loss</text:span> <text:span text:style-name="T8">=</text:span> (<text:span text:style-name="T13">outcome_window_df</text:span>[<text:span text:style-name="T9">'Low'</text:span>] <text:span text:style-name="T11">&lt;=</text:span> <text:span text:style-name="T13">stop_loss_price</text:span>).<text:span text:style-name="T11">any</text:span>()</text:p>
      <text:p text:style-name="P10"><text:span text:style-name="T13">hit_sell_signal</text:span> <text:span text:style-name="T8">=</text:span> (<text:span text:style-name="T13">outcome_window_df</text:span>[<text:span text:style-name="T9">'sell_signal'</text:span>]).<text:span text:style-name="T11">any</text:span>()</text:p>
      <text:p text:style-name="P10"><text:span text:style-name="T5">if</text:span> <text:span text:style-name="T13">hit_stop_loss</text:span> <text:span text:style-name="T12">and</text:span> <text:span text:style-name="T13">hit_sell_signal</text:span>:</text:p>
      <text:p text:style-name="P10"><text:span text:style-name="T13">stop_time</text:span> <text:span text:style-name="T8">=</text:span> <text:span text:style-name="T13">outcome_window_df</text:span>[<text:span text:style-name="T13">outcome_window_df</text:span>[<text:span text:style-name="T9">'Low'</text:span>] <text:span text:style-name="T11">&lt;=</text:span> <text:span text:style-name="T13">stop_loss_price</text:span>].<text:span text:style-name="T13">index</text:span>[<text:span text:style-name="T14">0</text:span>]</text:p>
      <text:p text:style-name="P10"><text:soft-page-break/><text:span text:style-name="T13">sell_time</text:span> <text:span text:style-name="T8">=</text:span> <text:span text:style-name="T13">outcome_window_df</text:span>[<text:span text:style-name="T13">outcome_window_df</text:span>[<text:span text:style-name="T9">'sell_signal'</text:span>]].<text:span text:style-name="T13">index</text:span>[<text:span text:style-name="T14">0</text:span>]</text:p>
      <text:p text:style-name="P10"><text:span text:style-name="T5">if</text:span> <text:span text:style-name="T13">sell_time</text:span> <text:span text:style-name="T8">&lt;</text:span> <text:span text:style-name="T13">stop_time</text:span>:</text:p>
      <text:p text:style-name="P10"><text:span text:style-name="T13">df</text:span>.<text:span text:style-name="T13">loc</text:span>[<text:span text:style-name="T13">entry_time</text:span>, <text:span text:style-name="T9">'good_entry'</text:span>] <text:span text:style-name="T8">=</text:span> <text:span text:style-name="T14">1</text:span> <text:span text:style-name="T10"># Profit via sell signal</text:span></text:p>
      <text:p text:style-name="P10"><text:span text:style-name="T5">else</text:span>:</text:p>
      <text:p text:style-name="P10"><text:span text:style-name="T13">df</text:span>.<text:span text:style-name="T13">loc</text:span>[<text:span text:style-name="T13">entry_time</text:span>, <text:span text:style-name="T9">'good_entry'</text:span>] <text:span text:style-name="T8">=</text:span> <text:span text:style-name="T14">0</text:span> <text:span text:style-name="T10"># Loss via stop-loss</text:span></text:p>
      <text:p text:style-name="P10"><text:span text:style-name="T5">elif</text:span> <text:span text:style-name="T13">hit_sell_signal</text:span>:</text:p>
      <text:p text:style-name="P10"><text:span text:style-name="T13">df</text:span>.<text:span text:style-name="T13">loc</text:span>[<text:span text:style-name="T13">entry_time</text:span>, <text:span text:style-name="T9">'good_entry'</text:span>] <text:span text:style-name="T8">=</text:span> <text:span text:style-name="T14">1</text:span> <text:span text:style-name="T10"># Profit via sell signal</text:span></text:p>
      <text:p text:style-name="P10"><text:span text:style-name="T5">elif</text:span> <text:span text:style-name="T13">hit_stop_loss</text:span>:</text:p>
      <text:p text:style-name="P10"><text:span text:style-name="T13">df</text:span>.<text:span text:style-name="T13">loc</text:span>[<text:span text:style-name="T13">entry_time</text:span>, <text:span text:style-name="T9">'good_entry'</text:span>] <text:span text:style-name="T8">=</text:span> <text:span text:style-name="T14">0</text:span> <text:span text:style-name="T10"># Loss via stop-loss</text:span></text:p>
      <text:p text:style-name="P10"><text:span text:style-name="T5">else</text:span>:</text:p>
      <text:p text:style-name="P10"><text:span text:style-name="T13">df</text:span>.<text:span text:style-name="T13">loc</text:span>[<text:span text:style-name="T13">entry_time</text:span>, <text:span text:style-name="T9">'good_entry'</text:span>] <text:span text:style-name="T8">=</text:span> <text:span text:style-name="T14">0</text:span> <text:span text:style-name="T10"># Trade timed out, treat as bad</text:span></text:p>
      <text:p text:style-name="P9"/>
      <text:p text:style-name="P8"># --- 4. Prepare Data for Entry Model ---</text:p>
      <text:p text:style-name="P10"><text:span text:style-name="T11">print</text:span>(<text:span text:style-name="T9">"--- Preparing data for Entry AI training... ---"</text:span>)</text:p>
      <text:p text:style-name="P10"><text:span text:style-name="T13">entry_signal_df</text:span> <text:span text:style-name="T8">=</text:span> <text:span text:style-name="T13">df</text:span>[<text:span text:style-name="T13">df</text:span>[<text:span text:style-name="T9">'good_entry'</text:span>].<text:span text:style-name="T11">notna</text:span>()].<text:span text:style-name="T11">copy</text:span>()</text:p>
      <text:p text:style-name="P10"><text:span text:style-name="T11">print</text:span>(<text:span text:style-name="T12">f</text:span><text:span text:style-name="T9">"Found </text:span><text:span text:style-name="T12">{</text:span><text:span text:style-name="T11">len</text:span>(<text:span text:style-name="T13">entry_signal_df</text:span>)<text:span text:style-name="T12">}</text:span><text:span text:style-name="T9"> labeled entry signals."</text:span>)</text:p>
      <text:p text:style-name="P10"><text:span text:style-name="T11">print</text:span>(<text:span text:style-name="T13">entry_signal_df</text:span>[<text:span text:style-name="T9">'good_entry'</text:span>].<text:span text:style-name="T11">value_counts</text:span>())</text:p>
      <text:p text:style-name="P9"/>
      <text:p text:style-name="P10"><text:span text:style-name="T13">entry_feature_columns</text:span> <text:span text:style-name="T8">=</text:span> [<text:span text:style-name="T9">'fast_ma'</text:span>, <text:span text:style-name="T9">'slow_ma'</text:span>, <text:span text:style-name="T9">'atr'</text:span>]</text:p>
      <text:p text:style-name="P9"/>
      <text:p text:style-name="P10"><text:span text:style-name="T12">def</text:span> <text:span text:style-name="T11">create_sequences_for_signals</text:span>(<text:span text:style-name="T13">full_df</text:span>, <text:span text:style-name="T13">signal_indices</text:span>, <text:span text:style-name="T13">features</text:span>, <text:span text:style-name="T13">target_series</text:span>, <text:span text:style-name="T13">lookback</text:span>):</text:p>
      <text:p text:style-name="P10"><text:span text:style-name="T13">X_seq</text:span>, <text:span text:style-name="T13">y_seq</text:span> <text:span text:style-name="T8">=</text:span> [], []</text:p>
      <text:p text:style-name="P10"><text:span text:style-name="T5">for</text:span> <text:span text:style-name="T13">idx</text:span> <text:span text:style-name="T5">in</text:span> <text:span text:style-name="T13">signal_indices</text:span>:</text:p>
      <text:p text:style-name="P10"><text:span text:style-name="T13">loc</text:span> <text:span text:style-name="T8">=</text:span> <text:span text:style-name="T13">full_df</text:span>.index.get_loc(<text:span text:style-name="T13">idx</text:span>)</text:p>
      <text:p text:style-name="P10"><text:span text:style-name="T5">if</text:span> <text:span text:style-name="T13">loc</text:span> <text:span text:style-name="T8">&lt;</text:span> <text:span text:style-name="T13">lookback</text:span>: <text:span text:style-name="T5">continue</text:span></text:p>
      <text:p text:style-name="P10"><text:span text:style-name="T13">X_seq</text:span>.<text:span text:style-name="T11">append</text:span>(<text:span text:style-name="T13">full_df</text:span>.iloc[<text:span text:style-name="T13">loc</text:span><text:span text:style-name="T8">-</text:span><text:span text:style-name="T13">lookback</text:span>:<text:span text:style-name="T13">loc</text:span>][<text:span text:style-name="T13">features</text:span>].values)</text:p>
      <text:p text:style-name="P10"><text:span text:style-name="T13">y_seq</text:span>.<text:span text:style-name="T11">append</text:span>(<text:span text:style-name="T13">target_series</text:span>.loc[<text:span text:style-name="T13">idx</text:span>])</text:p>
      <text:p text:style-name="P10"><text:span text:style-name="T5">return</text:span> <text:span text:style-name="T6">np</text:span>.<text:span text:style-name="T11">array</text:span>(<text:span text:style-name="T13">X_seq</text:span>), <text:span text:style-name="T6">np</text:span>.<text:span text:style-name="T11">array</text:span>(<text:span text:style-name="T13">y_seq</text:span>)</text:p>
      <text:p text:style-name="P9"/>
      <text:p text:style-name="P10"><text:span text:style-name="T13">X_entry</text:span>, <text:span text:style-name="T13">y_entry</text:span> <text:span text:style-name="T8">=</text:span> <text:span text:style-name="T11">create_sequences_for_signals</text:span>(<text:span text:style-name="T13">df</text:span>, <text:span text:style-name="T13">entry_signal_df</text:span>.<text:span text:style-name="T13">index</text:span>, <text:span text:style-name="T13">entry_feature_columns</text:span>, <text:span text:style-name="T13">entry_signal_df</text:span>[<text:span text:style-name="T9">'good_entry'</text:span>], <text:span text:style-name="T7">LOOKBACK_WINDOW</text:span>)</text:p>
      <text:p text:style-name="P9"/>
      <text:p text:style-name="P10"><text:span text:style-name="T13">X_train_entry</text:span>, <text:span text:style-name="T13">X_val_entry</text:span>, <text:span text:style-name="T13">y_train_entry</text:span>, <text:span text:style-name="T13">y_val_entry</text:span> <text:span text:style-name="T8">=</text:span> <text:span text:style-name="T11">train_test_split</text:span>(<text:span text:style-name="T13">X_entry</text:span>, <text:span text:style-name="T13">y_entry</text:span>, <text:span text:style-name="T13">test_size</text:span><text:span text:style-name="T8">=</text:span><text:span text:style-name="T14">0.2</text:span>, <text:span text:style-name="T13">shuffle</text:span><text:span text:style-name="T8">=</text:span><text:span text:style-name="T12">False</text:span>)</text:p>
      <text:p text:style-name="P9"/>
      <text:p text:style-name="P10"><text:span text:style-name="T13">entry_scaler</text:span> <text:span text:style-name="T8">=</text:span> <text:span text:style-name="T6">MinMaxScaler</text:span>()</text:p>
      <text:p text:style-name="P10"><text:span text:style-name="T13">X_train_entry_flat</text:span> <text:span text:style-name="T8">=</text:span> <text:span text:style-name="T13">X_train_entry</text:span>.reshape(<text:span text:style-name="T8">-</text:span><text:span text:style-name="T14">1</text:span>, <text:span text:style-name="T13">X_train_entry</text:span>.shape[<text:span text:style-name="T8">-</text:span><text:span text:style-name="T14">1</text:span>])</text:p>
      <text:p text:style-name="P10"><text:span text:style-name="T13">entry_scaler</text:span>.<text:span text:style-name="T11">fit</text:span>(<text:span text:style-name="T13">X_train_entry_flat</text:span>)</text:p>
      <text:p text:style-name="P10"><text:span text:style-name="T13">X_train_entry</text:span> <text:span text:style-name="T8">=</text:span> <text:span text:style-name="T13">entry_scaler</text:span>.<text:span text:style-name="T11">transform</text:span>(<text:span text:style-name="T13">X_train_entry_flat</text:span>).<text:span text:style-name="T11">reshape</text:span>(<text:span text:style-name="T13">X_train_entry</text:span>.shape)</text:p>
      <text:p text:style-name="P10"><text:span text:style-name="T13">X_val_entry_flat</text:span> <text:span text:style-name="T8">=</text:span> <text:span text:style-name="T13">X_val_entry</text:span>.reshape(<text:span text:style-name="T8">-</text:span><text:span text:style-name="T14">1</text:span>, <text:span text:style-name="T13">X_val_entry</text:span>.shape[<text:span text:style-name="T8">-</text:span><text:span text:style-name="T14">1</text:span>])</text:p>
      <text:p text:style-name="P10"><text:span text:style-name="T13">X_val_entry</text:span> <text:span text:style-name="T8">=</text:span> <text:span text:style-name="T13">entry_scaler</text:span>.<text:span text:style-name="T11">transform</text:span>(<text:span text:style-name="T13">X_val_entry_flat</text:span>).<text:span text:style-name="T11">reshape</text:span>(<text:span text:style-name="T13">X_val_entry</text:span>.shape)</text:p>
      <text:p text:style-name="P9"/>
      <text:p text:style-name="P8"># --- 5. Build and Train Entry Model ---</text:p>
      <text:p text:style-name="P10"><text:span text:style-name="T11">print</text:span>(<text:span text:style-name="T9">"--- Building and training the Entry Optimizer LSTM... ---"</text:span>)</text:p>
      <text:p text:style-name="P10"><text:span text:style-name="T13">entry_model</text:span> <text:span text:style-name="T8">=</text:span> Sequential([</text:p>
      <text:p text:style-name="P10"><text:soft-page-break/>LSTM(<text:span text:style-name="T14">50</text:span>, <text:span text:style-name="T13">return_sequences</text:span><text:span text:style-name="T8">=</text:span><text:span text:style-name="T12">True</text:span>, <text:span text:style-name="T13">input_shape</text:span><text:span text:style-name="T8">=</text:span>(<text:span text:style-name="T7">LOOKBACK_WINDOW</text:span>, <text:span text:style-name="T11">len</text:span>(<text:span text:style-name="T13">entry_feature_columns</text:span>))), Dropout(<text:span text:style-name="T14">0.2</text:span>),</text:p>
      <text:p text:style-name="P10">LSTM(<text:span text:style-name="T14">30</text:span>), Dropout(<text:span text:style-name="T14">0.2</text:span>),</text:p>
      <text:p text:style-name="P10">Dense(<text:span text:style-name="T14">15</text:span>, <text:span text:style-name="T13">activation</text:span><text:span text:style-name="T8">=</text:span><text:span text:style-name="T9">'relu'</text:span>),</text:p>
      <text:p text:style-name="P10">Dense(<text:span text:style-name="T14">1</text:span>, <text:span text:style-name="T13">activation</text:span><text:span text:style-name="T8">=</text:span><text:span text:style-name="T9">'sigmoid'</text:span>)</text:p>
      <text:p text:style-name="P10">])</text:p>
      <text:p text:style-name="P10"><text:span text:style-name="T13">entry_model</text:span>.<text:span text:style-name="T11">compile</text:span>(<text:span text:style-name="T13">optimizer</text:span><text:span text:style-name="T8">=</text:span><text:span text:style-name="T9">'adam'</text:span>, <text:span text:style-name="T13">loss</text:span><text:span text:style-name="T8">=</text:span><text:span text:style-name="T9">'binary_crossentropy'</text:span>, <text:span text:style-name="T13">metrics</text:span><text:span text:style-name="T8">=</text:span>[<text:span text:style-name="T9">'accuracy'</text:span>])</text:p>
      <text:p text:style-name="P10"><text:span text:style-name="T13">entry_model</text:span>.summary()</text:p>
      <text:p text:style-name="P9"/>
      <text:p text:style-name="P10"><text:span text:style-name="T13">class_weights_entry</text:span> <text:span text:style-name="T8">=</text:span> <text:span text:style-name="T11">compute_class_weight</text:span>(<text:span text:style-name="T9">'balanced'</text:span>, <text:span text:style-name="T13">classes</text:span><text:span text:style-name="T8">=</text:span><text:span text:style-name="T6">np</text:span>.<text:span text:style-name="T11">unique</text:span>(<text:span text:style-name="T13">y_train_entry</text:span>), <text:span text:style-name="T13">y</text:span><text:span text:style-name="T8">=</text:span><text:span text:style-name="T13">y_train_entry</text:span>)</text:p>
      <text:p text:style-name="P10"><text:span text:style-name="T13">class_weight_dict_entry</text:span> <text:span text:style-name="T8">=</text:span> <text:span text:style-name="T6">dict</text:span>(<text:span text:style-name="T6">enumerate</text:span>(<text:span text:style-name="T13">class_weights_entry</text:span>))</text:p>
      <text:p text:style-name="P9"/>
      <text:p text:style-name="P10"><text:span text:style-name="T13">entry_model</text:span>.fit(</text:p>
      <text:p text:style-name="P10"><text:span text:style-name="T13">X_train_entry</text:span>, <text:span text:style-name="T13">y_train_entry</text:span>,</text:p>
      <text:p text:style-name="P10"><text:span text:style-name="T13">epochs</text:span><text:span text:style-name="T8">=</text:span><text:span text:style-name="T14">50</text:span>, <text:span text:style-name="T13">batch_size</text:span><text:span text:style-name="T8">=</text:span><text:span text:style-name="T14">32</text:span>, <text:span text:style-name="T13">validation_data</text:span><text:span text:style-name="T8">=</text:span>(<text:span text:style-name="T13">X_val_entry</text:span>, <text:span text:style-name="T13">y_val_entry</text:span>),</text:p>
      <text:p text:style-name="P10"><text:span text:style-name="T13">callbacks</text:span><text:span text:style-name="T8">=</text:span>[EarlyStopping(<text:span text:style-name="T13">patience</text:span><text:span text:style-name="T8">=</text:span><text:span text:style-name="T14">10</text:span>), ModelCheckpoint(<text:span text:style-name="T7">ENTRY_MODEL_PATH</text:span>, <text:span text:style-name="T13">save_best_only</text:span><text:span text:style-name="T8">=</text:span><text:span text:style-name="T12">True</text:span>)],</text:p>
      <text:p text:style-name="P10"><text:span text:style-name="T13">class_weight</text:span><text:span text:style-name="T8">=</text:span><text:span text:style-name="T13">class_weight_dict_entry</text:span></text:p>
      <text:p text:style-name="P10">)</text:p>
      <text:p text:style-name="P10"><text:span text:style-name="T11">print</text:span>(<text:span text:style-name="T9">"--- Entry Optimizer training complete. ---"</text:span>)</text:p>
      <text:p text:style-name="P9"/>
      <text:p text:style-name="P8"># ==============================================================================</text:p>
      <text:p text:style-name="P8"># --- PHASE 2: (REMOVED) ---</text:p>
      <text:p text:style-name="P8"># The section for training the Exit Optimizer has been removed as requested.</text:p>
      <text:p text:style-name="P8"># ==============================================================================</text:p>
      <text:p text:style-name="P9"/>
      <text:p text:style-name="P8"># --- 6. Save Final Assets ---</text:p>
      <text:p text:style-name="P10"><text:span text:style-name="T11">print</text:span>(<text:span text:style-name="T9">"</text:span><text:span text:style-name="T15">\n</text:span><text:span text:style-name="T9">--- Saving final assets for the Entry Optimizer ---"</text:span>)</text:p>
      <text:p text:style-name="P10"><text:span text:style-name="T6">np</text:span>.<text:span text:style-name="T11">save</text:span>(<text:span text:style-name="T7">ENTRY_SCALER_PATH</text:span>, <text:span text:style-name="T6">np</text:span>.<text:span text:style-name="T11">array</text:span>([<text:span text:style-name="T13">entry_scaler</text:span>.<text:span text:style-name="T13">min_</text:span>, <text:span text:style-name="T13">entry_scaler</text:span>.<text:span text:style-name="T13">scale_</text:span>]))</text:p>
      <text:p text:style-name="P10"><text:span text:style-name="T11">print</text:span>(<text:span text:style-name="T12">f</text:span><text:span text:style-name="T9">"Entry Scaler saved to: </text:span><text:span text:style-name="T12">{</text:span><text:span text:style-name="T7">ENTRY_SCALER_PATH</text:span><text:span text:style-name="T12">}</text:span><text:span text:style-name="T9">"</text:span>)</text:p>
      <text:p text:style-name="P10"><text:span text:style-name="T11">print</text:span>(<text:span text:style-name="T12">f</text:span><text:span text:style-name="T9">"Entry Optimizer Model saved to: </text:span><text:span text:style-name="T12">{</text:span><text:span text:style-name="T7">ENTRY_MODEL_PATH</text:span><text:span text:style-name="T12">}</text:span><text:span text:style-name="T9">"</text:span>)</text:p>
      <text:p text:style-name="P10"><text:span text:style-name="T11">print</text:span>(<text:span text:style-name="T9">"</text:span><text:span text:style-name="T15">\n</text:span><text:span text:style-name="T9">--- All training processes are complete. ---"</text:span>)</text:p>
      <text:p text:style-name="P31"/>
      <text:p text:style-name="P30"/>
      <text:p text:style-name="P30"/>
      <text:p text:style-name="P30">LSTM-<text:span text:style-name="T25">EMA-ATR-</text:span> OPTIMIZED FOR BEST ENTRYS AND EXITS<text:span text:style-name="T26">(NOT USED FOR THE REPORTCOMPARISON)</text:span></text:p>
      <text:p text:style-name="P27"># ==============================================================================</text:p>
      <text:p text:style-name="P8"># Script to Backtest a Dual AI Optimizer Trading Strategy (Final Calibration)</text:p>
      <text:p text:style-name="P8"><text:soft-page-break/># ==============================================================================</text:p>
      <text:p text:style-name="P8"># This version uses the calibrated entry threshold and a new, lower exit</text:p>
      <text:p text:style-name="P8"># threshold to test the full impact of the dual AI system.</text:p>
      <text:p text:style-name="P8"># ==============================================================================</text:p>
      <text:p text:style-name="P9"/>
      <text:p text:style-name="P10"><text:span text:style-name="T5">import</text:span> <text:span text:style-name="T6">pandas</text:span> <text:span text:style-name="T5">as</text:span> <text:span text:style-name="T6">pd</text:span></text:p>
      <text:p text:style-name="P10"><text:span text:style-name="T5">import</text:span> <text:span text:style-name="T6">numpy</text:span> <text:span text:style-name="T5">as</text:span> <text:span text:style-name="T6">np</text:span></text:p>
      <text:p text:style-name="P10"><text:span text:style-name="T5">import</text:span> <text:span text:style-name="T6">tensorflow</text:span> <text:span text:style-name="T5">as</text:span> <text:span text:style-name="T6">tf</text:span></text:p>
      <text:p text:style-name="P10"><text:span text:style-name="T5">from</text:span> <text:span text:style-name="T6">sklearn</text:span>.<text:span text:style-name="T6">preprocessing</text:span> <text:span text:style-name="T5">import</text:span> <text:span text:style-name="T6">MinMaxScaler</text:span></text:p>
      <text:p text:style-name="P10"><text:span text:style-name="T5">import</text:span> <text:span text:style-name="T6">sys</text:span></text:p>
      <text:p text:style-name="P9"/>
      <text:p text:style-name="P8"># --- 1. Configuration ---</text:p>
      <text:p text:style-name="P8"># Data and Model Paths</text:p>
      <text:p text:style-name="P10"><text:span text:style-name="T7">OUT_OF_SAMPLE_DATA_FILE</text:span> <text:span text:style-name="T8">=</text:span> <text:span text:style-name="T9">'/home/tripled/backtest_data/OUT OF SAMPLE TEST 15 PERCENT.csv'</text:span></text:p>
      <text:p text:style-name="P10"><text:span text:style-name="T7">ENTRY_MODEL_PATH</text:span> <text:span text:style-name="T8">=</text:span> <text:span text:style-name="T9">'entry_optimizer_model.keras'</text:span></text:p>
      <text:p text:style-name="P10"><text:span text:style-name="T7">EXIT_MODEL_PATH</text:span> <text:span text:style-name="T8">=</text:span> <text:span text:style-name="T9">'exit_optimizer_model.keras'</text:span></text:p>
      <text:p text:style-name="P10"><text:span text:style-name="T7">ENTRY_SCALER_PATH</text:span> <text:span text:style-name="T8">=</text:span> <text:span text:style-name="T9">'entry_scaler_params.npy'</text:span></text:p>
      <text:p text:style-name="P10"><text:span text:style-name="T7">EXIT_SCALER_PATH</text:span> <text:span text:style-name="T8">=</text:span> <text:span text:style-name="T9">'exit_scaler_params.npy'</text:span></text:p>
      <text:p text:style-name="P9"/>
      <text:p text:style-name="P8"># Backtest Parameters</text:p>
      <text:p text:style-name="P10"><text:span text:style-name="T7">LOOKBACK_WINDOW</text:span> <text:span text:style-name="T8">=</text:span> <text:span text:style-name="T14">60</text:span></text:p>
      <text:p text:style-name="P10"><text:span text:style-name="T7">STOP_LOSS_ATR_MULT</text:span> <text:span text:style-name="T8">=</text:span> <text:span text:style-name="T14">2.0</text:span></text:p>
      <text:p text:style-name="P10"><text:span text:style-name="T7">TRADE_SIZE_USD</text:span> <text:span text:style-name="T8">=</text:span> <text:span text:style-name="T14">25000.0</text:span></text:p>
      <text:p text:style-name="P9"/>
      <text:p text:style-name="P8"># AI Prediction Thresholds</text:p>
      <text:p text:style-name="P10"><text:span text:style-name="T7">ENTRY_CONFIDENCE_THRESHOLD</text:span> <text:span text:style-name="T8">=</text:span> <text:span text:style-name="T14">0.42</text:span> <text:span text:style-name="T10"># Calibrated from previous test</text:span></text:p>
      <text:p text:style-name="P9"/>
      <text:p text:style-name="P8"># &lt;&lt;&lt; --- THIS IS THE FINAL CHANGE: Calibrating the Exit AI threshold --- &gt;&gt;&gt;</text:p>
      <text:p text:style-name="P10"><text:span text:style-name="T7">EXIT_CONFIDENCE_THRESHOLD</text:span> <text:span text:style-name="T8">=</text:span> <text:span text:style-name="T14">0.46</text:span></text:p>
      <text:p text:style-name="P9"/>
      <text:p text:style-name="P8"># --- 2. Load Models and Scalers ---</text:p>
      <text:p text:style-name="P10"><text:span text:style-name="T11">print</text:span>(<text:span text:style-name="T9">"--- Loading AI Models and Scalers ---"</text:span>)</text:p>
      <text:p text:style-name="P10"><text:span text:style-name="T5">try</text:span>:</text:p>
      <text:p text:style-name="P10"><text:span text:style-name="T13">entry_model</text:span> <text:span text:style-name="T8">=</text:span> <text:span text:style-name="T6">tf</text:span>.keras.models.load_model(<text:span text:style-name="T7">ENTRY_MODEL_PATH</text:span>)</text:p>
      <text:p text:style-name="P10"><text:span text:style-name="T13">exit_model</text:span> <text:span text:style-name="T8">=</text:span> <text:span text:style-name="T6">tf</text:span>.keras.models.load_model(<text:span text:style-name="T7">EXIT_MODEL_PATH</text:span>)</text:p>
      <text:p text:style-name="P10"><text:span text:style-name="T11">print</text:span>(<text:span text:style-name="T9">"Models loaded successfully."</text:span>)</text:p>
      <text:p text:style-name="P10"><text:span text:style-name="T13">entry_scaler_params</text:span> <text:span text:style-name="T8">=</text:span> <text:span text:style-name="T6">np</text:span>.<text:span text:style-name="T11">load</text:span>(<text:span text:style-name="T7">ENTRY_SCALER_PATH</text:span>)</text:p>
      <text:p text:style-name="P10"><text:span text:style-name="T13">entry_scaler</text:span> <text:span text:style-name="T8">=</text:span> <text:span text:style-name="T6">MinMaxScaler</text:span>()</text:p>
      <text:p text:style-name="P10"><text:span text:style-name="T13">entry_scaler</text:span>.<text:span text:style-name="T13">min_</text:span>, <text:span text:style-name="T13">entry_scaler</text:span>.<text:span text:style-name="T13">scale_</text:span> <text:span text:style-name="T8">=</text:span> <text:span text:style-name="T13">entry_scaler_params</text:span>[<text:span text:style-name="T14">0</text:span>], <text:span text:style-name="T13">entry_scaler_params</text:span>[<text:span text:style-name="T14">1</text:span>]</text:p>
      <text:p text:style-name="P10"><text:span text:style-name="T11">print</text:span>(<text:span text:style-name="T12">f</text:span><text:span text:style-name="T9">"Entry Scaler loaded from: </text:span><text:span text:style-name="T12">{</text:span><text:span text:style-name="T7">ENTRY_SCALER_PATH</text:span><text:span text:style-name="T12">}</text:span><text:span text:style-name="T9">"</text:span>)</text:p>
      <text:p text:style-name="P10"><text:span text:style-name="T13">exit_scaler_params</text:span> <text:span text:style-name="T8">=</text:span> <text:span text:style-name="T6">np</text:span>.<text:span text:style-name="T11">load</text:span>(<text:span text:style-name="T7">EXIT_SCALER_PATH</text:span>)</text:p>
      <text:p text:style-name="P10"><text:span text:style-name="T13">exit_scaler</text:span> <text:span text:style-name="T8">=</text:span> <text:span text:style-name="T6">MinMaxScaler</text:span>()</text:p>
      <text:p text:style-name="P10"><text:span text:style-name="T13">exit_scaler</text:span>.<text:span text:style-name="T13">min_</text:span>, <text:span text:style-name="T13">exit_scaler</text:span>.<text:span text:style-name="T13">scale_</text:span> <text:span text:style-name="T8">=</text:span> <text:span text:style-name="T13">exit_scaler_params</text:span>[<text:span text:style-name="T14">0</text:span>], <text:span text:style-name="T13">exit_scaler_params</text:span>[<text:span text:style-name="T14">1</text:span>]</text:p>
      <text:p text:style-name="P10"><text:span text:style-name="T11">print</text:span>(<text:span text:style-name="T12">f</text:span><text:span text:style-name="T9">"Exit Scaler loaded from: </text:span><text:span text:style-name="T12">{</text:span><text:span text:style-name="T7">EXIT_SCALER_PATH</text:span><text:span text:style-name="T12">}</text:span><text:span text:style-name="T9">"</text:span>)</text:p>
      <text:p text:style-name="P10"><text:span text:style-name="T5">except</text:span> <text:span text:style-name="T6">Exception</text:span> <text:span text:style-name="T5">as</text:span> <text:span text:style-name="T13">e</text:span>:</text:p>
      <text:p text:style-name="P10"><text:soft-page-break/><text:span text:style-name="T11">print</text:span>(<text:span text:style-name="T12">f</text:span><text:span text:style-name="T9">"FATAL ERROR: Could not load a required model or scaler file. Details: </text:span><text:span text:style-name="T12">{</text:span><text:span text:style-name="T13">e</text:span><text:span text:style-name="T12">}</text:span><text:span text:style-name="T9">"</text:span>)</text:p>
      <text:p text:style-name="P10"><text:span text:style-name="T6">sys</text:span>.<text:span text:style-name="T11">exit</text:span>(<text:span text:style-name="T14">1</text:span>)</text:p>
      <text:p text:style-name="P9"/>
      <text:p text:style-name="P8"># --- 3. Load and Prepare Data ---</text:p>
      <text:p text:style-name="P10"><text:span text:style-name="T11">print</text:span>(<text:span text:style-name="T12">f</text:span><text:span text:style-name="T9">"</text:span><text:span text:style-name="T15">\n</text:span><text:span text:style-name="T9">--- Loading and preparing out-of-sample data from: </text:span><text:span text:style-name="T12">{</text:span><text:span text:style-name="T7">OUT_OF_SAMPLE_DATA_FILE</text:span><text:span text:style-name="T12">}</text:span><text:span text:style-name="T9"> ---"</text:span>)</text:p>
      <text:p text:style-name="P10"><text:span text:style-name="T5">try</text:span>:</text:p>
      <text:p text:style-name="P10"><text:span text:style-name="T13">df</text:span> <text:span text:style-name="T8">=</text:span> <text:span text:style-name="T6">pd</text:span>.<text:span text:style-name="T11">read_csv</text:span>(<text:span text:style-name="T7">OUT_OF_SAMPLE_DATA_FILE</text:span>, <text:span text:style-name="T13">index_col</text:span><text:span text:style-name="T8">=</text:span><text:span text:style-name="T9">'Datetime'</text:span>, <text:span text:style-name="T13">parse_dates</text:span><text:span text:style-name="T8">=</text:span><text:span text:style-name="T12">True</text:span>)</text:p>
      <text:p text:style-name="P10"><text:span text:style-name="T13">df</text:span>.<text:span text:style-name="T11">dropna</text:span>(<text:span text:style-name="T13">inplace</text:span><text:span text:style-name="T8">=</text:span><text:span text:style-name="T12">True</text:span>)</text:p>
      <text:p text:style-name="P10"><text:span text:style-name="T5">except</text:span> <text:span text:style-name="T6">FileNotFoundError</text:span>:</text:p>
      <text:p text:style-name="P10"><text:span text:style-name="T11">print</text:span>(<text:span text:style-name="T12">f</text:span><text:span text:style-name="T9">"FATAL ERROR: The data file '</text:span><text:span text:style-name="T12">{</text:span><text:span text:style-name="T7">OUT_OF_SAMPLE_DATA_FILE</text:span><text:span text:style-name="T12">}</text:span><text:span text:style-name="T9">' was not found."</text:span>)</text:p>
      <text:p text:style-name="P10"><text:span text:style-name="T6">sys</text:span>.<text:span text:style-name="T11">exit</text:span>(<text:span text:style-name="T14">1</text:span>)</text:p>
      <text:p text:style-name="P9"/>
      <text:p text:style-name="P10"><text:span text:style-name="T11">print</text:span>(<text:span text:style-name="T9">"--- Calculating base indicators... ---"</text:span>)</text:p>
      <text:p text:style-name="P10"><text:span text:style-name="T13">fast_ma_period</text:span>, <text:span text:style-name="T13">slow_ma_period</text:span> <text:span text:style-name="T8">=</text:span> <text:span text:style-name="T14">20</text:span>, <text:span text:style-name="T14">50</text:span></text:p>
      <text:p text:style-name="P10"><text:span text:style-name="T13">df</text:span>[<text:span text:style-name="T9">'fast_ma'</text:span>] <text:span text:style-name="T8">=</text:span> <text:span text:style-name="T13">df</text:span>[<text:span text:style-name="T9">'Close'</text:span>].<text:span text:style-name="T11">rolling</text:span>(<text:span text:style-name="T13">window</text:span><text:span text:style-name="T8">=</text:span><text:span text:style-name="T13">fast_ma_period</text:span>).<text:span text:style-name="T11">mean</text:span>()</text:p>
      <text:p text:style-name="P10"><text:span text:style-name="T13">df</text:span>[<text:span text:style-name="T9">'slow_ma'</text:span>] <text:span text:style-name="T8">=</text:span> <text:span text:style-name="T13">df</text:span>[<text:span text:style-name="T9">'Close'</text:span>].<text:span text:style-name="T11">rolling</text:span>(<text:span text:style-name="T13">window</text:span><text:span text:style-name="T8">=</text:span><text:span text:style-name="T13">slow_ma_period</text:span>).<text:span text:style-name="T11">mean</text:span>()</text:p>
      <text:p text:style-name="P10"><text:span text:style-name="T13">df</text:span>[<text:span text:style-name="T9">'buy_signal'</text:span>] <text:span text:style-name="T8">=</text:span> (<text:span text:style-name="T13">df</text:span>[<text:span text:style-name="T9">'fast_ma'</text:span>] <text:span text:style-name="T11">&gt;</text:span> <text:span text:style-name="T13">df</text:span>[<text:span text:style-name="T9">'slow_ma'</text:span>]) <text:span text:style-name="T11">&amp;</text:span> (<text:span text:style-name="T13">df</text:span>[<text:span text:style-name="T9">'fast_ma'</text:span>].<text:span text:style-name="T11">shift</text:span>(<text:span text:style-name="T14">1</text:span>) <text:span text:style-name="T11">&lt;=</text:span> <text:span text:style-name="T13">df</text:span>[<text:span text:style-name="T9">'slow_ma'</text:span>].<text:span text:style-name="T11">shift</text:span>(<text:span text:style-name="T14">1</text:span>))</text:p>
      <text:p text:style-name="P10"><text:span text:style-name="T13">df</text:span>[<text:span text:style-name="T9">'sell_signal'</text:span>] <text:span text:style-name="T8">=</text:span> (<text:span text:style-name="T13">df</text:span>[<text:span text:style-name="T9">'fast_ma'</text:span>] <text:span text:style-name="T11">&lt;</text:span> <text:span text:style-name="T13">df</text:span>[<text:span text:style-name="T9">'slow_ma'</text:span>]) <text:span text:style-name="T11">&amp;</text:span> (<text:span text:style-name="T13">df</text:span>[<text:span text:style-name="T9">'fast_ma'</text:span>].<text:span text:style-name="T11">shift</text:span>(<text:span text:style-name="T14">1</text:span>) <text:span text:style-name="T11">&gt;=</text:span> <text:span text:style-name="T13">df</text:span>[<text:span text:style-name="T9">'slow_ma'</text:span>].<text:span text:style-name="T11">shift</text:span>(<text:span text:style-name="T14">1</text:span>))</text:p>
      <text:p text:style-name="P10"><text:span text:style-name="T13">df</text:span>[<text:span text:style-name="T9">'tr1'</text:span>] <text:span text:style-name="T8">=</text:span> <text:span text:style-name="T13">df</text:span>[<text:span text:style-name="T9">'High'</text:span>] <text:span text:style-name="T11">-</text:span> <text:span text:style-name="T13">df</text:span>[<text:span text:style-name="T9">'Low'</text:span>]</text:p>
      <text:p text:style-name="P10"><text:span text:style-name="T13">df</text:span>[<text:span text:style-name="T9">'tr2'</text:span>] <text:span text:style-name="T8">=</text:span> <text:span text:style-name="T6">np</text:span>.<text:span text:style-name="T13">abs</text:span>(<text:span text:style-name="T13">df</text:span>[<text:span text:style-name="T9">'High'</text:span>] <text:span text:style-name="T11">-</text:span> <text:span text:style-name="T13">df</text:span>[<text:span text:style-name="T9">'Close'</text:span>].<text:span text:style-name="T11">shift</text:span>(<text:span text:style-name="T14">1</text:span>))</text:p>
      <text:p text:style-name="P10"><text:span text:style-name="T13">df</text:span>[<text:span text:style-name="T9">'tr3'</text:span>] <text:span text:style-name="T8">=</text:span> <text:span text:style-name="T6">np</text:span>.<text:span text:style-name="T13">abs</text:span>(<text:span text:style-name="T13">df</text:span>[<text:span text:style-name="T9">'Low'</text:span>] <text:span text:style-name="T11">-</text:span> <text:span text:style-name="T13">df</text:span>[<text:span text:style-name="T9">'Close'</text:span>].<text:span text:style-name="T11">shift</text:span>(<text:span text:style-name="T14">1</text:span>))</text:p>
      <text:p text:style-name="P10"><text:span text:style-name="T13">df</text:span>[<text:span text:style-name="T9">'true_range'</text:span>] <text:span text:style-name="T8">=</text:span> <text:span text:style-name="T13">df</text:span>[[<text:span text:style-name="T9">'tr1'</text:span>, <text:span text:style-name="T9">'tr2'</text:span>, <text:span text:style-name="T9">'tr3'</text:span>]].<text:span text:style-name="T11">max</text:span>(<text:span text:style-name="T13">axis</text:span><text:span text:style-name="T8">=</text:span><text:span text:style-name="T14">1</text:span>)</text:p>
      <text:p text:style-name="P10"><text:span text:style-name="T13">df</text:span>[<text:span text:style-name="T9">'atr'</text:span>] <text:span text:style-name="T8">=</text:span> <text:span text:style-name="T13">df</text:span>[<text:span text:style-name="T9">'true_range'</text:span>].<text:span text:style-name="T11">rolling</text:span>(<text:span text:style-name="T13">window</text:span><text:span text:style-name="T8">=</text:span><text:span text:style-name="T14">14</text:span>).<text:span text:style-name="T11">mean</text:span>()</text:p>
      <text:p text:style-name="P10"><text:span text:style-name="T13">df</text:span>.<text:span text:style-name="T11">dropna</text:span>(<text:span text:style-name="T13">inplace</text:span><text:span text:style-name="T8">=</text:span><text:span text:style-name="T12">True</text:span>)</text:p>
      <text:p text:style-name="P9"/>
      <text:p text:style-name="P8"># --- 4. Main Backtesting Loop ---</text:p>
      <text:p text:style-name="P10"><text:span text:style-name="T11">print</text:span>(<text:span text:style-name="T9">"</text:span><text:span text:style-name="T15">\n</text:span><text:span text:style-name="T9">--- Starting Backtest Simulation ---"</text:span>)</text:p>
      <text:p text:style-name="P9"/>
      <text:p text:style-name="P10"><text:span text:style-name="T13">in_position</text:span> <text:span text:style-name="T8">=</text:span> <text:span text:style-name="T12">False</text:span></text:p>
      <text:p text:style-name="P10"><text:span text:style-name="T13">entry_price</text:span> <text:span text:style-name="T8">=</text:span> <text:span text:style-name="T14">0</text:span></text:p>
      <text:p text:style-name="P10"><text:span text:style-name="T13">stop_loss_price</text:span> <text:span text:style-name="T8">=</text:span> <text:span text:style-name="T14">0</text:span></text:p>
      <text:p text:style-name="P10"><text:span text:style-name="T13">time_in_trade</text:span> <text:span text:style-name="T8">=</text:span> <text:span text:style-name="T14">0</text:span></text:p>
      <text:p text:style-name="P10"><text:span text:style-name="T13">trades</text:span> <text:span text:style-name="T8">=</text:span> []</text:p>
      <text:p text:style-name="P9"/>
      <text:p text:style-name="P10"><text:span text:style-name="T13">entry_feature_columns</text:span> <text:span text:style-name="T8">=</text:span> [<text:span text:style-name="T9">'fast_ma'</text:span>, <text:span text:style-name="T9">'slow_ma'</text:span>, <text:span text:style-name="T9">'atr'</text:span>]</text:p>
      <text:p text:style-name="P10"><text:span text:style-name="T13">exit_feature_columns</text:span> <text:span text:style-name="T8">=</text:span> [<text:span text:style-name="T9">'fast_ma'</text:span>, <text:span text:style-name="T9">'slow_ma'</text:span>, <text:span text:style-name="T9">'atr'</text:span>, <text:span text:style-name="T9">'time_in_trade'</text:span>, <text:span text:style-name="T9">'unrealized_pnl'</text:span>]</text:p>
      <text:p text:style-name="P9"/>
      <text:p text:style-name="P10"><text:span text:style-name="T5">for</text:span> <text:span text:style-name="T13">i</text:span> <text:span text:style-name="T5">in</text:span> <text:span text:style-name="T6">range</text:span>(<text:span text:style-name="T7">LOOKBACK_WINDOW</text:span>, <text:span text:style-name="T11">len</text:span>(<text:span text:style-name="T13">df</text:span>)):</text:p>
      <text:p text:style-name="P10"><text:span text:style-name="T13">current_time</text:span> <text:span text:style-name="T8">=</text:span> <text:span text:style-name="T13">df</text:span>.<text:span text:style-name="T13">index</text:span>[<text:span text:style-name="T13">i</text:span>]</text:p>
      <text:p text:style-name="P10"><text:span text:style-name="T13">current_price</text:span> <text:span text:style-name="T8">=</text:span> <text:span text:style-name="T13">df</text:span>[<text:span text:style-name="T9">'Close'</text:span>].<text:span text:style-name="T13">iloc</text:span>[<text:span text:style-name="T13">i</text:span>]</text:p>
      <text:p text:style-name="P8"># --- EXIT LOGIC ---</text:p>
      <text:p text:style-name="P10"><text:span text:style-name="T5">if</text:span> <text:span text:style-name="T13">in_position</text:span>:</text:p>
      <text:p text:style-name="P10"><text:span text:style-name="T13">time_in_trade</text:span> <text:span text:style-name="T8">+=</text:span> <text:span text:style-name="T14">1</text:span></text:p>
      <text:p text:style-name="P10"><text:span text:style-name="T5">if</text:span> <text:span text:style-name="T13">df</text:span>[<text:span text:style-name="T9">'Low'</text:span>].<text:span text:style-name="T13">iloc</text:span>[<text:span text:style-name="T13">i</text:span>] <text:span text:style-name="T8">&lt;=</text:span> <text:span text:style-name="T13">stop_loss_price</text:span>:</text:p>
      <text:p text:style-name="P10"><text:span text:style-name="T13">exit_price</text:span> <text:span text:style-name="T8">=</text:span> <text:span text:style-name="T13">stop_loss_price</text:span></text:p>
      <text:p text:style-name="P10"><text:soft-page-break/><text:span text:style-name="T13">trades</text:span>.<text:span text:style-name="T11">append</text:span>({<text:span text:style-name="T9">'EntryTime'</text:span>: <text:span text:style-name="T13">entry_time</text:span>, <text:span text:style-name="T9">'ExitTime'</text:span>: <text:span text:style-name="T13">current_time</text:span>, <text:span text:style-name="T9">'EntryPrice'</text:span>: <text:span text:style-name="T13">entry_price</text:span>, <text:span text:style-name="T9">'ExitPrice'</text:span>: <text:span text:style-name="T13">exit_price</text:span>, <text:span text:style-name="T9">'ExitReason'</text:span>: <text:span text:style-name="T9">'Stop-Loss'</text:span>})</text:p>
      <text:p text:style-name="P10"><text:span text:style-name="T13">in_position</text:span> <text:span text:style-name="T8">=</text:span> <text:span text:style-name="T12">False</text:span></text:p>
      <text:p text:style-name="P10"><text:span text:style-name="T11">print</text:span>(<text:span text:style-name="T12">f</text:span><text:span text:style-name="T9">" TRADE CLOSED: STOP-LOSS hit at </text:span><text:span text:style-name="T12">{</text:span><text:span text:style-name="T13">exit_price</text:span><text:span text:style-name="T12">:.2f}</text:span><text:span text:style-name="T9">"</text:span>)</text:p>
      <text:p text:style-name="P14">continue</text:p>
      <text:p text:style-name="P9"/>
      <text:p text:style-name="P10"><text:span text:style-name="T5">if</text:span> <text:span text:style-name="T13">df</text:span>[<text:span text:style-name="T9">'sell_signal'</text:span>].<text:span text:style-name="T13">iloc</text:span>[<text:span text:style-name="T13">i</text:span>]:</text:p>
      <text:p text:style-name="P10"><text:span text:style-name="T13">exit_price</text:span> <text:span text:style-name="T8">=</text:span> <text:span text:style-name="T13">current_price</text:span></text:p>
      <text:p text:style-name="P10"><text:span text:style-name="T13">trades</text:span>.<text:span text:style-name="T11">append</text:span>({<text:span text:style-name="T9">'EntryTime'</text:span>: <text:span text:style-name="T13">entry_time</text:span>, <text:span text:style-name="T9">'ExitTime'</text:span>: <text:span text:style-name="T13">current_time</text:span>, <text:span text:style-name="T9">'EntryPrice'</text:span>: <text:span text:style-name="T13">entry_price</text:span>, <text:span text:style-name="T9">'ExitPrice'</text:span>: <text:span text:style-name="T13">exit_price</text:span>, <text:span text:style-name="T9">'ExitReason'</text:span>: <text:span text:style-name="T9">'Sell Signal'</text:span>})</text:p>
      <text:p text:style-name="P10"><text:span text:style-name="T13">in_position</text:span> <text:span text:style-name="T8">=</text:span> <text:span text:style-name="T12">False</text:span></text:p>
      <text:p text:style-name="P10"><text:span text:style-name="T11">print</text:span>(<text:span text:style-name="T12">f</text:span><text:span text:style-name="T9">" TRADE CLOSED: Exited due to EMA Sell Signal at </text:span><text:span text:style-name="T12">{</text:span><text:span text:style-name="T13">exit_price</text:span><text:span text:style-name="T12">:.2f}</text:span><text:span text:style-name="T9">"</text:span>)</text:p>
      <text:p text:style-name="P14">continue</text:p>
      <text:p text:style-name="P10"><text:span text:style-name="T13">unrealized_pnl</text:span> <text:span text:style-name="T8">=</text:span> (<text:span text:style-name="T13">current_price</text:span> <text:span text:style-name="T8">-</text:span> <text:span text:style-name="T13">entry_price</text:span>) <text:span text:style-name="T8">/</text:span> <text:span text:style-name="T13">entry_price</text:span></text:p>
      <text:p text:style-name="P10"><text:span text:style-name="T5">if</text:span> <text:span text:style-name="T13">unrealized_pnl</text:span> <text:span text:style-name="T8">&gt;</text:span> <text:span text:style-name="T14">0</text:span>:</text:p>
      <text:p text:style-name="P10"><text:span text:style-name="T13">current_features_df</text:span> <text:span text:style-name="T8">=</text:span> <text:span text:style-name="T13">df</text:span>.<text:span text:style-name="T13">iloc</text:span>[<text:span text:style-name="T13">i</text:span><text:span text:style-name="T8">-</text:span><text:span text:style-name="T7">LOOKBACK_WINDOW</text:span>:<text:span text:style-name="T13">i</text:span>].<text:span text:style-name="T11">copy</text:span>()</text:p>
      <text:p text:style-name="P10"><text:span text:style-name="T13">current_features_df</text:span>[<text:span text:style-name="T9">'time_in_trade'</text:span>] <text:span text:style-name="T8">=</text:span> <text:span text:style-name="T6">range</text:span>(<text:span text:style-name="T13">time_in_trade</text:span> <text:span text:style-name="T8">-</text:span> <text:span text:style-name="T7">LOOKBACK_WINDOW</text:span> <text:span text:style-name="T8">+</text:span> <text:span text:style-name="T14">1</text:span>, <text:span text:style-name="T13">time_in_trade</text:span> <text:span text:style-name="T8">+</text:span> <text:span text:style-name="T14">1</text:span>)</text:p>
      <text:p text:style-name="P10"><text:span text:style-name="T13">pnl_series</text:span> <text:span text:style-name="T8">=</text:span> (<text:span text:style-name="T13">current_features_df</text:span>[<text:span text:style-name="T9">'Close'</text:span>] <text:span text:style-name="T11">-</text:span> <text:span text:style-name="T13">entry_price</text:span>) <text:span text:style-name="T8">/</text:span> <text:span text:style-name="T13">entry_price</text:span></text:p>
      <text:p text:style-name="P10"><text:span text:style-name="T13">current_features_df</text:span>[<text:span text:style-name="T9">'unrealized_pnl'</text:span>] <text:span text:style-name="T8">=</text:span> <text:span text:style-name="T13">pnl_series</text:span></text:p>
      <text:p text:style-name="P10"><text:span text:style-name="T13">exit_sequence</text:span> <text:span text:style-name="T8">=</text:span> <text:span text:style-name="T13">current_features_df</text:span>[<text:span text:style-name="T13">exit_feature_columns</text:span>].<text:span text:style-name="T13">values</text:span></text:p>
      <text:p text:style-name="P10"><text:span text:style-name="T13">scaled_exit_sequence</text:span> <text:span text:style-name="T8">=</text:span> <text:span text:style-name="T13">exit_scaler</text:span>.<text:span text:style-name="T11">transform</text:span>(<text:span text:style-name="T13">exit_sequence</text:span>).<text:span text:style-name="T11">reshape</text:span>(<text:span text:style-name="T14">1</text:span>, <text:span text:style-name="T7">LOOKBACK_WINDOW</text:span>, <text:span text:style-name="T11">len</text:span>(<text:span text:style-name="T13">exit_feature_columns</text:span>))</text:p>
      <text:p text:style-name="P10"><text:span text:style-name="T13">exit_prediction</text:span> <text:span text:style-name="T8">=</text:span> <text:span text:style-name="T13">exit_model</text:span>.predict(<text:span text:style-name="T13">scaled_exit_sequence</text:span>, <text:span text:style-name="T13">verbose</text:span><text:span text:style-name="T8">=</text:span><text:span text:style-name="T14">0</text:span>)[<text:span text:style-name="T14">0</text:span>][<text:span text:style-name="T14">0</text:span>]</text:p>
      <text:p text:style-name="P8"># Diagnostic print statement (optional to remove, but good to keep for verification)</text:p>
      <text:p text:style-name="P8"># print(f" [In Profitable Trade] Time: {current_time}, PnL: {unrealized_pnl:+.2%}, Exit AI Confidence: {exit_prediction:.2%}")</text:p>
      <text:p text:style-name="P9"/>
      <text:p text:style-name="P10"><text:span text:style-name="T5">if</text:span> <text:span text:style-name="T13">exit_prediction</text:span> <text:span text:style-name="T8">&gt;</text:span> <text:span text:style-name="T7">EXIT_CONFIDENCE_THRESHOLD</text:span>:</text:p>
      <text:p text:style-name="P10"><text:span text:style-name="T13">exit_price</text:span> <text:span text:style-name="T8">=</text:span> <text:span text:style-name="T13">current_price</text:span></text:p>
      <text:p text:style-name="P10"><text:span text:style-name="T13">trades</text:span>.<text:span text:style-name="T11">append</text:span>({<text:span text:style-name="T9">'EntryTime'</text:span>: <text:span text:style-name="T13">entry_time</text:span>, <text:span text:style-name="T9">'ExitTime'</text:span>: <text:span text:style-name="T13">current_time</text:span>, <text:span text:style-name="T9">'EntryPrice'</text:span>: <text:span text:style-name="T13">entry_price</text:span>, <text:span text:style-name="T9">'ExitPrice'</text:span>: <text:span text:style-name="T13">exit_price</text:span>, <text:span text:style-name="T9">'ExitReason'</text:span>: <text:span text:style-name="T9">'AI Exit'</text:span>})</text:p>
      <text:p text:style-name="P10"><text:span text:style-name="T13">in_position</text:span> <text:span text:style-name="T8">=</text:span> <text:span text:style-name="T12">False</text:span></text:p>
      <text:p text:style-name="P10"><text:span text:style-name="T11">print</text:span>(<text:span text:style-name="T12">f</text:span><text:span text:style-name="T9">" TRADE CLOSED: Exited by AI Optimizer at </text:span><text:span text:style-name="T12">{</text:span><text:span text:style-name="T13">exit_price</text:span><text:span text:style-name="T12">:.2f}</text:span><text:span text:style-name="T9"> (Confidence: </text:span><text:span text:style-name="T12">{</text:span><text:span text:style-name="T13">exit_prediction</text:span><text:span text:style-name="T12">:.2%}</text:span><text:span text:style-name="T9">)"</text:span>)</text:p>
      <text:p text:style-name="P14">continue</text:p>
      <text:p text:style-name="P9"/>
      <text:p text:style-name="P8"># --- ENTRY LOGIC ---</text:p>
      <text:p text:style-name="P10"><text:span text:style-name="T5">if</text:span> <text:span text:style-name="T12">not</text:span> <text:span text:style-name="T13">in_position</text:span> <text:span text:style-name="T12">and</text:span> <text:span text:style-name="T13">df</text:span>[<text:span text:style-name="T9">'buy_signal'</text:span>].<text:span text:style-name="T13">iloc</text:span>[<text:span text:style-name="T13">i</text:span>]:</text:p>
      <text:p text:style-name="P10"><text:span text:style-name="T13">sequence</text:span> <text:span text:style-name="T8">=</text:span> <text:span text:style-name="T13">df</text:span>.<text:span text:style-name="T13">iloc</text:span>[<text:span text:style-name="T13">i</text:span><text:span text:style-name="T8">-</text:span><text:span text:style-name="T7">LOOKBACK_WINDOW</text:span>:<text:span text:style-name="T13">i</text:span>][<text:span text:style-name="T13">entry_feature_columns</text:span>].<text:span text:style-name="T13">values</text:span></text:p>
      <text:p text:style-name="P10"><text:span text:style-name="T13">scaled_sequence</text:span> <text:span text:style-name="T8">=</text:span> <text:span text:style-name="T13">entry_scaler</text:span>.<text:span text:style-name="T11">transform</text:span>(<text:span text:style-name="T13">sequence</text:span>).<text:span text:style-name="T11">reshape</text:span>(<text:span text:style-name="T14">1</text:span>, <text:span text:style-name="T7">LOOKBACK_WINDOW</text:span>, <text:span text:style-name="T11">len</text:span>(<text:span text:style-name="T13">entry_feature_columns</text:span>))</text:p>
      <text:p text:style-name="P10"><text:span text:style-name="T13">entry_prediction</text:span> <text:span text:style-name="T8">=</text:span> <text:span text:style-name="T13">entry_model</text:span>.predict(<text:span text:style-name="T13">scaled_sequence</text:span>, <text:span text:style-name="T13">verbose</text:span><text:span text:style-name="T8">=</text:span><text:span text:style-name="T14">0</text:span>)[<text:span text:style-name="T14">0</text:span>][<text:span text:style-name="T14">0</text:span>]</text:p>
      <text:p text:style-name="P10"><text:span text:style-name="T11">print</text:span>(<text:span text:style-name="T12">f</text:span><text:span text:style-name="T9">"[</text:span><text:span text:style-name="T12">{</text:span><text:span text:style-name="T13">current_time</text:span><text:span text:style-name="T12">}</text:span><text:span text:style-name="T9">] Buy Signal Detected. AI Confidence: </text:span><text:span text:style-name="T12">{</text:span><text:span text:style-name="T13">entry_prediction</text:span><text:span text:style-name="T12">:.2%}</text:span><text:span text:style-name="T9">"</text:span>)</text:p>
      <text:p text:style-name="P10"><text:span text:style-name="T5">if</text:span> <text:span text:style-name="T13">entry_prediction</text:span> <text:span text:style-name="T8">&gt;</text:span> <text:span text:style-name="T7">ENTRY_CONFIDENCE_THRESHOLD</text:span>:</text:p>
      <text:p text:style-name="P10"><text:span text:style-name="T13">in_position</text:span> <text:span text:style-name="T8">=</text:span> <text:span text:style-name="T12">True</text:span></text:p>
      <text:p text:style-name="P10"><text:soft-page-break/><text:span text:style-name="T13">entry_price</text:span> <text:span text:style-name="T8">=</text:span> <text:span text:style-name="T13">current_price</text:span></text:p>
      <text:p text:style-name="P10"><text:span text:style-name="T13">entry_time</text:span> <text:span text:style-name="T8">=</text:span> <text:span text:style-name="T13">current_time</text:span></text:p>
      <text:p text:style-name="P10"><text:span text:style-name="T13">entry_atr</text:span> <text:span text:style-name="T8">=</text:span> <text:span text:style-name="T13">df</text:span>[<text:span text:style-name="T9">'atr'</text:span>].<text:span text:style-name="T13">iloc</text:span>[<text:span text:style-name="T13">i</text:span>]</text:p>
      <text:p text:style-name="P10"><text:span text:style-name="T13">stop_loss_price</text:span> <text:span text:style-name="T8">=</text:span> <text:span text:style-name="T13">entry_price</text:span> <text:span text:style-name="T8">-</text:span> (<text:span text:style-name="T7">STOP_LOSS_ATR_MULT</text:span> <text:span text:style-name="T8">*</text:span> <text:span text:style-name="T13">entry_atr</text:span>)</text:p>
      <text:p text:style-name="P10"><text:span text:style-name="T13">time_in_trade</text:span> <text:span text:style-name="T8">=</text:span> <text:span text:style-name="T14">0</text:span></text:p>
      <text:p text:style-name="P10"><text:span text:style-name="T11">print</text:span>(<text:span text:style-name="T12">f</text:span><text:span text:style-name="T9">" ---&gt; APPROVED: Entering trade at </text:span><text:span text:style-name="T12">{</text:span><text:span text:style-name="T13">entry_price</text:span><text:span text:style-name="T12">:.2f}</text:span><text:span text:style-name="T9">. Stop-Loss at </text:span><text:span text:style-name="T12">{</text:span><text:span text:style-name="T13">stop_loss_price</text:span><text:span text:style-name="T12">:.2f}</text:span><text:span text:style-name="T9">"</text:span>)</text:p>
      <text:p text:style-name="P9"/>
      <text:p text:style-name="P8"># --- 5. Performance Analysis and Reporting ---</text:p>
      <text:p text:style-name="P10"><text:span text:style-name="T11">print</text:span>(<text:span text:style-name="T9">"</text:span><text:span text:style-name="T15">\n</text:span><text:span text:style-name="T9">--- Backtest Complete. Analyzing Performance... ---"</text:span>)</text:p>
      <text:p text:style-name="P9"/>
      <text:p text:style-name="P10"><text:span text:style-name="T5">if</text:span> <text:span text:style-name="T12">not</text:span> <text:span text:style-name="T13">trades</text:span>:</text:p>
      <text:p text:style-name="P10"><text:span text:style-name="T11">print</text:span>(<text:span text:style-name="T9">"No trades were executed in this backtest."</text:span>)</text:p>
      <text:p text:style-name="P10"><text:span text:style-name="T5">else</text:span>:</text:p>
      <text:p text:style-name="P10"><text:span text:style-name="T13">trades_df</text:span> <text:span text:style-name="T8">=</text:span> <text:span text:style-name="T6">pd</text:span>.<text:span text:style-name="T6">DataFrame</text:span>(<text:span text:style-name="T13">trades</text:span>)</text:p>
      <text:p text:style-name="P10"><text:span text:style-name="T13">trades_df</text:span>[<text:span text:style-name="T9">'PnL'</text:span>] <text:span text:style-name="T8">=</text:span> (<text:span text:style-name="T13">trades_df</text:span>[<text:span text:style-name="T9">'ExitPrice'</text:span>] <text:span text:style-name="T11">-</text:span> <text:span text:style-name="T13">trades_df</text:span>[<text:span text:style-name="T9">'EntryPrice'</text:span>]) <text:span text:style-name="T11">*</text:span> (<text:span text:style-name="T7">TRADE_SIZE_USD</text:span> <text:span text:style-name="T8">/</text:span> <text:span text:style-name="T13">trades_df</text:span>[<text:span text:style-name="T9">'EntryPrice'</text:span>])</text:p>
      <text:p text:style-name="P10"><text:span text:style-name="T13">net_profit</text:span> <text:span text:style-name="T8">=</text:span> <text:span text:style-name="T13">trades_df</text:span>[<text:span text:style-name="T9">'PnL'</text:span>].<text:span text:style-name="T11">sum</text:span>()</text:p>
      <text:p text:style-name="P10"><text:span text:style-name="T13">total_trades</text:span> <text:span text:style-name="T8">=</text:span> <text:span text:style-name="T11">len</text:span>(<text:span text:style-name="T13">trades_df</text:span>)</text:p>
      <text:p text:style-name="P10"><text:span text:style-name="T13">winning_trades</text:span> <text:span text:style-name="T8">=</text:span> <text:span text:style-name="T13">trades_df</text:span>[<text:span text:style-name="T13">trades_df</text:span>[<text:span text:style-name="T9">'PnL'</text:span>] <text:span text:style-name="T11">&gt;</text:span> <text:span text:style-name="T14">0</text:span>]</text:p>
      <text:p text:style-name="P10"><text:span text:style-name="T13">losing_trades</text:span> <text:span text:style-name="T8">=</text:span> <text:span text:style-name="T13">trades_df</text:span>[<text:span text:style-name="T13">trades_df</text:span>[<text:span text:style-name="T9">'PnL'</text:span>] <text:span text:style-name="T11">&lt;=</text:span> <text:span text:style-name="T14">0</text:span>]</text:p>
      <text:p text:style-name="P10"><text:span text:style-name="T13">win_rate</text:span> <text:span text:style-name="T8">=</text:span> (<text:span text:style-name="T11">len</text:span>(<text:span text:style-name="T13">winning_trades</text:span>) <text:span text:style-name="T8">/</text:span> <text:span text:style-name="T13">total_trades</text:span>) <text:span text:style-name="T8">*</text:span> <text:span text:style-name="T14">100</text:span> <text:span text:style-name="T5">if</text:span> <text:span text:style-name="T13">total_trades</text:span> <text:span text:style-name="T8">&gt;</text:span> <text:span text:style-name="T14">0</text:span> <text:span text:style-name="T5">else</text:span> <text:span text:style-name="T14">0</text:span></text:p>
      <text:p text:style-name="P10"><text:span text:style-name="T13">average_win</text:span> <text:span text:style-name="T8">=</text:span> <text:span text:style-name="T13">winning_trades</text:span>[<text:span text:style-name="T9">'PnL'</text:span>].<text:span text:style-name="T11">mean</text:span>() <text:span text:style-name="T5">if</text:span> <text:span text:style-name="T11">len</text:span>(<text:span text:style-name="T13">winning_trades</text:span>) <text:span text:style-name="T8">&gt;</text:span> <text:span text:style-name="T14">0</text:span> <text:span text:style-name="T5">else</text:span> <text:span text:style-name="T14">0</text:span></text:p>
      <text:p text:style-name="P10"><text:span text:style-name="T13">average_loss</text:span> <text:span text:style-name="T8">=</text:span> <text:span text:style-name="T13">losing_trades</text:span>[<text:span text:style-name="T9">'PnL'</text:span>].<text:span text:style-name="T11">mean</text:span>() <text:span text:style-name="T5">if</text:span> <text:span text:style-name="T11">len</text:span>(<text:span text:style-name="T13">losing_trades</text:span>) <text:span text:style-name="T8">&gt;</text:span> <text:span text:style-name="T14">0</text:span> <text:span text:style-name="T5">else</text:span> <text:span text:style-name="T14">0</text:span></text:p>
      <text:p text:style-name="P10"><text:span text:style-name="T13">gross_profit</text:span> <text:span text:style-name="T8">=</text:span> <text:span text:style-name="T13">winning_trades</text:span>[<text:span text:style-name="T9">'PnL'</text:span>].<text:span text:style-name="T11">sum</text:span>()</text:p>
      <text:p text:style-name="P10"><text:span text:style-name="T13">gross_loss</text:span> <text:span text:style-name="T8">=</text:span> <text:span text:style-name="T11">abs</text:span>(<text:span text:style-name="T13">losing_trades</text:span>[<text:span text:style-name="T9">'PnL'</text:span>].<text:span text:style-name="T11">sum</text:span>())</text:p>
      <text:p text:style-name="P10"><text:span text:style-name="T13">profit_factor</text:span> <text:span text:style-name="T8">=</text:span> <text:span text:style-name="T13">gross_profit</text:span> <text:span text:style-name="T8">/</text:span> <text:span text:style-name="T13">gross_loss</text:span> <text:span text:style-name="T5">if</text:span> <text:span text:style-name="T13">gross_loss</text:span> <text:span text:style-name="T8">&gt;</text:span> <text:span text:style-name="T14">0</text:span> <text:span text:style-name="T5">else</text:span> <text:span text:style-name="T6">float</text:span>(<text:span text:style-name="T9">'inf'</text:span>)</text:p>
      <text:p text:style-name="P10"><text:span text:style-name="T11">print</text:span>(<text:span text:style-name="T9">"</text:span><text:span text:style-name="T15">\n</text:span><text:span text:style-name="T9">"</text:span> <text:span text:style-name="T8">+</text:span> <text:span text:style-name="T9">"="</text:span><text:span text:style-name="T8">*</text:span><text:span text:style-name="T14">50</text:span>)</text:p>
      <text:p text:style-name="P10"><text:span text:style-name="T11">print</text:span>(<text:span text:style-name="T9">" DUAL AI BACKTESTING PERFORMANCE REPORT"</text:span>)</text:p>
      <text:p text:style-name="P10"><text:span text:style-name="T11">print</text:span>(<text:span text:style-name="T9">"="</text:span><text:span text:style-name="T8">*</text:span><text:span text:style-name="T14">50</text:span>)</text:p>
      <text:p text:style-name="P10"><text:span text:style-name="T11">print</text:span>(<text:span text:style-name="T12">f</text:span><text:span text:style-name="T9">" Data File: </text:span><text:span text:style-name="T12">{</text:span><text:span text:style-name="T7">OUT_OF_SAMPLE_DATA_FILE</text:span>.<text:span text:style-name="T11">split</text:span>(<text:span text:style-name="T9">'/'</text:span>)[<text:span text:style-name="T8">-</text:span><text:span text:style-name="T14">1</text:span>]<text:span text:style-name="T12">}</text:span><text:span text:style-name="T9">"</text:span>)</text:p>
      <text:p text:style-name="P10"><text:span text:style-name="T11">print</text:span>(<text:span text:style-name="T12">f</text:span><text:span text:style-name="T9">" Period Tested: </text:span><text:span text:style-name="T12">{</text:span><text:span text:style-name="T13">df</text:span>.<text:span text:style-name="T13">index</text:span>[<text:span text:style-name="T14">0</text:span>].date()<text:span text:style-name="T12">}</text:span><text:span text:style-name="T9"> to </text:span><text:span text:style-name="T12">{</text:span><text:span text:style-name="T13">df</text:span>.<text:span text:style-name="T13">index</text:span>[<text:span text:style-name="T8">-</text:span><text:span text:style-name="T14">1</text:span>].date()<text:span text:style-name="T12">}</text:span><text:span text:style-name="T9">"</text:span>)</text:p>
      <text:p text:style-name="P10"><text:span text:style-name="T11">print</text:span>(<text:span text:style-name="T9">"-"</text:span><text:span text:style-name="T8">*</text:span><text:span text:style-name="T14">50</text:span>)</text:p>
      <text:p text:style-name="P10"><text:span text:style-name="T11">print</text:span>(<text:span text:style-name="T12">f</text:span><text:span text:style-name="T9">" Net Profit: $</text:span><text:span text:style-name="T12">{</text:span><text:span text:style-name="T13">net_profit</text:span><text:span text:style-name="T12">:,.2f}</text:span><text:span text:style-name="T9">"</text:span>)</text:p>
      <text:p text:style-name="P10"><text:span text:style-name="T11">print</text:span>(<text:span text:style-name="T12">f</text:span><text:span text:style-name="T9">" Total Trades: </text:span><text:span text:style-name="T12">{</text:span><text:span text:style-name="T13">total_trades</text:span><text:span text:style-name="T12">}</text:span><text:span text:style-name="T9">"</text:span>)</text:p>
      <text:p text:style-name="P10"><text:span text:style-name="T11">print</text:span>(<text:span text:style-name="T9">"-"</text:span><text:span text:style-name="T8">*</text:span><text:span text:style-name="T14">50</text:span>)</text:p>
      <text:p text:style-name="P10"><text:span text:style-name="T11">print</text:span>(<text:span text:style-name="T12">f</text:span><text:span text:style-name="T9">" Win Rate: </text:span><text:span text:style-name="T12">{</text:span><text:span text:style-name="T13">win_rate</text:span><text:span text:style-name="T12">:.2f}</text:span><text:span text:style-name="T9">%"</text:span>)</text:p>
      <text:p text:style-name="P10"><text:span text:style-name="T11">print</text:span>(<text:span text:style-name="T12">f</text:span><text:span text:style-name="T9">" Profit Factor: </text:span><text:span text:style-name="T12">{</text:span><text:span text:style-name="T13">profit_factor</text:span><text:span text:style-name="T12">:.2f}</text:span><text:span text:style-name="T9">"</text:span>)</text:p>
      <text:p text:style-name="P10"><text:span text:style-name="T11">print</text:span>(<text:span text:style-name="T9">"-"</text:span><text:span text:style-name="T8">*</text:span><text:span text:style-name="T14">50</text:span>)</text:p>
      <text:p text:style-name="P10"><text:span text:style-name="T11">print</text:span>(<text:span text:style-name="T12">f</text:span><text:span text:style-name="T9">" Average Winning Trade: $</text:span><text:span text:style-name="T12">{</text:span><text:span text:style-name="T13">average_win</text:span><text:span text:style-name="T12">:,.2f}</text:span><text:span text:style-name="T9">"</text:span>)</text:p>
      <text:p text:style-name="P10"><text:span text:style-name="T11">print</text:span>(<text:span text:style-name="T12">f</text:span><text:span text:style-name="T9">" Average Losing Trade: $</text:span><text:span text:style-name="T12">{</text:span><text:span text:style-name="T13">average_loss</text:span><text:span text:style-name="T12">:,.2f}</text:span><text:span text:style-name="T9">"</text:span>)</text:p>
      <text:p text:style-name="P10"><text:span text:style-name="T11">print</text:span>(<text:span text:style-name="T9">"="</text:span><text:span text:style-name="T8">*</text:span><text:span text:style-name="T14">50</text:span>)</text:p>
      <text:p text:style-name="P10"><text:span text:style-name="T11">print</text:span>(<text:span text:style-name="T9">" EXIT REASON ANALYSIS:"</text:span>)</text:p>
      <text:p text:style-name="P10"><text:span text:style-name="T11">print</text:span>(<text:span text:style-name="T13">trades_df</text:span>[<text:span text:style-name="T9">'ExitReason'</text:span>].<text:span text:style-name="T11">value_counts</text:span>())</text:p>
      <text:p text:style-name="P10"><text:span text:style-name="T11">print</text:span>(<text:span text:style-name="T9">"="</text:span><text:span text:style-name="T8">*</text:span><text:span text:style-name="T14">50</text:span>)</text:p>
      <text:p text:style-name="P32"/>
      <text:p text:style-name="P19"><text:soft-page-break/></text:p>
      <text:p text:style-name="P19"/>
      <text:p text:style-name="P21"/>
      <text:p text:style-name="P33"><text:span text:style-name="Strong_20_Emphasis"><text:span text:style-name="T27"/></text:span></text:p>
      <text:p text:style-name="P33"><text:span text:style-name="Strong_20_Emphasis"><text:span text:style-name="T27"/></text:span></text:p>
      <text:p text:style-name="P34">Pure" Mechanical EMA</text:p>
      <text:p text:style-name="P35"><text:span text:style-name="Strong_20_Emphasis"><text:span text:style-name="T28">Crossover strategy (no stop-loss)</text:span></text:span></text:p>
      <text:p text:style-name="P33"><text:span text:style-name="Strong_20_Emphasis"><text:span text:style-name="T27"/></text:span></text:p>
      <text:p text:style-name="P8"># ==============================================================================</text:p>
      <text:p text:style-name="P8"># Standalone Backtest: Pure Mechanical EMA Crossover Strategy</text:p>
      <text:p text:style-name="P8"># ==============================================================================</text:p>
      <text:p text:style-name="P8"># This script performs a dedicated backtest of the "Pure" Mechanical EMA</text:p>
      <text:p text:style-name="P8"># Crossover strategy (no stop-loss) on a specific, user-defined date range.</text:p>
      <text:p text:style-name="P8">#</text:p>
      <text:p text:style-name="P8"># - Loads the single, master raw data file.</text:p>
      <text:p text:style-name="P8"># - Calculates indicators on the full dataset to ensure accuracy.</text:p>
      <text:p text:style-name="P8"># - Isolates the specific backtest period.</text:p>
      <text:p text:style-name="P8"># - Runs the simulation with commissions and a risk-free rate.</text:p>
      <text:p text:style-name="P8"># - Generates a standalone HTML report and equity curve plot.</text:p>
      <text:p text:style-name="P8"># ==============================================================================</text:p>
      <text:p text:style-name="P9"/>
      <text:p text:style-name="P10"><text:span text:style-name="T5">import</text:span> <text:span text:style-name="T6">pandas</text:span> <text:span text:style-name="T5">as</text:span> <text:span text:style-name="T6">pd</text:span></text:p>
      <text:p text:style-name="P10"><text:span text:style-name="T5">import</text:span> <text:span text:style-name="T6">numpy</text:span> <text:span text:style-name="T5">as</text:span> <text:span text:style-name="T6">np</text:span></text:p>
      <text:p text:style-name="P10"><text:span text:style-name="T5">import</text:span> <text:span text:style-name="T6">quantstats</text:span> <text:span text:style-name="T5">as</text:span> <text:span text:style-name="T6">qs</text:span></text:p>
      <text:p text:style-name="P10"><text:span text:style-name="T5">import</text:span> <text:span text:style-name="T6">matplotlib</text:span>.<text:span text:style-name="T6">pyplot</text:span> <text:span text:style-name="T5">as</text:span> <text:span text:style-name="T6">plt</text:span></text:p>
      <text:p text:style-name="P10"><text:span text:style-name="T5">import</text:span> <text:span text:style-name="T6">sys</text:span></text:p>
      <text:p text:style-name="P9"/>
      <text:p text:style-name="P8"># --- 1. Configuration and Parameters ---</text:p>
      <text:p text:style-name="P10"><text:span text:style-name="T7">INITIAL_CAPITAL</text:span> <text:span text:style-name="T8">=</text:span> <text:span text:style-name="T14">100000</text:span></text:p>
      <text:p text:style-name="P10"><text:span text:style-name="T7">COMMISSION_RATE</text:span> <text:span text:style-name="T8">=</text:span> <text:span text:style-name="T14">0.0001</text:span> <text:span text:style-name="T10"># 0.01%</text:span></text:p>
      <text:p text:style-name="P10"><text:span text:style-name="T7">RISK_FREE_RATE</text:span> <text:span text:style-name="T8">=</text:span> <text:span text:style-name="T14">0.02</text:span> <text:span text:style-name="T10"># 2.0%</text:span></text:p>
      <text:p text:style-name="P9"/>
      <text:p text:style-name="P8"># --- File Paths and Date Configuration ---</text:p>
      <text:p text:style-name="P10"><text:span text:style-name="T7">RAW_DATA_FILE</text:span> <text:span text:style-name="T8">=</text:span> <text:span text:style-name="T9">'/home/tripled/backtest_data/IBKR_QQQ_10Y_1H.csv'</text:span></text:p>
      <text:p text:style-name="P10"><text:span text:style-name="T7">BACKTEST_START_DATE</text:span> <text:span text:style-name="T8">=</text:span> <text:span text:style-name="T9">'2024-05-20 10:00:00'</text:span></text:p>
      <text:p text:style-name="P10"><text:span text:style-name="T7">BACKTEST_END_DATE</text:span> <text:span text:style-name="T8">=</text:span> <text:span text:style-name="T9">'2025-11-03 15:00:00'</text:span></text:p>
      <text:p text:style-name="P9"/>
      <text:p text:style-name="P8"># --- 2. Load and Prepare Data ---</text:p>
      <text:p text:style-name="P10"><text:span text:style-name="T11">print</text:span>(<text:span text:style-name="T12">f</text:span><text:span text:style-name="T9">"--- Loading and preparing data from: </text:span><text:span text:style-name="T12">{</text:span><text:span text:style-name="T7">RAW_DATA_FILE</text:span><text:span text:style-name="T12">}</text:span><text:span text:style-name="T9"> ---"</text:span>)</text:p>
      <text:p text:style-name="P10"><text:span text:style-name="T5">try</text:span>:</text:p>
      <text:p text:style-name="P8"><text:soft-page-break/># Load the entire raw dataset</text:p>
      <text:p text:style-name="P10"><text:span text:style-name="T13">df</text:span> <text:span text:style-name="T8">=</text:span> <text:span text:style-name="T6">pd</text:span>.<text:span text:style-name="T11">read_csv</text:span>(<text:span text:style-name="T7">RAW_DATA_FILE</text:span>, <text:span text:style-name="T13">index_col</text:span><text:span text:style-name="T8">=</text:span><text:span text:style-name="T9">'Datetime'</text:span>, <text:span text:style-name="T13">parse_dates</text:span><text:span text:style-name="T8">=</text:span><text:span text:style-name="T12">True</text:span>)</text:p>
      <text:p text:style-name="P10"><text:span text:style-name="T13">df</text:span>.<text:span text:style-name="T11">dropna</text:span>(<text:span text:style-name="T13">inplace</text:span><text:span text:style-name="T8">=</text:span><text:span text:style-name="T12">True</text:span>)</text:p>
      <text:p text:style-name="P10"><text:span text:style-name="T11">print</text:span>(<text:span text:style-name="T12">f</text:span><text:span text:style-name="T9">"Successfully loaded </text:span><text:span text:style-name="T12">{</text:span><text:span text:style-name="T11">len</text:span>(<text:span text:style-name="T13">df</text:span>)<text:span text:style-name="T12">}</text:span><text:span text:style-name="T9"> rows of raw data."</text:span>)</text:p>
      <text:p text:style-name="P9"/>
      <text:p text:style-name="P8"># --- Calculate ALL indicators on the full dataset BEFORE splitting ---</text:p>
      <text:p text:style-name="P8"># This ensures the moving averages at the start of the test period are accurate.</text:p>
      <text:p text:style-name="P10"><text:span text:style-name="T11">print</text:span>(<text:span text:style-name="T9">"Calculating indicators on the full dataset..."</text:span>)</text:p>
      <text:p text:style-name="P10"><text:span text:style-name="T13">fast_ma_period</text:span>, <text:span text:style-name="T13">slow_ma_period</text:span> <text:span text:style-name="T8">=</text:span> <text:span text:style-name="T14">20</text:span>, <text:span text:style-name="T14">50</text:span></text:p>
      <text:p text:style-name="P10"><text:span text:style-name="T13">df</text:span>[<text:span text:style-name="T9">'fast_ma'</text:span>] <text:span text:style-name="T8">=</text:span> <text:span text:style-name="T13">df</text:span>[<text:span text:style-name="T9">'Close'</text:span>].<text:span text:style-name="T11">rolling</text:span>(<text:span text:style-name="T13">window</text:span><text:span text:style-name="T8">=</text:span><text:span text:style-name="T13">fast_ma_period</text:span>).<text:span text:style-name="T11">mean</text:span>()</text:p>
      <text:p text:style-name="P10"><text:span text:style-name="T13">df</text:span>[<text:span text:style-name="T9">'slow_ma'</text:span>] <text:span text:style-name="T8">=</text:span> <text:span text:style-name="T13">df</text:span>[<text:span text:style-name="T9">'Close'</text:span>].<text:span text:style-name="T11">rolling</text:span>(<text:span text:style-name="T13">window</text:span><text:span text:style-name="T8">=</text:span><text:span text:style-name="T13">slow_ma_period</text:span>).<text:span text:style-name="T11">mean</text:span>()</text:p>
      <text:p text:style-name="P10"><text:span text:style-name="T13">df</text:span>[<text:span text:style-name="T9">'buy_signal'</text:span>] <text:span text:style-name="T8">=</text:span> (<text:span text:style-name="T13">df</text:span>[<text:span text:style-name="T9">'fast_ma'</text:span>] <text:span text:style-name="T11">&gt;</text:span> <text:span text:style-name="T13">df</text:span>[<text:span text:style-name="T9">'slow_ma'</text:span>]) <text:span text:style-name="T11">&amp;</text:span> (<text:span text:style-name="T13">df</text:span>[<text:span text:style-name="T9">'fast_ma'</text:span>].<text:span text:style-name="T11">shift</text:span>(<text:span text:style-name="T14">1</text:span>) <text:span text:style-name="T11">&lt;=</text:span> <text:span text:style-name="T13">df</text:span>[<text:span text:style-name="T9">'slow_ma'</text:span>].<text:span text:style-name="T11">shift</text:span>(<text:span text:style-name="T14">1</text:span>))</text:p>
      <text:p text:style-name="P10"><text:span text:style-name="T13">df</text:span>[<text:span text:style-name="T9">'sell_signal'</text:span>] <text:span text:style-name="T8">=</text:span> (<text:span text:style-name="T13">df</text:span>[<text:span text:style-name="T9">'fast_ma'</text:span>] <text:span text:style-name="T11">&lt;</text:span> <text:span text:style-name="T13">df</text:span>[<text:span text:style-name="T9">'slow_ma'</text:span>]) <text:span text:style-name="T11">&amp;</text:span> (<text:span text:style-name="T13">df</text:span>[<text:span text:style-name="T9">'fast_ma'</text:span>].<text:span text:style-name="T11">shift</text:span>(<text:span text:style-name="T14">1</text:span>) <text:span text:style-name="T11">&gt;=</text:span> <text:span text:style-name="T13">df</text:span>[<text:span text:style-name="T9">'slow_ma'</text:span>].<text:span text:style-name="T11">shift</text:span>(<text:span text:style-name="T14">1</text:span>))</text:p>
      <text:p text:style-name="P8"># Drop any NaNs created during indicator calculation</text:p>
      <text:p text:style-name="P10"><text:span text:style-name="T13">df</text:span>.<text:span text:style-name="T11">dropna</text:span>(<text:span text:style-name="T13">inplace</text:span><text:span text:style-name="T8">=</text:span><text:span text:style-name="T12">True</text:span>)</text:p>
      <text:p text:style-name="P9"/>
      <text:p text:style-name="P8"># --- Isolate the specific backtest period ---</text:p>
      <text:p text:style-name="P10"><text:span text:style-name="T13">test_df</text:span> <text:span text:style-name="T8">=</text:span> <text:span text:style-name="T13">df</text:span>.<text:span text:style-name="T13">loc</text:span>[<text:span text:style-name="T7">BACKTEST_START_DATE</text:span>:<text:span text:style-name="T7">BACKTEST_END_DATE</text:span>].<text:span text:style-name="T11">copy</text:span>()</text:p>
      <text:p text:style-name="P10"><text:span text:style-name="T5">except</text:span> <text:span text:style-name="T6">Exception</text:span> <text:span text:style-name="T5">as</text:span> <text:span text:style-name="T13">e</text:span>:</text:p>
      <text:p text:style-name="P10"><text:span text:style-name="T11">print</text:span>(<text:span text:style-name="T12">f</text:span><text:span text:style-name="T9">"FATAL ERROR: Could not load or process the data file. </text:span><text:span text:style-name="T12">{</text:span><text:span text:style-name="T13">e</text:span><text:span text:style-name="T12">}</text:span><text:span text:style-name="T9">"</text:span>)</text:p>
      <text:p text:style-name="P10"><text:span text:style-name="T6">sys</text:span>.<text:span text:style-name="T11">exit</text:span>(<text:span text:style-name="T14">1</text:span>)</text:p>
      <text:p text:style-name="P9"/>
      <text:p text:style-name="P10"><text:span text:style-name="T11">print</text:span>(<text:span text:style-name="T12">f</text:span><text:span text:style-name="T9">"</text:span><text:span text:style-name="T15">\n</text:span><text:span text:style-name="T9">Final test data prepared for backtest: </text:span><text:span text:style-name="T12">{</text:span><text:span text:style-name="T13">test_df</text:span>.<text:span text:style-name="T13">index</text:span>.<text:span text:style-name="T11">min</text:span>()<text:span text:style-name="T12">}</text:span><text:span text:style-name="T9"> to </text:span><text:span text:style-name="T12">{</text:span><text:span text:style-name="T13">test_df</text:span>.<text:span text:style-name="T13">index</text:span>.<text:span text:style-name="T11">max</text:span>()<text:span text:style-name="T12">}</text:span><text:span text:style-name="T9">"</text:span>)</text:p>
      <text:p text:style-name="P10"><text:span text:style-name="T11">print</text:span>(<text:span text:style-name="T12">f</text:span><text:span text:style-name="T9">"Number of rows in test set: </text:span><text:span text:style-name="T12">{</text:span><text:span text:style-name="T11">len</text:span>(<text:span text:style-name="T13">test_df</text:span>)<text:span text:style-name="T12">}</text:span><text:span text:style-name="T9">"</text:span>)</text:p>
      <text:p text:style-name="P9"/>
      <text:p text:style-name="P8"># Verify the number of rows matches your expectation</text:p>
      <text:p text:style-name="P10"><text:span text:style-name="T5">if</text:span> <text:span text:style-name="T11">len</text:span>(<text:span text:style-name="T13">test_df</text:span>) <text:span text:style-name="T8">!=</text:span> <text:span text:style-name="T14">2549</text:span>:</text:p>
      <text:p text:style-name="P10"><text:span text:style-name="T11">print</text:span>(<text:span text:style-name="T12">f</text:span><text:span text:style-name="T9">"WARNING: The number of rows (</text:span><text:span text:style-name="T12">{</text:span><text:span text:style-name="T11">len</text:span>(<text:span text:style-name="T13">test_df</text:span>)<text:span text:style-name="T12">}</text:span><text:span text:style-name="T9">) does not match the expected 2549. Please check your data file and date range."</text:span>)</text:p>
      <text:p text:style-name="P9"/>
      <text:p text:style-name="P8"># ==============================================================================</text:p>
      <text:p text:style-name="P8"># --- Backtest: Pure Mechanical Benchmark (NO STOP-LOSS) ---</text:p>
      <text:p text:style-name="P8"># ==============================================================================</text:p>
      <text:p text:style-name="P10"><text:span text:style-name="T11">print</text:span>(<text:span text:style-name="T9">"</text:span><text:span text:style-name="T15">\n</text:span><text:span text:style-name="T9">--- Running Backtest: Pure Mechanical Benchmark (No Stop-Loss) ---"</text:span>)</text:p>
      <text:p text:style-name="P10"><text:span text:style-name="T13">position</text:span> <text:span text:style-name="T8">=</text:span> <text:span text:style-name="T14">0</text:span></text:p>
      <text:p text:style-name="P10"><text:span text:style-name="T13">equity</text:span> <text:span text:style-name="T8">=</text:span> [<text:span text:style-name="T7">INITIAL_CAPITAL</text:span>]</text:p>
      <text:p text:style-name="P9"/>
      <text:p text:style-name="P10"><text:span text:style-name="T5">for</text:span> <text:span text:style-name="T13">i</text:span> <text:span text:style-name="T5">in</text:span> <text:span text:style-name="T6">range</text:span>(<text:span text:style-name="T14">1</text:span>, <text:span text:style-name="T11">len</text:span>(<text:span text:style-name="T13">test_df</text:span>)):</text:p>
      <text:p text:style-name="P10"><text:span text:style-name="T13">current_price</text:span> <text:span text:style-name="T8">=</text:span> <text:span text:style-name="T13">test_df</text:span>[<text:span text:style-name="T9">'Close'</text:span>].<text:span text:style-name="T13">iloc</text:span>[<text:span text:style-name="T13">i</text:span>]</text:p>
      <text:p text:style-name="P10"><text:span text:style-name="T13">previous_price</text:span> <text:span text:style-name="T8">=</text:span> <text:span text:style-name="T13">test_df</text:span>[<text:span text:style-name="T9">'Close'</text:span>].<text:span text:style-name="T13">iloc</text:span>[<text:span text:style-name="T13">i</text:span><text:span text:style-name="T8">-</text:span><text:span text:style-name="T14">1</text:span>]</text:p>
      <text:p text:style-name="P10"><text:span text:style-name="T13">current_capital</text:span> <text:span text:style-name="T8">=</text:span> <text:span text:style-name="T13">equity</text:span>[<text:span text:style-name="T8">-</text:span><text:span text:style-name="T14">1</text:span>]</text:p>
      <text:p text:style-name="P8"># If in a position, compound capital based on price change</text:p>
      <text:p text:style-name="P10"><text:span text:style-name="T5">if</text:span> <text:span text:style-name="T13">position</text:span> <text:span text:style-name="T8">==</text:span> <text:span text:style-name="T14">1</text:span>:</text:p>
      <text:p text:style-name="P10"><text:span text:style-name="T13">current_capital</text:span> <text:span text:style-name="T8">*=</text:span> (<text:span text:style-name="T13">current_price</text:span> <text:span text:style-name="T8">/</text:span> <text:span text:style-name="T13">previous_price</text:span>)</text:p>
      <text:p text:style-name="P8"># Exit Condition: Only a sell signal can close the trade</text:p>
      <text:p text:style-name="P10"><text:soft-page-break/><text:span text:style-name="T5">if</text:span> <text:span text:style-name="T13">position</text:span> <text:span text:style-name="T8">==</text:span> <text:span text:style-name="T14">1</text:span> <text:span text:style-name="T12">and</text:span> <text:span text:style-name="T13">test_df</text:span>[<text:span text:style-name="T9">'sell_signal'</text:span>].<text:span text:style-name="T13">iloc</text:span>[<text:span text:style-name="T13">i</text:span>]:</text:p>
      <text:p text:style-name="P10"><text:span text:style-name="T13">current_capital</text:span> <text:span text:style-name="T8">*=</text:span> (<text:span text:style-name="T14">1</text:span> <text:span text:style-name="T8">-</text:span> <text:span text:style-name="T7">COMMISSION_RATE</text:span>) <text:span text:style-name="T10"># Apply exit commission</text:span></text:p>
      <text:p text:style-name="P10"><text:span text:style-name="T13">position</text:span> <text:span text:style-name="T8">=</text:span> <text:span text:style-name="T14">0</text:span></text:p>
      <text:p text:style-name="P8"># Entry Condition</text:p>
      <text:p text:style-name="P10"><text:span text:style-name="T5">if</text:span> <text:span text:style-name="T13">position</text:span> <text:span text:style-name="T8">==</text:span> <text:span text:style-name="T14">0</text:span> <text:span text:style-name="T12">and</text:span> <text:span text:style-name="T13">test_df</text:span>[<text:span text:style-name="T9">'buy_signal'</text:span>].<text:span text:style-name="T13">iloc</text:span>[<text:span text:style-name="T13">i</text:span>]:</text:p>
      <text:p text:style-name="P10"><text:span text:style-name="T13">position</text:span> <text:span text:style-name="T8">=</text:span> <text:span text:style-name="T14">1</text:span></text:p>
      <text:p text:style-name="P10"><text:span text:style-name="T13">current_capital</text:span> <text:span text:style-name="T8">*=</text:span> (<text:span text:style-name="T14">1</text:span> <text:span text:style-name="T8">-</text:span> <text:span text:style-name="T7">COMMISSION_RATE</text:span>) <text:span text:style-name="T10"># Apply entry commission</text:span></text:p>
      <text:p text:style-name="P9"/>
      <text:p text:style-name="P10"><text:span text:style-name="T13">equity</text:span>.<text:span text:style-name="T11">append</text:span>(<text:span text:style-name="T13">current_capital</text:span>)</text:p>
      <text:p text:style-name="P9"/>
      <text:p text:style-name="P10"><text:span text:style-name="T13">returns</text:span> <text:span text:style-name="T8">=</text:span> <text:span text:style-name="T6">pd</text:span>.<text:span text:style-name="T6">Series</text:span>(<text:span text:style-name="T13">equity</text:span>, <text:span text:style-name="T13">index</text:span><text:span text:style-name="T8">=</text:span><text:span text:style-name="T13">test_df</text:span>.<text:span text:style-name="T13">index</text:span>, <text:span text:style-name="T13">name</text:span><text:span text:style-name="T8">=</text:span><text:span text:style-name="T9">"Pure Mechanical"</text:span>).<text:span text:style-name="T11">pct_change</text:span>().<text:span text:style-name="T11">fillna</text:span>(<text:span text:style-name="T14">0</text:span>)</text:p>
      <text:p text:style-name="P10"><text:span text:style-name="T11">print</text:span>(<text:span text:style-name="T9">"Backtest complete."</text:span>)</text:p>
      <text:p text:style-name="P9"/>
      <text:p text:style-name="P8"># ==============================================================================</text:p>
      <text:p text:style-name="P8"># --- Performance Analysis and Visualization ---</text:p>
      <text:p text:style-name="P8"># ==============================================================================</text:p>
      <text:p text:style-name="P10"><text:span text:style-name="T11">print</text:span>(<text:span text:style-name="T9">"</text:span><text:span text:style-name="T15">\n</text:span><text:span text:style-name="T9">--- Performance Analysis ---"</text:span>)</text:p>
      <text:p text:style-name="P9"/>
      <text:p text:style-name="P10"><text:span text:style-name="T5">if</text:span> (<text:span text:style-name="T13">returns</text:span>.<text:span text:style-name="T11">abs</text:span>().<text:span text:style-name="T11">sum</text:span>()) <text:span text:style-name="T8">&gt;</text:span> <text:span text:style-name="T14">0</text:span>:</text:p>
      <text:p text:style-name="P10"><text:span text:style-name="T11">print</text:span>(<text:span text:style-name="T9">"Strategy was active. Generating final HTML report..."</text:span>)</text:p>
      <text:p text:style-name="P10"><text:span text:style-name="T6">qs</text:span>.<text:span text:style-name="T6">reports</text:span>.<text:span text:style-name="T11">html</text:span>(</text:p>
      <text:p text:style-name="P10"><text:span text:style-name="T13">returns</text:span>,</text:p>
      <text:p text:style-name="P10"><text:span text:style-name="T13">output</text:span><text:span text:style-name="T8">=</text:span><text:span text:style-name="T9">'pure_mechanical_report.html'</text:span>,</text:p>
      <text:p text:style-name="P10"><text:span text:style-name="T13">title</text:span><text:span text:style-name="T8">=</text:span><text:span text:style-name="T9">'Pure Mechanical Strategy (No Stop-Loss)'</text:span>,</text:p>
      <text:p text:style-name="P10"><text:span text:style-name="T13">rf</text:span><text:span text:style-name="T8">=</text:span><text:span text:style-name="T7">RISK_FREE_RATE</text:span></text:p>
      <text:p text:style-name="P10">)</text:p>
      <text:p text:style-name="P10"><text:span text:style-name="T11">print</text:span>(<text:span text:style-name="T9">"</text:span><text:span text:style-name="T15">\n</text:span><text:span text:style-name="T9">Saved 'pure_mechanical_report.html'"</text:span>)</text:p>
      <text:p text:style-name="P9"/>
      <text:p text:style-name="P8"># --- Display metrics in console for quick review ---</text:p>
      <text:p text:style-name="P10"><text:span text:style-name="T11">print</text:span>(<text:span text:style-name="T9">"</text:span><text:span text:style-name="T15">\n</text:span><text:span text:style-name="T9">--- PURE MECHANICAL STRATEGY (CONSOLE) ---"</text:span>)</text:p>
      <text:p text:style-name="P10"><text:span text:style-name="T6">qs</text:span>.<text:span text:style-name="T6">reports</text:span>.<text:span text:style-name="T11">metrics</text:span>(<text:span text:style-name="T13">returns</text:span>, <text:span text:style-name="T13">mode</text:span><text:span text:style-name="T8">=</text:span><text:span text:style-name="T9">'full'</text:span>, <text:span text:style-name="T13">rf</text:span><text:span text:style-name="T8">=</text:span><text:span text:style-name="T7">RISK_FREE_RATE</text:span>)</text:p>
      <text:p text:style-name="P9"/>
      <text:p text:style-name="P8"># --- Plotting Equity Curve ---</text:p>
      <text:p text:style-name="P10"><text:span text:style-name="T6">plt</text:span>.<text:span text:style-name="T6">style</text:span>.<text:span text:style-name="T11">use</text:span>(<text:span text:style-name="T9">'dark_background'</text:span>)</text:p>
      <text:p text:style-name="P10"><text:span text:style-name="T13">fig</text:span>, <text:span text:style-name="T13">ax</text:span> <text:span text:style-name="T8">=</text:span> <text:span text:style-name="T6">plt</text:span>.<text:span text:style-name="T11">subplots</text:span>(<text:span text:style-name="T13">figsize</text:span><text:span text:style-name="T8">=</text:span>(<text:span text:style-name="T14">14</text:span>, <text:span text:style-name="T14">7</text:span>))</text:p>
      <text:p text:style-name="P10">(<text:span text:style-name="T14">1</text:span> <text:span text:style-name="T8">+</text:span> <text:span text:style-name="T13">returns</text:span>).<text:span text:style-name="T11">cumprod</text:span>().<text:span text:style-name="T13">plot</text:span>(<text:span text:style-name="T13">ax</text:span><text:span text:style-name="T8">=</text:span><text:span text:style-name="T13">ax</text:span>, <text:span text:style-name="T13">label</text:span><text:span text:style-name="T8">=</text:span><text:span text:style-name="T9">'Pure Mechanical Strategy'</text:span>, <text:span text:style-name="T13">color</text:span><text:span text:style-name="T8">=</text:span><text:span text:style-name="T9">'red'</text:span>, <text:span text:style-name="T13">linestyle</text:span><text:span text:style-name="T8">=</text:span><text:span text:style-name="T9">'--'</text:span>)</text:p>
      <text:p text:style-name="P10"><text:span text:style-name="T13">ax</text:span>.<text:span text:style-name="T11">set_title</text:span>(<text:span text:style-name="T9">'Pure Mechanical Strategy: Equity Curve'</text:span>, <text:span text:style-name="T13">fontsize</text:span><text:span text:style-name="T8">=</text:span><text:span text:style-name="T14">16</text:span>)</text:p>
      <text:p text:style-name="P10"><text:span text:style-name="T13">ax</text:span>.<text:span text:style-name="T11">set_ylabel</text:span>(<text:span text:style-name="T9">'Cumulative Growth of $1'</text:span>)</text:p>
      <text:p text:style-name="P10"><text:span text:style-name="T13">ax</text:span>.<text:span text:style-name="T11">legend</text:span>()</text:p>
      <text:p text:style-name="P10"><text:span text:style-name="T13">ax</text:span>.<text:span text:style-name="T11">grid</text:span>(<text:span text:style-name="T12">True</text:span>, <text:span text:style-name="T13">alpha</text:span><text:span text:style-name="T8">=</text:span><text:span text:style-name="T14">0.3</text:span>)</text:p>
      <text:p text:style-name="P10"><text:span text:style-name="T11">print</text:span>(<text:span text:style-name="T9">"</text:span><text:span text:style-name="T15">\n</text:span><text:span text:style-name="T9">Displaying equity curve plot..."</text:span>)</text:p>
      <text:p text:style-name="P10"><text:span text:style-name="T6">plt</text:span>.<text:span text:style-name="T11">show</text:span>()</text:p>
      <text:p text:style-name="P10"><text:span text:style-name="T5">else</text:span>:</text:p>
      <text:p text:style-name="P10"><text:span text:style-name="T11">print</text:span>(<text:span text:style-name="T9">"</text:span><text:span text:style-name="T15">\n</text:span><text:span text:style-name="T9">"</text:span> <text:span text:style-name="T8">+</text:span> <text:span text:style-name="T9">"="</text:span><text:span text:style-name="T8">*</text:span><text:span text:style-name="T14">50</text:span>)</text:p>
      <text:p text:style-name="P10"><text:span text:style-name="T11">print</text:span>(<text:span text:style-name="T9">"CRITICAL FINDING: The strategy made no trades during this period."</text:span>)</text:p>
      <text:p text:style-name="P36"><text:soft-page-break/><text:span text:style-name="Strong_20_Emphasis"><text:span text:style-name="T29">print</text:span></text:span><text:span text:style-name="Strong_20_Emphasis"><text:span text:style-name="T30">(</text:span></text:span><text:span text:style-name="Strong_20_Emphasis"><text:span text:style-name="T31">"="</text:span></text:span><text:span text:style-name="Strong_20_Emphasis"><text:span text:style-name="T32">*</text:span></text:span><text:span text:style-name="Strong_20_Emphasis"><text:span text:style-name="T33">50</text:span></text:span><text:span text:style-name="Strong_20_Emphasis"><text:span text:style-name="T30"> </text:span></text:span><text:span text:style-name="Strong_20_Emphasis"><text:span text:style-name="T32">+</text:span></text:span><text:span text:style-name="Strong_20_Emphasis"><text:span text:style-name="T30"> </text:span></text:span><text:span text:style-name="Strong_20_Emphasis"><text:span text:style-name="T31">"</text:span></text:span><text:span text:style-name="Strong_20_Emphasis"><text:span text:style-name="T34">\n</text:span></text:span><text:span text:style-name="Strong_20_Emphasis"><text:span text:style-name="T31">"</text:span></text:span><text:span text:style-name="Strong_20_Emphasis"><text:span text:style-name="T30">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42"/><text:page-number text:select-page="current">44</text:page-number><text:bookmark-end text:name="PageNumWizard_FOOTER_Default Page Style4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5T19:03:00.612064775</meta:creation-date>
    <dc:date>2025-11-15T19:04:32.296018828</dc:date>
    <meta:editing-duration>PT1M32S</meta:editing-duration>
    <meta:editing-cycles>1</meta:editing-cycles>
    <meta:document-statistic meta:table-count="0" meta:image-count="0" meta:object-count="0" meta:page-count="44" meta:paragraph-count="1442" meta:word-count="7284" meta:character-count="71893" meta:non-whitespace-character-count="65873"/>
    <meta:generator>LibreOffice/25.2.3.2$Linux_X86_64 LibreOffice_project/520$Build-2</meta:generator>
  </office:meta>
</office:document-meta>
</file>